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9/styles.xml" manifest:media-type="text/xml"/>
  <manifest:file-entry manifest:full-path="Object 39/meta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settings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styles.xml" manifest:media-type="text/xml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ater" table:style-name="ta1">
        <table:shapes>
          <draw:frame draw:z-index="0" draw:style-name="gr1" draw:text-style-name="P1" svg:width="696.25pt" svg:height="494.93pt" svg:x="346.2pt" svg:y="554.68pt">
            <loext:p draw:notify-on-update-of-ranges="water.A3:water.A32 water.B2:water.B2 water.B3:water.B32 water.C2:water.C2 water.C3:water.C32 water.D2:water.D2 water.D3:water.D32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water.F3:water.F12 water.G2:water.G2 water.G3:water.G12 water.H2:water.H2 water.H3:water.H12 water.I2:water.I2 water.I3:water.I12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water.A3:water.A32 water.B2:water.B2 water.B3:water.B32 water.C2:water.C2 water.C3:water.C32 water.D2:water.D2 water.D3:water.D32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1" office:value-type="float" office:value="1617030" calcext:value-type="float">
            <text:p>1.62E+06</text:p>
          </table:table-cell>
          <table:table-cell office:value-type="float" office:value="5330" calcext:value-type="float">
            <text:p>5330</text:p>
          </table:table-cell>
          <table:table-cell office:value-type="float" office:value="5325" calcext:value-type="float">
            <text:p>53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72381" calcext:value-type="float">
            <text:p>0.0772381</text:p>
          </table:table-cell>
          <table:table-cell office:value-type="float" office:value="0.104273" calcext:value-type="float">
            <text:p>0.10427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19.2579" calcext:value-type="float">
            <text:p>19.2579</text:p>
          </table:table-cell>
          <table:table-cell table:formula="of:=[.C3]+[.C4]" office:value-type="float" office:value="13.5642381" calcext:value-type="float">
            <text:p>13.5642381</text:p>
          </table:table-cell>
          <table:table-cell table:formula="of:=[.D3]+[.D4]" office:value-type="float" office:value="0.606564" calcext:value-type="float">
            <text:p>0.6065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2579" calcext:value-type="float">
            <text:p>19.2579</text:p>
          </table:table-cell>
          <table:table-cell office:value-type="float" office:value="13.487" calcext:value-type="float">
            <text:p>13.487</text:p>
          </table:table-cell>
          <table:table-cell office:value-type="float" office:value="0.502291" calcext:value-type="float">
            <text:p>0.50229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6.6726" calcext:value-type="float">
            <text:p>6.6726</text:p>
          </table:table-cell>
          <table:table-cell table:formula="of:=[.C5]+[.C6]" office:value-type="float" office:value="3.57186" calcext:value-type="float">
            <text:p>3.57186</text:p>
          </table:table-cell>
          <table:table-cell table:formula="of:=[.D5]+[.D6]" office:value-type="float" office:value="1.065899" calcext:value-type="float">
            <text:p>1.0658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2977" calcext:value-type="float">
            <text:p>3.82977</text:p>
          </table:table-cell>
          <table:table-cell office:value-type="float" office:value="1.79542" calcext:value-type="float">
            <text:p>1.79542</text:p>
          </table:table-cell>
          <table:table-cell office:value-type="float" office:value="0.536345" calcext:value-type="float">
            <text:p>0.5363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3.84768" calcext:value-type="float">
            <text:p>3.84768</text:p>
          </table:table-cell>
          <table:table-cell table:formula="of:=[.C7]+[.C8]" office:value-type="float" office:value="2.84448" calcext:value-type="float">
            <text:p>2.84448</text:p>
          </table:table-cell>
          <table:table-cell table:formula="of:=[.D7]+[.D8]" office:value-type="float" office:value="1.144242" calcext:value-type="float">
            <text:p>1.1442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4283" calcext:value-type="float">
            <text:p>2.84283</text:p>
          </table:table-cell>
          <table:table-cell office:value-type="float" office:value="1.77644" calcext:value-type="float">
            <text:p>1.77644</text:p>
          </table:table-cell>
          <table:table-cell office:value-type="float" office:value="0.529554" calcext:value-type="float">
            <text:p>0.52955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2.44621" calcext:value-type="float">
            <text:p>2.44621</text:p>
          </table:table-cell>
          <table:table-cell table:formula="of:=[.C9]+[.C10]" office:value-type="float" office:value="2.52416" calcext:value-type="float">
            <text:p>2.52416</text:p>
          </table:table-cell>
          <table:table-cell table:formula="of:=[.D9]+[.D10]" office:value-type="float" office:value="1.302682" calcext:value-type="float">
            <text:p>1.3026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14142" calcext:value-type="float">
            <text:p>2.14142</text:p>
          </table:table-cell>
          <table:table-cell office:value-type="float" office:value="1.51181" calcext:value-type="float">
            <text:p>1.51181</text:p>
          </table:table-cell>
          <table:table-cell office:value-type="float" office:value="0.536118" calcext:value-type="float">
            <text:p>0.53611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1.861998" calcext:value-type="float">
            <text:p>1.861998</text:p>
          </table:table-cell>
          <table:table-cell table:formula="of:=[.C11]+[.C12]" office:value-type="float" office:value="2.38362" calcext:value-type="float">
            <text:p>2.38362</text:p>
          </table:table-cell>
          <table:table-cell table:formula="of:=[.D11]+[.D12]" office:value-type="float" office:value="2.301769" calcext:value-type="float">
            <text:p>2.3017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0626" calcext:value-type="float">
            <text:p>1.70626</text:p>
          </table:table-cell>
          <table:table-cell office:value-type="float" office:value="1.33267" calcext:value-type="float">
            <text:p>1.33267</text:p>
          </table:table-cell>
          <table:table-cell office:value-type="float" office:value="0.608124" calcext:value-type="float">
            <text:p>0.60812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1.376541" calcext:value-type="float">
            <text:p>1.376541</text:p>
          </table:table-cell>
          <table:table-cell table:formula="of:=[.C13]+[.C14]" office:value-type="float" office:value="2.21761" calcext:value-type="float">
            <text:p>2.21761</text:p>
          </table:table-cell>
          <table:table-cell table:formula="of:=[.D13]+[.D14]" office:value-type="float" office:value="2.70651" calcext:value-type="float">
            <text:p>2.706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32936" calcext:value-type="float">
            <text:p>1.32936</text:p>
          </table:table-cell>
          <table:table-cell office:value-type="float" office:value="1.29105" calcext:value-type="float">
            <text:p>1.29105</text:p>
          </table:table-cell>
          <table:table-cell office:value-type="float" office:value="0.585963" calcext:value-type="float">
            <text:p>0.58596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1.095404" calcext:value-type="float">
            <text:p>1.095404</text:p>
          </table:table-cell>
          <table:table-cell table:formula="of:=[.C15]+[.C16]" office:value-type="float" office:value="2.07454" calcext:value-type="float">
            <text:p>2.07454</text:p>
          </table:table-cell>
          <table:table-cell table:formula="of:=[.D15]+[.D16]" office:value-type="float" office:value="2.89027" calcext:value-type="float">
            <text:p>2.890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1685" calcext:value-type="float">
            <text:p>1.11685</text:p>
          </table:table-cell>
          <table:table-cell office:value-type="float" office:value="1.23311" calcext:value-type="float">
            <text:p>1.23311</text:p>
          </table:table-cell>
          <table:table-cell office:value-type="float" office:value="0.716719" calcext:value-type="float">
            <text:p>0.71671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923966" calcext:value-type="float">
            <text:p>0.923966</text:p>
          </table:table-cell>
          <table:table-cell table:formula="of:=[.C17]+[.C18]" office:value-type="float" office:value="1.9575" calcext:value-type="float">
            <text:p>1.9575</text:p>
          </table:table-cell>
          <table:table-cell table:formula="of:=[.D17]+[.D18]" office:value-type="float" office:value="2.97163" calcext:value-type="float">
            <text:p>2.971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0757" calcext:value-type="float">
            <text:p>1.00757</text:p>
          </table:table-cell>
          <table:table-cell office:value-type="float" office:value="1.21436" calcext:value-type="float">
            <text:p>1.21436</text:p>
          </table:table-cell>
          <table:table-cell office:value-type="float" office:value="0.943689" calcext:value-type="float">
            <text:p>0.94368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786548" calcext:value-type="float">
            <text:p>0.786548</text:p>
          </table:table-cell>
          <table:table-cell table:formula="of:=[.C19]+[.C20]" office:value-type="float" office:value="1.830157" calcext:value-type="float">
            <text:p>1.830157</text:p>
          </table:table-cell>
          <table:table-cell table:formula="of:=[.D19]+[.D20]" office:value-type="float" office:value="2.75208" calcext:value-type="float">
            <text:p>2.752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54428" calcext:value-type="float">
            <text:p>0.854428</text:p>
          </table:table-cell>
          <table:table-cell office:value-type="float" office:value="1.16926" calcext:value-type="float">
            <text:p>1.16926</text:p>
          </table:table-cell>
          <table:table-cell office:value-type="float" office:value="1.35808" calcext:value-type="float">
            <text:p>1.3580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642211" calcext:value-type="float">
            <text:p>0.642211</text:p>
          </table:table-cell>
          <table:table-cell table:formula="of:=[.C21]+[.C22]" office:value-type="float" office:value="1.703592" calcext:value-type="float">
            <text:p>1.703592</text:p>
          </table:table-cell>
          <table:table-cell table:formula="of:=[.D21]+[.D22]" office:value-type="float" office:value="2.46999" calcext:value-type="float">
            <text:p>2.469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3823" calcext:value-type="float">
            <text:p>0.73823</text:p>
          </table:table-cell>
          <table:table-cell office:value-type="float" office:value="1.1315" calcext:value-type="float">
            <text:p>1.1315</text:p>
          </table:table-cell>
          <table:table-cell office:value-type="float" office:value="1.29254" calcext:value-type="float">
            <text:p>1.2925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38311" calcext:value-type="float">
            <text:p>0.638311</text:p>
          </table:table-cell>
          <table:table-cell office:value-type="float" office:value="1.08611" calcext:value-type="float">
            <text:p>1.08611</text:p>
          </table:table-cell>
          <table:table-cell office:value-type="float" office:value="1.41397" calcext:value-type="float">
            <text:p>1.4139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72251" calcext:value-type="float">
            <text:p>0.572251</text:p>
          </table:table-cell>
          <table:table-cell office:value-type="float" office:value="1.04949" calcext:value-type="float">
            <text:p>1.04949</text:p>
          </table:table-cell>
          <table:table-cell office:value-type="float" office:value="1.49206" calcext:value-type="float">
            <text:p>1.4920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23153" calcext:value-type="float">
            <text:p>0.523153</text:p>
          </table:table-cell>
          <table:table-cell office:value-type="float" office:value="1.02505" calcext:value-type="float">
            <text:p>1.02505</text:p>
          </table:table-cell>
          <table:table-cell office:value-type="float" office:value="1.39821" calcext:value-type="float">
            <text:p>1.3982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81788" calcext:value-type="float">
            <text:p>0.481788</text:p>
          </table:table-cell>
          <table:table-cell office:value-type="float" office:value="0.984144" calcext:value-type="float">
            <text:p>0.984144</text:p>
          </table:table-cell>
          <table:table-cell office:value-type="float" office:value="1.47116" calcext:value-type="float">
            <text:p>1.4711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42178" calcext:value-type="float">
            <text:p>0.442178</text:p>
          </table:table-cell>
          <table:table-cell office:value-type="float" office:value="0.973356" calcext:value-type="float">
            <text:p>0.973356</text:p>
          </table:table-cell>
          <table:table-cell office:value-type="float" office:value="1.50047" calcext:value-type="float">
            <text:p>1.5004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1446" calcext:value-type="float">
            <text:p>0.41446</text:p>
          </table:table-cell>
          <table:table-cell office:value-type="float" office:value="0.929847" calcext:value-type="float">
            <text:p>0.929847</text:p>
          </table:table-cell>
          <table:table-cell office:value-type="float" office:value="1.38353" calcext:value-type="float">
            <text:p>1.3835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2088" calcext:value-type="float">
            <text:p>0.372088</text:p>
          </table:table-cell>
          <table:table-cell office:value-type="float" office:value="0.90031" calcext:value-type="float">
            <text:p>0.90031</text:p>
          </table:table-cell>
          <table:table-cell office:value-type="float" office:value="1.36855" calcext:value-type="float">
            <text:p>1.3685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2836" calcext:value-type="float">
            <text:p>0.332836</text:p>
          </table:table-cell>
          <table:table-cell office:value-type="float" office:value="0.868303" calcext:value-type="float">
            <text:p>0.868303</text:p>
          </table:table-cell>
          <table:table-cell office:value-type="float" office:value="1.34177" calcext:value-type="float">
            <text:p>1.3417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835289" calcext:value-type="float">
            <text:p>0.835289</text:p>
          </table:table-cell>
          <table:table-cell office:value-type="float" office:value="1.12822" calcext:value-type="float">
            <text:p>1.1282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91048" calcext:value-type="float">
            <text:p>0.291048</text:p>
          </table:table-cell>
          <table:table-cell office:value-type="float" office:value="0.802958" calcext:value-type="float">
            <text:p>0.802958</text:p>
          </table:table-cell>
          <table:table-cell office:value-type="float" office:value="1.11487" calcext:value-type="float">
            <text:p>1.1148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74964" calcext:value-type="float">
            <text:p>0.274964</text:p>
          </table:table-cell>
          <table:table-cell office:value-type="float" office:value="0.773551" calcext:value-type="float">
            <text:p>0.773551</text:p>
          </table:table-cell>
          <table:table-cell office:value-type="float" office:value="0.983722" calcext:value-type="float">
            <text:p>0.98372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5524" calcext:value-type="float">
            <text:p>0.25524</text:p>
          </table:table-cell>
          <table:table-cell office:value-type="float" office:value="0.747783" calcext:value-type="float">
            <text:p>0.747783</text:p>
          </table:table-cell>
          <table:table-cell office:value-type="float" office:value="0.860375" calcext:value-type="float">
            <text:p>0.86037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41463" calcext:value-type="float">
            <text:p>0.241463</text:p>
          </table:table-cell>
          <table:table-cell office:value-type="float" office:value="0.715192" calcext:value-type="float">
            <text:p>0.715192</text:p>
          </table:table-cell>
          <table:table-cell office:value-type="float" office:value="0.775696" calcext:value-type="float">
            <text:p>0.775696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26418" calcext:value-type="float">
            <text:p>0.226418</text:p>
          </table:table-cell>
          <table:table-cell office:value-type="float" office:value="0.689294" calcext:value-type="float">
            <text:p>0.689294</text:p>
          </table:table-cell>
          <table:table-cell office:value-type="float" office:value="0.66005" calcext:value-type="float">
            <text:p>0.66005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23753" calcext:value-type="float">
            <text:p>0.223753</text:p>
          </table:table-cell>
          <table:table-cell office:value-type="float" office:value="0.665216" calcext:value-type="float">
            <text:p>0.665216</text:p>
          </table:table-cell>
          <table:table-cell office:value-type="float" office:value="0.645362" calcext:value-type="float">
            <text:p>0.645362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1485" calcext:value-type="float">
            <text:p>0.21485</text:p>
          </table:table-cell>
          <table:table-cell office:value-type="float" office:value="0.629375" calcext:value-type="float">
            <text:p>0.629375</text:p>
          </table:table-cell>
          <table:table-cell office:value-type="float" office:value="0.531569" calcext:value-type="float">
            <text:p>0.53156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12153" calcext:value-type="float">
            <text:p>0.212153</text:p>
          </table:table-cell>
          <table:table-cell office:value-type="float" office:value="0.613681" calcext:value-type="float">
            <text:p>0.613681</text:p>
          </table:table-cell>
          <table:table-cell office:value-type="float" office:value="0.514574" calcext:value-type="float">
            <text:p>0.514574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96718" calcext:value-type="float">
            <text:p>0.196718</text:p>
          </table:table-cell>
          <table:table-cell office:value-type="float" office:value="0.57979" calcext:value-type="float">
            <text:p>0.57979</text:p>
          </table:table-cell>
          <table:table-cell office:value-type="float" office:value="0.529294" calcext:value-type="float">
            <text:p>0.52929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89375" calcext:value-type="float">
            <text:p>0.189375</text:p>
          </table:table-cell>
          <table:table-cell office:value-type="float" office:value="0.55061" calcext:value-type="float">
            <text:p>0.55061</text:p>
          </table:table-cell>
          <table:table-cell office:value-type="float" office:value="0.520651" calcext:value-type="float">
            <text:p>0.52065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80731" calcext:value-type="float">
            <text:p>0.180731</text:p>
          </table:table-cell>
          <table:table-cell office:value-type="float" office:value="0.523413" calcext:value-type="float">
            <text:p>0.523413</text:p>
          </table:table-cell>
          <table:table-cell office:value-type="float" office:value="0.514639" calcext:value-type="float">
            <text:p>0.51463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71763" calcext:value-type="float">
            <text:p>0.171763</text:p>
          </table:table-cell>
          <table:table-cell office:value-type="float" office:value="0.526532" calcext:value-type="float">
            <text:p>0.526532</text:p>
          </table:table-cell>
          <table:table-cell office:value-type="float" office:value="0.548888" calcext:value-type="float">
            <text:p>0.548888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9293" calcext:value-type="float">
            <text:p>0.169293</text:p>
          </table:table-cell>
          <table:table-cell office:value-type="float" office:value="0.470187" calcext:value-type="float">
            <text:p>0.470187</text:p>
          </table:table-cell>
          <table:table-cell office:value-type="float" office:value="0.530789" calcext:value-type="float">
            <text:p>0.530789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56523" calcext:value-type="float">
            <text:p>0.156523</text:p>
          </table:table-cell>
          <table:table-cell office:value-type="float" office:value="0.463169" calcext:value-type="float">
            <text:p>0.463169</text:p>
          </table:table-cell>
          <table:table-cell office:value-type="float" office:value="0.503234" calcext:value-type="float">
            <text:p>0.503234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50122" calcext:value-type="float">
            <text:p>0.150122</text:p>
          </table:table-cell>
          <table:table-cell office:value-type="float" office:value="0.44507" calcext:value-type="float">
            <text:p>0.44507</text:p>
          </table:table-cell>
          <table:table-cell office:value-type="float" office:value="0.52559" calcext:value-type="float">
            <text:p>0.5255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42096" calcext:value-type="float">
            <text:p>0.142096</text:p>
          </table:table-cell>
          <table:table-cell office:value-type="float" office:value="0.408611" calcext:value-type="float">
            <text:p>0.408611</text:p>
          </table:table-cell>
          <table:table-cell office:value-type="float" office:value="0.615825" calcext:value-type="float">
            <text:p>0.615825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33778" calcext:value-type="float">
            <text:p>0.133778</text:p>
          </table:table-cell>
          <table:table-cell office:value-type="float" office:value="0.406499" calcext:value-type="float">
            <text:p>0.406499</text:p>
          </table:table-cell>
          <table:table-cell office:value-type="float" office:value="0.528872" calcext:value-type="float">
            <text:p>0.528872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30301" calcext:value-type="float">
            <text:p>0.130301</text:p>
          </table:table-cell>
          <table:table-cell office:value-type="float" office:value="0.399123" calcext:value-type="float">
            <text:p>0.399123</text:p>
          </table:table-cell>
          <table:table-cell office:value-type="float" office:value="0.510285" calcext:value-type="float">
            <text:p>0.510285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6142" calcext:value-type="float">
            <text:p>0.126142</text:p>
          </table:table-cell>
          <table:table-cell office:value-type="float" office:value="0.38957" calcext:value-type="float">
            <text:p>0.38957</text:p>
          </table:table-cell>
          <table:table-cell office:value-type="float" office:value="0.481918" calcext:value-type="float">
            <text:p>0.48191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5004" calcext:value-type="float">
            <text:p>0.125004</text:p>
          </table:table-cell>
          <table:table-cell office:value-type="float" office:value="0.379952" calcext:value-type="float">
            <text:p>0.379952</text:p>
          </table:table-cell>
          <table:table-cell office:value-type="float" office:value="0.49784" calcext:value-type="float">
            <text:p>0.49784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21267" calcext:value-type="float">
            <text:p>0.121267</text:p>
          </table:table-cell>
          <table:table-cell office:value-type="float" office:value="0.378067" calcext:value-type="float">
            <text:p>0.378067</text:p>
          </table:table-cell>
          <table:table-cell office:value-type="float" office:value="0.513014" calcext:value-type="float">
            <text:p>0.513014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15451" calcext:value-type="float">
            <text:p>0.115451</text:p>
          </table:table-cell>
          <table:table-cell office:value-type="float" office:value="0.378457" calcext:value-type="float">
            <text:p>0.378457</text:p>
          </table:table-cell>
          <table:table-cell office:value-type="float" office:value="0.498652" calcext:value-type="float">
            <text:p>0.498652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16913" calcext:value-type="float">
            <text:p>0.116913</text:p>
          </table:table-cell>
          <table:table-cell office:value-type="float" office:value="0.372218" calcext:value-type="float">
            <text:p>0.372218</text:p>
          </table:table-cell>
          <table:table-cell office:value-type="float" office:value="0.503494" calcext:value-type="float">
            <text:p>0.503494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15711" calcext:value-type="float">
            <text:p>0.115711</text:p>
          </table:table-cell>
          <table:table-cell office:value-type="float" office:value="0.365557" calcext:value-type="float">
            <text:p>0.365557</text:p>
          </table:table-cell>
          <table:table-cell office:value-type="float" office:value="0.50996" calcext:value-type="float">
            <text:p>0.50996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355451" calcext:value-type="float">
            <text:p>0.355451</text:p>
          </table:table-cell>
          <table:table-cell office:value-type="float" office:value="0.494006" calcext:value-type="float">
            <text:p>0.494006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6515" calcext:value-type="float">
            <text:p>0.106515</text:p>
          </table:table-cell>
          <table:table-cell office:value-type="float" office:value="0.352137" calcext:value-type="float">
            <text:p>0.352137</text:p>
          </table:table-cell>
          <table:table-cell office:value-type="float" office:value="0.484452" calcext:value-type="float">
            <text:p>0.484452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06288" calcext:value-type="float">
            <text:p>0.106288</text:p>
          </table:table-cell>
          <table:table-cell office:value-type="float" office:value="0.350512" calcext:value-type="float">
            <text:p>0.350512</text:p>
          </table:table-cell>
          <table:table-cell office:value-type="float" office:value="0.52143" calcext:value-type="float">
            <text:p>0.52143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6255" calcext:value-type="float">
            <text:p>0.106255</text:p>
          </table:table-cell>
          <table:table-cell office:value-type="float" office:value="0.34723" calcext:value-type="float">
            <text:p>0.34723</text:p>
          </table:table-cell>
          <table:table-cell office:value-type="float" office:value="0.464826" calcext:value-type="float">
            <text:p>0.464826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02713" calcext:value-type="float">
            <text:p>0.102713</text:p>
          </table:table-cell>
          <table:table-cell office:value-type="float" office:value="0.331536" calcext:value-type="float">
            <text:p>0.331536</text:p>
          </table:table-cell>
          <table:table-cell office:value-type="float" office:value="0.476134" calcext:value-type="float">
            <text:p>0.476134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978393" calcext:value-type="float">
            <text:p>0.0978393</text:p>
          </table:table-cell>
          <table:table-cell office:value-type="float" office:value="0.328286" calcext:value-type="float">
            <text:p>0.328286</text:p>
          </table:table-cell>
          <table:table-cell office:value-type="float" office:value="0.450626" calcext:value-type="float">
            <text:p>0.45062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954347" calcext:value-type="float">
            <text:p>0.0954347</text:p>
          </table:table-cell>
          <table:table-cell office:value-type="float" office:value="0.324387" calcext:value-type="float">
            <text:p>0.324387</text:p>
          </table:table-cell>
          <table:table-cell office:value-type="float" office:value="0.438603" calcext:value-type="float">
            <text:p>0.438603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948173" calcext:value-type="float">
            <text:p>0.0948173</text:p>
          </table:table-cell>
          <table:table-cell office:value-type="float" office:value="0.32104" calcext:value-type="float">
            <text:p>0.32104</text:p>
          </table:table-cell>
          <table:table-cell office:value-type="float" office:value="0.451633" calcext:value-type="float">
            <text:p>0.451633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936476" calcext:value-type="float">
            <text:p>0.0936476</text:p>
          </table:table-cell>
          <table:table-cell office:value-type="float" office:value="0.319481" calcext:value-type="float">
            <text:p>0.319481</text:p>
          </table:table-cell>
          <table:table-cell office:value-type="float" office:value="0.448449" calcext:value-type="float">
            <text:p>0.448449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899433" calcext:value-type="float">
            <text:p>0.0899433</text:p>
          </table:table-cell>
          <table:table-cell office:value-type="float" office:value="0.311357" calcext:value-type="float">
            <text:p>0.311357</text:p>
          </table:table-cell>
          <table:table-cell office:value-type="float" office:value="0.447994" calcext:value-type="float">
            <text:p>0.447994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879286" calcext:value-type="float">
            <text:p>0.0879286</text:p>
          </table:table-cell>
          <table:table-cell office:value-type="float" office:value="0.318213" calcext:value-type="float">
            <text:p>0.318213</text:p>
          </table:table-cell>
          <table:table-cell office:value-type="float" office:value="0.447994" calcext:value-type="float">
            <text:p>0.447994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819822" calcext:value-type="float">
            <text:p>0.0819822</text:p>
          </table:table-cell>
          <table:table-cell office:value-type="float" office:value="0.305541" calcext:value-type="float">
            <text:p>0.305541</text:p>
          </table:table-cell>
          <table:table-cell office:value-type="float" office:value="0.439513" calcext:value-type="float">
            <text:p>0.439513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854266" calcext:value-type="float">
            <text:p>0.0854266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0.440585" calcext:value-type="float">
            <text:p>0.440585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836394" calcext:value-type="float">
            <text:p>0.0836394</text:p>
          </table:table-cell>
          <table:table-cell office:value-type="float" office:value="0.306125" calcext:value-type="float">
            <text:p>0.306125</text:p>
          </table:table-cell>
          <table:table-cell office:value-type="float" office:value="0.430447" calcext:value-type="float">
            <text:p>0.430447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832495" calcext:value-type="float">
            <text:p>0.0832495</text:p>
          </table:table-cell>
          <table:table-cell office:value-type="float" office:value="0.291438" calcext:value-type="float">
            <text:p>0.291438</text:p>
          </table:table-cell>
          <table:table-cell office:value-type="float" office:value="0.482925" calcext:value-type="float">
            <text:p>0.482925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812674" calcext:value-type="float">
            <text:p>0.0812674</text:p>
          </table:table-cell>
          <table:table-cell office:value-type="float" office:value="0.292641" calcext:value-type="float">
            <text:p>0.292641</text:p>
          </table:table-cell>
          <table:table-cell office:value-type="float" office:value="0.441138" calcext:value-type="float">
            <text:p>0.441138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795777" calcext:value-type="float">
            <text:p>0.0795777</text:p>
          </table:table-cell>
          <table:table-cell office:value-type="float" office:value="0.290203" calcext:value-type="float">
            <text:p>0.290203</text:p>
          </table:table-cell>
          <table:table-cell office:value-type="float" office:value="0.459075" calcext:value-type="float">
            <text:p>0.45907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779855" calcext:value-type="float">
            <text:p>0.0779855</text:p>
          </table:table-cell>
          <table:table-cell office:value-type="float" office:value="0.295857" calcext:value-type="float">
            <text:p>0.295857</text:p>
          </table:table-cell>
          <table:table-cell office:value-type="float" office:value="0.607962" calcext:value-type="float">
            <text:p>0.607962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744761" calcext:value-type="float">
            <text:p>0.0744761</text:p>
          </table:table-cell>
          <table:table-cell office:value-type="float" office:value="0.287994" calcext:value-type="float">
            <text:p>0.287994</text:p>
          </table:table-cell>
          <table:table-cell office:value-type="float" office:value="0.461739" calcext:value-type="float">
            <text:p>0.461739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768157" calcext:value-type="float">
            <text:p>0.0768157</text:p>
          </table:table-cell>
          <table:table-cell office:value-type="float" office:value="0.295078" calcext:value-type="float">
            <text:p>0.295078</text:p>
          </table:table-cell>
          <table:table-cell office:value-type="float" office:value="0.477174" calcext:value-type="float">
            <text:p>0.477174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725915" calcext:value-type="float">
            <text:p>0.0725915</text:p>
          </table:table-cell>
          <table:table-cell office:value-type="float" office:value="0.295305" calcext:value-type="float">
            <text:p>0.295305</text:p>
          </table:table-cell>
          <table:table-cell office:value-type="float" office:value="0.506776" calcext:value-type="float">
            <text:p>0.506776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745086" calcext:value-type="float">
            <text:p>0.0745086</text:p>
          </table:table-cell>
          <table:table-cell office:value-type="float" office:value="0.289716" calcext:value-type="float">
            <text:p>0.289716</text:p>
          </table:table-cell>
          <table:table-cell office:value-type="float" office:value="0.52195" calcext:value-type="float">
            <text:p>0.52195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711293" calcext:value-type="float">
            <text:p>0.0711293</text:p>
          </table:table-cell>
          <table:table-cell office:value-type="float" office:value="0.313892" calcext:value-type="float">
            <text:p>0.313892</text:p>
          </table:table-cell>
          <table:table-cell office:value-type="float" office:value="0.505086" calcext:value-type="float">
            <text:p>0.505086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686922" calcext:value-type="float">
            <text:p>0.0686922</text:p>
          </table:table-cell>
          <table:table-cell office:value-type="float" office:value="0.302909" calcext:value-type="float">
            <text:p>0.302909</text:p>
          </table:table-cell>
          <table:table-cell office:value-type="float" office:value="0.526402" calcext:value-type="float">
            <text:p>0.526402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677499" calcext:value-type="float">
            <text:p>0.0677499</text:p>
          </table:table-cell>
          <table:table-cell office:value-type="float" office:value="0.295792" calcext:value-type="float">
            <text:p>0.295792</text:p>
          </table:table-cell>
          <table:table-cell office:value-type="float" office:value="0.54879" calcext:value-type="float">
            <text:p>0.54879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625833" calcext:value-type="float">
            <text:p>0.0625833</text:p>
          </table:table-cell>
          <table:table-cell office:value-type="float" office:value="0.296995" calcext:value-type="float">
            <text:p>0.296995</text:p>
          </table:table-cell>
          <table:table-cell office:value-type="float" office:value="0.520358" calcext:value-type="float">
            <text:p>0.520358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61966" calcext:value-type="float">
            <text:p>0.061966</text:p>
          </table:table-cell>
          <table:table-cell office:value-type="float" office:value="0.294428" calcext:value-type="float">
            <text:p>0.294428</text:p>
          </table:table-cell>
          <table:table-cell office:value-type="float" office:value="0.581544" calcext:value-type="float">
            <text:p>0.581544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633307" calcext:value-type="float">
            <text:p>0.0633307</text:p>
          </table:table-cell>
          <table:table-cell office:value-type="float" office:value="0.29394" calcext:value-type="float">
            <text:p>0.29394</text:p>
          </table:table-cell>
          <table:table-cell office:value-type="float" office:value="0.543104" calcext:value-type="float">
            <text:p>0.543104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624859" calcext:value-type="float">
            <text:p>0.0624859</text:p>
          </table:table-cell>
          <table:table-cell office:value-type="float" office:value="0.30736" calcext:value-type="float">
            <text:p>0.30736</text:p>
          </table:table-cell>
          <table:table-cell office:value-type="float" office:value="0.506808" calcext:value-type="float">
            <text:p>0.506808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643055" calcext:value-type="float">
            <text:p>0.0643055</text:p>
          </table:table-cell>
          <table:table-cell office:value-type="float" office:value="0.291568" calcext:value-type="float">
            <text:p>0.291568</text:p>
          </table:table-cell>
          <table:table-cell office:value-type="float" office:value="0.56221" calcext:value-type="float">
            <text:p>0.56221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601138" calcext:value-type="float">
            <text:p>0.0601138</text:p>
          </table:table-cell>
          <table:table-cell office:value-type="float" office:value="0.299269" calcext:value-type="float">
            <text:p>0.299269</text:p>
          </table:table-cell>
          <table:table-cell office:value-type="float" office:value="0.556134" calcext:value-type="float">
            <text:p>0.556134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602113" calcext:value-type="float">
            <text:p>0.0602113</text:p>
          </table:table-cell>
          <table:table-cell office:value-type="float" office:value="0.299497" calcext:value-type="float">
            <text:p>0.299497</text:p>
          </table:table-cell>
          <table:table-cell office:value-type="float" office:value="0.561918" calcext:value-type="float">
            <text:p>0.561918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577093" calcext:value-type="float">
            <text:p>0.0577093</text:p>
          </table:table-cell>
          <table:table-cell office:value-type="float" office:value="0.298782" calcext:value-type="float">
            <text:p>0.298782</text:p>
          </table:table-cell>
          <table:table-cell office:value-type="float" office:value="0.612641" calcext:value-type="float">
            <text:p>0.612641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571569" calcext:value-type="float">
            <text:p>0.0571569</text:p>
          </table:table-cell>
          <table:table-cell office:value-type="float" office:value="0.29563" calcext:value-type="float">
            <text:p>0.29563</text:p>
          </table:table-cell>
          <table:table-cell office:value-type="float" office:value="0.554152" calcext:value-type="float">
            <text:p>0.554152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568319" calcext:value-type="float">
            <text:p>0.0568319</text:p>
          </table:table-cell>
          <table:table-cell office:value-type="float" office:value="0.297677" calcext:value-type="float">
            <text:p>0.297677</text:p>
          </table:table-cell>
          <table:table-cell office:value-type="float" office:value="0.511812" calcext:value-type="float">
            <text:p>0.511812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65395" calcext:value-type="float">
            <text:p>0.0565395</text:p>
          </table:table-cell>
          <table:table-cell office:value-type="float" office:value="0.296767" calcext:value-type="float">
            <text:p>0.296767</text:p>
          </table:table-cell>
          <table:table-cell office:value-type="float" office:value="0.545216" calcext:value-type="float">
            <text:p>0.545216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544924" calcext:value-type="float">
            <text:p>0.0544924</text:p>
          </table:table-cell>
          <table:table-cell office:value-type="float" office:value="0.29524" calcext:value-type="float">
            <text:p>0.29524</text:p>
          </table:table-cell>
          <table:table-cell office:value-type="float" office:value="0.53628" calcext:value-type="float">
            <text:p>0.53628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534201" calcext:value-type="float">
            <text:p>0.0534201</text:p>
          </table:table-cell>
          <table:table-cell office:value-type="float" office:value="0.29706" calcext:value-type="float">
            <text:p>0.29706</text:p>
          </table:table-cell>
          <table:table-cell office:value-type="float" office:value="0.517434" calcext:value-type="float">
            <text:p>0.517434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520878" calcext:value-type="float">
            <text:p>0.0520878</text:p>
          </table:table-cell>
          <table:table-cell office:value-type="float" office:value="0.327831" calcext:value-type="float">
            <text:p>0.327831</text:p>
          </table:table-cell>
          <table:table-cell office:value-type="float" office:value="0.559838" calcext:value-type="float">
            <text:p>0.559838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530951" calcext:value-type="float">
            <text:p>0.0530951</text:p>
          </table:table-cell>
          <table:table-cell office:value-type="float" office:value="0.292186" calcext:value-type="float">
            <text:p>0.292186</text:p>
          </table:table-cell>
          <table:table-cell office:value-type="float" office:value="0.543104" calcext:value-type="float">
            <text:p>0.543104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522178" calcext:value-type="float">
            <text:p>0.0522178</text:p>
          </table:table-cell>
          <table:table-cell office:value-type="float" office:value="0.29446" calcext:value-type="float">
            <text:p>0.29446</text:p>
          </table:table-cell>
          <table:table-cell office:value-type="float" office:value="0.533811" calcext:value-type="float">
            <text:p>0.53381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531276" calcext:value-type="float">
            <text:p>0.0531276</text:p>
          </table:table-cell>
          <table:table-cell office:value-type="float" office:value="0.285264" calcext:value-type="float">
            <text:p>0.285264</text:p>
          </table:table-cell>
          <table:table-cell office:value-type="float" office:value="0.560131" calcext:value-type="float">
            <text:p>0.560131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511455" calcext:value-type="float">
            <text:p>0.0511455</text:p>
          </table:table-cell>
          <table:table-cell office:value-type="float" office:value="0.28442" calcext:value-type="float">
            <text:p>0.28442</text:p>
          </table:table-cell>
          <table:table-cell office:value-type="float" office:value="0.524452" calcext:value-type="float">
            <text:p>0.524452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513079" calcext:value-type="float">
            <text:p>0.0513079</text:p>
          </table:table-cell>
          <table:table-cell office:value-type="float" office:value="0.283705" calcext:value-type="float">
            <text:p>0.283705</text:p>
          </table:table-cell>
          <table:table-cell office:value-type="float" office:value="0.526402" calcext:value-type="float">
            <text:p>0.526402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529651" calcext:value-type="float">
            <text:p>0.0529651</text:p>
          </table:table-cell>
          <table:table-cell office:value-type="float" office:value="0.284387" calcext:value-type="float">
            <text:p>0.284387</text:p>
          </table:table-cell>
          <table:table-cell office:value-type="float" office:value="0.580959" calcext:value-type="float">
            <text:p>0.580959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517304" calcext:value-type="float">
            <text:p>0.0517304</text:p>
          </table:table-cell>
          <table:table-cell office:value-type="float" office:value="0.279643" calcext:value-type="float">
            <text:p>0.279643</text:p>
          </table:table-cell>
          <table:table-cell office:value-type="float" office:value="0.522535" calcext:value-type="float">
            <text:p>0.522535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48416" calcext:value-type="float">
            <text:p>0.048416</text:p>
          </table:table-cell>
          <table:table-cell office:value-type="float" office:value="0.278636" calcext:value-type="float">
            <text:p>0.278636</text:p>
          </table:table-cell>
          <table:table-cell office:value-type="float" office:value="0.502811" calcext:value-type="float">
            <text:p>0.502811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502681" calcext:value-type="float">
            <text:p>0.0502681</text:p>
          </table:table-cell>
          <table:table-cell office:value-type="float" office:value="0.269017" calcext:value-type="float">
            <text:p>0.269017</text:p>
          </table:table-cell>
          <table:table-cell office:value-type="float" office:value="0.502519" calcext:value-type="float">
            <text:p>0.502519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466938" calcext:value-type="float">
            <text:p>0.0466938</text:p>
          </table:table-cell>
          <table:table-cell office:value-type="float" office:value="0.278831" calcext:value-type="float">
            <text:p>0.278831</text:p>
          </table:table-cell>
          <table:table-cell office:value-type="float" office:value="0.494753" calcext:value-type="float">
            <text:p>0.494753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465313" calcext:value-type="float">
            <text:p>0.0465313</text:p>
          </table:table-cell>
          <table:table-cell office:value-type="float" office:value="0.264793" calcext:value-type="float">
            <text:p>0.264793</text:p>
          </table:table-cell>
          <table:table-cell office:value-type="float" office:value="0.467231" calcext:value-type="float">
            <text:p>0.467231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500082" calcext:value-type="float">
            <text:p>0.0500082</text:p>
          </table:table-cell>
          <table:table-cell office:value-type="float" office:value="0.264338" calcext:value-type="float">
            <text:p>0.264338</text:p>
          </table:table-cell>
          <table:table-cell office:value-type="float" office:value="0.496768" calcext:value-type="float">
            <text:p>0.496768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467263" calcext:value-type="float">
            <text:p>0.0467263</text:p>
          </table:table-cell>
          <table:table-cell office:value-type="float" office:value="0.260342" calcext:value-type="float">
            <text:p>0.260342</text:p>
          </table:table-cell>
          <table:table-cell office:value-type="float" office:value="0.48091" calcext:value-type="float">
            <text:p>0.48091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72787" calcext:value-type="float">
            <text:p>0.0472787</text:p>
          </table:table-cell>
          <table:table-cell office:value-type="float" office:value="0.257417" calcext:value-type="float">
            <text:p>0.257417</text:p>
          </table:table-cell>
          <table:table-cell office:value-type="float" office:value="0.467978" calcext:value-type="float">
            <text:p>0.467978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462714" calcext:value-type="float">
            <text:p>0.0462714</text:p>
          </table:table-cell>
          <table:table-cell office:value-type="float" office:value="0.258002" calcext:value-type="float">
            <text:p>0.258002</text:p>
          </table:table-cell>
          <table:table-cell office:value-type="float" office:value="0.498295" calcext:value-type="float">
            <text:p>0.498295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449716" calcext:value-type="float">
            <text:p>0.0449716</text:p>
          </table:table-cell>
          <table:table-cell office:value-type="float" office:value="0.255467" calcext:value-type="float">
            <text:p>0.255467</text:p>
          </table:table-cell>
          <table:table-cell office:value-type="float" office:value="0.48481" calcext:value-type="float">
            <text:p>0.48481</text:p>
          </table:table-cell>
          <table:table-cell table:number-columns-repeated="5"/>
        </table:table-row>
        <table:table-row table:style-name="ro1">
          <table:table-cell table:style-name="ce1" office:value-type="float" office:value="1617030" calcext:value-type="float">
            <text:p>1.62E+06</text:p>
          </table:table-cell>
          <table:table-cell office:value-type="float" office:value="53.0261" calcext:value-type="float">
            <text:p>53.0261</text:p>
          </table:table-cell>
          <table:table-cell office:value-type="float" office:value="36.2411" calcext:value-type="float">
            <text:p>36.2411</text:p>
          </table:table-cell>
          <table:table-cell office:value-type="float" office:value="37.5366" calcext:value-type="float">
            <text:p>37.5366</text:p>
          </table:table-cell>
          <table:table-cell table:number-columns-repeated="5"/>
        </table:table-row>
      </table:table>
      <table:table table:name="volrend" table:style-name="ta1">
        <table:shapes>
          <draw:frame draw:z-index="0" draw:style-name="gr1" draw:text-style-name="P1" svg:width="696.25pt" svg:height="494.93pt" svg:x="346.2pt" svg:y="554.68pt">
            <loext:p draw:notify-on-update-of-ranges="volrend.A3:volrend.A32 volrend.B2:volrend.B2 volrend.B3:volrend.B32 volrend.C2:volrend.C2 volrend.C3:volrend.C32 volrend.D2:volrend.D2 volrend.D3:volrend.D32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volrend.F3:volrend.F12 volrend.G2:volrend.G2 volrend.G3:volrend.G12 volrend.H2:volrend.H2 volrend.H3:volrend.H12 volrend.I2:volrend.I2 volrend.I3:volrend.I12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volrend.A3:volrend.A32 volrend.B2:volrend.B2 volrend.B3:volrend.B32 volrend.C2:volrend.C2 volrend.C3:volrend.C32 volrend.D2:volrend.D2 volrend.D3:volrend.D32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1" office:value-type="float" office:value="1322860" calcext:value-type="float">
            <text:p>1.32E+06</text:p>
          </table:table-cell>
          <table:table-cell office:value-type="float" office:value="402820" calcext:value-type="float">
            <text:p>402820</text:p>
          </table:table-cell>
          <table:table-cell office:value-type="float" office:value="373094" calcext:value-type="float">
            <text:p>37309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4768" calcext:value-type="float">
            <text:p>0.014768</text:p>
          </table:table-cell>
          <table:table-cell office:value-type="float" office:value="0.214439" calcext:value-type="float">
            <text:p>0.21443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34.8207" calcext:value-type="float">
            <text:p>34.8207</text:p>
          </table:table-cell>
          <table:table-cell table:formula="of:=[.C3]+[.C4]" office:value-type="float" office:value="32.913868" calcext:value-type="float">
            <text:p>32.913868</text:p>
          </table:table-cell>
          <table:table-cell table:formula="of:=[.D3]+[.D4]" office:value-type="float" office:value="1.250829" calcext:value-type="float">
            <text:p>1.2508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207" calcext:value-type="float">
            <text:p>34.8207</text:p>
          </table:table-cell>
          <table:table-cell office:value-type="float" office:value="32.8991" calcext:value-type="float">
            <text:p>32.8991</text:p>
          </table:table-cell>
          <table:table-cell office:value-type="float" office:value="1.03639" calcext:value-type="float">
            <text:p>1.0363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3.52338" calcext:value-type="float">
            <text:p>3.52338</text:p>
          </table:table-cell>
          <table:table-cell table:formula="of:=[.C5]+[.C6]" office:value-type="float" office:value="2.733596" calcext:value-type="float">
            <text:p>2.733596</text:p>
          </table:table-cell>
          <table:table-cell table:formula="of:=[.D5]+[.D6]" office:value-type="float" office:value="2.1712" calcext:value-type="float">
            <text:p>2.17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41659" calcext:value-type="float">
            <text:p>2.41659</text:p>
          </table:table-cell>
          <table:table-cell office:value-type="float" office:value="1.87594" calcext:value-type="float">
            <text:p>1.87594</text:p>
          </table:table-cell>
          <table:table-cell office:value-type="float" office:value="1.04519" calcext:value-type="float">
            <text:p>1.045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1.201163" calcext:value-type="float">
            <text:p>1.201163</text:p>
          </table:table-cell>
          <table:table-cell table:formula="of:=[.C7]+[.C8]" office:value-type="float" office:value="1.417727" calcext:value-type="float">
            <text:p>1.417727</text:p>
          </table:table-cell>
          <table:table-cell table:formula="of:=[.D7]+[.D8]" office:value-type="float" office:value="2.10889" calcext:value-type="float">
            <text:p>2.10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0679" calcext:value-type="float">
            <text:p>1.10679</text:p>
          </table:table-cell>
          <table:table-cell office:value-type="float" office:value="0.857656" calcext:value-type="float">
            <text:p>0.857656</text:p>
          </table:table-cell>
          <table:table-cell office:value-type="float" office:value="1.12601" calcext:value-type="float">
            <text:p>1.1260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0.61803" calcext:value-type="float">
            <text:p>0.61803</text:p>
          </table:table-cell>
          <table:table-cell table:formula="of:=[.C9]+[.C10]" office:value-type="float" office:value="1.199444" calcext:value-type="float">
            <text:p>1.199444</text:p>
          </table:table-cell>
          <table:table-cell table:formula="of:=[.D9]+[.D10]" office:value-type="float" office:value="2.16078" calcext:value-type="float">
            <text:p>2.160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19585" calcext:value-type="float">
            <text:p>0.719585</text:p>
          </table:table-cell>
          <table:table-cell office:value-type="float" office:value="0.748009" calcext:value-type="float">
            <text:p>0.748009</text:p>
          </table:table-cell>
          <table:table-cell office:value-type="float" office:value="1.06603" calcext:value-type="float">
            <text:p>1.0660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0.35514" calcext:value-type="float">
            <text:p>0.35514</text:p>
          </table:table-cell>
          <table:table-cell table:formula="of:=[.C11]+[.C12]" office:value-type="float" office:value="0.93453" calcext:value-type="float">
            <text:p>0.93453</text:p>
          </table:table-cell>
          <table:table-cell table:formula="of:=[.D11]+[.D12]" office:value-type="float" office:value="2.36227" calcext:value-type="float">
            <text:p>2.362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1578" calcext:value-type="float">
            <text:p>0.481578</text:p>
          </table:table-cell>
          <table:table-cell office:value-type="float" office:value="0.669718" calcext:value-type="float">
            <text:p>0.669718</text:p>
          </table:table-cell>
          <table:table-cell office:value-type="float" office:value="1.04286" calcext:value-type="float">
            <text:p>1.0428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.2304212" calcext:value-type="float">
            <text:p>0.2304212</text:p>
          </table:table-cell>
          <table:table-cell table:formula="of:=[.C13]+[.C14]" office:value-type="float" office:value="0.618232" calcext:value-type="float">
            <text:p>0.618232</text:p>
          </table:table-cell>
          <table:table-cell table:formula="of:=[.D13]+[.D14]" office:value-type="float" office:value="3.05839" calcext:value-type="float">
            <text:p>3.058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53926" calcext:value-type="float">
            <text:p>0.353926</text:p>
          </table:table-cell>
          <table:table-cell office:value-type="float" office:value="0.615906" calcext:value-type="float">
            <text:p>0.615906</text:p>
          </table:table-cell>
          <table:table-cell office:value-type="float" office:value="1.03872" calcext:value-type="float">
            <text:p>1.0387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154457" calcext:value-type="float">
            <text:p>0.154457</text:p>
          </table:table-cell>
          <table:table-cell table:formula="of:=[.C15]+[.C16]" office:value-type="float" office:value="0.441421" calcext:value-type="float">
            <text:p>0.441421</text:p>
          </table:table-cell>
          <table:table-cell table:formula="of:=[.D15]+[.D16]" office:value-type="float" office:value="2.46444" calcext:value-type="float">
            <text:p>2.464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64104" calcext:value-type="float">
            <text:p>0.264104</text:p>
          </table:table-cell>
          <table:table-cell office:value-type="float" office:value="0.583538" calcext:value-type="float">
            <text:p>0.583538</text:p>
          </table:table-cell>
          <table:table-cell office:value-type="float" office:value="1.12206" calcext:value-type="float">
            <text:p>1.1220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1125806" calcext:value-type="float">
            <text:p>0.1125806</text:p>
          </table:table-cell>
          <table:table-cell table:formula="of:=[.C17]+[.C18]" office:value-type="float" office:value="0.337135" calcext:value-type="float">
            <text:p>0.337135</text:p>
          </table:table-cell>
          <table:table-cell table:formula="of:=[.D17]+[.D18]" office:value-type="float" office:value="1.170515" calcext:value-type="float">
            <text:p>1.1705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99368" calcext:value-type="float">
            <text:p>0.199368</text:p>
          </table:table-cell>
          <table:table-cell office:value-type="float" office:value="0.510102" calcext:value-type="float">
            <text:p>0.510102</text:p>
          </table:table-cell>
          <table:table-cell office:value-type="float" office:value="1.09637" calcext:value-type="float">
            <text:p>1.0963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0805159" calcext:value-type="float">
            <text:p>0.0805159</text:p>
          </table:table-cell>
          <table:table-cell table:formula="of:=[.C19]+[.C20]" office:value-type="float" office:value="0.274522" calcext:value-type="float">
            <text:p>0.274522</text:p>
          </table:table-cell>
          <table:table-cell table:formula="of:=[.D19]+[.D20]" office:value-type="float" office:value="0.871311" calcext:value-type="float">
            <text:p>0.8713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5772" calcext:value-type="float">
            <text:p>0.155772</text:p>
          </table:table-cell>
          <table:table-cell office:value-type="float" office:value="0.424428" calcext:value-type="float">
            <text:p>0.424428</text:p>
          </table:table-cell>
          <table:table-cell office:value-type="float" office:value="1.2659" calcext:value-type="float">
            <text:p>1.265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0666582" calcext:value-type="float">
            <text:p>0.0666582</text:p>
          </table:table-cell>
          <table:table-cell table:formula="of:=[.C21]+[.C22]" office:value-type="float" office:value="0.23305" calcext:value-type="float">
            <text:p>0.23305</text:p>
          </table:table-cell>
          <table:table-cell table:formula="of:=[.D21]+[.D22]" office:value-type="float" office:value="0.833481" calcext:value-type="float">
            <text:p>0.8334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32204" calcext:value-type="float">
            <text:p>0.132204</text:p>
          </table:table-cell>
          <table:table-cell office:value-type="float" office:value="0.340068" calcext:value-type="float">
            <text:p>0.340068</text:p>
          </table:table-cell>
          <table:table-cell office:value-type="float" office:value="1.58098" calcext:value-type="float">
            <text:p>1.5809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82172" calcext:value-type="float">
            <text:p>0.0982172</text:p>
          </table:table-cell>
          <table:table-cell office:value-type="float" office:value="0.278164" calcext:value-type="float">
            <text:p>0.278164</text:p>
          </table:table-cell>
          <table:table-cell office:value-type="float" office:value="1.47741" calcext:value-type="float">
            <text:p>1.4774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811228" calcext:value-type="float">
            <text:p>0.0811228</text:p>
          </table:table-cell>
          <table:table-cell office:value-type="float" office:value="0.233253" calcext:value-type="float">
            <text:p>0.233253</text:p>
          </table:table-cell>
          <table:table-cell office:value-type="float" office:value="1.36584" calcext:value-type="float">
            <text:p>1.3658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33342" calcext:value-type="float">
            <text:p>0.0733342</text:p>
          </table:table-cell>
          <table:table-cell office:value-type="float" office:value="0.208168" calcext:value-type="float">
            <text:p>0.208168</text:p>
          </table:table-cell>
          <table:table-cell office:value-type="float" office:value="1.0986" calcext:value-type="float">
            <text:p>1.098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01846" calcext:value-type="float">
            <text:p>0.0601846</text:p>
          </table:table-cell>
          <table:table-cell office:value-type="float" office:value="0.179846" calcext:value-type="float">
            <text:p>0.179846</text:p>
          </table:table-cell>
          <table:table-cell office:value-type="float" office:value="0.626527" calcext:value-type="float">
            <text:p>0.62652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2396" calcext:value-type="float">
            <text:p>0.052396</text:p>
          </table:table-cell>
          <table:table-cell office:value-type="float" office:value="0.157289" calcext:value-type="float">
            <text:p>0.157289</text:p>
          </table:table-cell>
          <table:table-cell office:value-type="float" office:value="0.543988" calcext:value-type="float">
            <text:p>0.54398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55178" calcext:value-type="float">
            <text:p>0.0455178</text:p>
          </table:table-cell>
          <table:table-cell office:value-type="float" office:value="0.146668" calcext:value-type="float">
            <text:p>0.146668</text:p>
          </table:table-cell>
          <table:table-cell office:value-type="float" office:value="0.455279" calcext:value-type="float">
            <text:p>0.45527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9981" calcext:value-type="float">
            <text:p>0.0349981</text:p>
          </table:table-cell>
          <table:table-cell office:value-type="float" office:value="0.127854" calcext:value-type="float">
            <text:p>0.127854</text:p>
          </table:table-cell>
          <table:table-cell office:value-type="float" office:value="0.416032" calcext:value-type="float">
            <text:p>0.41603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62119" calcext:value-type="float">
            <text:p>0.0362119</text:p>
          </table:table-cell>
          <table:table-cell office:value-type="float" office:value="0.121886" calcext:value-type="float">
            <text:p>0.121886</text:p>
          </table:table-cell>
          <table:table-cell office:value-type="float" office:value="0.42898" calcext:value-type="float">
            <text:p>0.4289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4463" calcext:value-type="float">
            <text:p>0.0304463</text:p>
          </table:table-cell>
          <table:table-cell office:value-type="float" office:value="0.111164" calcext:value-type="float">
            <text:p>0.111164</text:p>
          </table:table-cell>
          <table:table-cell office:value-type="float" office:value="0.404501" calcext:value-type="float">
            <text:p>0.40450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97383" calcext:value-type="float">
            <text:p>0.0297383</text:p>
          </table:table-cell>
          <table:table-cell office:value-type="float" office:value="0.104489" calcext:value-type="float">
            <text:p>0.104489</text:p>
          </table:table-cell>
          <table:table-cell office:value-type="float" office:value="0.614288" calcext:value-type="float">
            <text:p>0.614288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7498" calcext:value-type="float">
            <text:p>0.0307498</text:p>
          </table:table-cell>
          <table:table-cell office:value-type="float" office:value="0.0937666" calcext:value-type="float">
            <text:p>0.0937666</text:p>
          </table:table-cell>
          <table:table-cell office:value-type="float" office:value="0.530737" calcext:value-type="float">
            <text:p>0.530737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281199" calcext:value-type="float">
            <text:p>0.0281199</text:p>
          </table:table-cell>
          <table:table-cell office:value-type="float" office:value="0.0890125" calcext:value-type="float">
            <text:p>0.0890125</text:p>
          </table:table-cell>
          <table:table-cell office:value-type="float" office:value="0.548438" calcext:value-type="float">
            <text:p>0.548438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49842" calcext:value-type="float">
            <text:p>0.0249842</text:p>
          </table:table-cell>
          <table:table-cell office:value-type="float" office:value="0.0829435" calcext:value-type="float">
            <text:p>0.0829435</text:p>
          </table:table-cell>
          <table:table-cell office:value-type="float" office:value="0.562701" calcext:value-type="float">
            <text:p>0.56270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223543" calcext:value-type="float">
            <text:p>0.0223543</text:p>
          </table:table-cell>
          <table:table-cell office:value-type="float" office:value="0.0804147" calcext:value-type="float">
            <text:p>0.0804147</text:p>
          </table:table-cell>
          <table:table-cell office:value-type="float" office:value="0.612062" calcext:value-type="float">
            <text:p>0.612062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18485" calcext:value-type="float">
            <text:p>0.0218485</text:p>
          </table:table-cell>
          <table:table-cell office:value-type="float" office:value="0.0762675" calcext:value-type="float">
            <text:p>0.0762675</text:p>
          </table:table-cell>
          <table:table-cell office:value-type="float" office:value="0.610747" calcext:value-type="float">
            <text:p>0.610747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25566" calcext:value-type="float">
            <text:p>0.0225566</text:p>
          </table:table-cell>
          <table:table-cell office:value-type="float" office:value="0.0734353" calcext:value-type="float">
            <text:p>0.0734353</text:p>
          </table:table-cell>
          <table:table-cell office:value-type="float" office:value="0.460134" calcext:value-type="float">
            <text:p>0.460134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04324" calcext:value-type="float">
            <text:p>0.0204324</text:p>
          </table:table-cell>
          <table:table-cell office:value-type="float" office:value="0.0673663" calcext:value-type="float">
            <text:p>0.0673663</text:p>
          </table:table-cell>
          <table:table-cell office:value-type="float" office:value="0.453964" calcext:value-type="float">
            <text:p>0.453964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95221" calcext:value-type="float">
            <text:p>0.0195221</text:p>
          </table:table-cell>
          <table:table-cell office:value-type="float" office:value="0.0666582" calcext:value-type="float">
            <text:p>0.0666582</text:p>
          </table:table-cell>
          <table:table-cell office:value-type="float" office:value="0.437476" calcext:value-type="float">
            <text:p>0.43747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20508" calcext:value-type="float">
            <text:p>0.0220508</text:p>
          </table:table-cell>
          <table:table-cell office:value-type="float" office:value="0.0596788" calcext:value-type="float">
            <text:p>0.0596788</text:p>
          </table:table-cell>
          <table:table-cell office:value-type="float" office:value="0.382046" calcext:value-type="float">
            <text:p>0.382046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93198" calcext:value-type="float">
            <text:p>0.0193198</text:p>
          </table:table-cell>
          <table:table-cell office:value-type="float" office:value="0.0559363" calcext:value-type="float">
            <text:p>0.0559363</text:p>
          </table:table-cell>
          <table:table-cell office:value-type="float" office:value="0.356758" calcext:value-type="float">
            <text:p>0.35675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73979" calcext:value-type="float">
            <text:p>0.0173979</text:p>
          </table:table-cell>
          <table:table-cell office:value-type="float" office:value="0.0465293" calcext:value-type="float">
            <text:p>0.0465293</text:p>
          </table:table-cell>
          <table:table-cell office:value-type="float" office:value="0.327526" calcext:value-type="float">
            <text:p>0.32752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159818" calcext:value-type="float">
            <text:p>0.0159818</text:p>
          </table:table-cell>
          <table:table-cell office:value-type="float" office:value="0.0432925" calcext:value-type="float">
            <text:p>0.0432925</text:p>
          </table:table-cell>
          <table:table-cell office:value-type="float" office:value="0.35696" calcext:value-type="float">
            <text:p>0.35696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6791" calcext:value-type="float">
            <text:p>0.016791</text:p>
          </table:table-cell>
          <table:table-cell office:value-type="float" office:value="0.0398533" calcext:value-type="float">
            <text:p>0.0398533</text:p>
          </table:table-cell>
          <table:table-cell office:value-type="float" office:value="0.524061" calcext:value-type="float">
            <text:p>0.52406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0367177" calcext:value-type="float">
            <text:p>0.0367177</text:p>
          </table:table-cell>
          <table:table-cell office:value-type="float" office:value="0.544797" calcext:value-type="float">
            <text:p>0.544797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38576" calcext:value-type="float">
            <text:p>0.0138576</text:p>
          </table:table-cell>
          <table:table-cell office:value-type="float" office:value="0.0294348" calcext:value-type="float">
            <text:p>0.0294348</text:p>
          </table:table-cell>
          <table:table-cell office:value-type="float" office:value="0.447895" calcext:value-type="float">
            <text:p>0.447895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12277" calcext:value-type="float">
            <text:p>0.0112277</text:p>
          </table:table-cell>
          <table:table-cell office:value-type="float" office:value="0.0305475" calcext:value-type="float">
            <text:p>0.0305475</text:p>
          </table:table-cell>
          <table:table-cell office:value-type="float" office:value="0.570793" calcext:value-type="float">
            <text:p>0.570793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14768" calcext:value-type="float">
            <text:p>0.014768</text:p>
          </table:table-cell>
          <table:table-cell office:value-type="float" office:value="0.0258946" calcext:value-type="float">
            <text:p>0.0258946</text:p>
          </table:table-cell>
          <table:table-cell office:value-type="float" office:value="1.29331" calcext:value-type="float">
            <text:p>1.2933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31496" calcext:value-type="float">
            <text:p>0.0131496</text:p>
          </table:table-cell>
          <table:table-cell office:value-type="float" office:value="0.0237704" calcext:value-type="float">
            <text:p>0.0237704</text:p>
          </table:table-cell>
          <table:table-cell office:value-type="float" office:value="1.07371" calcext:value-type="float">
            <text:p>1.0737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15312" calcext:value-type="float">
            <text:p>0.0115312</text:p>
          </table:table-cell>
          <table:table-cell office:value-type="float" office:value="0.020129" calcext:value-type="float">
            <text:p>0.020129</text:p>
          </table:table-cell>
          <table:table-cell office:value-type="float" office:value="1.24668" calcext:value-type="float">
            <text:p>1.24668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991276" calcext:value-type="float">
            <text:p>0.00991276</text:p>
          </table:table-cell>
          <table:table-cell office:value-type="float" office:value="0.0206347" calcext:value-type="float">
            <text:p>0.0206347</text:p>
          </table:table-cell>
          <table:table-cell office:value-type="float" office:value="0.816589" calcext:value-type="float">
            <text:p>0.816589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109243" calcext:value-type="float">
            <text:p>0.0109243</text:p>
          </table:table-cell>
          <table:table-cell office:value-type="float" office:value="0.0146668" calcext:value-type="float">
            <text:p>0.0146668</text:p>
          </table:table-cell>
          <table:table-cell office:value-type="float" office:value="0.788165" calcext:value-type="float">
            <text:p>0.78816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118346" calcext:value-type="float">
            <text:p>0.0118346</text:p>
          </table:table-cell>
          <table:table-cell office:value-type="float" office:value="0.0136553" calcext:value-type="float">
            <text:p>0.0136553</text:p>
          </table:table-cell>
          <table:table-cell office:value-type="float" office:value="0.75256" calcext:value-type="float">
            <text:p>0.75256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119358" calcext:value-type="float">
            <text:p>0.0119358</text:p>
          </table:table-cell>
          <table:table-cell office:value-type="float" office:value="0.0117335" calcext:value-type="float">
            <text:p>0.0117335</text:p>
          </table:table-cell>
          <table:table-cell office:value-type="float" office:value="0.556935" calcext:value-type="float">
            <text:p>0.556935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125427" calcext:value-type="float">
            <text:p>0.0125427</text:p>
          </table:table-cell>
          <table:table-cell office:value-type="float" office:value="0.00981161" calcext:value-type="float">
            <text:p>0.00981161</text:p>
          </table:table-cell>
          <table:table-cell office:value-type="float" office:value="0.476015" calcext:value-type="float">
            <text:p>0.47601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109243" calcext:value-type="float">
            <text:p>0.0109243</text:p>
          </table:table-cell>
          <table:table-cell office:value-type="float" office:value="0.0118346" calcext:value-type="float">
            <text:p>0.0118346</text:p>
          </table:table-cell>
          <table:table-cell office:value-type="float" office:value="0.406929" calcext:value-type="float">
            <text:p>0.406929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115312" calcext:value-type="float">
            <text:p>0.0115312</text:p>
          </table:table-cell>
          <table:table-cell office:value-type="float" office:value="0.0105197" calcext:value-type="float">
            <text:p>0.0105197</text:p>
          </table:table-cell>
          <table:table-cell office:value-type="float" office:value="0.429991" calcext:value-type="float">
            <text:p>0.42999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109243" calcext:value-type="float">
            <text:p>0.0109243</text:p>
          </table:table-cell>
          <table:table-cell office:value-type="float" office:value="0.00991276" calcext:value-type="float">
            <text:p>0.00991276</text:p>
          </table:table-cell>
          <table:table-cell office:value-type="float" office:value="0.620963" calcext:value-type="float">
            <text:p>0.62096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125427" calcext:value-type="float">
            <text:p>0.0125427</text:p>
          </table:table-cell>
          <table:table-cell office:value-type="float" office:value="0.00950816" calcext:value-type="float">
            <text:p>0.00950816</text:p>
          </table:table-cell>
          <table:table-cell office:value-type="float" office:value="0.532962" calcext:value-type="float">
            <text:p>0.532962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981161" calcext:value-type="float">
            <text:p>0.00981161</text:p>
          </table:table-cell>
          <table:table-cell office:value-type="float" office:value="0.0105197" calcext:value-type="float">
            <text:p>0.0105197</text:p>
          </table:table-cell>
          <table:table-cell office:value-type="float" office:value="0.383968" calcext:value-type="float">
            <text:p>0.383968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981161" calcext:value-type="float">
            <text:p>0.00981161</text:p>
          </table:table-cell>
          <table:table-cell office:value-type="float" office:value="0.0083955" calcext:value-type="float">
            <text:p>0.0083955</text:p>
          </table:table-cell>
          <table:table-cell office:value-type="float" office:value="1.15979" calcext:value-type="float">
            <text:p>1.15979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92047" calcext:value-type="float">
            <text:p>0.0092047</text:p>
          </table:table-cell>
          <table:table-cell office:value-type="float" office:value="0.00728284" calcext:value-type="float">
            <text:p>0.00728284</text:p>
          </table:table-cell>
          <table:table-cell office:value-type="float" office:value="0.741838" calcext:value-type="float">
            <text:p>0.741838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991276" calcext:value-type="float">
            <text:p>0.00991276</text:p>
          </table:table-cell>
          <table:table-cell office:value-type="float" office:value="0.0090024" calcext:value-type="float">
            <text:p>0.0090024</text:p>
          </table:table-cell>
          <table:table-cell office:value-type="float" office:value="0.501909" calcext:value-type="float">
            <text:p>0.501909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960931" calcext:value-type="float">
            <text:p>0.00960931</text:p>
          </table:table-cell>
          <table:table-cell office:value-type="float" office:value="0.00991276" calcext:value-type="float">
            <text:p>0.00991276</text:p>
          </table:table-cell>
          <table:table-cell office:value-type="float" office:value="0.629662" calcext:value-type="float">
            <text:p>0.629662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101151" calcext:value-type="float">
            <text:p>0.0101151</text:p>
          </table:table-cell>
          <table:table-cell office:value-type="float" office:value="0.0085978" calcext:value-type="float">
            <text:p>0.0085978</text:p>
          </table:table-cell>
          <table:table-cell office:value-type="float" office:value="0.57585" calcext:value-type="float">
            <text:p>0.57585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106208" calcext:value-type="float">
            <text:p>0.0106208</text:p>
          </table:table-cell>
          <table:table-cell office:value-type="float" office:value="0.00849665" calcext:value-type="float">
            <text:p>0.00849665</text:p>
          </table:table-cell>
          <table:table-cell office:value-type="float" office:value="0.335213" calcext:value-type="float">
            <text:p>0.335213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0722" calcext:value-type="float">
            <text:p>0.010722</text:p>
          </table:table-cell>
          <table:table-cell office:value-type="float" office:value="0.0081932" calcext:value-type="float">
            <text:p>0.0081932</text:p>
          </table:table-cell>
          <table:table-cell office:value-type="float" office:value="0.446782" calcext:value-type="float">
            <text:p>0.446782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104185" calcext:value-type="float">
            <text:p>0.0104185</text:p>
          </table:table-cell>
          <table:table-cell office:value-type="float" office:value="0.0088001" calcext:value-type="float">
            <text:p>0.0088001</text:p>
          </table:table-cell>
          <table:table-cell office:value-type="float" office:value="0.37982" calcext:value-type="float">
            <text:p>0.37982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108231" calcext:value-type="float">
            <text:p>0.0108231</text:p>
          </table:table-cell>
          <table:table-cell office:value-type="float" office:value="0.00677709" calcext:value-type="float">
            <text:p>0.00677709</text:p>
          </table:table-cell>
          <table:table-cell office:value-type="float" office:value="0.241244" calcext:value-type="float">
            <text:p>0.24124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08231" calcext:value-type="float">
            <text:p>0.0108231</text:p>
          </table:table-cell>
          <table:table-cell office:value-type="float" office:value="0.00788975" calcext:value-type="float">
            <text:p>0.00788975</text:p>
          </table:table-cell>
          <table:table-cell office:value-type="float" office:value="0.305677" calcext:value-type="float">
            <text:p>0.305677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111266" calcext:value-type="float">
            <text:p>0.0111266</text:p>
          </table:table-cell>
          <table:table-cell office:value-type="float" office:value="0.00930585" calcext:value-type="float">
            <text:p>0.00930585</text:p>
          </table:table-cell>
          <table:table-cell office:value-type="float" office:value="0.237299" calcext:value-type="float">
            <text:p>0.237299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105197" calcext:value-type="float">
            <text:p>0.0105197</text:p>
          </table:table-cell>
          <table:table-cell office:value-type="float" office:value="0.00768744" calcext:value-type="float">
            <text:p>0.00768744</text:p>
          </table:table-cell>
          <table:table-cell office:value-type="float" office:value="0.118751" calcext:value-type="float">
            <text:p>0.118751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111266" calcext:value-type="float">
            <text:p>0.0111266</text:p>
          </table:table-cell>
          <table:table-cell office:value-type="float" office:value="0.0088001" calcext:value-type="float">
            <text:p>0.0088001</text:p>
          </table:table-cell>
          <table:table-cell office:value-type="float" office:value="0.154255" calcext:value-type="float">
            <text:p>0.154255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83955" calcext:value-type="float">
            <text:p>0.0083955</text:p>
          </table:table-cell>
          <table:table-cell office:value-type="float" office:value="0.00667594" calcext:value-type="float">
            <text:p>0.00667594</text:p>
          </table:table-cell>
          <table:table-cell office:value-type="float" office:value="0.118346" calcext:value-type="float">
            <text:p>0.118346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83955" calcext:value-type="float">
            <text:p>0.0083955</text:p>
          </table:table-cell>
          <table:table-cell office:value-type="float" office:value="0.00647364" calcext:value-type="float">
            <text:p>0.00647364</text:p>
          </table:table-cell>
          <table:table-cell office:value-type="float" office:value="0.088001" calcext:value-type="float">
            <text:p>0.08800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92047" calcext:value-type="float">
            <text:p>0.0092047</text:p>
          </table:table-cell>
          <table:table-cell office:value-type="float" office:value="0.00627134" calcext:value-type="float">
            <text:p>0.00627134</text:p>
          </table:table-cell>
          <table:table-cell office:value-type="float" office:value="0.0904286" calcext:value-type="float">
            <text:p>0.0904286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829435" calcext:value-type="float">
            <text:p>0.00829435</text:p>
          </table:table-cell>
          <table:table-cell office:value-type="float" office:value="0.00687824" calcext:value-type="float">
            <text:p>0.00687824</text:p>
          </table:table-cell>
          <table:table-cell office:value-type="float" office:value="0.0630168" calcext:value-type="float">
            <text:p>0.0630168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950816" calcext:value-type="float">
            <text:p>0.00950816</text:p>
          </table:table-cell>
          <table:table-cell office:value-type="float" office:value="0.00677709" calcext:value-type="float">
            <text:p>0.00677709</text:p>
          </table:table-cell>
          <table:table-cell office:value-type="float" office:value="0.0569478" calcext:value-type="float">
            <text:p>0.0569478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890125" calcext:value-type="float">
            <text:p>0.00890125</text:p>
          </table:table-cell>
          <table:table-cell office:value-type="float" office:value="0.00637249" calcext:value-type="float">
            <text:p>0.00637249</text:p>
          </table:table-cell>
          <table:table-cell office:value-type="float" office:value="0.0576558" calcext:value-type="float">
            <text:p>0.0576558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01151" calcext:value-type="float">
            <text:p>0.0101151</text:p>
          </table:table-cell>
          <table:table-cell office:value-type="float" office:value="0.00617019" calcext:value-type="float">
            <text:p>0.00617019</text:p>
          </table:table-cell>
          <table:table-cell office:value-type="float" office:value="0.0431913" calcext:value-type="float">
            <text:p>0.0431913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92047" calcext:value-type="float">
            <text:p>0.0092047</text:p>
          </table:table-cell>
          <table:table-cell office:value-type="float" office:value="0.00748514" calcext:value-type="float">
            <text:p>0.00748514</text:p>
          </table:table-cell>
          <table:table-cell office:value-type="float" office:value="0.0372234" calcext:value-type="float">
            <text:p>0.0372234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101151" calcext:value-type="float">
            <text:p>0.0101151</text:p>
          </table:table-cell>
          <table:table-cell office:value-type="float" office:value="0.0088001" calcext:value-type="float">
            <text:p>0.0088001</text:p>
          </table:table-cell>
          <table:table-cell office:value-type="float" office:value="0.0307498" calcext:value-type="float">
            <text:p>0.0307498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10722" calcext:value-type="float">
            <text:p>0.010722</text:p>
          </table:table-cell>
          <table:table-cell office:value-type="float" office:value="0.0085978" calcext:value-type="float">
            <text:p>0.0085978</text:p>
          </table:table-cell>
          <table:table-cell office:value-type="float" office:value="0.0285245" calcext:value-type="float">
            <text:p>0.0285245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930585" calcext:value-type="float">
            <text:p>0.00930585</text:p>
          </table:table-cell>
          <table:table-cell office:value-type="float" office:value="0.00627134" calcext:value-type="float">
            <text:p>0.00627134</text:p>
          </table:table-cell>
          <table:table-cell office:value-type="float" office:value="0.0358073" calcext:value-type="float">
            <text:p>0.0358073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748514" calcext:value-type="float">
            <text:p>0.00748514</text:p>
          </table:table-cell>
          <table:table-cell office:value-type="float" office:value="0.00718169" calcext:value-type="float">
            <text:p>0.00718169</text:p>
          </table:table-cell>
          <table:table-cell office:value-type="float" office:value="0.0433936" calcext:value-type="float">
            <text:p>0.0433936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910355" calcext:value-type="float">
            <text:p>0.00910355</text:p>
          </table:table-cell>
          <table:table-cell office:value-type="float" office:value="0.00556328" calcext:value-type="float">
            <text:p>0.00556328</text:p>
          </table:table-cell>
          <table:table-cell office:value-type="float" office:value="0.0232646" calcext:value-type="float">
            <text:p>0.0232646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85978" calcext:value-type="float">
            <text:p>0.0085978</text:p>
          </table:table-cell>
          <table:table-cell office:value-type="float" office:value="0.00697939" calcext:value-type="float">
            <text:p>0.00697939</text:p>
          </table:table-cell>
          <table:table-cell office:value-type="float" office:value="0.02286" calcext:value-type="float">
            <text:p>0.02286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708054" calcext:value-type="float">
            <text:p>0.00708054</text:p>
          </table:table-cell>
          <table:table-cell office:value-type="float" office:value="0.00758629" calcext:value-type="float">
            <text:p>0.00758629</text:p>
          </table:table-cell>
          <table:table-cell office:value-type="float" office:value="0.0210393" calcext:value-type="float">
            <text:p>0.0210393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768744" calcext:value-type="float">
            <text:p>0.00768744</text:p>
          </table:table-cell>
          <table:table-cell office:value-type="float" office:value="0.00617019" calcext:value-type="float">
            <text:p>0.00617019</text:p>
          </table:table-cell>
          <table:table-cell office:value-type="float" office:value="0.0174991" calcext:value-type="float">
            <text:p>0.017499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809205" calcext:value-type="float">
            <text:p>0.00809205</text:p>
          </table:table-cell>
          <table:table-cell office:value-type="float" office:value="0.00687824" calcext:value-type="float">
            <text:p>0.00687824</text:p>
          </table:table-cell>
          <table:table-cell office:value-type="float" office:value="0.0196232" calcext:value-type="float">
            <text:p>0.0196232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657479" calcext:value-type="float">
            <text:p>0.00657479</text:p>
          </table:table-cell>
          <table:table-cell office:value-type="float" office:value="0.00525983" calcext:value-type="float">
            <text:p>0.00525983</text:p>
          </table:table-cell>
          <table:table-cell office:value-type="float" office:value="0.0149703" calcext:value-type="float">
            <text:p>0.0149703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515868" calcext:value-type="float">
            <text:p>0.00515868</text:p>
          </table:table-cell>
          <table:table-cell office:value-type="float" office:value="0.00708054" calcext:value-type="float">
            <text:p>0.00708054</text:p>
          </table:table-cell>
          <table:table-cell office:value-type="float" office:value="0.0136553" calcext:value-type="float">
            <text:p>0.0136553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869895" calcext:value-type="float">
            <text:p>0.00869895</text:p>
          </table:table-cell>
          <table:table-cell office:value-type="float" office:value="0.0081932" calcext:value-type="float">
            <text:p>0.0081932</text:p>
          </table:table-cell>
          <table:table-cell office:value-type="float" office:value="0.0148691" calcext:value-type="float">
            <text:p>0.0148691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667594" calcext:value-type="float">
            <text:p>0.00667594</text:p>
          </table:table-cell>
          <table:table-cell office:value-type="float" office:value="0.00637249" calcext:value-type="float">
            <text:p>0.00637249</text:p>
          </table:table-cell>
          <table:table-cell office:value-type="float" office:value="0.0156783" calcext:value-type="float">
            <text:p>0.0156783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677709" calcext:value-type="float">
            <text:p>0.00677709</text:p>
          </table:table-cell>
          <table:table-cell office:value-type="float" office:value="0.00606904" calcext:value-type="float">
            <text:p>0.00606904</text:p>
          </table:table-cell>
          <table:table-cell office:value-type="float" office:value="0.0124415" calcext:value-type="float">
            <text:p>0.0124415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79909" calcext:value-type="float">
            <text:p>0.0079909</text:p>
          </table:table-cell>
          <table:table-cell office:value-type="float" office:value="0.00657479" calcext:value-type="float">
            <text:p>0.00657479</text:p>
          </table:table-cell>
          <table:table-cell office:value-type="float" office:value="0.0139588" calcext:value-type="float">
            <text:p>0.0139588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758629" calcext:value-type="float">
            <text:p>0.00758629</text:p>
          </table:table-cell>
          <table:table-cell office:value-type="float" office:value="0.00667594" calcext:value-type="float">
            <text:p>0.00667594</text:p>
          </table:table-cell>
          <table:table-cell office:value-type="float" office:value="0.0111266" calcext:value-type="float">
            <text:p>0.0111266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718169" calcext:value-type="float">
            <text:p>0.00718169</text:p>
          </table:table-cell>
          <table:table-cell office:value-type="float" office:value="0.00738399" calcext:value-type="float">
            <text:p>0.00738399</text:p>
          </table:table-cell>
          <table:table-cell office:value-type="float" office:value="0.0115312" calcext:value-type="float">
            <text:p>0.0115312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788975" calcext:value-type="float">
            <text:p>0.00788975</text:p>
          </table:table-cell>
          <table:table-cell office:value-type="float" office:value="0.00445063" calcext:value-type="float">
            <text:p>0.00445063</text:p>
          </table:table-cell>
          <table:table-cell office:value-type="float" office:value="0.0162852" calcext:value-type="float">
            <text:p>0.0162852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85978" calcext:value-type="float">
            <text:p>0.0085978</text:p>
          </table:table-cell>
          <table:table-cell office:value-type="float" office:value="0.00677709" calcext:value-type="float">
            <text:p>0.00677709</text:p>
          </table:table-cell>
          <table:table-cell office:value-type="float" office:value="0.0144645" calcext:value-type="float">
            <text:p>0.0144645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718169" calcext:value-type="float">
            <text:p>0.00718169</text:p>
          </table:table-cell>
          <table:table-cell office:value-type="float" office:value="0.00606904" calcext:value-type="float">
            <text:p>0.00606904</text:p>
          </table:table-cell>
          <table:table-cell office:value-type="float" office:value="0.00738399" calcext:value-type="float">
            <text:p>0.00738399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708054" calcext:value-type="float">
            <text:p>0.00708054</text:p>
          </table:table-cell>
          <table:table-cell office:value-type="float" office:value="0.00546213" calcext:value-type="float">
            <text:p>0.00546213</text:p>
          </table:table-cell>
          <table:table-cell office:value-type="float" office:value="0.0079909" calcext:value-type="float">
            <text:p>0.0079909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849665" calcext:value-type="float">
            <text:p>0.00849665</text:p>
          </table:table-cell>
          <table:table-cell office:value-type="float" office:value="0.00606904" calcext:value-type="float">
            <text:p>0.00606904</text:p>
          </table:table-cell>
          <table:table-cell office:value-type="float" office:value="0.00890125" calcext:value-type="float">
            <text:p>0.00890125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90024" calcext:value-type="float">
            <text:p>0.0090024</text:p>
          </table:table-cell>
          <table:table-cell office:value-type="float" office:value="0.00637249" calcext:value-type="float">
            <text:p>0.00637249</text:p>
          </table:table-cell>
          <table:table-cell office:value-type="float" office:value="0.00738399" calcext:value-type="float">
            <text:p>0.00738399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869895" calcext:value-type="float">
            <text:p>0.00869895</text:p>
          </table:table-cell>
          <table:table-cell office:value-type="float" office:value="0.00475408" calcext:value-type="float">
            <text:p>0.00475408</text:p>
          </table:table-cell>
          <table:table-cell office:value-type="float" office:value="0.0079909" calcext:value-type="float">
            <text:p>0.0079909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950816" calcext:value-type="float">
            <text:p>0.00950816</text:p>
          </table:table-cell>
          <table:table-cell office:value-type="float" office:value="0.00505753" calcext:value-type="float">
            <text:p>0.00505753</text:p>
          </table:table-cell>
          <table:table-cell office:value-type="float" office:value="0.00617019" calcext:value-type="float">
            <text:p>0.00617019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79909" calcext:value-type="float">
            <text:p>0.0079909</text:p>
          </table:table-cell>
          <table:table-cell office:value-type="float" office:value="0.00505753" calcext:value-type="float">
            <text:p>0.00505753</text:p>
          </table:table-cell>
          <table:table-cell office:value-type="float" office:value="0.00546213" calcext:value-type="float">
            <text:p>0.00546213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83955" calcext:value-type="float">
            <text:p>0.0083955</text:p>
          </table:table-cell>
          <table:table-cell table:number-columns-repeated="2" office:value-type="float" office:value="0.00566443" calcext:value-type="float">
            <text:p>0.00566443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04185" calcext:value-type="float">
            <text:p>0.0104185</text:p>
          </table:table-cell>
          <table:table-cell office:value-type="float" office:value="0.00364142" calcext:value-type="float">
            <text:p>0.00364142</text:p>
          </table:table-cell>
          <table:table-cell office:value-type="float" office:value="0.00576558" calcext:value-type="float">
            <text:p>0.00576558</text:p>
          </table:table-cell>
          <table:table-cell table:number-columns-repeated="5"/>
        </table:table-row>
        <table:table-row table:style-name="ro1">
          <table:table-cell table:style-name="ce1" office:value-type="float" office:value="1322860" calcext:value-type="float">
            <text:p>1.32E+06</text:p>
          </table:table-cell>
          <table:table-cell office:value-type="float" office:value="57.9013" calcext:value-type="float">
            <text:p>57.9013</text:p>
          </table:table-cell>
          <table:table-cell office:value-type="float" office:value="57.2883" calcext:value-type="float">
            <text:p>57.2883</text:p>
          </table:table-cell>
          <table:table-cell office:value-type="float" office:value="57.0004" calcext:value-type="float">
            <text:p>57.0004</text:p>
          </table:table-cell>
          <table:table-cell table:number-columns-repeated="5"/>
        </table:table-row>
      </table:table>
      <table:table table:name="streamcluster" table:style-name="ta1">
        <table:shapes>
          <draw:frame draw:z-index="0" draw:style-name="gr1" draw:text-style-name="P1" svg:width="696.25pt" svg:height="494.93pt" svg:x="346.2pt" svg:y="554.68pt">
            <loext:p draw:notify-on-update-of-ranges="streamcluster.A3:streamcluster.A32 streamcluster.B2:streamcluster.B2 streamcluster.B3:streamcluster.B32 streamcluster.C2:streamcluster.C2 streamcluster.C3:streamcluster.C32 streamcluster.D2:streamcluster.D2 streamcluster.D3:streamcluster.D32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streamcluster.F3:streamcluster.F12 streamcluster.G2:streamcluster.G2 streamcluster.G3:streamcluster.G12 streamcluster.H2:streamcluster.H2 streamcluster.H3:streamcluster.H12 streamcluster.I2:streamcluster.I2 streamcluster.I3:streamcluster.I12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streamcluster.A3:streamcluster.A32 streamcluster.B2:streamcluster.B2 streamcluster.B3:streamcluster.B32 streamcluster.C2:streamcluster.C2 streamcluster.C3:streamcluster.C32 streamcluster.D2:streamcluster.D2 streamcluster.D3:streamcluster.D32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2" office:value-type="float" office:value="435733" calcext:value-type="float">
            <text:p>435733</text:p>
          </table:table-cell>
          <table:table-cell office:value-type="float" office:value="15970" calcext:value-type="float">
            <text:p>15970</text:p>
          </table:table-cell>
          <table:table-cell office:value-type="float" office:value="16012" calcext:value-type="float">
            <text:p>160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11145" calcext:value-type="float">
            <text:p>0.111145</text:p>
          </table:table-cell>
          <table:table-cell office:value-type="float" office:value="0.835185" calcext:value-type="float">
            <text:p>0.83518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49.5769" calcext:value-type="float">
            <text:p>49.5769</text:p>
          </table:table-cell>
          <table:table-cell table:formula="of:=[.C3]+[.C4]" office:value-type="float" office:value="39.024145" calcext:value-type="float">
            <text:p>39.024145</text:p>
          </table:table-cell>
          <table:table-cell table:formula="of:=[.D3]+[.D4]" office:value-type="float" office:value="4.974675" calcext:value-type="float">
            <text:p>4.9746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.5769" calcext:value-type="float">
            <text:p>49.5769</text:p>
          </table:table-cell>
          <table:table-cell office:value-type="float" office:value="38.913" calcext:value-type="float">
            <text:p>38.913</text:p>
          </table:table-cell>
          <table:table-cell office:value-type="float" office:value="4.13949" calcext:value-type="float">
            <text:p>4.1394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8.94674" calcext:value-type="float">
            <text:p>8.94674</text:p>
          </table:table-cell>
          <table:table-cell table:formula="of:=[.C5]+[.C6]" office:value-type="float" office:value="7.4937" calcext:value-type="float">
            <text:p>7.4937</text:p>
          </table:table-cell>
          <table:table-cell table:formula="of:=[.D5]+[.D6]" office:value-type="float" office:value="8.55435" calcext:value-type="float">
            <text:p>8.554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26382" calcext:value-type="float">
            <text:p>5.26382</text:p>
          </table:table-cell>
          <table:table-cell office:value-type="float" office:value="3.79708" calcext:value-type="float">
            <text:p>3.79708</text:p>
          </table:table-cell>
          <table:table-cell office:value-type="float" office:value="4.38624" calcext:value-type="float">
            <text:p>4.3862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4.35937" calcext:value-type="float">
            <text:p>4.35937</text:p>
          </table:table-cell>
          <table:table-cell table:formula="of:=[.C7]+[.C8]" office:value-type="float" office:value="5.99" calcext:value-type="float">
            <text:p>5.99</text:p>
          </table:table-cell>
          <table:table-cell table:formula="of:=[.D7]+[.D8]" office:value-type="float" office:value="8.31382" calcext:value-type="float">
            <text:p>8.31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68292" calcext:value-type="float">
            <text:p>3.68292</text:p>
          </table:table-cell>
          <table:table-cell office:value-type="float" office:value="3.69662" calcext:value-type="float">
            <text:p>3.69662</text:p>
          </table:table-cell>
          <table:table-cell office:value-type="float" office:value="4.16811" calcext:value-type="float">
            <text:p>4.1681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2.2956" calcext:value-type="float">
            <text:p>2.2956</text:p>
          </table:table-cell>
          <table:table-cell table:formula="of:=[.C9]+[.C10]" office:value-type="float" office:value="4.87112" calcext:value-type="float">
            <text:p>4.87112</text:p>
          </table:table-cell>
          <table:table-cell table:formula="of:=[.D9]+[.D10]" office:value-type="float" office:value="8.35766" calcext:value-type="float">
            <text:p>8.357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2962" calcext:value-type="float">
            <text:p>2.52962</text:p>
          </table:table-cell>
          <table:table-cell office:value-type="float" office:value="3.18192" calcext:value-type="float">
            <text:p>3.18192</text:p>
          </table:table-cell>
          <table:table-cell office:value-type="float" office:value="4.14543" calcext:value-type="float">
            <text:p>4.1454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1.537384" calcext:value-type="float">
            <text:p>1.537384</text:p>
          </table:table-cell>
          <table:table-cell table:formula="of:=[.C11]+[.C12]" office:value-type="float" office:value="4.09487" calcext:value-type="float">
            <text:p>4.09487</text:p>
          </table:table-cell>
          <table:table-cell table:formula="of:=[.D11]+[.D12]" office:value-type="float" office:value="8.35006" calcext:value-type="float">
            <text:p>8.350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2975" calcext:value-type="float">
            <text:p>1.82975</text:p>
          </table:table-cell>
          <table:table-cell office:value-type="float" office:value="2.80808" calcext:value-type="float">
            <text:p>2.80808</text:p>
          </table:table-cell>
          <table:table-cell office:value-type="float" office:value="4.16839" calcext:value-type="float">
            <text:p>4.1683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.986522" calcext:value-type="float">
            <text:p>0.986522</text:p>
          </table:table-cell>
          <table:table-cell table:formula="of:=[.C13]+[.C14]" office:value-type="float" office:value="3.35587" calcext:value-type="float">
            <text:p>3.35587</text:p>
          </table:table-cell>
          <table:table-cell table:formula="of:=[.D13]+[.D14]" office:value-type="float" office:value="8.65899" calcext:value-type="float">
            <text:p>8.658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7434" calcext:value-type="float">
            <text:p>1.27434</text:p>
          </table:table-cell>
          <table:table-cell office:value-type="float" office:value="2.54238" calcext:value-type="float">
            <text:p>2.54238</text:p>
          </table:table-cell>
          <table:table-cell office:value-type="float" office:value="4.16814" calcext:value-type="float">
            <text:p>4.1681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804761" calcext:value-type="float">
            <text:p>0.804761</text:p>
          </table:table-cell>
          <table:table-cell table:formula="of:=[.C15]+[.C16]" office:value-type="float" office:value="2.76077" calcext:value-type="float">
            <text:p>2.76077</text:p>
          </table:table-cell>
          <table:table-cell table:formula="of:=[.D15]+[.D16]" office:value-type="float" office:value="8.16016" calcext:value-type="float">
            <text:p>8.16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2126" calcext:value-type="float">
            <text:p>1.02126</text:p>
          </table:table-cell>
          <table:table-cell office:value-type="float" office:value="2.32874" calcext:value-type="float">
            <text:p>2.32874</text:p>
          </table:table-cell>
          <table:table-cell office:value-type="float" office:value="4.18952" calcext:value-type="float">
            <text:p>4.1895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685074" calcext:value-type="float">
            <text:p>0.685074</text:p>
          </table:table-cell>
          <table:table-cell table:formula="of:=[.C17]+[.C18]" office:value-type="float" office:value="2.30202" calcext:value-type="float">
            <text:p>2.30202</text:p>
          </table:table-cell>
          <table:table-cell table:formula="of:=[.D17]+[.D18]" office:value-type="float" office:value="7.42198" calcext:value-type="float">
            <text:p>7.421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59734" calcext:value-type="float">
            <text:p>0.859734</text:p>
          </table:table-cell>
          <table:table-cell office:value-type="float" office:value="2.14576" calcext:value-type="float">
            <text:p>2.14576</text:p>
          </table:table-cell>
          <table:table-cell office:value-type="float" office:value="4.179" calcext:value-type="float">
            <text:p>4.17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537482" calcext:value-type="float">
            <text:p>0.537482</text:p>
          </table:table-cell>
          <table:table-cell table:formula="of:=[.C19]+[.C20]" office:value-type="float" office:value="1.870523" calcext:value-type="float">
            <text:p>1.870523</text:p>
          </table:table-cell>
          <table:table-cell table:formula="of:=[.D19]+[.D20]" office:value-type="float" office:value="5.46955" calcext:value-type="float">
            <text:p>5.469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7765" calcext:value-type="float">
            <text:p>0.67765</text:p>
          </table:table-cell>
          <table:table-cell office:value-type="float" office:value="1.94911" calcext:value-type="float">
            <text:p>1.94911</text:p>
          </table:table-cell>
          <table:table-cell office:value-type="float" office:value="4.17106" calcext:value-type="float">
            <text:p>4.1710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432521" calcext:value-type="float">
            <text:p>0.432521</text:p>
          </table:table-cell>
          <table:table-cell table:formula="of:=[.C21]+[.C22]" office:value-type="float" office:value="1.455113" calcext:value-type="float">
            <text:p>1.455113</text:p>
          </table:table-cell>
          <table:table-cell table:formula="of:=[.D21]+[.D22]" office:value-type="float" office:value="3.20259" calcext:value-type="float">
            <text:p>3.202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30327" calcext:value-type="float">
            <text:p>0.530327</text:p>
          </table:table-cell>
          <table:table-cell office:value-type="float" office:value="1.76172" calcext:value-type="float">
            <text:p>1.76172</text:p>
          </table:table-cell>
          <table:table-cell office:value-type="float" office:value="4.17406" calcext:value-type="float">
            <text:p>4.1740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56195" calcext:value-type="float">
            <text:p>0.456195</text:p>
          </table:table-cell>
          <table:table-cell office:value-type="float" office:value="1.59415" calcext:value-type="float">
            <text:p>1.59415</text:p>
          </table:table-cell>
          <table:table-cell office:value-type="float" office:value="4.48493" calcext:value-type="float">
            <text:p>4.4849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16501" calcext:value-type="float">
            <text:p>0.416501</text:p>
          </table:table-cell>
          <table:table-cell office:value-type="float" office:value="1.44763" calcext:value-type="float">
            <text:p>1.44763</text:p>
          </table:table-cell>
          <table:table-cell office:value-type="float" office:value="4.12537" calcext:value-type="float">
            <text:p>4.1253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26" calcext:value-type="float">
            <text:p>0.38826</text:p>
          </table:table-cell>
          <table:table-cell office:value-type="float" office:value="1.31314" calcext:value-type="float">
            <text:p>1.31314</text:p>
          </table:table-cell>
          <table:table-cell office:value-type="float" office:value="4.03479" calcext:value-type="float">
            <text:p>4.0347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1609" calcext:value-type="float">
            <text:p>0.361609</text:p>
          </table:table-cell>
          <table:table-cell office:value-type="float" office:value="1.20527" calcext:value-type="float">
            <text:p>1.20527</text:p>
          </table:table-cell>
          <table:table-cell office:value-type="float" office:value="3.71505" calcext:value-type="float">
            <text:p>3.715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3465" calcext:value-type="float">
            <text:p>0.323465</text:p>
          </table:table-cell>
          <table:table-cell office:value-type="float" office:value="1.09675" calcext:value-type="float">
            <text:p>1.09675</text:p>
          </table:table-cell>
          <table:table-cell office:value-type="float" office:value="3.70693" calcext:value-type="float">
            <text:p>3.7069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88527" calcext:value-type="float">
            <text:p>0.288527</text:p>
          </table:table-cell>
          <table:table-cell office:value-type="float" office:value="0.986846" calcext:value-type="float">
            <text:p>0.986846</text:p>
          </table:table-cell>
          <table:table-cell office:value-type="float" office:value="3.04779" calcext:value-type="float">
            <text:p>3.0477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48955" calcext:value-type="float">
            <text:p>0.248955</text:p>
          </table:table-cell>
          <table:table-cell office:value-type="float" office:value="0.883677" calcext:value-type="float">
            <text:p>0.883677</text:p>
          </table:table-cell>
          <table:table-cell office:value-type="float" office:value="2.42176" calcext:value-type="float">
            <text:p>2.4217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25133" calcext:value-type="float">
            <text:p>0.225133</text:p>
          </table:table-cell>
          <table:table-cell office:value-type="float" office:value="0.778231" calcext:value-type="float">
            <text:p>0.778231</text:p>
          </table:table-cell>
          <table:table-cell office:value-type="float" office:value="1.88005" calcext:value-type="float">
            <text:p>1.8800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7388" calcext:value-type="float">
            <text:p>0.207388</text:p>
          </table:table-cell>
          <table:table-cell office:value-type="float" office:value="0.676882" calcext:value-type="float">
            <text:p>0.676882</text:p>
          </table:table-cell>
          <table:table-cell office:value-type="float" office:value="1.32254" calcext:value-type="float">
            <text:p>1.32254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93672" calcext:value-type="float">
            <text:p>0.193672</text:p>
          </table:table-cell>
          <table:table-cell office:value-type="float" office:value="0.589316" calcext:value-type="float">
            <text:p>0.589316</text:p>
          </table:table-cell>
          <table:table-cell office:value-type="float" office:value="0.909358" calcext:value-type="float">
            <text:p>0.909358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88848" calcext:value-type="float">
            <text:p>0.188848</text:p>
          </table:table-cell>
          <table:table-cell office:value-type="float" office:value="0.4983" calcext:value-type="float">
            <text:p>0.4983</text:p>
          </table:table-cell>
          <table:table-cell office:value-type="float" office:value="0.602264" calcext:value-type="float">
            <text:p>0.602264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8482" calcext:value-type="float">
            <text:p>0.18482</text:p>
          </table:table-cell>
          <table:table-cell office:value-type="float" office:value="0.422308" calcext:value-type="float">
            <text:p>0.422308</text:p>
          </table:table-cell>
          <table:table-cell office:value-type="float" office:value="0.387856" calcext:value-type="float">
            <text:p>0.38785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75307" calcext:value-type="float">
            <text:p>0.175307</text:p>
          </table:table-cell>
          <table:table-cell office:value-type="float" office:value="0.353457" calcext:value-type="float">
            <text:p>0.353457</text:p>
          </table:table-cell>
          <table:table-cell office:value-type="float" office:value="0.300883" calcext:value-type="float">
            <text:p>0.300883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71494" calcext:value-type="float">
            <text:p>0.171494</text:p>
          </table:table-cell>
          <table:table-cell office:value-type="float" office:value="0.29998" calcext:value-type="float">
            <text:p>0.29998</text:p>
          </table:table-cell>
          <table:table-cell office:value-type="float" office:value="0.243781" calcext:value-type="float">
            <text:p>0.24378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64865" calcext:value-type="float">
            <text:p>0.164865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199735" calcext:value-type="float">
            <text:p>0.199735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57374" calcext:value-type="float">
            <text:p>0.157374</text:p>
          </table:table-cell>
          <table:table-cell office:value-type="float" office:value="0.216645" calcext:value-type="float">
            <text:p>0.216645</text:p>
          </table:table-cell>
          <table:table-cell office:value-type="float" office:value="0.190384" calcext:value-type="float">
            <text:p>0.190384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46837" calcext:value-type="float">
            <text:p>0.146837</text:p>
          </table:table-cell>
          <table:table-cell office:value-type="float" office:value="0.191557" calcext:value-type="float">
            <text:p>0.191557</text:p>
          </table:table-cell>
          <table:table-cell office:value-type="float" office:value="0.198051" calcext:value-type="float">
            <text:p>0.19805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38699" calcext:value-type="float">
            <text:p>0.138699</text:p>
          </table:table-cell>
          <table:table-cell office:value-type="float" office:value="0.176991" calcext:value-type="float">
            <text:p>0.176991</text:p>
          </table:table-cell>
          <table:table-cell office:value-type="float" office:value="0.188687" calcext:value-type="float">
            <text:p>0.18868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2919" calcext:value-type="float">
            <text:p>0.132919</text:p>
          </table:table-cell>
          <table:table-cell office:value-type="float" office:value="0.166064" calcext:value-type="float">
            <text:p>0.166064</text:p>
          </table:table-cell>
          <table:table-cell office:value-type="float" office:value="0.163989" calcext:value-type="float">
            <text:p>0.163989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27138" calcext:value-type="float">
            <text:p>0.127138</text:p>
          </table:table-cell>
          <table:table-cell office:value-type="float" office:value="0.165646" calcext:value-type="float">
            <text:p>0.165646</text:p>
          </table:table-cell>
          <table:table-cell office:value-type="float" office:value="0.159893" calcext:value-type="float">
            <text:p>0.15989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8798" calcext:value-type="float">
            <text:p>0.118798</text:p>
          </table:table-cell>
          <table:table-cell office:value-type="float" office:value="0.159678" calcext:value-type="float">
            <text:p>0.159678</text:p>
          </table:table-cell>
          <table:table-cell office:value-type="float" office:value="0.152213" calcext:value-type="float">
            <text:p>0.152213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14379" calcext:value-type="float">
            <text:p>0.114379</text:p>
          </table:table-cell>
          <table:table-cell office:value-type="float" office:value="0.152995" calcext:value-type="float">
            <text:p>0.152995</text:p>
          </table:table-cell>
          <table:table-cell office:value-type="float" office:value="0.148575" calcext:value-type="float">
            <text:p>0.14857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07467" calcext:value-type="float">
            <text:p>0.107467</text:p>
          </table:table-cell>
          <table:table-cell office:value-type="float" office:value="0.150583" calcext:value-type="float">
            <text:p>0.150583</text:p>
          </table:table-cell>
          <table:table-cell office:value-type="float" office:value="0.155838" calcext:value-type="float">
            <text:p>0.155838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0426" calcext:value-type="float">
            <text:p>0.10426</text:p>
          </table:table-cell>
          <table:table-cell office:value-type="float" office:value="0.149734" calcext:value-type="float">
            <text:p>0.149734</text:p>
          </table:table-cell>
          <table:table-cell office:value-type="float" office:value="0.142162" calcext:value-type="float">
            <text:p>0.142162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01269" calcext:value-type="float">
            <text:p>0.101269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0.140585" calcext:value-type="float">
            <text:p>0.140585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01444" calcext:value-type="float">
            <text:p>0.101444</text:p>
          </table:table-cell>
          <table:table-cell office:value-type="float" office:value="0.143442" calcext:value-type="float">
            <text:p>0.143442</text:p>
          </table:table-cell>
          <table:table-cell office:value-type="float" office:value="0.141084" calcext:value-type="float">
            <text:p>0.14108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970381" calcext:value-type="float">
            <text:p>0.0970381</text:p>
          </table:table-cell>
          <table:table-cell office:value-type="float" office:value="0.140046" calcext:value-type="float">
            <text:p>0.140046</text:p>
          </table:table-cell>
          <table:table-cell office:value-type="float" office:value="0.130682" calcext:value-type="float">
            <text:p>0.130682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972806" calcext:value-type="float">
            <text:p>0.0972806</text:p>
          </table:table-cell>
          <table:table-cell office:value-type="float" office:value="0.138807" calcext:value-type="float">
            <text:p>0.138807</text:p>
          </table:table-cell>
          <table:table-cell office:value-type="float" office:value="0.129901" calcext:value-type="float">
            <text:p>0.12990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960814" calcext:value-type="float">
            <text:p>0.0960814</text:p>
          </table:table-cell>
          <table:table-cell office:value-type="float" office:value="0.135735" calcext:value-type="float">
            <text:p>0.135735</text:p>
          </table:table-cell>
          <table:table-cell office:value-type="float" office:value="0.144735" calcext:value-type="float">
            <text:p>0.144735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927938" calcext:value-type="float">
            <text:p>0.0927938</text:p>
          </table:table-cell>
          <table:table-cell office:value-type="float" office:value="0.132676" calcext:value-type="float">
            <text:p>0.132676</text:p>
          </table:table-cell>
          <table:table-cell office:value-type="float" office:value="1.07738" calcext:value-type="float">
            <text:p>1.07738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18911" calcext:value-type="float">
            <text:p>0.0918911</text:p>
          </table:table-cell>
          <table:table-cell office:value-type="float" office:value="0.126114" calcext:value-type="float">
            <text:p>0.126114</text:p>
          </table:table-cell>
          <table:table-cell office:value-type="float" office:value="0.12439" calcext:value-type="float">
            <text:p>0.12439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13521" calcext:value-type="float">
            <text:p>0.0913521</text:p>
          </table:table-cell>
          <table:table-cell office:value-type="float" office:value="0.120981" calcext:value-type="float">
            <text:p>0.120981</text:p>
          </table:table-cell>
          <table:table-cell office:value-type="float" office:value="0.128836" calcext:value-type="float">
            <text:p>0.128836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90616" calcext:value-type="float">
            <text:p>0.0890616</text:p>
          </table:table-cell>
          <table:table-cell office:value-type="float" office:value="0.11927" calcext:value-type="float">
            <text:p>0.11927</text:p>
          </table:table-cell>
          <table:table-cell office:value-type="float" office:value="0.114972" calcext:value-type="float">
            <text:p>0.114972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900182" calcext:value-type="float">
            <text:p>0.0900182</text:p>
          </table:table-cell>
          <table:table-cell office:value-type="float" office:value="0.122288" calcext:value-type="float">
            <text:p>0.122288</text:p>
          </table:table-cell>
          <table:table-cell office:value-type="float" office:value="0.120132" calcext:value-type="float">
            <text:p>0.120132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66363" calcext:value-type="float">
            <text:p>0.0866363</text:p>
          </table:table-cell>
          <table:table-cell office:value-type="float" office:value="0.114635" calcext:value-type="float">
            <text:p>0.114635</text:p>
          </table:table-cell>
          <table:table-cell office:value-type="float" office:value="0.124956" calcext:value-type="float">
            <text:p>0.124956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850868" calcext:value-type="float">
            <text:p>0.0850868</text:p>
          </table:table-cell>
          <table:table-cell office:value-type="float" office:value="0.114271" calcext:value-type="float">
            <text:p>0.114271</text:p>
          </table:table-cell>
          <table:table-cell office:value-type="float" office:value="0.114918" calcext:value-type="float">
            <text:p>0.114918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34026" calcext:value-type="float">
            <text:p>0.0834026</text:p>
          </table:table-cell>
          <table:table-cell office:value-type="float" office:value="0.110781" calcext:value-type="float">
            <text:p>0.110781</text:p>
          </table:table-cell>
          <table:table-cell office:value-type="float" office:value="0.121075" calcext:value-type="float">
            <text:p>0.121075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814489" calcext:value-type="float">
            <text:p>0.0814489</text:p>
          </table:table-cell>
          <table:table-cell office:value-type="float" office:value="0.108572" calcext:value-type="float">
            <text:p>0.108572</text:p>
          </table:table-cell>
          <table:table-cell office:value-type="float" office:value="0.123042" calcext:value-type="float">
            <text:p>0.123042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01285" calcext:value-type="float">
            <text:p>0.0801285</text:p>
          </table:table-cell>
          <table:table-cell office:value-type="float" office:value="0.10205" calcext:value-type="float">
            <text:p>0.10205</text:p>
          </table:table-cell>
          <table:table-cell office:value-type="float" office:value="0.113624" calcext:value-type="float">
            <text:p>0.113624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766792" calcext:value-type="float">
            <text:p>0.0766792</text:p>
          </table:table-cell>
          <table:table-cell office:value-type="float" office:value="0.0813007" calcext:value-type="float">
            <text:p>0.0813007</text:p>
          </table:table-cell>
          <table:table-cell office:value-type="float" office:value="0.105378" calcext:value-type="float">
            <text:p>0.105378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40653" calcext:value-type="float">
            <text:p>0.0740653</text:p>
          </table:table-cell>
          <table:table-cell office:value-type="float" office:value="0.0698211" calcext:value-type="float">
            <text:p>0.0698211</text:p>
          </table:table-cell>
          <table:table-cell office:value-type="float" office:value="0.0859761" calcext:value-type="float">
            <text:p>0.0859761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721385" calcext:value-type="float">
            <text:p>0.0721385</text:p>
          </table:table-cell>
          <table:table-cell office:value-type="float" office:value="0.066776" calcext:value-type="float">
            <text:p>0.066776</text:p>
          </table:table-cell>
          <table:table-cell office:value-type="float" office:value="0.0761672" calcext:value-type="float">
            <text:p>0.076167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714244" calcext:value-type="float">
            <text:p>0.0714244</text:p>
          </table:table-cell>
          <table:table-cell office:value-type="float" office:value="0.0666817" calcext:value-type="float">
            <text:p>0.0666817</text:p>
          </table:table-cell>
          <table:table-cell office:value-type="float" office:value="0.0897353" calcext:value-type="float">
            <text:p>0.0897353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695651" calcext:value-type="float">
            <text:p>0.0695651</text:p>
          </table:table-cell>
          <table:table-cell office:value-type="float" office:value="0.0655364" calcext:value-type="float">
            <text:p>0.0655364</text:p>
          </table:table-cell>
          <table:table-cell office:value-type="float" office:value="0.0848039" calcext:value-type="float">
            <text:p>0.0848039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59945" calcext:value-type="float">
            <text:p>0.0659945</text:p>
          </table:table-cell>
          <table:table-cell office:value-type="float" office:value="0.0639734" calcext:value-type="float">
            <text:p>0.0639734</text:p>
          </table:table-cell>
          <table:table-cell office:value-type="float" office:value="0.0771643" calcext:value-type="float">
            <text:p>0.0771643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650783" calcext:value-type="float">
            <text:p>0.0650783</text:p>
          </table:table-cell>
          <table:table-cell office:value-type="float" office:value="0.062424" calcext:value-type="float">
            <text:p>0.062424</text:p>
          </table:table-cell>
          <table:table-cell office:value-type="float" office:value="0.0783095" calcext:value-type="float">
            <text:p>0.0783095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607397" calcext:value-type="float">
            <text:p>0.0607397</text:p>
          </table:table-cell>
          <table:table-cell office:value-type="float" office:value="0.0655633" calcext:value-type="float">
            <text:p>0.0655633</text:p>
          </table:table-cell>
          <table:table-cell office:value-type="float" office:value="0.0802363" calcext:value-type="float">
            <text:p>0.0802363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580585" calcext:value-type="float">
            <text:p>0.0580585</text:p>
          </table:table-cell>
          <table:table-cell office:value-type="float" office:value="0.0611709" calcext:value-type="float">
            <text:p>0.0611709</text:p>
          </table:table-cell>
          <table:table-cell office:value-type="float" office:value="0.0730817" calcext:value-type="float">
            <text:p>0.0730817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55389" calcext:value-type="float">
            <text:p>0.0555389</text:p>
          </table:table-cell>
          <table:table-cell office:value-type="float" office:value="0.0620332" calcext:value-type="float">
            <text:p>0.0620332</text:p>
          </table:table-cell>
          <table:table-cell office:value-type="float" office:value="0.073203" calcext:value-type="float">
            <text:p>0.073203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545283" calcext:value-type="float">
            <text:p>0.0545283</text:p>
          </table:table-cell>
          <table:table-cell office:value-type="float" office:value="0.0600795" calcext:value-type="float">
            <text:p>0.0600795</text:p>
          </table:table-cell>
          <table:table-cell office:value-type="float" office:value="0.0750893" calcext:value-type="float">
            <text:p>0.0750893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514698" calcext:value-type="float">
            <text:p>0.0514698</text:p>
          </table:table-cell>
          <table:table-cell office:value-type="float" office:value="0.0619389" calcext:value-type="float">
            <text:p>0.0619389</text:p>
          </table:table-cell>
          <table:table-cell office:value-type="float" office:value="0.0675036" calcext:value-type="float">
            <text:p>0.0675036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512946" calcext:value-type="float">
            <text:p>0.0512946</text:p>
          </table:table-cell>
          <table:table-cell office:value-type="float" office:value="0.0605646" calcext:value-type="float">
            <text:p>0.0605646</text:p>
          </table:table-cell>
          <table:table-cell office:value-type="float" office:value="0.0659541" calcext:value-type="float">
            <text:p>0.0659541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494891" calcext:value-type="float">
            <text:p>0.0494891</text:p>
          </table:table-cell>
          <table:table-cell office:value-type="float" office:value="0.0616829" calcext:value-type="float">
            <text:p>0.0616829</text:p>
          </table:table-cell>
          <table:table-cell office:value-type="float" office:value="0.0660753" calcext:value-type="float">
            <text:p>0.0660753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48007" calcext:value-type="float">
            <text:p>0.048007</text:p>
          </table:table-cell>
          <table:table-cell office:value-type="float" office:value="0.0594463" calcext:value-type="float">
            <text:p>0.0594463</text:p>
          </table:table-cell>
          <table:table-cell office:value-type="float" office:value="0.0599044" calcext:value-type="float">
            <text:p>0.0599044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472525" calcext:value-type="float">
            <text:p>0.0472525</text:p>
          </table:table-cell>
          <table:table-cell office:value-type="float" office:value="0.0585974" calcext:value-type="float">
            <text:p>0.0585974</text:p>
          </table:table-cell>
          <table:table-cell office:value-type="float" office:value="0.0575195" calcext:value-type="float">
            <text:p>0.0575195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48034" calcext:value-type="float">
            <text:p>0.048034</text:p>
          </table:table-cell>
          <table:table-cell office:value-type="float" office:value="0.0587052" calcext:value-type="float">
            <text:p>0.0587052</text:p>
          </table:table-cell>
          <table:table-cell office:value-type="float" office:value="0.0583818" calcext:value-type="float">
            <text:p>0.0583818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484382" calcext:value-type="float">
            <text:p>0.0484382</text:p>
          </table:table-cell>
          <table:table-cell office:value-type="float" office:value="0.0588669" calcext:value-type="float">
            <text:p>0.0588669</text:p>
          </table:table-cell>
          <table:table-cell office:value-type="float" office:value="0.055229" calcext:value-type="float">
            <text:p>0.055229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473333" calcext:value-type="float">
            <text:p>0.0473333</text:p>
          </table:table-cell>
          <table:table-cell office:value-type="float" office:value="0.0561856" calcext:value-type="float">
            <text:p>0.0561856</text:p>
          </table:table-cell>
          <table:table-cell office:value-type="float" office:value="0.0556736" calcext:value-type="float">
            <text:p>0.0556736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79801" calcext:value-type="float">
            <text:p>0.0479801</text:p>
          </table:table-cell>
          <table:table-cell office:value-type="float" office:value="0.0566437" calcext:value-type="float">
            <text:p>0.0566437</text:p>
          </table:table-cell>
          <table:table-cell office:value-type="float" office:value="0.0552424" calcext:value-type="float">
            <text:p>0.0552424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463767" calcext:value-type="float">
            <text:p>0.0463767</text:p>
          </table:table-cell>
          <table:table-cell office:value-type="float" office:value="0.0562799" calcext:value-type="float">
            <text:p>0.0562799</text:p>
          </table:table-cell>
          <table:table-cell office:value-type="float" office:value="0.0553907" calcext:value-type="float">
            <text:p>0.0553907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460264" calcext:value-type="float">
            <text:p>0.0460264</text:p>
          </table:table-cell>
          <table:table-cell office:value-type="float" office:value="0.0560509" calcext:value-type="float">
            <text:p>0.0560509</text:p>
          </table:table-cell>
          <table:table-cell office:value-type="float" office:value="0.0566168" calcext:value-type="float">
            <text:p>0.0566168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451102" calcext:value-type="float">
            <text:p>0.0451102</text:p>
          </table:table-cell>
          <table:table-cell office:value-type="float" office:value="0.0559431" calcext:value-type="float">
            <text:p>0.0559431</text:p>
          </table:table-cell>
          <table:table-cell office:value-type="float" office:value="0.0533157" calcext:value-type="float">
            <text:p>0.053315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455009" calcext:value-type="float">
            <text:p>0.0455009</text:p>
          </table:table-cell>
          <table:table-cell office:value-type="float" office:value="0.0548652" calcext:value-type="float">
            <text:p>0.0548652</text:p>
          </table:table-cell>
          <table:table-cell office:value-type="float" office:value="0.0532483" calcext:value-type="float">
            <text:p>0.0532483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468887" calcext:value-type="float">
            <text:p>0.0468887</text:p>
          </table:table-cell>
          <table:table-cell office:value-type="float" office:value="0.0545014" calcext:value-type="float">
            <text:p>0.0545014</text:p>
          </table:table-cell>
          <table:table-cell office:value-type="float" office:value="0.0532618" calcext:value-type="float">
            <text:p>0.0532618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46754" calcext:value-type="float">
            <text:p>0.046754</text:p>
          </table:table-cell>
          <table:table-cell office:value-type="float" office:value="0.0529654" calcext:value-type="float">
            <text:p>0.0529654</text:p>
          </table:table-cell>
          <table:table-cell office:value-type="float" office:value="0.0529115" calcext:value-type="float">
            <text:p>0.0529115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451506" calcext:value-type="float">
            <text:p>0.0451506</text:p>
          </table:table-cell>
          <table:table-cell office:value-type="float" office:value="0.0538412" calcext:value-type="float">
            <text:p>0.0538412</text:p>
          </table:table-cell>
          <table:table-cell office:value-type="float" office:value="0.0514294" calcext:value-type="float">
            <text:p>0.0514294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46498" calcext:value-type="float">
            <text:p>0.046498</text:p>
          </table:table-cell>
          <table:table-cell office:value-type="float" office:value="0.0530866" calcext:value-type="float">
            <text:p>0.0530866</text:p>
          </table:table-cell>
          <table:table-cell office:value-type="float" office:value="0.0523591" calcext:value-type="float">
            <text:p>0.0523591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466327" calcext:value-type="float">
            <text:p>0.0466327</text:p>
          </table:table-cell>
          <table:table-cell office:value-type="float" office:value="0.0521435" calcext:value-type="float">
            <text:p>0.0521435</text:p>
          </table:table-cell>
          <table:table-cell office:value-type="float" office:value="0.0528306" calcext:value-type="float">
            <text:p>0.0528306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71447" calcext:value-type="float">
            <text:p>0.0471447</text:p>
          </table:table-cell>
          <table:table-cell office:value-type="float" office:value="0.0535313" calcext:value-type="float">
            <text:p>0.0535313</text:p>
          </table:table-cell>
          <table:table-cell office:value-type="float" office:value="0.050594" calcext:value-type="float">
            <text:p>0.050594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65114" calcext:value-type="float">
            <text:p>0.0465114</text:p>
          </table:table-cell>
          <table:table-cell office:value-type="float" office:value="0.0514698" calcext:value-type="float">
            <text:p>0.0514698</text:p>
          </table:table-cell>
          <table:table-cell office:value-type="float" office:value="0.0538277" calcext:value-type="float">
            <text:p>0.0538277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456895" calcext:value-type="float">
            <text:p>0.0456895</text:p>
          </table:table-cell>
          <table:table-cell office:value-type="float" office:value="0.0527498" calcext:value-type="float">
            <text:p>0.0527498</text:p>
          </table:table-cell>
          <table:table-cell office:value-type="float" office:value="0.0531944" calcext:value-type="float">
            <text:p>0.0531944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465249" calcext:value-type="float">
            <text:p>0.0465249</text:p>
          </table:table-cell>
          <table:table-cell office:value-type="float" office:value="0.0518336" calcext:value-type="float">
            <text:p>0.0518336</text:p>
          </table:table-cell>
          <table:table-cell office:value-type="float" office:value="0.0530462" calcext:value-type="float">
            <text:p>0.0530462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457434" calcext:value-type="float">
            <text:p>0.0457434</text:p>
          </table:table-cell>
          <table:table-cell office:value-type="float" office:value="0.0519548" calcext:value-type="float">
            <text:p>0.0519548</text:p>
          </table:table-cell>
          <table:table-cell office:value-type="float" office:value="0.050055" calcext:value-type="float">
            <text:p>0.050055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443691" calcext:value-type="float">
            <text:p>0.0443691</text:p>
          </table:table-cell>
          <table:table-cell office:value-type="float" office:value="0.0494487" calcext:value-type="float">
            <text:p>0.0494487</text:p>
          </table:table-cell>
          <table:table-cell office:value-type="float" office:value="0.0492601" calcext:value-type="float">
            <text:p>0.049260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436415" calcext:value-type="float">
            <text:p>0.0436415</text:p>
          </table:table-cell>
          <table:table-cell office:value-type="float" office:value="0.0488693" calcext:value-type="float">
            <text:p>0.0488693</text:p>
          </table:table-cell>
          <table:table-cell office:value-type="float" office:value="0.0503919" calcext:value-type="float">
            <text:p>0.0503919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424289" calcext:value-type="float">
            <text:p>0.0424289</text:p>
          </table:table-cell>
          <table:table-cell office:value-type="float" office:value="0.0485595" calcext:value-type="float">
            <text:p>0.0485595</text:p>
          </table:table-cell>
          <table:table-cell office:value-type="float" office:value="0.0475354" calcext:value-type="float">
            <text:p>0.0475354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430622" calcext:value-type="float">
            <text:p>0.0430622</text:p>
          </table:table-cell>
          <table:table-cell office:value-type="float" office:value="0.0477241" calcext:value-type="float">
            <text:p>0.0477241</text:p>
          </table:table-cell>
          <table:table-cell office:value-type="float" office:value="0.045703" calcext:value-type="float">
            <text:p>0.045703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416609" calcext:value-type="float">
            <text:p>0.0416609</text:p>
          </table:table-cell>
          <table:table-cell office:value-type="float" office:value="0.0453257" calcext:value-type="float">
            <text:p>0.0453257</text:p>
          </table:table-cell>
          <table:table-cell office:value-type="float" office:value="0.0434933" calcext:value-type="float">
            <text:p>0.0434933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41324" calcext:value-type="float">
            <text:p>0.041324</text:p>
          </table:table-cell>
          <table:table-cell office:value-type="float" office:value="0.0436011" calcext:value-type="float">
            <text:p>0.0436011</text:p>
          </table:table-cell>
          <table:table-cell office:value-type="float" office:value="0.0416339" calcext:value-type="float">
            <text:p>0.0416339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426984" calcext:value-type="float">
            <text:p>0.0426984</text:p>
          </table:table-cell>
          <table:table-cell office:value-type="float" office:value="0.0414318" calcext:value-type="float">
            <text:p>0.0414318</text:p>
          </table:table-cell>
          <table:table-cell office:value-type="float" office:value="0.0383059" calcext:value-type="float">
            <text:p>0.0383059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41836" calcext:value-type="float">
            <text:p>0.041836</text:p>
          </table:table-cell>
          <table:table-cell office:value-type="float" office:value="0.0408525" calcext:value-type="float">
            <text:p>0.0408525</text:p>
          </table:table-cell>
          <table:table-cell office:value-type="float" office:value="0.0360423" calcext:value-type="float">
            <text:p>0.0360423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4158" calcext:value-type="float">
            <text:p>0.04158</text:p>
          </table:table-cell>
          <table:table-cell office:value-type="float" office:value="0.0357055" calcext:value-type="float">
            <text:p>0.0357055</text:p>
          </table:table-cell>
          <table:table-cell office:value-type="float" office:value="0.0352339" calcext:value-type="float">
            <text:p>0.0352339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396802" calcext:value-type="float">
            <text:p>0.0396802</text:p>
          </table:table-cell>
          <table:table-cell office:value-type="float" office:value="0.0353147" calcext:value-type="float">
            <text:p>0.0353147</text:p>
          </table:table-cell>
          <table:table-cell office:value-type="float" office:value="0.0346006" calcext:value-type="float">
            <text:p>0.0346006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394916" calcext:value-type="float">
            <text:p>0.0394916</text:p>
          </table:table-cell>
          <table:table-cell office:value-type="float" office:value="0.0322158" calcext:value-type="float">
            <text:p>0.0322158</text:p>
          </table:table-cell>
          <table:table-cell office:value-type="float" office:value="0.0330916" calcext:value-type="float">
            <text:p>0.0330916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375514" calcext:value-type="float">
            <text:p>0.0375514</text:p>
          </table:table-cell>
          <table:table-cell office:value-type="float" office:value="0.0322966" calcext:value-type="float">
            <text:p>0.0322966</text:p>
          </table:table-cell>
          <table:table-cell office:value-type="float" office:value="0.0348297" calcext:value-type="float">
            <text:p>0.0348297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368507" calcext:value-type="float">
            <text:p>0.0368507</text:p>
          </table:table-cell>
          <table:table-cell office:value-type="float" office:value="0.0326065" calcext:value-type="float">
            <text:p>0.0326065</text:p>
          </table:table-cell>
          <table:table-cell office:value-type="float" office:value="0.0336979" calcext:value-type="float">
            <text:p>0.0336979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7996" calcext:value-type="float">
            <text:p>0.037996</text:p>
          </table:table-cell>
          <table:table-cell office:value-type="float" office:value="0.0319867" calcext:value-type="float">
            <text:p>0.0319867</text:p>
          </table:table-cell>
          <table:table-cell office:value-type="float" office:value="0.0342907" calcext:value-type="float">
            <text:p>0.0342907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361366" calcext:value-type="float">
            <text:p>0.0361366</text:p>
          </table:table-cell>
          <table:table-cell office:value-type="float" office:value="0.0325257" calcext:value-type="float">
            <text:p>0.0325257</text:p>
          </table:table-cell>
          <table:table-cell office:value-type="float" office:value="0.0333206" calcext:value-type="float">
            <text:p>0.0333206</text:p>
          </table:table-cell>
          <table:table-cell table:number-columns-repeated="5"/>
        </table:table-row>
        <table:table-row table:style-name="ro1">
          <table:table-cell table:style-name="ce2" office:value-type="float" office:value="435733" calcext:value-type="float">
            <text:p>435733</text:p>
          </table:table-cell>
          <table:table-cell office:value-type="float" office:value="23.8259" calcext:value-type="float">
            <text:p>23.8259</text:p>
          </table:table-cell>
          <table:table-cell office:value-type="float" office:value="18.3513" calcext:value-type="float">
            <text:p>18.3513</text:p>
          </table:table-cell>
          <table:table-cell office:value-type="float" office:value="18.768" calcext:value-type="float">
            <text:p>18.768</text:p>
          </table:table-cell>
          <table:table-cell table:number-columns-repeated="5"/>
        </table:table-row>
      </table:table>
      <table:table table:name="sssp" table:style-name="ta1">
        <table:shapes>
          <draw:frame draw:z-index="0" draw:style-name="gr1" draw:text-style-name="P1" svg:width="696.25pt" svg:height="494.93pt" svg:x="346.2pt" svg:y="554.68pt">
            <loext:p draw:notify-on-update-of-ranges="sssp.A3:sssp.A32 sssp.B2:sssp.B2 sssp.B3:sssp.B32 sssp.C2:sssp.C2 sssp.C3:sssp.C32 sssp.D2:sssp.D2 sssp.D3:sssp.D32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sssp.F3:sssp.F12 sssp.G2:sssp.G2 sssp.G3:sssp.G12 sssp.H2:sssp.H2 sssp.H3:sssp.H12 sssp.I2:sssp.I2 sssp.I3:sssp.I12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sssp.A3:sssp.A32 sssp.B2:sssp.B2 sssp.B3:sssp.B32 sssp.C2:sssp.C2 sssp.C3:sssp.C32 sssp.D2:sssp.D2 sssp.D3:sssp.D32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2" office:value-type="float" office:value="1704" calcext:value-type="float">
            <text:p>1704</text:p>
          </table:table-cell>
          <table:table-cell office:value-type="float" office:value="339" calcext:value-type="float">
            <text:p>339</text:p>
          </table:table-cell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15811" calcext:value-type="float">
            <text:p>0.0115811</text:p>
          </table:table-cell>
          <table:table-cell office:value-type="float" office:value="1.46875" calcext:value-type="float">
            <text:p>1.46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97.895" calcext:value-type="float">
            <text:p>97.895</text:p>
          </table:table-cell>
          <table:table-cell table:formula="of:=[.C3]+[.C4]" office:value-type="float" office:value="97.7845811" calcext:value-type="float">
            <text:p>97.7845811</text:p>
          </table:table-cell>
          <table:table-cell table:formula="of:=[.D3]+[.D4]" office:value-type="float" office:value="8.74372" calcext:value-type="float">
            <text:p>8.74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.895" calcext:value-type="float">
            <text:p>97.895</text:p>
          </table:table-cell>
          <table:table-cell office:value-type="float" office:value="97.773" calcext:value-type="float">
            <text:p>97.773</text:p>
          </table:table-cell>
          <table:table-cell office:value-type="float" office:value="7.27497" calcext:value-type="float">
            <text:p>7.2749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0.301789" calcext:value-type="float">
            <text:p>0.301789</text:p>
          </table:table-cell>
          <table:table-cell table:formula="of:=[.C5]+[.C6]" office:value-type="float" office:value="0.220041" calcext:value-type="float">
            <text:p>0.220041</text:p>
          </table:table-cell>
          <table:table-cell table:formula="of:=[.D5]+[.D6]" office:value-type="float" office:value="14.93348" calcext:value-type="float">
            <text:p>14.933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0747" calcext:value-type="float">
            <text:p>0.190747</text:p>
          </table:table-cell>
          <table:table-cell office:value-type="float" office:value="0.111042" calcext:value-type="float">
            <text:p>0.111042</text:p>
          </table:table-cell>
          <table:table-cell office:value-type="float" office:value="7.39623" calcext:value-type="float">
            <text:p>7.3962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0.0660803" calcext:value-type="float">
            <text:p>0.0660803</text:p>
          </table:table-cell>
          <table:table-cell table:formula="of:=[.C7]+[.C8]" office:value-type="float" office:value="0.22481" calcext:value-type="float">
            <text:p>0.22481</text:p>
          </table:table-cell>
          <table:table-cell table:formula="of:=[.D7]+[.D8]" office:value-type="float" office:value="15.95329" calcext:value-type="float">
            <text:p>15.953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1042" calcext:value-type="float">
            <text:p>0.111042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7.53725" calcext:value-type="float">
            <text:p>7.5372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0.0292933" calcext:value-type="float">
            <text:p>0.0292933</text:p>
          </table:table-cell>
          <table:table-cell table:formula="of:=[.C9]+[.C10]" office:value-type="float" office:value="0.2036907" calcext:value-type="float">
            <text:p>0.2036907</text:p>
          </table:table-cell>
          <table:table-cell table:formula="of:=[.D9]+[.D10]" office:value-type="float" office:value="14.73456" calcext:value-type="float">
            <text:p>14.734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6787" calcext:value-type="float">
            <text:p>0.036787</text:p>
          </table:table-cell>
          <table:table-cell office:value-type="float" office:value="0.12058" calcext:value-type="float">
            <text:p>0.12058</text:p>
          </table:table-cell>
          <table:table-cell office:value-type="float" office:value="8.38607" calcext:value-type="float">
            <text:p>8.3860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0.02179973" calcext:value-type="float">
            <text:p>0.02179973</text:p>
          </table:table-cell>
          <table:table-cell table:formula="of:=[.C11]+[.C12]" office:value-type="float" office:value="0.1478292" calcext:value-type="float">
            <text:p>0.1478292</text:p>
          </table:table-cell>
          <table:table-cell table:formula="of:=[.D11]+[.D12]" office:value-type="float" office:value="14.57787" calcext:value-type="float">
            <text:p>14.577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2933" calcext:value-type="float">
            <text:p>0.0292933</text:p>
          </table:table-cell>
          <table:table-cell office:value-type="float" office:value="0.10423" calcext:value-type="float">
            <text:p>0.10423</text:p>
          </table:table-cell>
          <table:table-cell office:value-type="float" office:value="7.56722" calcext:value-type="float">
            <text:p>7.5672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.01907471" calcext:value-type="float">
            <text:p>0.01907471</text:p>
          </table:table-cell>
          <table:table-cell table:formula="of:=[.C13]+[.C14]" office:value-type="float" office:value="0.0899237" calcext:value-type="float">
            <text:p>0.0899237</text:p>
          </table:table-cell>
          <table:table-cell table:formula="of:=[.D13]+[.D14]" office:value-type="float" office:value="14.92598" calcext:value-type="float">
            <text:p>14.925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56685" calcext:value-type="float">
            <text:p>0.0156685</text:p>
          </table:table-cell>
          <table:table-cell office:value-type="float" office:value="0.111042" calcext:value-type="float">
            <text:p>0.111042</text:p>
          </table:table-cell>
          <table:table-cell office:value-type="float" office:value="7.38942" calcext:value-type="float">
            <text:p>7.3894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0286121" calcext:value-type="float">
            <text:p>0.0286121</text:p>
          </table:table-cell>
          <table:table-cell table:formula="of:=[.C15]+[.C16]" office:value-type="float" office:value="0.0967362" calcext:value-type="float">
            <text:p>0.0967362</text:p>
          </table:table-cell>
          <table:table-cell table:formula="of:=[.D15]+[.D16]" office:value-type="float" office:value="12.59342" calcext:value-type="float">
            <text:p>12.593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6248" calcext:value-type="float">
            <text:p>0.0136248</text:p>
          </table:table-cell>
          <table:table-cell office:value-type="float" office:value="0.0926487" calcext:value-type="float">
            <text:p>0.0926487</text:p>
          </table:table-cell>
          <table:table-cell office:value-type="float" office:value="7.34514" calcext:value-type="float">
            <text:p>7.3451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0313371" calcext:value-type="float">
            <text:p>0.0313371</text:p>
          </table:table-cell>
          <table:table-cell table:formula="of:=[.C17]+[.C18]" office:value-type="float" office:value="0.0797052" calcext:value-type="float">
            <text:p>0.0797052</text:p>
          </table:table-cell>
          <table:table-cell table:formula="of:=[.D17]+[.D18]" office:value-type="float" office:value="0.73029" calcext:value-type="float">
            <text:p>0.730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29436" calcext:value-type="float">
            <text:p>0.0129436</text:p>
          </table:table-cell>
          <table:table-cell office:value-type="float" office:value="0.08788" calcext:value-type="float">
            <text:p>0.08788</text:p>
          </table:table-cell>
          <table:table-cell office:value-type="float" office:value="7.27769" calcext:value-type="float">
            <text:p>7.2776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03133703" calcext:value-type="float">
            <text:p>0.03133703</text:p>
          </table:table-cell>
          <table:table-cell table:formula="of:=[.C19]+[.C20]" office:value-type="float" office:value="0.070849" calcext:value-type="float">
            <text:p>0.070849</text:p>
          </table:table-cell>
          <table:table-cell table:formula="of:=[.D19]+[.D20]" office:value-type="float" office:value="1.134947" calcext:value-type="float">
            <text:p>1.1349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885613" calcext:value-type="float">
            <text:p>0.00885613</text:p>
          </table:table-cell>
          <table:table-cell office:value-type="float" office:value="0.0599492" calcext:value-type="float">
            <text:p>0.0599492</text:p>
          </table:table-cell>
          <table:table-cell office:value-type="float" office:value="7.30018" calcext:value-type="float">
            <text:p>7.3001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0286121" calcext:value-type="float">
            <text:p>0.0286121</text:p>
          </table:table-cell>
          <table:table-cell table:formula="of:=[.C21]+[.C22]" office:value-type="float" office:value="0.0715303" calcext:value-type="float">
            <text:p>0.0715303</text:p>
          </table:table-cell>
          <table:table-cell table:formula="of:=[.D21]+[.D22]" office:value-type="float" office:value="0.286802" calcext:value-type="float">
            <text:p>0.2868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681241" calcext:value-type="float">
            <text:p>0.00681241</text:p>
          </table:table-cell>
          <table:table-cell office:value-type="float" office:value="0.0476868" calcext:value-type="float">
            <text:p>0.0476868</text:p>
          </table:table-cell>
          <table:table-cell office:value-type="float" office:value="7.42348" calcext:value-type="float">
            <text:p>7.4234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2623" calcext:value-type="float">
            <text:p>0.0122623</text:p>
          </table:table-cell>
          <table:table-cell office:value-type="float" office:value="0.0422369" calcext:value-type="float">
            <text:p>0.0422369</text:p>
          </table:table-cell>
          <table:table-cell office:value-type="float" office:value="7.5025" calcext:value-type="float">
            <text:p>7.50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15811" calcext:value-type="float">
            <text:p>0.0115811</text:p>
          </table:table-cell>
          <table:table-cell office:value-type="float" office:value="0.0544993" calcext:value-type="float">
            <text:p>0.0544993</text:p>
          </table:table-cell>
          <table:table-cell office:value-type="float" office:value="7.34105" calcext:value-type="float">
            <text:p>7.341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422369" calcext:value-type="float">
            <text:p>0.0422369</text:p>
          </table:table-cell>
          <table:table-cell office:value-type="float" office:value="5.25237" calcext:value-type="float">
            <text:p>5.2523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7123" calcext:value-type="float">
            <text:p>0.0177123</text:p>
          </table:table-cell>
          <table:table-cell office:value-type="float" office:value="0.039512" calcext:value-type="float">
            <text:p>0.039512</text:p>
          </table:table-cell>
          <table:table-cell office:value-type="float" office:value="0.553167" calcext:value-type="float">
            <text:p>0.55316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6248" calcext:value-type="float">
            <text:p>0.0136248</text:p>
          </table:table-cell>
          <table:table-cell office:value-type="float" office:value="0.0401932" calcext:value-type="float">
            <text:p>0.0401932</text:p>
          </table:table-cell>
          <table:table-cell office:value-type="float" office:value="0.177123" calcext:value-type="float">
            <text:p>0.17712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885613" calcext:value-type="float">
            <text:p>0.00885613</text:p>
          </table:table-cell>
          <table:table-cell office:value-type="float" office:value="0.0299746" calcext:value-type="float">
            <text:p>0.0299746</text:p>
          </table:table-cell>
          <table:table-cell office:value-type="float" office:value="0.277265" calcext:value-type="float">
            <text:p>0.27726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24809" calcext:value-type="float">
            <text:p>0.0224809</text:p>
          </table:table-cell>
          <table:table-cell office:value-type="float" office:value="0.0408744" calcext:value-type="float">
            <text:p>0.0408744</text:p>
          </table:table-cell>
          <table:table-cell office:value-type="float" office:value="0.857682" calcext:value-type="float">
            <text:p>0.85768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22623" calcext:value-type="float">
            <text:p>0.0122623</text:p>
          </table:table-cell>
          <table:table-cell office:value-type="float" office:value="0.036787" calcext:value-type="float">
            <text:p>0.036787</text:p>
          </table:table-cell>
          <table:table-cell office:value-type="float" office:value="0.169629" calcext:value-type="float">
            <text:p>0.16962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63498" calcext:value-type="float">
            <text:p>0.0163498</text:p>
          </table:table-cell>
          <table:table-cell office:value-type="float" office:value="0.0347433" calcext:value-type="float">
            <text:p>0.0347433</text:p>
          </table:table-cell>
          <table:table-cell office:value-type="float" office:value="0.117173" calcext:value-type="float">
            <text:p>0.117173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442806" calcext:value-type="float">
            <text:p>0.0442806</text:p>
          </table:table-cell>
          <table:table-cell office:value-type="float" office:value="0.134886" calcext:value-type="float">
            <text:p>0.13488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15811" calcext:value-type="float">
            <text:p>0.0115811</text:p>
          </table:table-cell>
          <table:table-cell office:value-type="float" office:value="0.0313371" calcext:value-type="float">
            <text:p>0.0313371</text:p>
          </table:table-cell>
          <table:table-cell office:value-type="float" office:value="0.12603" calcext:value-type="float">
            <text:p>0.1260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63498" calcext:value-type="float">
            <text:p>0.0163498</text:p>
          </table:table-cell>
          <table:table-cell office:value-type="float" office:value="0.0299746" calcext:value-type="float">
            <text:p>0.0299746</text:p>
          </table:table-cell>
          <table:table-cell office:value-type="float" office:value="0.117855" calcext:value-type="float">
            <text:p>0.11785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17997" calcext:value-type="float">
            <text:p>0.0217997</text:p>
          </table:table-cell>
          <table:table-cell office:value-type="float" office:value="0.0347433" calcext:value-type="float">
            <text:p>0.0347433</text:p>
          </table:table-cell>
          <table:table-cell office:value-type="float" office:value="0.102186" calcext:value-type="float">
            <text:p>0.102186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333808" calcext:value-type="float">
            <text:p>0.0333808</text:p>
          </table:table-cell>
          <table:table-cell office:value-type="float" office:value="0.053818" calcext:value-type="float">
            <text:p>0.05381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9756" calcext:value-type="float">
            <text:p>0.019756</text:p>
          </table:table-cell>
          <table:table-cell office:value-type="float" office:value="0.0320183" calcext:value-type="float">
            <text:p>0.0320183</text:p>
          </table:table-cell>
          <table:table-cell office:value-type="float" office:value="0.0429182" calcext:value-type="float">
            <text:p>0.0429182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374682" calcext:value-type="float">
            <text:p>0.0374682</text:p>
          </table:table-cell>
          <table:table-cell office:value-type="float" office:value="0.036787" calcext:value-type="float">
            <text:p>0.036787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163498" calcext:value-type="float">
            <text:p>0.0163498</text:p>
          </table:table-cell>
          <table:table-cell office:value-type="float" office:value="0.034062" calcext:value-type="float">
            <text:p>0.034062</text:p>
          </table:table-cell>
          <table:table-cell office:value-type="float" office:value="0.0313371" calcext:value-type="float">
            <text:p>0.031337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77123" calcext:value-type="float">
            <text:p>0.0177123</text:p>
          </table:table-cell>
          <table:table-cell office:value-type="float" office:value="0.0347433" calcext:value-type="float">
            <text:p>0.0347433</text:p>
          </table:table-cell>
          <table:table-cell office:value-type="float" office:value="0.0333808" calcext:value-type="float">
            <text:p>0.0333808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77123" calcext:value-type="float">
            <text:p>0.0177123</text:p>
          </table:table-cell>
          <table:table-cell office:value-type="float" office:value="0.0326996" calcext:value-type="float">
            <text:p>0.0326996</text:p>
          </table:table-cell>
          <table:table-cell office:value-type="float" office:value="0.0333808" calcext:value-type="float">
            <text:p>0.0333808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313371" calcext:value-type="float">
            <text:p>0.0313371</text:p>
          </table:table-cell>
          <table:table-cell office:value-type="float" office:value="0.0361058" calcext:value-type="float">
            <text:p>0.036105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63498" calcext:value-type="float">
            <text:p>0.0163498</text:p>
          </table:table-cell>
          <table:table-cell office:value-type="float" office:value="0.0306558" calcext:value-type="float">
            <text:p>0.0306558</text:p>
          </table:table-cell>
          <table:table-cell office:value-type="float" office:value="0.0320183" calcext:value-type="float">
            <text:p>0.0320183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183935" calcext:value-type="float">
            <text:p>0.0183935</text:p>
          </table:table-cell>
          <table:table-cell office:value-type="float" office:value="0.0354245" calcext:value-type="float">
            <text:p>0.0354245</text:p>
          </table:table-cell>
          <table:table-cell office:value-type="float" office:value="0.0401932" calcext:value-type="float">
            <text:p>0.0401932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83935" calcext:value-type="float">
            <text:p>0.0183935</text:p>
          </table:table-cell>
          <table:table-cell office:value-type="float" office:value="0.0286121" calcext:value-type="float">
            <text:p>0.0286121</text:p>
          </table:table-cell>
          <table:table-cell office:value-type="float" office:value="0.0299746" calcext:value-type="float">
            <text:p>0.0299746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56685" calcext:value-type="float">
            <text:p>0.0156685</text:p>
          </table:table-cell>
          <table:table-cell office:value-type="float" office:value="0.0347433" calcext:value-type="float">
            <text:p>0.0347433</text:p>
          </table:table-cell>
          <table:table-cell office:value-type="float" office:value="0.0429182" calcext:value-type="float">
            <text:p>0.0429182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63498" calcext:value-type="float">
            <text:p>0.0163498</text:p>
          </table:table-cell>
          <table:table-cell office:value-type="float" office:value="0.0354245" calcext:value-type="float">
            <text:p>0.0354245</text:p>
          </table:table-cell>
          <table:table-cell office:value-type="float" office:value="0.0361058" calcext:value-type="float">
            <text:p>0.036105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90747" calcext:value-type="float">
            <text:p>0.0190747</text:p>
          </table:table-cell>
          <table:table-cell office:value-type="float" office:value="0.0299746" calcext:value-type="float">
            <text:p>0.0299746</text:p>
          </table:table-cell>
          <table:table-cell office:value-type="float" office:value="0.0313371" calcext:value-type="float">
            <text:p>0.0313371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17997" calcext:value-type="float">
            <text:p>0.0217997</text:p>
          </table:table-cell>
          <table:table-cell office:value-type="float" office:value="0.056543" calcext:value-type="float">
            <text:p>0.056543</text:p>
          </table:table-cell>
          <table:table-cell office:value-type="float" office:value="0.0279309" calcext:value-type="float">
            <text:p>0.0279309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77123" calcext:value-type="float">
            <text:p>0.0177123</text:p>
          </table:table-cell>
          <table:table-cell office:value-type="float" office:value="0.0388307" calcext:value-type="float">
            <text:p>0.0388307</text:p>
          </table:table-cell>
          <table:table-cell office:value-type="float" office:value="0.0313371" calcext:value-type="float">
            <text:p>0.031337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2623" calcext:value-type="float">
            <text:p>0.0122623</text:p>
          </table:table-cell>
          <table:table-cell office:value-type="float" office:value="0.0272496" calcext:value-type="float">
            <text:p>0.0272496</text:p>
          </table:table-cell>
          <table:table-cell office:value-type="float" office:value="0.0299746" calcext:value-type="float">
            <text:p>0.0299746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211185" calcext:value-type="float">
            <text:p>0.0211185</text:p>
          </table:table-cell>
          <table:table-cell office:value-type="float" office:value="0.0374682" calcext:value-type="float">
            <text:p>0.0374682</text:p>
          </table:table-cell>
          <table:table-cell office:value-type="float" office:value="0.0231622" calcext:value-type="float">
            <text:p>0.023162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149873" calcext:value-type="float">
            <text:p>0.0149873</text:p>
          </table:table-cell>
          <table:table-cell office:value-type="float" office:value="0.0354245" calcext:value-type="float">
            <text:p>0.0354245</text:p>
          </table:table-cell>
          <table:table-cell office:value-type="float" office:value="0.0313371" calcext:value-type="float">
            <text:p>0.0313371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19756" calcext:value-type="float">
            <text:p>0.019756</text:p>
          </table:table-cell>
          <table:table-cell office:value-type="float" office:value="0.0388307" calcext:value-type="float">
            <text:p>0.0388307</text:p>
          </table:table-cell>
          <table:table-cell office:value-type="float" office:value="0.0279309" calcext:value-type="float">
            <text:p>0.0279309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149873" calcext:value-type="float">
            <text:p>0.0149873</text:p>
          </table:table-cell>
          <table:table-cell office:value-type="float" office:value="0.0272496" calcext:value-type="float">
            <text:p>0.0272496</text:p>
          </table:table-cell>
          <table:table-cell office:value-type="float" office:value="0.0238434" calcext:value-type="float">
            <text:p>0.0238434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.0190747" calcext:value-type="float">
            <text:p>0.0190747</text:p>
          </table:table-cell>
          <table:table-cell office:value-type="float" office:value="0.0258871" calcext:value-type="float">
            <text:p>0.0258871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108999" calcext:value-type="float">
            <text:p>0.0108999</text:p>
          </table:table-cell>
          <table:table-cell office:value-type="float" office:value="0.0320183" calcext:value-type="float">
            <text:p>0.0320183</text:p>
          </table:table-cell>
          <table:table-cell office:value-type="float" office:value="0.0265684" calcext:value-type="float">
            <text:p>0.0265684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211185" calcext:value-type="float">
            <text:p>0.0211185</text:p>
          </table:table-cell>
          <table:table-cell office:value-type="float" office:value="0.0204372" calcext:value-type="float">
            <text:p>0.0204372</text:p>
          </table:table-cell>
          <table:table-cell office:value-type="float" office:value="0.0265684" calcext:value-type="float">
            <text:p>0.0265684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17031" calcext:value-type="float">
            <text:p>0.017031</text:p>
          </table:table-cell>
          <table:table-cell table:number-columns-repeated="2" office:value-type="float" office:value="0.0272496" calcext:value-type="float">
            <text:p>0.0272496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149873" calcext:value-type="float">
            <text:p>0.0149873</text:p>
          </table:table-cell>
          <table:table-cell office:value-type="float" office:value="0.0272496" calcext:value-type="float">
            <text:p>0.0272496</text:p>
          </table:table-cell>
          <table:table-cell office:value-type="float" office:value="0.0299746" calcext:value-type="float">
            <text:p>0.0299746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238434" calcext:value-type="float">
            <text:p>0.0238434</text:p>
          </table:table-cell>
          <table:table-cell office:value-type="float" office:value="0.0258871" calcext:value-type="float">
            <text:p>0.0258871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143061" calcext:value-type="float">
            <text:p>0.0143061</text:p>
          </table:table-cell>
          <table:table-cell office:value-type="float" office:value="0.00749365" calcext:value-type="float">
            <text:p>0.00749365</text:p>
          </table:table-cell>
          <table:table-cell office:value-type="float" office:value="0.0204372" calcext:value-type="float">
            <text:p>0.0204372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231622" calcext:value-type="float">
            <text:p>0.0231622</text:p>
          </table:table-cell>
          <table:table-cell office:value-type="float" office:value="0.00817489" calcext:value-type="float">
            <text:p>0.00817489</text:p>
          </table:table-cell>
          <table:table-cell office:value-type="float" office:value="0.0143061" calcext:value-type="float">
            <text:p>0.0143061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183935" calcext:value-type="float">
            <text:p>0.0183935</text:p>
          </table:table-cell>
          <table:table-cell office:value-type="float" office:value="0.00136248" calcext:value-type="float">
            <text:p>0.00136248</text:p>
          </table:table-cell>
          <table:table-cell office:value-type="float" office:value="0.00408744" calcext:value-type="float">
            <text:p>0.00408744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156685" calcext:value-type="float">
            <text:p>0.0156685</text:p>
          </table:table-cell>
          <table:table-cell office:value-type="float" office:value="0.00204372" calcext:value-type="float">
            <text:p>0.00204372</text:p>
          </table:table-cell>
          <table:table-cell office:value-type="float" office:value="0.00408744" calcext:value-type="float">
            <text:p>0.00408744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177123" calcext:value-type="float">
            <text:p>0.0177123</text:p>
          </table:table-cell>
          <table:table-cell office:value-type="float" office:value="0.00272496" calcext:value-type="float">
            <text:p>0.00272496</text:p>
          </table:table-cell>
          <table:table-cell office:value-type="float" office:value="0.00408744" calcext:value-type="float">
            <text:p>0.00408744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149873" calcext:value-type="float">
            <text:p>0.0149873</text:p>
          </table:table-cell>
          <table:table-cell office:value-type="float" office:value="0.00204372" calcext:value-type="float">
            <text:p>0.00204372</text:p>
          </table:table-cell>
          <table:table-cell office:value-type="float" office:value="0.0129436" calcext:value-type="float">
            <text:p>0.0129436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63498" calcext:value-type="float">
            <text:p>0.0163498</text:p>
          </table:table-cell>
          <table:table-cell table:number-columns-repeated="2" office:value-type="float" office:value="0.00136248" calcext:value-type="float">
            <text:p>0.00136248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156685" calcext:value-type="float">
            <text:p>0.0156685</text:p>
          </table:table-cell>
          <table:table-cell office:value-type="float" office:value="0.000681241" calcext:value-type="float">
            <text:p>0.0006812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149873" calcext:value-type="float">
            <text:p>0.0149873</text:p>
          </table:table-cell>
          <table:table-cell office:value-type="float" office:value="0" calcext:value-type="float">
            <text:p>0</text:p>
          </table:table-cell>
          <table:table-cell office:value-type="float" office:value="0.00136248" calcext:value-type="float">
            <text:p>0.0013624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08999" calcext:value-type="float">
            <text:p>0.0108999</text:p>
          </table:table-cell>
          <table:table-cell office:value-type="float" office:value="0" calcext:value-type="float">
            <text:p>0</text:p>
          </table:table-cell>
          <table:table-cell office:value-type="float" office:value="0.000681241" calcext:value-type="float">
            <text:p>0.000681241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953737" calcext:value-type="float">
            <text:p>0.009537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143061" calcext:value-type="float">
            <text:p>0.0143061</text:p>
          </table:table-cell>
          <table:table-cell office:value-type="float" office:value="0" calcext:value-type="float">
            <text:p>0</text:p>
          </table:table-cell>
          <table:table-cell office:value-type="float" office:value="0.000681241" calcext:value-type="float">
            <text:p>0.000681241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143061" calcext:value-type="float">
            <text:p>0.0143061</text:p>
          </table:table-cell>
          <table:table-cell office:value-type="float" office:value="0" calcext:value-type="float">
            <text:p>0</text:p>
          </table:table-cell>
          <table:table-cell office:value-type="float" office:value="0.000681241" calcext:value-type="float">
            <text:p>0.000681241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22623" calcext:value-type="float">
            <text:p>0.0122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156685" calcext:value-type="float">
            <text:p>0.0156685</text:p>
          </table:table-cell>
          <table:table-cell office:value-type="float" office:value="0" calcext:value-type="float">
            <text:p>0</text:p>
          </table:table-cell>
          <table:table-cell office:value-type="float" office:value="0.00136248" calcext:value-type="float">
            <text:p>0.00136248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122623" calcext:value-type="float">
            <text:p>0.0122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129436" calcext:value-type="float">
            <text:p>0.0129436</text:p>
          </table:table-cell>
          <table:table-cell office:value-type="float" office:value="0.00136248" calcext:value-type="float">
            <text:p>0.001362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163498" calcext:value-type="float">
            <text:p>0.0163498</text:p>
          </table:table-cell>
          <table:table-cell office:value-type="float" office:value="0.000681241" calcext:value-type="float">
            <text:p>0.0006812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163498" calcext:value-type="float">
            <text:p>0.0163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29436" calcext:value-type="float">
            <text:p>0.0129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149873" calcext:value-type="float">
            <text:p>0.0149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156685" calcext:value-type="float">
            <text:p>0.01566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129436" calcext:value-type="float">
            <text:p>0.0129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143061" calcext:value-type="float">
            <text:p>0.0143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163498" calcext:value-type="float">
            <text:p>0.0163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115811" calcext:value-type="float">
            <text:p>0.01158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136248" calcext:value-type="float">
            <text:p>0.0136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885613" calcext:value-type="float">
            <text:p>0.00885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122623" calcext:value-type="float">
            <text:p>0.0122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29436" calcext:value-type="float">
            <text:p>0.0129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15811" calcext:value-type="float">
            <text:p>0.01158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136248" calcext:value-type="float">
            <text:p>0.0136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115811" calcext:value-type="float">
            <text:p>0.0115811</text:p>
          </table:table-cell>
          <table:table-cell office:value-type="float" office:value="0" calcext:value-type="float">
            <text:p>0</text:p>
          </table:table-cell>
          <table:table-cell office:value-type="float" office:value="0.000681241" calcext:value-type="float">
            <text:p>0.000681241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136248" calcext:value-type="float">
            <text:p>0.0136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156685" calcext:value-type="float">
            <text:p>0.01566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17031" calcext:value-type="float">
            <text:p>0.01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129436" calcext:value-type="float">
            <text:p>0.0129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102186" calcext:value-type="float">
            <text:p>0.0102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143061" calcext:value-type="float">
            <text:p>0.0143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122623" calcext:value-type="float">
            <text:p>0.0122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136248" calcext:value-type="float">
            <text:p>0.0136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129436" calcext:value-type="float">
            <text:p>0.0129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102186" calcext:value-type="float">
            <text:p>0.0102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43061" calcext:value-type="float">
            <text:p>0.0143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885613" calcext:value-type="float">
            <text:p>0.00885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885613" calcext:value-type="float">
            <text:p>0.00885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613117" calcext:value-type="float">
            <text:p>0.00613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953737" calcext:value-type="float">
            <text:p>0.009537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749365" calcext:value-type="float">
            <text:p>0.00749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1704" calcext:value-type="float">
            <text:p>1704</text:p>
          </table:table-cell>
          <table:table-cell office:value-type="float" office:value="0.37332" calcext:value-type="float">
            <text:p>0.37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</table:table>
      <table:table table:name="raytrace" table:style-name="ta1">
        <table:shapes>
          <draw:frame draw:z-index="0" draw:style-name="gr1" draw:text-style-name="P1" svg:width="696.25pt" svg:height="494.93pt" svg:x="346.2pt" svg:y="554.68pt">
            <loext:p draw:notify-on-update-of-ranges="raytrace.A3:raytrace.A32 raytrace.B2:raytrace.B2 raytrace.B3:raytrace.B32 raytrace.C2:raytrace.C2 raytrace.C3:raytrace.C32 raytrace.D2:raytrace.D2 raytrace.D3:raytrace.D32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raytrace.F3:raytrace.F12 raytrace.G2:raytrace.G2 raytrace.G3:raytrace.G12 raytrace.H2:raytrace.H2 raytrace.H3:raytrace.H12 raytrace.I2:raytrace.I2 raytrace.I3:raytrace.I12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2" draw:style-name="gr1" draw:text-style-name="P1" svg:width="696.25pt" svg:height="494.93pt" svg:x="822.3pt" svg:y="29.82pt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2" office:value-type="float" office:value="798" calcext:value-type="float">
            <text:p>798</text:p>
          </table:table-cell>
          <table:table-cell office:value-type="float" office:value="259" calcext:value-type="float">
            <text:p>259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014" calcext:value-type="float">
            <text:p>1.500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99.7234" calcext:value-type="float">
            <text:p>99.7234</text:p>
          </table:table-cell>
          <table:table-cell table:formula="of:=[.C3]+[.C4]" office:value-type="float" office:value="99.6303" calcext:value-type="float">
            <text:p>99.6303</text:p>
          </table:table-cell>
          <table:table-cell table:formula="of:=[.D3]+[.D4]" office:value-type="float" office:value="8.81417" calcext:value-type="float">
            <text:p>8.81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7234" calcext:value-type="float">
            <text:p>99.7234</text:p>
          </table:table-cell>
          <table:table-cell office:value-type="float" office:value="99.6303" calcext:value-type="float">
            <text:p>99.6303</text:p>
          </table:table-cell>
          <table:table-cell office:value-type="float" office:value="7.31403" calcext:value-type="float">
            <text:p>7.3140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0.2185635" calcext:value-type="float">
            <text:p>0.2185635</text:p>
          </table:table-cell>
          <table:table-cell table:formula="of:=[.C5]+[.C6]" office:value-type="float" office:value="0.0983012" calcext:value-type="float">
            <text:p>0.0983012</text:p>
          </table:table-cell>
          <table:table-cell table:formula="of:=[.D5]+[.D6]" office:value-type="float" office:value="14.66465" calcext:value-type="float">
            <text:p>14.66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9086" calcext:value-type="float">
            <text:p>0.139086</text:p>
          </table:table-cell>
          <table:table-cell office:value-type="float" office:value="0.0522879" calcext:value-type="float">
            <text:p>0.0522879</text:p>
          </table:table-cell>
          <table:table-cell office:value-type="float" office:value="7.29938" calcext:value-type="float">
            <text:p>7.2993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0.0266668" calcext:value-type="float">
            <text:p>0.0266668</text:p>
          </table:table-cell>
          <table:table-cell table:formula="of:=[.C7]+[.C8]" office:value-type="float" office:value="0.1082358" calcext:value-type="float">
            <text:p>0.1082358</text:p>
          </table:table-cell>
          <table:table-cell table:formula="of:=[.D7]+[.D8]" office:value-type="float" office:value="14.71014" calcext:value-type="float">
            <text:p>14.71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94775" calcext:value-type="float">
            <text:p>0.0794775</text:p>
          </table:table-cell>
          <table:table-cell office:value-type="float" office:value="0.0460133" calcext:value-type="float">
            <text:p>0.0460133</text:p>
          </table:table-cell>
          <table:table-cell office:value-type="float" office:value="7.36527" calcext:value-type="float">
            <text:p>7.3652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0.00888893" calcext:value-type="float">
            <text:p>0.00888893</text:p>
          </table:table-cell>
          <table:table-cell table:formula="of:=[.C9]+[.C10]" office:value-type="float" office:value="0.0826149" calcext:value-type="float">
            <text:p>0.0826149</text:p>
          </table:table-cell>
          <table:table-cell table:formula="of:=[.D9]+[.D10]" office:value-type="float" office:value="14.74831" calcext:value-type="float">
            <text:p>14.748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1635" calcext:value-type="float">
            <text:p>0.0151635</text:p>
          </table:table-cell>
          <table:table-cell office:value-type="float" office:value="0.0528107" calcext:value-type="float">
            <text:p>0.0528107</text:p>
          </table:table-cell>
          <table:table-cell office:value-type="float" office:value="7.42069" calcext:value-type="float">
            <text:p>7.4206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0.00209152" calcext:value-type="float">
            <text:p>0.00209152</text:p>
          </table:table-cell>
          <table:table-cell table:formula="of:=[.C11]+[.C12]" office:value-type="float" office:value="0.04601332" calcext:value-type="float">
            <text:p>0.04601332</text:p>
          </table:table-cell>
          <table:table-cell table:formula="of:=[.D11]+[.D12]" office:value-type="float" office:value="14.77445" calcext:value-type="float">
            <text:p>14.774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5033" calcext:value-type="float">
            <text:p>0.0115033</text:p>
          </table:table-cell>
          <table:table-cell office:value-type="float" office:value="0.0554251" calcext:value-type="float">
            <text:p>0.0554251</text:p>
          </table:table-cell>
          <table:table-cell office:value-type="float" office:value="7.28945" calcext:value-type="float">
            <text:p>7.2894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.001568639" calcext:value-type="float">
            <text:p>0.001568639</text:p>
          </table:table-cell>
          <table:table-cell table:formula="of:=[.C13]+[.C14]" office:value-type="float" office:value="0.00836606" calcext:value-type="float">
            <text:p>0.00836606</text:p>
          </table:table-cell>
          <table:table-cell table:formula="of:=[.D13]+[.D14]" office:value-type="float" office:value="15.15354" calcext:value-type="float">
            <text:p>15.153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13727" calcext:value-type="float">
            <text:p>0.00313727</text:p>
          </table:table-cell>
          <table:table-cell office:value-type="float" office:value="0.0449676" calcext:value-type="float">
            <text:p>0.0449676</text:p>
          </table:table-cell>
          <table:table-cell office:value-type="float" office:value="7.34435" calcext:value-type="float">
            <text:p>7.344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0026144" calcext:value-type="float">
            <text:p>0.0026144</text:p>
          </table:table-cell>
          <table:table-cell table:formula="of:=[.C15]+[.C16]" office:value-type="float" office:value="0.00575166" calcext:value-type="float">
            <text:p>0.00575166</text:p>
          </table:table-cell>
          <table:table-cell table:formula="of:=[.D15]+[.D16]" office:value-type="float" office:value="13.11379" calcext:value-type="float">
            <text:p>13.113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75166" calcext:value-type="float">
            <text:p>0.00575166</text:p>
          </table:table-cell>
          <table:table-cell office:value-type="float" office:value="0.0376473" calcext:value-type="float">
            <text:p>0.0376473</text:p>
          </table:table-cell>
          <table:table-cell office:value-type="float" office:value="7.40396" calcext:value-type="float">
            <text:p>7.4039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001568639" calcext:value-type="float">
            <text:p>0.001568639</text:p>
          </table:table-cell>
          <table:table-cell table:formula="of:=[.C17]+[.C18]" office:value-type="float" office:value="0.003660149" calcext:value-type="float">
            <text:p>0.003660149</text:p>
          </table:table-cell>
          <table:table-cell table:formula="of:=[.D17]+[.D18]" office:value-type="float" office:value="1.086019" calcext:value-type="float">
            <text:p>1.0860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04576" calcext:value-type="float">
            <text:p>0.00104576</text:p>
          </table:table-cell>
          <table:table-cell office:value-type="float" office:value="0.0392159" calcext:value-type="float">
            <text:p>0.0392159</text:p>
          </table:table-cell>
          <table:table-cell office:value-type="float" office:value="7.3067" calcext:value-type="float">
            <text:p>7.306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00104576" calcext:value-type="float">
            <text:p>0.00104576</text:p>
          </table:table-cell>
          <table:table-cell table:formula="of:=[.C19]+[.C20]" office:value-type="float" office:value="0.00366015" calcext:value-type="float">
            <text:p>0.00366015</text:p>
          </table:table-cell>
          <table:table-cell table:formula="of:=[.D19]+[.D20]" office:value-type="float" office:value="0.754514" calcext:value-type="float">
            <text:p>0.7545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04576" calcext:value-type="float">
            <text:p>0.00104576</text:p>
          </table:table-cell>
          <table:table-cell office:value-type="float" office:value="0.00679742" calcext:value-type="float">
            <text:p>0.00679742</text:p>
          </table:table-cell>
          <table:table-cell office:value-type="float" office:value="7.46775" calcext:value-type="float">
            <text:p>7.4677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000522879" calcext:value-type="float">
            <text:p>0.000522879</text:p>
          </table:table-cell>
          <table:table-cell table:formula="of:=[.C21]+[.C22]" office:value-type="float" office:value="0.000522879" calcext:value-type="float">
            <text:p>0.000522879</text:p>
          </table:table-cell>
          <table:table-cell table:formula="of:=[.D21]+[.D22]" office:value-type="float" office:value="0.757128" calcext:value-type="float">
            <text:p>0.7571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.00470591" calcext:value-type="float">
            <text:p>0.00470591</text:p>
          </table:table-cell>
          <table:table-cell office:value-type="float" office:value="7.4552" calcext:value-type="float">
            <text:p>7.455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04576" calcext:value-type="float">
            <text:p>0.00104576</text:p>
          </table:table-cell>
          <table:table-cell office:value-type="float" office:value="0.00366015" calcext:value-type="float">
            <text:p>0.00366015</text:p>
          </table:table-cell>
          <table:table-cell office:value-type="float" office:value="7.69834" calcext:value-type="float">
            <text:p>7.6983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56864" calcext:value-type="float">
            <text:p>0.00156864</text:p>
          </table:table-cell>
          <table:table-cell office:value-type="float" office:value="0.00366015" calcext:value-type="float">
            <text:p>0.00366015</text:p>
          </table:table-cell>
          <table:table-cell office:value-type="float" office:value="7.782" calcext:value-type="float">
            <text:p>7.78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04576" calcext:value-type="float">
            <text:p>0.00104576</text:p>
          </table:table-cell>
          <table:table-cell office:value-type="float" office:value="0.00209151" calcext:value-type="float">
            <text:p>0.00209151</text:p>
          </table:table-cell>
          <table:table-cell office:value-type="float" office:value="5.33179" calcext:value-type="float">
            <text:p>5.3317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04576" calcext:value-type="float">
            <text:p>0.00104576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.692291" calcext:value-type="float">
            <text:p>0.69229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.00313727" calcext:value-type="float">
            <text:p>0.00313727</text:p>
          </table:table-cell>
          <table:table-cell office:value-type="float" office:value="0.393728" calcext:value-type="float">
            <text:p>0.39372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04576" calcext:value-type="float">
            <text:p>0.00104576</text:p>
          </table:table-cell>
          <table:table-cell office:value-type="float" office:value="0.00261439" calcext:value-type="float">
            <text:p>0.00261439</text:p>
          </table:table-cell>
          <table:table-cell office:value-type="float" office:value="0.37229" calcext:value-type="float">
            <text:p>0.3722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0104576" calcext:value-type="float">
            <text:p>0.00104576</text:p>
          </table:table-cell>
          <table:table-cell office:value-type="float" office:value="0.382224" calcext:value-type="float">
            <text:p>0.38222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" calcext:value-type="float">
            <text:p>0</text:p>
          </table:table-cell>
          <table:table-cell office:value-type="float" office:value="0.394773" calcext:value-type="float">
            <text:p>0.39477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.362355" calcext:value-type="float">
            <text:p>0.36235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.388499" calcext:value-type="float">
            <text:p>0.38849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00156864" calcext:value-type="float">
            <text:p>0.00156864</text:p>
          </table:table-cell>
          <table:table-cell office:value-type="float" office:value="0.353466" calcext:value-type="float">
            <text:p>0.353466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00104576" calcext:value-type="float">
            <text:p>0.00104576</text:p>
          </table:table-cell>
          <table:table-cell office:value-type="float" office:value="0.34144" calcext:value-type="float">
            <text:p>0.34144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56864" calcext:value-type="float">
            <text:p>0.00156864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.264054" calcext:value-type="float">
            <text:p>0.264054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4056" calcext:value-type="float">
            <text:p>0.066405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56864" calcext:value-type="float">
            <text:p>0.0015686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0156864" calcext:value-type="float">
            <text:p>0.00156864</text:p>
          </table:table-cell>
          <table:table-cell office:value-type="float" office:value="0.000522879" calcext:value-type="float">
            <text:p>0.00052287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.00104576" calcext:value-type="float">
            <text:p>0.0010457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.00104576" calcext:value-type="float">
            <text:p>0.00104576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00104576" calcext:value-type="float">
            <text:p>0.00104576</text:p>
          </table:table-cell>
          <table:table-cell office:value-type="float" office:value="0.000522879" calcext:value-type="float">
            <text:p>0.00052287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522879" calcext:value-type="float">
            <text:p>0.000522879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.00104576" calcext:value-type="float">
            <text:p>0.001045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" calcext:value-type="float">
            <text:p>0</text:p>
          </table:table-cell>
          <table:table-cell office:value-type="float" office:value="0.000522879" calcext:value-type="float">
            <text:p>0.00052287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9151" calcext:value-type="float">
            <text:p>0.00209151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4576" calcext:value-type="float">
            <text:p>0.00104576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2879" calcext:value-type="float">
            <text:p>0.000522879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522879" calcext:value-type="float">
            <text:p>0.000522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.000522879" calcext:value-type="float">
            <text:p>0.0005228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522879" calcext:value-type="float">
            <text:p>0.000522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522879" calcext:value-type="float">
            <text:p>0.000522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522879" calcext:value-type="float">
            <text:p>0.000522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522879" calcext:value-type="float">
            <text:p>0.000522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522879" calcext:value-type="float">
            <text:p>0.000522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522879" calcext:value-type="float">
            <text:p>0.000522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104576" calcext:value-type="float">
            <text:p>0.00104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104576" calcext:value-type="float">
            <text:p>0.00104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522879" calcext:value-type="float">
            <text:p>0.000522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office:value-type="float" office:value="0.00418303" calcext:value-type="float">
            <text:p>0.004183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</table:table>
      <table:table table:name="radiosity" table:style-name="ta1">
        <table:shapes>
          <draw:frame draw:z-index="0" draw:style-name="gr1" draw:text-style-name="P1" svg:width="696.25pt" svg:height="494.93pt" svg:x="346.2pt" svg:y="554.68pt">
            <loext:p draw:notify-on-update-of-ranges="radiosity.A3:radiosity.A32 radiosity.B2:radiosity.B2 radiosity.B3:radiosity.B32 radiosity.C2:radiosity.C2 radiosity.C3:radiosity.C32 radiosity.D2:radiosity.D2 radiosity.D3:radiosity.D32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radiosity.F3:radiosity.F12 radiosity.G2:radiosity.G2 radiosity.G3:radiosity.G12 radiosity.H2:radiosity.H2 radiosity.H3:radiosity.H12 radiosity.I2:radiosity.I2 radiosity.I3:radiosity.I12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radiosity.A3:radiosity.A32 radiosity.B2:radiosity.B2 radiosity.B3:radiosity.B32 radiosity.C2:radiosity.C2 radiosity.C3:radiosity.C32 radiosity.D2:radiosity.D2 radiosity.D3:radiosity.D3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2" office:value-type="float" office:value="2416" calcext:value-type="float">
            <text:p>2416</text:p>
          </table:table-cell>
          <table:table-cell office:value-type="float" office:value="285" calcext:value-type="float">
            <text:p>285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91996" calcext:value-type="float">
            <text:p>0.00091996</text:p>
          </table:table-cell>
          <table:table-cell office:value-type="float" office:value="1.0394" calcext:value-type="float">
            <text:p>1.039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99.2289" calcext:value-type="float">
            <text:p>99.2289</text:p>
          </table:table-cell>
          <table:table-cell table:formula="of:=[.C3]+[.C4]" office:value-type="float" office:value="98.68571996" calcext:value-type="float">
            <text:p>98.68571996</text:p>
          </table:table-cell>
          <table:table-cell table:formula="of:=[.D3]+[.D4]" office:value-type="float" office:value="6.23166" calcext:value-type="float">
            <text:p>6.231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289" calcext:value-type="float">
            <text:p>99.2289</text:p>
          </table:table-cell>
          <table:table-cell office:value-type="float" office:value="98.6848" calcext:value-type="float">
            <text:p>98.6848</text:p>
          </table:table-cell>
          <table:table-cell office:value-type="float" office:value="5.19226" calcext:value-type="float">
            <text:p>5.1922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0.531737" calcext:value-type="float">
            <text:p>0.531737</text:p>
          </table:table-cell>
          <table:table-cell table:formula="of:=[.C5]+[.C6]" office:value-type="float" office:value="0.387457" calcext:value-type="float">
            <text:p>0.387457</text:p>
          </table:table-cell>
          <table:table-cell table:formula="of:=[.D5]+[.D6]" office:value-type="float" office:value="10.43419" calcext:value-type="float">
            <text:p>10.43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3486" calcext:value-type="float">
            <text:p>0.333486</text:p>
          </table:table-cell>
          <table:table-cell office:value-type="float" office:value="0.191965" calcext:value-type="float">
            <text:p>0.191965</text:p>
          </table:table-cell>
          <table:table-cell office:value-type="float" office:value="5.19609" calcext:value-type="float">
            <text:p>5.1960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0.1257279" calcext:value-type="float">
            <text:p>0.1257279</text:p>
          </table:table-cell>
          <table:table-cell table:formula="of:=[.C7]+[.C8]" office:value-type="float" office:value="0.323366" calcext:value-type="float">
            <text:p>0.323366</text:p>
          </table:table-cell>
          <table:table-cell table:formula="of:=[.D7]+[.D8]" office:value-type="float" office:value="10.5199" calcext:value-type="float">
            <text:p>10.5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8251" calcext:value-type="float">
            <text:p>0.198251</text:p>
          </table:table-cell>
          <table:table-cell office:value-type="float" office:value="0.195492" calcext:value-type="float">
            <text:p>0.195492</text:p>
          </table:table-cell>
          <table:table-cell office:value-type="float" office:value="5.2381" calcext:value-type="float">
            <text:p>5.238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0.0404783" calcext:value-type="float">
            <text:p>0.0404783</text:p>
          </table:table-cell>
          <table:table-cell table:formula="of:=[.C9]+[.C10]" office:value-type="float" office:value="0.270161" calcext:value-type="float">
            <text:p>0.270161</text:p>
          </table:table-cell>
          <table:table-cell table:formula="of:=[.D9]+[.D10]" office:value-type="float" office:value="10.74835" calcext:value-type="float">
            <text:p>10.748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85033" calcext:value-type="float">
            <text:p>0.0785033</text:p>
          </table:table-cell>
          <table:table-cell office:value-type="float" office:value="0.173106" calcext:value-type="float">
            <text:p>0.173106</text:p>
          </table:table-cell>
          <table:table-cell office:value-type="float" office:value="5.24868" calcext:value-type="float">
            <text:p>5.2486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0.0171726" calcext:value-type="float">
            <text:p>0.0171726</text:p>
          </table:table-cell>
          <table:table-cell table:formula="of:=[.C11]+[.C12]" office:value-type="float" office:value="0.1671257" calcext:value-type="float">
            <text:p>0.1671257</text:p>
          </table:table-cell>
          <table:table-cell table:formula="of:=[.D11]+[.D12]" office:value-type="float" office:value="11.287" calcext:value-type="float">
            <text:p>11.2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72246" calcext:value-type="float">
            <text:p>0.0472246</text:p>
          </table:table-cell>
          <table:table-cell office:value-type="float" office:value="0.15026" calcext:value-type="float">
            <text:p>0.15026</text:p>
          </table:table-cell>
          <table:table-cell office:value-type="float" office:value="5.27122" calcext:value-type="float">
            <text:p>5.2712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.00812631" calcext:value-type="float">
            <text:p>0.00812631</text:p>
          </table:table-cell>
          <table:table-cell table:formula="of:=[.C13]+[.C14]" office:value-type="float" office:value="0.0588775" calcext:value-type="float">
            <text:p>0.0588775</text:p>
          </table:table-cell>
          <table:table-cell table:formula="of:=[.D13]+[.D14]" office:value-type="float" office:value="15.87698" calcext:value-type="float">
            <text:p>15.876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56056" calcext:value-type="float">
            <text:p>0.0256056</text:p>
          </table:table-cell>
          <table:table-cell office:value-type="float" office:value="0.14474" calcext:value-type="float">
            <text:p>0.14474</text:p>
          </table:table-cell>
          <table:table-cell office:value-type="float" office:value="5.30556" calcext:value-type="float">
            <text:p>5.305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00597974" calcext:value-type="float">
            <text:p>0.00597974</text:p>
          </table:table-cell>
          <table:table-cell table:formula="of:=[.C15]+[.C16]" office:value-type="float" office:value="0.0321986" calcext:value-type="float">
            <text:p>0.0321986</text:p>
          </table:table-cell>
          <table:table-cell table:formula="of:=[.D15]+[.D16]" office:value-type="float" office:value="12.78546" calcext:value-type="float">
            <text:p>12.785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48727" calcext:value-type="float">
            <text:p>0.0148727</text:p>
          </table:table-cell>
          <table:table-cell office:value-type="float" office:value="0.125421" calcext:value-type="float">
            <text:p>0.125421</text:p>
          </table:table-cell>
          <table:table-cell office:value-type="float" office:value="5.44279" calcext:value-type="float">
            <text:p>5.4427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00444648" calcext:value-type="float">
            <text:p>0.00444648</text:p>
          </table:table-cell>
          <table:table-cell table:formula="of:=[.C17]+[.C18]" office:value-type="float" office:value="0.0243789" calcext:value-type="float">
            <text:p>0.0243789</text:p>
          </table:table-cell>
          <table:table-cell table:formula="of:=[.D17]+[.D18]" office:value-type="float" office:value="4.49891" calcext:value-type="float">
            <text:p>4.498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02729" calcext:value-type="float">
            <text:p>0.0102729</text:p>
          </table:table-cell>
          <table:table-cell office:value-type="float" office:value="0.106715" calcext:value-type="float">
            <text:p>0.106715</text:p>
          </table:table-cell>
          <table:table-cell office:value-type="float" office:value="5.50152" calcext:value-type="float">
            <text:p>5.5015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0045998" calcext:value-type="float">
            <text:p>0.0045998</text:p>
          </table:table-cell>
          <table:table-cell table:formula="of:=[.C19]+[.C20]" office:value-type="float" office:value="0.01425939" calcext:value-type="float">
            <text:p>0.01425939</text:p>
          </table:table-cell>
          <table:table-cell table:formula="of:=[.D19]+[.D20]" office:value-type="float" office:value="4.12495" calcext:value-type="float">
            <text:p>4.124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8997" calcext:value-type="float">
            <text:p>0.0068997</text:p>
          </table:table-cell>
          <table:table-cell office:value-type="float" office:value="0.0604107" calcext:value-type="float">
            <text:p>0.0604107</text:p>
          </table:table-cell>
          <table:table-cell office:value-type="float" office:value="5.78548" calcext:value-type="float">
            <text:p>5.7854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00306653" calcext:value-type="float">
            <text:p>0.00306653</text:p>
          </table:table-cell>
          <table:table-cell table:formula="of:=[.C21]+[.C22]" office:value-type="float" office:value="0.0108862" calcext:value-type="float">
            <text:p>0.0108862</text:p>
          </table:table-cell>
          <table:table-cell table:formula="of:=[.D21]+[.D22]" office:value-type="float" office:value="4.84482" calcext:value-type="float">
            <text:p>4.844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413982" calcext:value-type="float">
            <text:p>0.00413982</text:p>
          </table:table-cell>
          <table:table-cell office:value-type="float" office:value="0.0343452" calcext:value-type="float">
            <text:p>0.0343452</text:p>
          </table:table-cell>
          <table:table-cell office:value-type="float" office:value="8.32671" calcext:value-type="float">
            <text:p>8.3267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98649" calcext:value-type="float">
            <text:p>0.00398649</text:p>
          </table:table-cell>
          <table:table-cell office:value-type="float" office:value="0.0245323" calcext:value-type="float">
            <text:p>0.0245323</text:p>
          </table:table-cell>
          <table:table-cell office:value-type="float" office:value="7.55027" calcext:value-type="float">
            <text:p>7.5502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75988" calcext:value-type="float">
            <text:p>0.00275988</text:p>
          </table:table-cell>
          <table:table-cell office:value-type="float" office:value="0.0171726" calcext:value-type="float">
            <text:p>0.0171726</text:p>
          </table:table-cell>
          <table:table-cell office:value-type="float" office:value="7.19225" calcext:value-type="float">
            <text:p>7.1922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321986" calcext:value-type="float">
            <text:p>0.00321986</text:p>
          </table:table-cell>
          <table:table-cell office:value-type="float" office:value="0.015026" calcext:value-type="float">
            <text:p>0.015026</text:p>
          </table:table-cell>
          <table:table-cell office:value-type="float" office:value="5.59321" calcext:value-type="float">
            <text:p>5.5932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53327" calcext:value-type="float">
            <text:p>0.00153327</text:p>
          </table:table-cell>
          <table:table-cell office:value-type="float" office:value="0.0137994" calcext:value-type="float">
            <text:p>0.0137994</text:p>
          </table:table-cell>
          <table:table-cell office:value-type="float" office:value="2.4083" calcext:value-type="float">
            <text:p>2.408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91321" calcext:value-type="float">
            <text:p>0.00291321</text:p>
          </table:table-cell>
          <table:table-cell office:value-type="float" office:value="0.0105795" calcext:value-type="float">
            <text:p>0.0105795</text:p>
          </table:table-cell>
          <table:table-cell office:value-type="float" office:value="2.09061" calcext:value-type="float">
            <text:p>2.0906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14657" calcext:value-type="float">
            <text:p>0.00214657</text:p>
          </table:table-cell>
          <table:table-cell office:value-type="float" office:value="0.00766634" calcext:value-type="float">
            <text:p>0.00766634</text:p>
          </table:table-cell>
          <table:table-cell office:value-type="float" office:value="2.06838" calcext:value-type="float">
            <text:p>2.0683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45323" calcext:value-type="float">
            <text:p>0.00245323</text:p>
          </table:table-cell>
          <table:table-cell office:value-type="float" office:value="0.00659305" calcext:value-type="float">
            <text:p>0.00659305</text:p>
          </table:table-cell>
          <table:table-cell office:value-type="float" office:value="2.05657" calcext:value-type="float">
            <text:p>2.0565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168659" calcext:value-type="float">
            <text:p>0.00168659</text:p>
          </table:table-cell>
          <table:table-cell office:value-type="float" office:value="0.0062864" calcext:value-type="float">
            <text:p>0.0062864</text:p>
          </table:table-cell>
          <table:table-cell office:value-type="float" office:value="2.4057" calcext:value-type="float">
            <text:p>2.405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7994" calcext:value-type="float">
            <text:p>0.00137994</text:p>
          </table:table-cell>
          <table:table-cell office:value-type="float" office:value="0.0045998" calcext:value-type="float">
            <text:p>0.0045998</text:p>
          </table:table-cell>
          <table:table-cell office:value-type="float" office:value="2.43912" calcext:value-type="float">
            <text:p>2.4391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91996" calcext:value-type="float">
            <text:p>0.00091996</text:p>
          </table:table-cell>
          <table:table-cell office:value-type="float" office:value="0.00321986" calcext:value-type="float">
            <text:p>0.00321986</text:p>
          </table:table-cell>
          <table:table-cell office:value-type="float" office:value="2.55933" calcext:value-type="float">
            <text:p>2.5593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91996" calcext:value-type="float">
            <text:p>0.00091996</text:p>
          </table:table-cell>
          <table:table-cell office:value-type="float" office:value="0.00444648" calcext:value-type="float">
            <text:p>0.00444648</text:p>
          </table:table-cell>
          <table:table-cell office:value-type="float" office:value="1.98926" calcext:value-type="float">
            <text:p>1.98926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766634" calcext:value-type="float">
            <text:p>0.000766634</text:p>
          </table:table-cell>
          <table:table-cell office:value-type="float" office:value="0.00183992" calcext:value-type="float">
            <text:p>0.00183992</text:p>
          </table:table-cell>
          <table:table-cell office:value-type="float" office:value="1.66022" calcext:value-type="float">
            <text:p>1.6602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45998" calcext:value-type="float">
            <text:p>0.00045998</text:p>
          </table:table-cell>
          <table:table-cell office:value-type="float" office:value="0.00183992" calcext:value-type="float">
            <text:p>0.00183992</text:p>
          </table:table-cell>
          <table:table-cell office:value-type="float" office:value="1.34774" calcext:value-type="float">
            <text:p>1.34774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766634" calcext:value-type="float">
            <text:p>0.000766634</text:p>
          </table:table-cell>
          <table:table-cell office:value-type="float" office:value="0.00168659" calcext:value-type="float">
            <text:p>0.00168659</text:p>
          </table:table-cell>
          <table:table-cell office:value-type="float" office:value="0.47332" calcext:value-type="float">
            <text:p>0.47332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45998" calcext:value-type="float">
            <text:p>0.00045998</text:p>
          </table:table-cell>
          <table:table-cell office:value-type="float" office:value="0.00183992" calcext:value-type="float">
            <text:p>0.00183992</text:p>
          </table:table-cell>
          <table:table-cell office:value-type="float" office:value="0.229683" calcext:value-type="float">
            <text:p>0.229683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45998" calcext:value-type="float">
            <text:p>0.00045998</text:p>
          </table:table-cell>
          <table:table-cell office:value-type="float" office:value="0.00122661" calcext:value-type="float">
            <text:p>0.00122661</text:p>
          </table:table-cell>
          <table:table-cell office:value-type="float" office:value="0.126341" calcext:value-type="float">
            <text:p>0.12634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613307" calcext:value-type="float">
            <text:p>0.000613307</text:p>
          </table:table-cell>
          <table:table-cell office:value-type="float" office:value="0.00122661" calcext:value-type="float">
            <text:p>0.00122661</text:p>
          </table:table-cell>
          <table:table-cell office:value-type="float" office:value="0.068997" calcext:value-type="float">
            <text:p>0.06899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613307" calcext:value-type="float">
            <text:p>0.000613307</text:p>
          </table:table-cell>
          <table:table-cell office:value-type="float" office:value="0.00122661" calcext:value-type="float">
            <text:p>0.00122661</text:p>
          </table:table-cell>
          <table:table-cell office:value-type="float" office:value="0.0734435" calcext:value-type="float">
            <text:p>0.073443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45998" calcext:value-type="float">
            <text:p>0.00045998</text:p>
          </table:table-cell>
          <table:table-cell office:value-type="float" office:value="0.00091996" calcext:value-type="float">
            <text:p>0.00091996</text:p>
          </table:table-cell>
          <table:table-cell office:value-type="float" office:value="0.0463047" calcext:value-type="float">
            <text:p>0.0463047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306653" calcext:value-type="float">
            <text:p>0.000306653</text:p>
          </table:table-cell>
          <table:table-cell office:value-type="float" office:value="0.00107329" calcext:value-type="float">
            <text:p>0.00107329</text:p>
          </table:table-cell>
          <table:table-cell office:value-type="float" office:value="0.0231523" calcext:value-type="float">
            <text:p>0.023152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153327" calcext:value-type="float">
            <text:p>0.000153327</text:p>
          </table:table-cell>
          <table:table-cell office:value-type="float" office:value="0.000766634" calcext:value-type="float">
            <text:p>0.000766634</text:p>
          </table:table-cell>
          <table:table-cell office:value-type="float" office:value="0.0222324" calcext:value-type="float">
            <text:p>0.0222324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306653" calcext:value-type="float">
            <text:p>0.000306653</text:p>
          </table:table-cell>
          <table:table-cell office:value-type="float" office:value="0.00045998" calcext:value-type="float">
            <text:p>0.00045998</text:p>
          </table:table-cell>
          <table:table-cell office:value-type="float" office:value="0.0119595" calcext:value-type="float">
            <text:p>0.011959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.000306653" calcext:value-type="float">
            <text:p>0.000306653</text:p>
          </table:table-cell>
          <table:table-cell office:value-type="float" office:value="0.00521311" calcext:value-type="float">
            <text:p>0.0052131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45998" calcext:value-type="float">
            <text:p>0.00045998</text:p>
          </table:table-cell>
          <table:table-cell office:value-type="float" office:value="0.000306653" calcext:value-type="float">
            <text:p>0.000306653</text:p>
          </table:table-cell>
          <table:table-cell office:value-type="float" office:value="0.00291321" calcext:value-type="float">
            <text:p>0.00291321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613307" calcext:value-type="float">
            <text:p>0.000613307</text:p>
          </table:table-cell>
          <table:table-cell office:value-type="float" office:value="0.00045998" calcext:value-type="float">
            <text:p>0.00045998</text:p>
          </table:table-cell>
          <table:table-cell office:value-type="float" office:value="0.00199325" calcext:value-type="float">
            <text:p>0.00199325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306653" calcext:value-type="float">
            <text:p>0.000306653</text:p>
          </table:table-cell>
          <table:table-cell office:value-type="float" office:value="0.000613307" calcext:value-type="float">
            <text:p>0.000613307</text:p>
          </table:table-cell>
          <table:table-cell office:value-type="float" office:value="0.00214657" calcext:value-type="float">
            <text:p>0.00214657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0153327" calcext:value-type="float">
            <text:p>0.000153327</text:p>
          </table:table-cell>
          <table:table-cell office:value-type="float" office:value="0.000613307" calcext:value-type="float">
            <text:p>0.000613307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000306653" calcext:value-type="float">
            <text:p>0.000306653</text:p>
          </table:table-cell>
          <table:table-cell office:value-type="float" office:value="0.00045998" calcext:value-type="float">
            <text:p>0.0004599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.000306653" calcext:value-type="float">
            <text:p>0.000306653</text:p>
          </table:table-cell>
          <table:table-cell office:value-type="float" office:value="0.000766634" calcext:value-type="float">
            <text:p>0.000766634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306653" calcext:value-type="float">
            <text:p>0.000306653</text:p>
          </table:table-cell>
          <table:table-cell table:number-columns-repeated="2" office:value-type="float" office:value="0.000153327" calcext:value-type="float">
            <text:p>0.000153327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000153327" calcext:value-type="float">
            <text:p>0.000153327</text:p>
          </table:table-cell>
          <table:table-cell office:value-type="float" office:value="0.000613307" calcext:value-type="float">
            <text:p>0.000613307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45998" calcext:value-type="float">
            <text:p>0.00045998</text:p>
          </table:table-cell>
          <table:table-cell office:value-type="float" office:value="0.000306653" calcext:value-type="float">
            <text:p>0.000306653</text:p>
          </table:table-cell>
          <table:table-cell office:value-type="float" office:value="0.000153327" calcext:value-type="float">
            <text:p>0.000153327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06653" calcext:value-type="float">
            <text:p>0.00030665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45998" calcext:value-type="float">
            <text:p>0.00045998</text:p>
          </table:table-cell>
          <table:table-cell table:number-columns-repeated="2" office:value-type="float" office:value="0.000153327" calcext:value-type="float">
            <text:p>0.000153327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306653" calcext:value-type="float">
            <text:p>0.000306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45998" calcext:value-type="float">
            <text:p>0.00045998</text:p>
          </table:table-cell>
          <table:table-cell office:value-type="float" office:value="0.000306653" calcext:value-type="float">
            <text:p>0.0003066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53327" calcext:value-type="float">
            <text:p>0.000153327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306653" calcext:value-type="float">
            <text:p>0.000306653</text:p>
          </table:table-cell>
          <table:table-cell office:value-type="float" office:value="0" calcext:value-type="float">
            <text:p>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306653" calcext:value-type="float">
            <text:p>0.000306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.000153327" calcext:value-type="float">
            <text:p>0.0001533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306653" calcext:value-type="float">
            <text:p>0.000306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45998" calcext:value-type="float">
            <text:p>0.00045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45998" calcext:value-type="float">
            <text:p>0.00045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306653" calcext:value-type="float">
            <text:p>0.000306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45998" calcext:value-type="float">
            <text:p>0.00045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306653" calcext:value-type="float">
            <text:p>0.000306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306653" calcext:value-type="float">
            <text:p>0.000306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153327" calcext:value-type="float">
            <text:p>0.00015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2416" calcext:value-type="float">
            <text:p>2416</text:p>
          </table:table-cell>
          <table:table-cell office:value-type="float" office:value="0.0114995" calcext:value-type="float">
            <text:p>0.0114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</table:table>
      <table:table table:name="Pagerank" table:style-name="ta1">
        <table:shapes>
          <draw:frame draw:z-index="0" draw:style-name="gr1" draw:text-style-name="P1" svg:width="696.25pt" svg:height="494.93pt" svg:x="346.2pt" svg:y="554.68pt">
            <loext:p draw:notify-on-update-of-ranges="Pagerank.A3:Pagerank.A32 Pagerank.B2:Pagerank.B2 Pagerank.B3:Pagerank.B32 Pagerank.C2:Pagerank.C2 Pagerank.C3:Pagerank.C32 Pagerank.D2:Pagerank.D2 Pagerank.D3:Pagerank.D32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Pagerank.F3:Pagerank.F12 Pagerank.G2:Pagerank.G2 Pagerank.G3:Pagerank.G12 Pagerank.H2:Pagerank.H2 Pagerank.H3:Pagerank.H12 Pagerank.I2:Pagerank.I2 Pagerank.I3:Pagerank.I12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Pagerank.A3:Pagerank.A32 Pagerank.B2:Pagerank.B2 Pagerank.B3:Pagerank.B32 Pagerank.C2:Pagerank.C2 Pagerank.C3:Pagerank.C32 Pagerank.D2:Pagerank.D2 Pagerank.D3:Pagerank.D32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2" office:value-type="float" office:value="135104" calcext:value-type="float">
            <text:p>135104</text:p>
          </table:table-cell>
          <table:table-cell office:value-type="float" office:value="28703" calcext:value-type="float">
            <text:p>28703</text:p>
          </table:table-cell>
          <table:table-cell office:value-type="float" office:value="28733" calcext:value-type="float">
            <text:p>287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833979" calcext:value-type="float">
            <text:p>0.00833979</text:p>
          </table:table-cell>
          <table:table-cell office:value-type="float" office:value="0.0381247" calcext:value-type="float">
            <text:p>0.038124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1.62507" calcext:value-type="float">
            <text:p>1.62507</text:p>
          </table:table-cell>
          <table:table-cell table:formula="of:=[.C3]+[.C4]" office:value-type="float" office:value="1.70250979" calcext:value-type="float">
            <text:p>1.70250979</text:p>
          </table:table-cell>
          <table:table-cell table:formula="of:=[.D3]+[.D4]" office:value-type="float" office:value="0.1977717" calcext:value-type="float">
            <text:p>0.19777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2507" calcext:value-type="float">
            <text:p>1.62507</text:p>
          </table:table-cell>
          <table:table-cell office:value-type="float" office:value="1.69417" calcext:value-type="float">
            <text:p>1.69417</text:p>
          </table:table-cell>
          <table:table-cell office:value-type="float" office:value="0.159647" calcext:value-type="float">
            <text:p>0.15964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0.0524216" calcext:value-type="float">
            <text:p>0.0524216</text:p>
          </table:table-cell>
          <table:table-cell table:formula="of:=[.C5]+[.C6]" office:value-type="float" office:value="0.0619527" calcext:value-type="float">
            <text:p>0.0619527</text:p>
          </table:table-cell>
          <table:table-cell table:formula="of:=[.D5]+[.D6]" office:value-type="float" office:value="0.30738" calcext:value-type="float">
            <text:p>0.307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09764" calcext:value-type="float">
            <text:p>0.0309764</text:p>
          </table:table-cell>
          <table:table-cell office:value-type="float" office:value="0.0274022" calcext:value-type="float">
            <text:p>0.0274022</text:p>
          </table:table-cell>
          <table:table-cell office:value-type="float" office:value="0.15369" calcext:value-type="float">
            <text:p>0.1536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0.01667958" calcext:value-type="float">
            <text:p>0.01667958</text:p>
          </table:table-cell>
          <table:table-cell table:formula="of:=[.C7]+[.C8]" office:value-type="float" office:value="0.0655269" calcext:value-type="float">
            <text:p>0.0655269</text:p>
          </table:table-cell>
          <table:table-cell table:formula="of:=[.D7]+[.D8]" office:value-type="float" office:value="0.325252" calcext:value-type="float">
            <text:p>0.3252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14452" calcext:value-type="float">
            <text:p>0.0214452</text:p>
          </table:table-cell>
          <table:table-cell office:value-type="float" office:value="0.0345505" calcext:value-type="float">
            <text:p>0.0345505</text:p>
          </table:table-cell>
          <table:table-cell office:value-type="float" office:value="0.15369" calcext:value-type="float">
            <text:p>0.1536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0.02025379" calcext:value-type="float">
            <text:p>0.02025379</text:p>
          </table:table-cell>
          <table:table-cell table:formula="of:=[.C9]+[.C10]" office:value-type="float" office:value="0.0679097" calcext:value-type="float">
            <text:p>0.0679097</text:p>
          </table:table-cell>
          <table:table-cell table:formula="of:=[.D9]+[.D10]" office:value-type="float" office:value="0.299041" calcext:value-type="float">
            <text:p>0.2990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833979" calcext:value-type="float">
            <text:p>0.00833979</text:p>
          </table:table-cell>
          <table:table-cell office:value-type="float" office:value="0.0345505" calcext:value-type="float">
            <text:p>0.0345505</text:p>
          </table:table-cell>
          <table:table-cell office:value-type="float" office:value="0.156073" calcext:value-type="float">
            <text:p>0.15607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0.0274022" calcext:value-type="float">
            <text:p>0.0274022</text:p>
          </table:table-cell>
          <table:table-cell table:formula="of:=[.C11]+[.C12]" office:value-type="float" office:value="0.0667182" calcext:value-type="float">
            <text:p>0.0667182</text:p>
          </table:table-cell>
          <table:table-cell table:formula="of:=[.D11]+[.D12]" office:value-type="float" office:value="0.303807" calcext:value-type="float">
            <text:p>0.3038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833979" calcext:value-type="float">
            <text:p>0.00833979</text:p>
          </table:table-cell>
          <table:table-cell office:value-type="float" office:value="0.0309764" calcext:value-type="float">
            <text:p>0.0309764</text:p>
          </table:table-cell>
          <table:table-cell office:value-type="float" office:value="0.169179" calcext:value-type="float">
            <text:p>0.16917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.0262108" calcext:value-type="float">
            <text:p>0.0262108</text:p>
          </table:table-cell>
          <table:table-cell table:formula="of:=[.C13]+[.C14]" office:value-type="float" office:value="0.0583785" calcext:value-type="float">
            <text:p>0.0583785</text:p>
          </table:table-cell>
          <table:table-cell table:formula="of:=[.D13]+[.D14]" office:value-type="float" office:value="0.303807" calcext:value-type="float">
            <text:p>0.3038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1914" calcext:value-type="float">
            <text:p>0.011914</text:p>
          </table:table-cell>
          <table:table-cell office:value-type="float" office:value="0.0369333" calcext:value-type="float">
            <text:p>0.0369333</text:p>
          </table:table-cell>
          <table:table-cell office:value-type="float" office:value="0.16203" calcext:value-type="float">
            <text:p>0.1620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029785" calcext:value-type="float">
            <text:p>0.029785</text:p>
          </table:table-cell>
          <table:table-cell table:formula="of:=[.C15]+[.C16]" office:value-type="float" office:value="0.0619527" calcext:value-type="float">
            <text:p>0.0619527</text:p>
          </table:table-cell>
          <table:table-cell table:formula="of:=[.D15]+[.D16]" office:value-type="float" office:value="0.295466" calcext:value-type="float">
            <text:p>0.2954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833979" calcext:value-type="float">
            <text:p>0.00833979</text:p>
          </table:table-cell>
          <table:table-cell office:value-type="float" office:value="0.0309764" calcext:value-type="float">
            <text:p>0.0309764</text:p>
          </table:table-cell>
          <table:table-cell office:value-type="float" office:value="0.137011" calcext:value-type="float">
            <text:p>0.13701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0345506" calcext:value-type="float">
            <text:p>0.0345506</text:p>
          </table:table-cell>
          <table:table-cell table:formula="of:=[.C17]+[.C18]" office:value-type="float" office:value="0.0679097" calcext:value-type="float">
            <text:p>0.0679097</text:p>
          </table:table-cell>
          <table:table-cell table:formula="of:=[.D17]+[.D18]" office:value-type="float" office:value="0.075058" calcext:value-type="float">
            <text:p>0.0750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321677" calcext:value-type="float">
            <text:p>0.0321677</text:p>
          </table:table-cell>
          <table:table-cell office:value-type="float" office:value="0.152499" calcext:value-type="float">
            <text:p>0.15249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0405076" calcext:value-type="float">
            <text:p>0.0405076</text:p>
          </table:table-cell>
          <table:table-cell table:formula="of:=[.C19]+[.C20]" office:value-type="float" office:value="0.0643354" calcext:value-type="float">
            <text:p>0.0643354</text:p>
          </table:table-cell>
          <table:table-cell table:formula="of:=[.D19]+[.D20]" office:value-type="float" office:value="0.0643355" calcext:value-type="float">
            <text:p>0.06433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345505" calcext:value-type="float">
            <text:p>0.0345505</text:p>
          </table:table-cell>
          <table:table-cell office:value-type="float" office:value="0.151308" calcext:value-type="float">
            <text:p>0.15130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0333592" calcext:value-type="float">
            <text:p>0.0333592</text:p>
          </table:table-cell>
          <table:table-cell table:formula="of:=[.C21]+[.C22]" office:value-type="float" office:value="0.0559958" calcext:value-type="float">
            <text:p>0.0559958</text:p>
          </table:table-cell>
          <table:table-cell table:formula="of:=[.D21]+[.D22]" office:value-type="float" office:value="0.0655269" calcext:value-type="float">
            <text:p>0.06552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262108" calcext:value-type="float">
            <text:p>0.0262108</text:p>
          </table:table-cell>
          <table:table-cell office:value-type="float" office:value="0.152499" calcext:value-type="float">
            <text:p>0.15249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914" calcext:value-type="float">
            <text:p>0.011914</text:p>
          </table:table-cell>
          <table:table-cell office:value-type="float" office:value="0.0321677" calcext:value-type="float">
            <text:p>0.0321677</text:p>
          </table:table-cell>
          <table:table-cell office:value-type="float" office:value="0.151308" calcext:value-type="float">
            <text:p>0.15130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345505" calcext:value-type="float">
            <text:p>0.0345505</text:p>
          </table:table-cell>
          <table:table-cell office:value-type="float" office:value="0.165604" calcext:value-type="float">
            <text:p>0.16560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274022" calcext:value-type="float">
            <text:p>0.0274022</text:p>
          </table:table-cell>
          <table:table-cell office:value-type="float" office:value="0.129862" calcext:value-type="float">
            <text:p>0.12986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309764" calcext:value-type="float">
            <text:p>0.0309764</text:p>
          </table:table-cell>
          <table:table-cell office:value-type="float" office:value="0.0405075" calcext:value-type="float">
            <text:p>0.040507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0624" calcext:value-type="float">
            <text:p>0.0190624</text:p>
          </table:table-cell>
          <table:table-cell office:value-type="float" office:value="0.0369333" calcext:value-type="float">
            <text:p>0.0369333</text:p>
          </table:table-cell>
          <table:table-cell office:value-type="float" office:value="0.0345505" calcext:value-type="float">
            <text:p>0.034550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3828" calcext:value-type="float">
            <text:p>0.023828</text:p>
          </table:table-cell>
          <table:table-cell office:value-type="float" office:value="0.0321677" calcext:value-type="float">
            <text:p>0.0321677</text:p>
          </table:table-cell>
          <table:table-cell office:value-type="float" office:value="0.0333591" calcext:value-type="float">
            <text:p>0.03335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66796" calcext:value-type="float">
            <text:p>0.0166796</text:p>
          </table:table-cell>
          <table:table-cell office:value-type="float" office:value="0.0321677" calcext:value-type="float">
            <text:p>0.0321677</text:p>
          </table:table-cell>
          <table:table-cell office:value-type="float" office:value="0.0309764" calcext:value-type="float">
            <text:p>0.030976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0.0357419" calcext:value-type="float">
            <text:p>0.035741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26366" calcext:value-type="float">
            <text:p>0.0226366</text:p>
          </table:table-cell>
          <table:table-cell office:value-type="float" office:value="0.0262108" calcext:value-type="float">
            <text:p>0.0262108</text:p>
          </table:table-cell>
          <table:table-cell office:value-type="float" office:value="0.029785" calcext:value-type="float">
            <text:p>0.02978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953118" calcext:value-type="float">
            <text:p>0.00953118</text:p>
          </table:table-cell>
          <table:table-cell office:value-type="float" office:value="0.0285936" calcext:value-type="float">
            <text:p>0.0285936</text:p>
          </table:table-cell>
          <table:table-cell office:value-type="float" office:value="0.0345505" calcext:value-type="float">
            <text:p>0.0345505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285936" calcext:value-type="float">
            <text:p>0.0285936</text:p>
          </table:table-cell>
          <table:table-cell office:value-type="float" office:value="0.0357419" calcext:value-type="float">
            <text:p>0.0357419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90624" calcext:value-type="float">
            <text:p>0.0190624</text:p>
          </table:table-cell>
          <table:table-cell office:value-type="float" office:value="0.0250194" calcext:value-type="float">
            <text:p>0.0250194</text:p>
          </table:table-cell>
          <table:table-cell office:value-type="float" office:value="0.0405075" calcext:value-type="float">
            <text:p>0.040507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357419" calcext:value-type="float">
            <text:p>0.0357419</text:p>
          </table:table-cell>
          <table:table-cell office:value-type="float" office:value="0.0321677" calcext:value-type="float">
            <text:p>0.0321677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309764" calcext:value-type="float">
            <text:p>0.0309764</text:p>
          </table:table-cell>
          <table:table-cell office:value-type="float" office:value="0.0274022" calcext:value-type="float">
            <text:p>0.0274022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262108" calcext:value-type="float">
            <text:p>0.0262108</text:p>
          </table:table-cell>
          <table:table-cell office:value-type="float" office:value="0.0309764" calcext:value-type="float">
            <text:p>0.030976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166796" calcext:value-type="float">
            <text:p>0.0166796</text:p>
          </table:table-cell>
          <table:table-cell office:value-type="float" office:value="0.0321677" calcext:value-type="float">
            <text:p>0.0321677</text:p>
          </table:table-cell>
          <table:table-cell office:value-type="float" office:value="0.0345505" calcext:value-type="float">
            <text:p>0.034550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02538" calcext:value-type="float">
            <text:p>0.0202538</text:p>
          </table:table-cell>
          <table:table-cell office:value-type="float" office:value="0.0369333" calcext:value-type="float">
            <text:p>0.0369333</text:p>
          </table:table-cell>
          <table:table-cell office:value-type="float" office:value="0.0500387" calcext:value-type="float">
            <text:p>0.050038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488473" calcext:value-type="float">
            <text:p>0.0488473</text:p>
          </table:table-cell>
          <table:table-cell office:value-type="float" office:value="0.0416989" calcext:value-type="float">
            <text:p>0.0416989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1914" calcext:value-type="float">
            <text:p>0.011914</text:p>
          </table:table-cell>
          <table:table-cell table:number-columns-repeated="2" office:value-type="float" office:value="0.0345505" calcext:value-type="float">
            <text:p>0.034550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440817" calcext:value-type="float">
            <text:p>0.0440817</text:p>
          </table:table-cell>
          <table:table-cell office:value-type="float" office:value="0.0488473" calcext:value-type="float">
            <text:p>0.048847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42968" calcext:value-type="float">
            <text:p>0.0142968</text:p>
          </table:table-cell>
          <table:table-cell table:number-columns-repeated="2" office:value-type="float" office:value="0.0416989" calcext:value-type="float">
            <text:p>0.0416989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214452" calcext:value-type="float">
            <text:p>0.0214452</text:p>
          </table:table-cell>
          <table:table-cell table:number-columns-repeated="2" office:value-type="float" office:value="0.0476559" calcext:value-type="float">
            <text:p>0.0476559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381247" calcext:value-type="float">
            <text:p>0.0381247</text:p>
          </table:table-cell>
          <table:table-cell office:value-type="float" office:value="0.0440817" calcext:value-type="float">
            <text:p>0.0440817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90624" calcext:value-type="float">
            <text:p>0.0190624</text:p>
          </table:table-cell>
          <table:table-cell table:number-columns-repeated="2" office:value-type="float" office:value="0.0452731" calcext:value-type="float">
            <text:p>0.0452731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2108" calcext:value-type="float">
            <text:p>0.0262108</text:p>
          </table:table-cell>
          <table:table-cell office:value-type="float" office:value="0.0440817" calcext:value-type="float">
            <text:p>0.0440817</text:p>
          </table:table-cell>
          <table:table-cell office:value-type="float" office:value="0.0559957" calcext:value-type="float">
            <text:p>0.0559957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440817" calcext:value-type="float">
            <text:p>0.0440817</text:p>
          </table:table-cell>
          <table:table-cell office:value-type="float" office:value="0.0476559" calcext:value-type="float">
            <text:p>0.0476559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14452" calcext:value-type="float">
            <text:p>0.0214452</text:p>
          </table:table-cell>
          <table:table-cell office:value-type="float" office:value="0.0512301" calcext:value-type="float">
            <text:p>0.0512301</text:p>
          </table:table-cell>
          <table:table-cell office:value-type="float" office:value="0.0476559" calcext:value-type="float">
            <text:p>0.0476559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7871" calcext:value-type="float">
            <text:p>0.017871</text:p>
          </table:table-cell>
          <table:table-cell office:value-type="float" office:value="0.0405075" calcext:value-type="float">
            <text:p>0.0405075</text:p>
          </table:table-cell>
          <table:table-cell office:value-type="float" office:value="0.0416989" calcext:value-type="float">
            <text:p>0.041698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7871" calcext:value-type="float">
            <text:p>0.017871</text:p>
          </table:table-cell>
          <table:table-cell office:value-type="float" office:value="0.0524215" calcext:value-type="float">
            <text:p>0.0524215</text:p>
          </table:table-cell>
          <table:table-cell office:value-type="float" office:value="0.0428903" calcext:value-type="float">
            <text:p>0.0428903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381247" calcext:value-type="float">
            <text:p>0.0381247</text:p>
          </table:table-cell>
          <table:table-cell office:value-type="float" office:value="0.0440817" calcext:value-type="float">
            <text:p>0.0440817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381247" calcext:value-type="float">
            <text:p>0.0381247</text:p>
          </table:table-cell>
          <table:table-cell office:value-type="float" office:value="0.0524215" calcext:value-type="float">
            <text:p>0.052421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524215" calcext:value-type="float">
            <text:p>0.0524215</text:p>
          </table:table-cell>
          <table:table-cell office:value-type="float" office:value="0.0405075" calcext:value-type="float">
            <text:p>0.040507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166796" calcext:value-type="float">
            <text:p>0.0166796</text:p>
          </table:table-cell>
          <table:table-cell office:value-type="float" office:value="0.0440817" calcext:value-type="float">
            <text:p>0.0440817</text:p>
          </table:table-cell>
          <table:table-cell office:value-type="float" office:value="0.0369333" calcext:value-type="float">
            <text:p>0.036933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833979" calcext:value-type="float">
            <text:p>0.00833979</text:p>
          </table:table-cell>
          <table:table-cell office:value-type="float" office:value="0.0464645" calcext:value-type="float">
            <text:p>0.0464645</text:p>
          </table:table-cell>
          <table:table-cell office:value-type="float" office:value="0.0500387" calcext:value-type="float">
            <text:p>0.0500387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190624" calcext:value-type="float">
            <text:p>0.0190624</text:p>
          </table:table-cell>
          <table:table-cell office:value-type="float" office:value="0.0476559" calcext:value-type="float">
            <text:p>0.0476559</text:p>
          </table:table-cell>
          <table:table-cell office:value-type="float" office:value="0.0452731" calcext:value-type="float">
            <text:p>0.045273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953118" calcext:value-type="float">
            <text:p>0.00953118</text:p>
          </table:table-cell>
          <table:table-cell office:value-type="float" office:value="0.0488473" calcext:value-type="float">
            <text:p>0.0488473</text:p>
          </table:table-cell>
          <table:table-cell office:value-type="float" office:value="0.0333591" calcext:value-type="float">
            <text:p>0.033359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250194" calcext:value-type="float">
            <text:p>0.0250194</text:p>
          </table:table-cell>
          <table:table-cell office:value-type="float" office:value="0.0369333" calcext:value-type="float">
            <text:p>0.036933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405075" calcext:value-type="float">
            <text:p>0.0405075</text:p>
          </table:table-cell>
          <table:table-cell office:value-type="float" office:value="0.0274022" calcext:value-type="float">
            <text:p>0.0274022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274022" calcext:value-type="float">
            <text:p>0.0274022</text:p>
          </table:table-cell>
          <table:table-cell office:value-type="float" office:value="0.0214452" calcext:value-type="float">
            <text:p>0.0214452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190624" calcext:value-type="float">
            <text:p>0.0190624</text:p>
          </table:table-cell>
          <table:table-cell office:value-type="float" office:value="0.0166796" calcext:value-type="float">
            <text:p>0.0166796</text:p>
          </table:table-cell>
          <table:table-cell office:value-type="float" office:value="0.0214452" calcext:value-type="float">
            <text:p>0.0214452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17871" calcext:value-type="float">
            <text:p>0.017871</text:p>
          </table:table-cell>
          <table:table-cell table:number-columns-repeated="2" office:value-type="float" office:value="0.0131054" calcext:value-type="float">
            <text:p>0.0131054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190624" calcext:value-type="float">
            <text:p>0.0190624</text:p>
          </table:table-cell>
          <table:table-cell office:value-type="float" office:value="0.017871" calcext:value-type="float">
            <text:p>0.017871</text:p>
          </table:table-cell>
          <table:table-cell office:value-type="float" office:value="0.0142968" calcext:value-type="float">
            <text:p>0.0142968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714839" calcext:value-type="float">
            <text:p>0.00714839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66796" calcext:value-type="float">
            <text:p>0.0166796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0714839" calcext:value-type="float">
            <text:p>0.00714839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226366" calcext:value-type="float">
            <text:p>0.0226366</text:p>
          </table:table-cell>
          <table:table-cell office:value-type="float" office:value="0.0190624" calcext:value-type="float">
            <text:p>0.0190624</text:p>
          </table:table-cell>
          <table:table-cell office:value-type="float" office:value="0.0142968" calcext:value-type="float">
            <text:p>0.0142968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1914" calcext:value-type="float">
            <text:p>0.011914</text:p>
          </table:table-cell>
          <table:table-cell office:value-type="float" office:value="0.017871" calcext:value-type="float">
            <text:p>0.017871</text:p>
          </table:table-cell>
          <table:table-cell office:value-type="float" office:value="0.0131054" calcext:value-type="float">
            <text:p>0.0131054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262108" calcext:value-type="float">
            <text:p>0.026210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953118" calcext:value-type="float">
            <text:p>0.00953118</text:p>
          </table:table-cell>
          <table:table-cell office:value-type="float" office:value="0.0166796" calcext:value-type="float">
            <text:p>0.0166796</text:p>
          </table:table-cell>
          <table:table-cell office:value-type="float" office:value="0.011914" calcext:value-type="float">
            <text:p>0.01191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14452" calcext:value-type="float">
            <text:p>0.0214452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7871" calcext:value-type="float">
            <text:p>0.017871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17871" calcext:value-type="float">
            <text:p>0.017871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131054" calcext:value-type="float">
            <text:p>0.0131054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833979" calcext:value-type="float">
            <text:p>0.00833979</text:p>
          </table:table-cell>
          <table:table-cell office:value-type="float" office:value="0.0190624" calcext:value-type="float">
            <text:p>0.0190624</text:p>
          </table:table-cell>
          <table:table-cell office:value-type="float" office:value="0.0166796" calcext:value-type="float">
            <text:p>0.0166796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0953118" calcext:value-type="float">
            <text:p>0.00953118</text:p>
          </table:table-cell>
          <table:table-cell office:value-type="float" office:value="0.0142968" calcext:value-type="float">
            <text:p>0.014296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202538" calcext:value-type="float">
            <text:p>0.0202538</text:p>
          </table:table-cell>
          <table:table-cell office:value-type="float" office:value="0.0131054" calcext:value-type="float">
            <text:p>0.0131054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142968" calcext:value-type="float">
            <text:p>0.0142968</text:p>
          </table:table-cell>
          <table:table-cell table:number-columns-repeated="2" office:value-type="float" office:value="0.017871" calcext:value-type="float">
            <text:p>0.01787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953118" calcext:value-type="float">
            <text:p>0.00953118</text:p>
          </table:table-cell>
          <table:table-cell office:value-type="float" office:value="0.011914" calcext:value-type="float">
            <text:p>0.011914</text:p>
          </table:table-cell>
          <table:table-cell office:value-type="float" office:value="0.0131054" calcext:value-type="float">
            <text:p>0.0131054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.011914" calcext:value-type="float">
            <text:p>0.011914</text:p>
          </table:table-cell>
          <table:table-cell office:value-type="float" office:value="0.0154882" calcext:value-type="float">
            <text:p>0.0154882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142968" calcext:value-type="float">
            <text:p>0.0142968</text:p>
          </table:table-cell>
          <table:table-cell table:number-columns-repeated="2" office:value-type="float" office:value="0.017871" calcext:value-type="float">
            <text:p>0.017871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.0166796" calcext:value-type="float">
            <text:p>0.0166796</text:p>
          </table:table-cell>
          <table:table-cell office:value-type="float" office:value="0.011914" calcext:value-type="float">
            <text:p>0.011914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11914" calcext:value-type="float">
            <text:p>0.011914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66796" calcext:value-type="float">
            <text:p>0.0166796</text:p>
          </table:table-cell>
          <table:table-cell office:value-type="float" office:value="0.0190624" calcext:value-type="float">
            <text:p>0.0190624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11914" calcext:value-type="float">
            <text:p>0.011914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214452" calcext:value-type="float">
            <text:p>0.0214452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190624" calcext:value-type="float">
            <text:p>0.0190624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11914" calcext:value-type="float">
            <text:p>0.011914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166796" calcext:value-type="float">
            <text:p>0.0166796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66796" calcext:value-type="float">
            <text:p>0.0166796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02538" calcext:value-type="float">
            <text:p>0.0202538</text:p>
          </table:table-cell>
          <table:table-cell office:value-type="float" office:value="0.011914" calcext:value-type="float">
            <text:p>0.011914</text:p>
          </table:table-cell>
          <table:table-cell office:value-type="float" office:value="0.0107226" calcext:value-type="float">
            <text:p>0.0107226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0953118" calcext:value-type="float">
            <text:p>0.00953118</text:p>
          </table:table-cell>
          <table:table-cell office:value-type="float" office:value="0.0190624" calcext:value-type="float">
            <text:p>0.0190624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23828" calcext:value-type="float">
            <text:p>0.023828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90624" calcext:value-type="float">
            <text:p>0.0190624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.0154882" calcext:value-type="float">
            <text:p>0.0154882</text:p>
          </table:table-cell>
          <table:table-cell office:value-type="float" office:value="0.0142968" calcext:value-type="float">
            <text:p>0.0142968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11914" calcext:value-type="float">
            <text:p>0.01191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142968" calcext:value-type="float">
            <text:p>0.0142968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1914" calcext:value-type="float">
            <text:p>0.011914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0953118" calcext:value-type="float">
            <text:p>0.00953118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166796" calcext:value-type="float">
            <text:p>0.0166796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250194" calcext:value-type="float">
            <text:p>0.0250194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7871" calcext:value-type="float">
            <text:p>0.017871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02538" calcext:value-type="float">
            <text:p>0.0202538</text:p>
          </table:table-cell>
          <table:table-cell office:value-type="float" office:value="0.0166796" calcext:value-type="float">
            <text:p>0.0166796</text:p>
          </table:table-cell>
          <table:table-cell office:value-type="float" office:value="0.0142968" calcext:value-type="float">
            <text:p>0.0142968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131054" calcext:value-type="float">
            <text:p>0.0131054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11914" calcext:value-type="float">
            <text:p>0.011914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226366" calcext:value-type="float">
            <text:p>0.0226366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714839" calcext:value-type="float">
            <text:p>0.00714839</text:p>
          </table:table-cell>
          <table:table-cell table:number-columns-repeated="2" office:value-type="float" office:value="0.0202538" calcext:value-type="float">
            <text:p>0.0202538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131054" calcext:value-type="float">
            <text:p>0.0131054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226366" calcext:value-type="float">
            <text:p>0.0226366</text:p>
          </table:table-cell>
          <table:table-cell office:value-type="float" office:value="0.0190624" calcext:value-type="float">
            <text:p>0.0190624</text:p>
          </table:table-cell>
          <table:table-cell office:value-type="float" office:value="0.0142968" calcext:value-type="float">
            <text:p>0.0142968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166796" calcext:value-type="float">
            <text:p>0.0166796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11914" calcext:value-type="float">
            <text:p>0.011914</text:p>
          </table:table-cell>
          <table:table-cell table:number-columns-repeated="2" office:value-type="float" office:value="0.0154882" calcext:value-type="float">
            <text:p>0.0154882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131054" calcext:value-type="float">
            <text:p>0.0131054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1914" calcext:value-type="float">
            <text:p>0.011914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190624" calcext:value-type="float">
            <text:p>0.0190624</text:p>
          </table:table-cell>
          <table:table-cell office:value-type="float" office:value="0.017871" calcext:value-type="float">
            <text:p>0.017871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017871" calcext:value-type="float">
            <text:p>0.017871</text:p>
          </table:table-cell>
          <table:table-cell office:value-type="float" office:value="0.0131054" calcext:value-type="float">
            <text:p>0.0131054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07226" calcext:value-type="float">
            <text:p>0.0107226</text:p>
          </table:table-cell>
          <table:table-cell office:value-type="float" office:value="0.0166796" calcext:value-type="float">
            <text:p>0.0166796</text:p>
          </table:table-cell>
          <table:table-cell office:value-type="float" office:value="0.0154882" calcext:value-type="float">
            <text:p>0.0154882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953118" calcext:value-type="float">
            <text:p>0.00953118</text:p>
          </table:table-cell>
          <table:table-cell table:number-columns-repeated="2" office:value-type="float" office:value="0.0190624" calcext:value-type="float">
            <text:p>0.0190624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476559" calcext:value-type="float">
            <text:p>0.00476559</text:p>
          </table:table-cell>
          <table:table-cell table:number-columns-repeated="2" office:value-type="float" office:value="0.0154882" calcext:value-type="float">
            <text:p>0.0154882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07226" calcext:value-type="float">
            <text:p>0.0107226</text:p>
          </table:table-cell>
          <table:table-cell table:number-columns-repeated="2" office:value-type="float" office:value="0.0131054" calcext:value-type="float">
            <text:p>0.0131054</text:p>
          </table:table-cell>
          <table:table-cell table:number-columns-repeated="5"/>
        </table:table-row>
        <table:table-row table:style-name="ro1">
          <table:table-cell table:style-name="ce2" office:value-type="float" office:value="135104" calcext:value-type="float">
            <text:p>135104</text:p>
          </table:table-cell>
          <table:table-cell office:value-type="float" office:value="96.9345" calcext:value-type="float">
            <text:p>96.9345</text:p>
          </table:table-cell>
          <table:table-cell office:value-type="float" office:value="95.7979" calcext:value-type="float">
            <text:p>95.7979</text:p>
          </table:table-cell>
          <table:table-cell office:value-type="float" office:value="95.7956" calcext:value-type="float">
            <text:p>95.7956</text:p>
          </table:table-cell>
          <table:table-cell table:number-columns-repeated="5"/>
        </table:table-row>
      </table:table>
      <table:table table:name="Ocean-NC" table:style-name="ta1">
        <table:shapes>
          <draw:frame draw:z-index="0" draw:style-name="gr1" draw:text-style-name="P1" svg:width="696.25pt" svg:height="494.93pt" svg:x="346.2pt" svg:y="554.68pt">
            <loext:p draw:notify-on-update-of-ranges="'Ocean-NC'.A3:'Ocean-NC'.A32 'Ocean-NC'.B2:'Ocean-NC'.B2 'Ocean-NC'.B3:'Ocean-NC'.B32 'Ocean-NC'.C2:'Ocean-NC'.C2 'Ocean-NC'.C3:'Ocean-NC'.C32 'Ocean-NC'.D2:'Ocean-NC'.D2 'Ocean-NC'.D3:'Ocean-NC'.D32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'Ocean-NC'.F3:'Ocean-NC'.F12 'Ocean-NC'.G2:'Ocean-NC'.G2 'Ocean-NC'.G3:'Ocean-NC'.G12 'Ocean-NC'.H2:'Ocean-NC'.H2 'Ocean-NC'.H3:'Ocean-NC'.H12 'Ocean-NC'.I2:'Ocean-NC'.I2 'Ocean-NC'.I3:'Ocean-NC'.I12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'Ocean-NC'.A3:'Ocean-NC'.A32 'Ocean-NC'.B2:'Ocean-NC'.B2 'Ocean-NC'.B3:'Ocean-NC'.B32 'Ocean-NC'.C2:'Ocean-NC'.C2 'Ocean-NC'.C3:'Ocean-NC'.C32 'Ocean-NC'.D2:'Ocean-NC'.D2 'Ocean-NC'.D3:'Ocean-NC'.D32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2" office:value-type="float" office:value="1940" calcext:value-type="float">
            <text:p>1940</text:p>
          </table:table-cell>
          <table:table-cell office:value-type="float" office:value="356" calcext:value-type="float">
            <text:p>356</text:p>
          </table:table-cell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324621" calcext:value-type="float">
            <text:p>0.0324621</text:p>
          </table:table-cell>
          <table:table-cell office:value-type="float" office:value="1.46801" calcext:value-type="float">
            <text:p>1.4680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92.1682" calcext:value-type="float">
            <text:p>92.1682</text:p>
          </table:table-cell>
          <table:table-cell table:formula="of:=[.C3]+[.C4]" office:value-type="float" office:value="91.8916621" calcext:value-type="float">
            <text:p>91.8916621</text:p>
          </table:table-cell>
          <table:table-cell table:formula="of:=[.D3]+[.D4]" office:value-type="float" office:value="9.11824" calcext:value-type="float">
            <text:p>9.11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.1682" calcext:value-type="float">
            <text:p>92.1682</text:p>
          </table:table-cell>
          <table:table-cell office:value-type="float" office:value="91.8592" calcext:value-type="float">
            <text:p>91.8592</text:p>
          </table:table-cell>
          <table:table-cell office:value-type="float" office:value="7.65023" calcext:value-type="float">
            <text:p>7.6502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0.699738" calcext:value-type="float">
            <text:p>0.699738</text:p>
          </table:table-cell>
          <table:table-cell table:formula="of:=[.C5]+[.C6]" office:value-type="float" office:value="0.698536" calcext:value-type="float">
            <text:p>0.698536</text:p>
          </table:table-cell>
          <table:table-cell table:formula="of:=[.D5]+[.D6]" office:value-type="float" office:value="13.95869" calcext:value-type="float">
            <text:p>13.958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28018" calcext:value-type="float">
            <text:p>0.428018</text:p>
          </table:table-cell>
          <table:table-cell office:value-type="float" office:value="0.357083" calcext:value-type="float">
            <text:p>0.357083</text:p>
          </table:table-cell>
          <table:table-cell office:value-type="float" office:value="7.00099" calcext:value-type="float">
            <text:p>7.0009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0.359487" calcext:value-type="float">
            <text:p>0.359487</text:p>
          </table:table-cell>
          <table:table-cell table:formula="of:=[.C7]+[.C8]" office:value-type="float" office:value="0.686512" calcext:value-type="float">
            <text:p>0.686512</text:p>
          </table:table-cell>
          <table:table-cell table:formula="of:=[.D7]+[.D8]" office:value-type="float" office:value="14.04526" calcext:value-type="float">
            <text:p>14.045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7172" calcext:value-type="float">
            <text:p>0.27172</text:p>
          </table:table-cell>
          <table:table-cell office:value-type="float" office:value="0.341453" calcext:value-type="float">
            <text:p>0.341453</text:p>
          </table:table-cell>
          <table:table-cell office:value-type="float" office:value="6.9577" calcext:value-type="float">
            <text:p>6.957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0.274124" calcext:value-type="float">
            <text:p>0.274124</text:p>
          </table:table-cell>
          <table:table-cell table:formula="of:=[.C9]+[.C10]" office:value-type="float" office:value="0.663668" calcext:value-type="float">
            <text:p>0.663668</text:p>
          </table:table-cell>
          <table:table-cell table:formula="of:=[.D9]+[.D10]" office:value-type="float" office:value="14.44202" calcext:value-type="float">
            <text:p>14.442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97177" calcext:value-type="float">
            <text:p>0.197177</text:p>
          </table:table-cell>
          <table:table-cell office:value-type="float" office:value="0.35588" calcext:value-type="float">
            <text:p>0.35588</text:p>
          </table:table-cell>
          <table:table-cell office:value-type="float" office:value="6.94929" calcext:value-type="float">
            <text:p>6.9492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0.25128" calcext:value-type="float">
            <text:p>0.25128</text:p>
          </table:table-cell>
          <table:table-cell table:formula="of:=[.C11]+[.C12]" office:value-type="float" office:value="0.524202" calcext:value-type="float">
            <text:p>0.524202</text:p>
          </table:table-cell>
          <table:table-cell table:formula="of:=[.D11]+[.D12]" office:value-type="float" office:value="14.57066" calcext:value-type="float">
            <text:p>14.570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231" calcext:value-type="float">
            <text:p>0.16231</text:p>
          </table:table-cell>
          <table:table-cell office:value-type="float" office:value="0.330632" calcext:value-type="float">
            <text:p>0.330632</text:p>
          </table:table-cell>
          <table:table-cell office:value-type="float" office:value="7.09597" calcext:value-type="float">
            <text:p>7.0959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.256089" calcext:value-type="float">
            <text:p>0.256089</text:p>
          </table:table-cell>
          <table:table-cell table:formula="of:=[.C13]+[.C14]" office:value-type="float" office:value="0.513382" calcext:value-type="float">
            <text:p>0.513382</text:p>
          </table:table-cell>
          <table:table-cell table:formula="of:=[.D13]+[.D14]" office:value-type="float" office:value="14.71133" calcext:value-type="float">
            <text:p>14.711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4276" calcext:value-type="float">
            <text:p>0.144276</text:p>
          </table:table-cell>
          <table:table-cell office:value-type="float" office:value="0.343857" calcext:value-type="float">
            <text:p>0.343857</text:p>
          </table:table-cell>
          <table:table-cell office:value-type="float" office:value="7.29916" calcext:value-type="float">
            <text:p>7.2991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205593" calcext:value-type="float">
            <text:p>0.205593</text:p>
          </table:table-cell>
          <table:table-cell table:formula="of:=[.C15]+[.C16]" office:value-type="float" office:value="0.543439" calcext:value-type="float">
            <text:p>0.543439</text:p>
          </table:table-cell>
          <table:table-cell table:formula="of:=[.D15]+[.D16]" office:value-type="float" office:value="12.54238" calcext:value-type="float">
            <text:p>12.542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9848" calcext:value-type="float">
            <text:p>0.129848</text:p>
          </table:table-cell>
          <table:table-cell office:value-type="float" office:value="0.319811" calcext:value-type="float">
            <text:p>0.319811</text:p>
          </table:table-cell>
          <table:table-cell office:value-type="float" office:value="7.14286" calcext:value-type="float">
            <text:p>7.1428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244066" calcext:value-type="float">
            <text:p>0.244066</text:p>
          </table:table-cell>
          <table:table-cell table:formula="of:=[.C17]+[.C18]" office:value-type="float" office:value="0.47611" calcext:value-type="float">
            <text:p>0.47611</text:p>
          </table:table-cell>
          <table:table-cell table:formula="of:=[.D17]+[.D18]" office:value-type="float" office:value="1.648351" calcext:value-type="float">
            <text:p>1.6483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38264" calcext:value-type="float">
            <text:p>0.138264</text:p>
          </table:table-cell>
          <table:table-cell office:value-type="float" office:value="0.281338" calcext:value-type="float">
            <text:p>0.281338</text:p>
          </table:table-cell>
          <table:table-cell office:value-type="float" office:value="7.2691" calcext:value-type="float">
            <text:p>7.269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241662" calcext:value-type="float">
            <text:p>0.241662</text:p>
          </table:table-cell>
          <table:table-cell table:formula="of:=[.C19]+[.C20]" office:value-type="float" office:value="0.529011" calcext:value-type="float">
            <text:p>0.529011</text:p>
          </table:table-cell>
          <table:table-cell table:formula="of:=[.D19]+[.D20]" office:value-type="float" office:value="0.85243" calcext:value-type="float">
            <text:p>0.852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0.242864" calcext:value-type="float">
            <text:p>0.242864</text:p>
          </table:table-cell>
          <table:table-cell office:value-type="float" office:value="7.30156" calcext:value-type="float">
            <text:p>7.3015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1875586" calcext:value-type="float">
            <text:p>0.1875586</text:p>
          </table:table-cell>
          <table:table-cell table:formula="of:=[.C21]+[.C22]" office:value-type="float" office:value="0.477312" calcext:value-type="float">
            <text:p>0.477312</text:p>
          </table:table-cell>
          <table:table-cell table:formula="of:=[.D21]+[.D22]" office:value-type="float" office:value="0.783898" calcext:value-type="float">
            <text:p>0.7838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29848" calcext:value-type="float">
            <text:p>0.129848</text:p>
          </table:table-cell>
          <table:table-cell office:value-type="float" office:value="0.260899" calcext:value-type="float">
            <text:p>0.260899</text:p>
          </table:table-cell>
          <table:table-cell office:value-type="float" office:value="7.27511" calcext:value-type="float">
            <text:p>7.2751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6241" calcext:value-type="float">
            <text:p>0.126241</text:p>
          </table:table-cell>
          <table:table-cell office:value-type="float" office:value="0.252483" calcext:value-type="float">
            <text:p>0.252483</text:p>
          </table:table-cell>
          <table:table-cell office:value-type="float" office:value="7.43622" calcext:value-type="float">
            <text:p>7.4362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92577" calcext:value-type="float">
            <text:p>0.092577</text:p>
          </table:table-cell>
          <table:table-cell office:value-type="float" office:value="0.276529" calcext:value-type="float">
            <text:p>0.276529</text:p>
          </table:table-cell>
          <table:table-cell office:value-type="float" office:value="7.29795" calcext:value-type="float">
            <text:p>7.2979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5.24443" calcext:value-type="float">
            <text:p>5.2444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21432" calcext:value-type="float">
            <text:p>0.121432</text:p>
          </table:table-cell>
          <table:table-cell office:value-type="float" office:value="0.229639" calcext:value-type="float">
            <text:p>0.229639</text:p>
          </table:table-cell>
          <table:table-cell office:value-type="float" office:value="1.0989" calcext:value-type="float">
            <text:p>1.098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2634" calcext:value-type="float">
            <text:p>0.122634</text:p>
          </table:table-cell>
          <table:table-cell office:value-type="float" office:value="0.246471" calcext:value-type="float">
            <text:p>0.246471</text:p>
          </table:table-cell>
          <table:table-cell office:value-type="float" office:value="0.549451" calcext:value-type="float">
            <text:p>0.54945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6241" calcext:value-type="float">
            <text:p>0.126241</text:p>
          </table:table-cell>
          <table:table-cell office:value-type="float" office:value="0.275326" calcext:value-type="float">
            <text:p>0.275326</text:p>
          </table:table-cell>
          <table:table-cell office:value-type="float" office:value="0.411186" calcext:value-type="float">
            <text:p>0.41118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5421" calcext:value-type="float">
            <text:p>0.115421</text:p>
          </table:table-cell>
          <table:table-cell office:value-type="float" office:value="0.253685" calcext:value-type="float">
            <text:p>0.253685</text:p>
          </table:table-cell>
          <table:table-cell office:value-type="float" office:value="0.441244" calcext:value-type="float">
            <text:p>0.44124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29586" calcext:value-type="float">
            <text:p>0.0829586</text:p>
          </table:table-cell>
          <table:table-cell office:value-type="float" office:value="0.25128" calcext:value-type="float">
            <text:p>0.25128</text:p>
          </table:table-cell>
          <table:table-cell office:value-type="float" office:value="0.383533" calcext:value-type="float">
            <text:p>0.38353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226032" calcext:value-type="float">
            <text:p>0.226032</text:p>
          </table:table-cell>
          <table:table-cell office:value-type="float" office:value="0.400365" calcext:value-type="float">
            <text:p>0.40036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15421" calcext:value-type="float">
            <text:p>0.115421</text:p>
          </table:table-cell>
          <table:table-cell office:value-type="float" office:value="0.239257" calcext:value-type="float">
            <text:p>0.239257</text:p>
          </table:table-cell>
          <table:table-cell office:value-type="float" office:value="0.367903" calcext:value-type="float">
            <text:p>0.36790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853632" calcext:value-type="float">
            <text:p>0.0853632</text:p>
          </table:table-cell>
          <table:table-cell office:value-type="float" office:value="0.212807" calcext:value-type="float">
            <text:p>0.212807</text:p>
          </table:table-cell>
          <table:table-cell office:value-type="float" office:value="0.342655" calcext:value-type="float">
            <text:p>0.342655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985885" calcext:value-type="float">
            <text:p>0.0985885</text:p>
          </table:table-cell>
          <table:table-cell office:value-type="float" office:value="0.189963" calcext:value-type="float">
            <text:p>0.189963</text:p>
          </table:table-cell>
          <table:table-cell office:value-type="float" office:value="0.306586" calcext:value-type="float">
            <text:p>0.30658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03398" calcext:value-type="float">
            <text:p>0.103398</text:p>
          </table:table-cell>
          <table:table-cell office:value-type="float" office:value="0.176738" calcext:value-type="float">
            <text:p>0.176738</text:p>
          </table:table-cell>
          <table:table-cell office:value-type="float" office:value="0.265708" calcext:value-type="float">
            <text:p>0.265708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973862" calcext:value-type="float">
            <text:p>0.0973862</text:p>
          </table:table-cell>
          <table:table-cell office:value-type="float" office:value="0.170726" calcext:value-type="float">
            <text:p>0.170726</text:p>
          </table:table-cell>
          <table:table-cell office:value-type="float" office:value="0.247674" calcext:value-type="float">
            <text:p>0.24767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889701" calcext:value-type="float">
            <text:p>0.0889701</text:p>
          </table:table-cell>
          <table:table-cell office:value-type="float" office:value="0.164715" calcext:value-type="float">
            <text:p>0.164715</text:p>
          </table:table-cell>
          <table:table-cell office:value-type="float" office:value="0.198379" calcext:value-type="float">
            <text:p>0.198379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29586" calcext:value-type="float">
            <text:p>0.0829586</text:p>
          </table:table-cell>
          <table:table-cell office:value-type="float" office:value="0.152692" calcext:value-type="float">
            <text:p>0.152692</text:p>
          </table:table-cell>
          <table:table-cell office:value-type="float" office:value="0.158703" calcext:value-type="float">
            <text:p>0.158703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757448" calcext:value-type="float">
            <text:p>0.0757448</text:p>
          </table:table-cell>
          <table:table-cell office:value-type="float" office:value="0.140669" calcext:value-type="float">
            <text:p>0.140669</text:p>
          </table:table-cell>
          <table:table-cell office:value-type="float" office:value="0.15149" calcext:value-type="float">
            <text:p>0.15149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841609" calcext:value-type="float">
            <text:p>0.0841609</text:p>
          </table:table-cell>
          <table:table-cell office:value-type="float" office:value="0.158703" calcext:value-type="float">
            <text:p>0.158703</text:p>
          </table:table-cell>
          <table:table-cell office:value-type="float" office:value="0.126241" calcext:value-type="float">
            <text:p>0.12624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57448" calcext:value-type="float">
            <text:p>0.0757448</text:p>
          </table:table-cell>
          <table:table-cell office:value-type="float" office:value="0.140669" calcext:value-type="float">
            <text:p>0.140669</text:p>
          </table:table-cell>
          <table:table-cell office:value-type="float" office:value="0.13586" calcext:value-type="float">
            <text:p>0.13586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781494" calcext:value-type="float">
            <text:p>0.0781494</text:p>
          </table:table-cell>
          <table:table-cell office:value-type="float" office:value="0.125039" calcext:value-type="float">
            <text:p>0.125039</text:p>
          </table:table-cell>
          <table:table-cell office:value-type="float" office:value="0.103398" calcext:value-type="float">
            <text:p>0.10339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733402" calcext:value-type="float">
            <text:p>0.0733402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0.0913747" calcext:value-type="float">
            <text:p>0.0913747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865655" calcext:value-type="float">
            <text:p>0.0865655</text:p>
          </table:table-cell>
          <table:table-cell office:value-type="float" office:value="0.108207" calcext:value-type="float">
            <text:p>0.108207</text:p>
          </table:table-cell>
          <table:table-cell office:value-type="float" office:value="0.0865655" calcext:value-type="float">
            <text:p>0.086565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769471" calcext:value-type="float">
            <text:p>0.0769471</text:p>
          </table:table-cell>
          <table:table-cell office:value-type="float" office:value="0.0889701" calcext:value-type="float">
            <text:p>0.0889701</text:p>
          </table:table-cell>
          <table:table-cell office:value-type="float" office:value="0.092577" calcext:value-type="float">
            <text:p>0.092577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661264" calcext:value-type="float">
            <text:p>0.0661264</text:p>
          </table:table-cell>
          <table:table-cell office:value-type="float" office:value="0.080554" calcext:value-type="float">
            <text:p>0.080554</text:p>
          </table:table-cell>
          <table:table-cell office:value-type="float" office:value="0.0733402" calcext:value-type="float">
            <text:p>0.0733402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625195" calcext:value-type="float">
            <text:p>0.0625195</text:p>
          </table:table-cell>
          <table:table-cell office:value-type="float" office:value="0.0781494" calcext:value-type="float">
            <text:p>0.0781494</text:p>
          </table:table-cell>
          <table:table-cell office:value-type="float" office:value="0.0661264" calcext:value-type="float">
            <text:p>0.0661264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769471" calcext:value-type="float">
            <text:p>0.0769471</text:p>
          </table:table-cell>
          <table:table-cell office:value-type="float" office:value="0.0901724" calcext:value-type="float">
            <text:p>0.0901724</text:p>
          </table:table-cell>
          <table:table-cell office:value-type="float" office:value="0.0649241" calcext:value-type="float">
            <text:p>0.0649241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97333" calcext:value-type="float">
            <text:p>0.0697333</text:p>
          </table:table-cell>
          <table:table-cell office:value-type="float" office:value="0.0721379" calcext:value-type="float">
            <text:p>0.0721379</text:p>
          </table:table-cell>
          <table:table-cell office:value-type="float" office:value="0.0625195" calcext:value-type="float">
            <text:p>0.0625195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709356" calcext:value-type="float">
            <text:p>0.0709356</text:p>
          </table:table-cell>
          <table:table-cell office:value-type="float" office:value="0.068531" calcext:value-type="float">
            <text:p>0.068531</text:p>
          </table:table-cell>
          <table:table-cell office:value-type="float" office:value="0.0529011" calcext:value-type="float">
            <text:p>0.052901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8531" calcext:value-type="float">
            <text:p>0.068531</text:p>
          </table:table-cell>
          <table:table-cell office:value-type="float" office:value="0.0769471" calcext:value-type="float">
            <text:p>0.0769471</text:p>
          </table:table-cell>
          <table:table-cell office:value-type="float" office:value="0.068531" calcext:value-type="float">
            <text:p>0.068531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.0625195" calcext:value-type="float">
            <text:p>0.0625195</text:p>
          </table:table-cell>
          <table:table-cell office:value-type="float" office:value="0.0432828" calcext:value-type="float">
            <text:p>0.0432828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73287" calcext:value-type="float">
            <text:p>0.0673287</text:p>
          </table:table-cell>
          <table:table-cell office:value-type="float" office:value="0.056508" calcext:value-type="float">
            <text:p>0.056508</text:p>
          </table:table-cell>
          <table:table-cell office:value-type="float" office:value="0.0504965" calcext:value-type="float">
            <text:p>0.050496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649241" calcext:value-type="float">
            <text:p>0.0649241</text:p>
          </table:table-cell>
          <table:table-cell office:value-type="float" office:value="0.0456874" calcext:value-type="float">
            <text:p>0.0456874</text:p>
          </table:table-cell>
          <table:table-cell office:value-type="float" office:value="0.0348667" calcext:value-type="float">
            <text:p>0.0348667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97333" calcext:value-type="float">
            <text:p>0.0697333</text:p>
          </table:table-cell>
          <table:table-cell office:value-type="float" office:value="0.0348667" calcext:value-type="float">
            <text:p>0.0348667</text:p>
          </table:table-cell>
          <table:table-cell office:value-type="float" office:value="0.0252483" calcext:value-type="float">
            <text:p>0.025248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613172" calcext:value-type="float">
            <text:p>0.0613172</text:p>
          </table:table-cell>
          <table:table-cell office:value-type="float" office:value="0.0216414" calcext:value-type="float">
            <text:p>0.0216414</text:p>
          </table:table-cell>
          <table:table-cell office:value-type="float" office:value="0.0228437" calcext:value-type="float">
            <text:p>0.0228437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432828" calcext:value-type="float">
            <text:p>0.0432828</text:p>
          </table:table-cell>
          <table:table-cell office:value-type="float" office:value="0.0276529" calcext:value-type="float">
            <text:p>0.0276529</text:p>
          </table:table-cell>
          <table:table-cell office:value-type="float" office:value="0.0168322" calcext:value-type="float">
            <text:p>0.0168322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577103" calcext:value-type="float">
            <text:p>0.0577103</text:p>
          </table:table-cell>
          <table:table-cell table:number-columns-repeated="2" office:value-type="float" office:value="0.0192368" calcext:value-type="float">
            <text:p>0.0192368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41034" calcext:value-type="float">
            <text:p>0.0541034</text:p>
          </table:table-cell>
          <table:table-cell table:number-columns-repeated="2" office:value-type="float" office:value="0.0144276" calcext:value-type="float">
            <text:p>0.0144276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625195" calcext:value-type="float">
            <text:p>0.0625195</text:p>
          </table:table-cell>
          <table:table-cell office:value-type="float" office:value="0.0156299" calcext:value-type="float">
            <text:p>0.0156299</text:p>
          </table:table-cell>
          <table:table-cell office:value-type="float" office:value="0.00841609" calcext:value-type="float">
            <text:p>0.0084160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4621" calcext:value-type="float">
            <text:p>0.0324621</text:p>
          </table:table-cell>
          <table:table-cell office:value-type="float" office:value="0.0024046" calcext:value-type="float">
            <text:p>0.0024046</text:p>
          </table:table-cell>
          <table:table-cell office:value-type="float" office:value="0.0048092" calcext:value-type="float">
            <text:p>0.0048092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649241" calcext:value-type="float">
            <text:p>0.0649241</text:p>
          </table:table-cell>
          <table:table-cell office:value-type="float" office:value="0.0048092" calcext:value-type="float">
            <text:p>0.0048092</text:p>
          </table:table-cell>
          <table:table-cell office:value-type="float" office:value="0.0036069" calcext:value-type="float">
            <text:p>0.0036069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468897" calcext:value-type="float">
            <text:p>0.0468897</text:p>
          </table:table-cell>
          <table:table-cell office:value-type="float" office:value="0.012023" calcext:value-type="float">
            <text:p>0.012023</text:p>
          </table:table-cell>
          <table:table-cell office:value-type="float" office:value="0.0048092" calcext:value-type="float">
            <text:p>0.0048092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408782" calcext:value-type="float">
            <text:p>0.0408782</text:p>
          </table:table-cell>
          <table:table-cell office:value-type="float" office:value="0.0024046" calcext:value-type="float">
            <text:p>0.0024046</text:p>
          </table:table-cell>
          <table:table-cell office:value-type="float" office:value="0.0048092" calcext:value-type="float">
            <text:p>0.004809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420805" calcext:value-type="float">
            <text:p>0.0420805</text:p>
          </table:table-cell>
          <table:table-cell office:value-type="float" office:value="0.0012023" calcext:value-type="float">
            <text:p>0.00120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29011" calcext:value-type="float">
            <text:p>0.0529011</text:p>
          </table:table-cell>
          <table:table-cell table:number-columns-repeated="2" office:value-type="float" office:value="0.0012023" calcext:value-type="float">
            <text:p>0.0012023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228437" calcext:value-type="float">
            <text:p>0.0228437</text:p>
          </table:table-cell>
          <table:table-cell table:number-columns-repeated="2" office:value-type="float" office:value="0.0024046" calcext:value-type="float">
            <text:p>0.0024046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492943" calcext:value-type="float">
            <text:p>0.0492943</text:p>
          </table:table-cell>
          <table:table-cell office:value-type="float" office:value="0.0024046" calcext:value-type="float">
            <text:p>0.00240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336644" calcext:value-type="float">
            <text:p>0.0336644</text:p>
          </table:table-cell>
          <table:table-cell office:value-type="float" office:value="0.0012023" calcext:value-type="float">
            <text:p>0.00120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384736" calcext:value-type="float">
            <text:p>0.0384736</text:p>
          </table:table-cell>
          <table:table-cell office:value-type="float" office:value="0.0024046" calcext:value-type="float">
            <text:p>0.0024046</text:p>
          </table:table-cell>
          <table:table-cell office:value-type="float" office:value="0.0012023" calcext:value-type="float">
            <text:p>0.001202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08782" calcext:value-type="float">
            <text:p>0.0408782</text:p>
          </table:table-cell>
          <table:table-cell office:value-type="float" office:value="0" calcext:value-type="float">
            <text:p>0</text:p>
          </table:table-cell>
          <table:table-cell office:value-type="float" office:value="0.0012023" calcext:value-type="float">
            <text:p>0.0012023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312598" calcext:value-type="float">
            <text:p>0.03125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504965" calcext:value-type="float">
            <text:p>0.0504965</text:p>
          </table:table-cell>
          <table:table-cell table:number-columns-repeated="2" office:value-type="float" office:value="0.0012023" calcext:value-type="float">
            <text:p>0.0012023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396759" calcext:value-type="float">
            <text:p>0.0396759</text:p>
          </table:table-cell>
          <table:table-cell office:value-type="float" office:value="0.0024046" calcext:value-type="float">
            <text:p>0.0024046</text:p>
          </table:table-cell>
          <table:table-cell office:value-type="float" office:value="0.0012023" calcext:value-type="float">
            <text:p>0.0012023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96759" calcext:value-type="float">
            <text:p>0.0396759</text:p>
          </table:table-cell>
          <table:table-cell office:value-type="float" office:value="0.0024046" calcext:value-type="float">
            <text:p>0.0024046</text:p>
          </table:table-cell>
          <table:table-cell office:value-type="float" office:value="0.0012023" calcext:value-type="float">
            <text:p>0.0012023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312598" calcext:value-type="float">
            <text:p>0.0312598</text:p>
          </table:table-cell>
          <table:table-cell office:value-type="float" office:value="0.0024046" calcext:value-type="float">
            <text:p>0.00240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432828" calcext:value-type="float">
            <text:p>0.0432828</text:p>
          </table:table-cell>
          <table:table-cell office:value-type="float" office:value="0.0024046" calcext:value-type="float">
            <text:p>0.00240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324621" calcext:value-type="float">
            <text:p>0.0324621</text:p>
          </table:table-cell>
          <table:table-cell office:value-type="float" office:value="0.0012023" calcext:value-type="float">
            <text:p>0.00120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384736" calcext:value-type="float">
            <text:p>0.0384736</text:p>
          </table:table-cell>
          <table:table-cell office:value-type="float" office:value="0.0012023" calcext:value-type="float">
            <text:p>0.00120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288552" calcext:value-type="float">
            <text:p>0.0288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20805" calcext:value-type="float">
            <text:p>0.0420805</text:p>
          </table:table-cell>
          <table:table-cell office:value-type="float" office:value="0.0024046" calcext:value-type="float">
            <text:p>0.00240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456874" calcext:value-type="float">
            <text:p>0.0456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16414" calcext:value-type="float">
            <text:p>0.0216414</text:p>
          </table:table-cell>
          <table:table-cell office:value-type="float" office:value="0.0012023" calcext:value-type="float">
            <text:p>0.00120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312598" calcext:value-type="float">
            <text:p>0.03125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372713" calcext:value-type="float">
            <text:p>0.03727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336644" calcext:value-type="float">
            <text:p>0.0336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348667" calcext:value-type="float">
            <text:p>0.0348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420805" calcext:value-type="float">
            <text:p>0.04208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36069" calcext:value-type="float">
            <text:p>0.0360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264506" calcext:value-type="float">
            <text:p>0.02645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36069" calcext:value-type="float">
            <text:p>0.0360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36069" calcext:value-type="float">
            <text:p>0.0360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312598" calcext:value-type="float">
            <text:p>0.03125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300575" calcext:value-type="float">
            <text:p>0.0300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192368" calcext:value-type="float">
            <text:p>0.0192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288552" calcext:value-type="float">
            <text:p>0.0288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336644" calcext:value-type="float">
            <text:p>0.0336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4046" calcext:value-type="float">
            <text:p>0.0240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312598" calcext:value-type="float">
            <text:p>0.03125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252483" calcext:value-type="float">
            <text:p>0.0252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288552" calcext:value-type="float">
            <text:p>0.0288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288552" calcext:value-type="float">
            <text:p>0.0288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276529" calcext:value-type="float">
            <text:p>0.0276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252483" calcext:value-type="float">
            <text:p>0.0252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204391" calcext:value-type="float">
            <text:p>0.0204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204391" calcext:value-type="float">
            <text:p>0.0204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68322" calcext:value-type="float">
            <text:p>0.0168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228437" calcext:value-type="float">
            <text:p>0.02284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76529" calcext:value-type="float">
            <text:p>0.0276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92368" calcext:value-type="float">
            <text:p>0.0192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1940" calcext:value-type="float">
            <text:p>1940</text:p>
          </table:table-cell>
          <table:table-cell office:value-type="float" office:value="1.24558" calcext:value-type="float">
            <text:p>1.245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</table:table>
      <table:table table:name="Ocean-C" table:style-name="ta1">
        <table:shapes>
          <draw:frame draw:z-index="0" draw:style-name="gr1" draw:text-style-name="P1" svg:width="696.25pt" svg:height="494.93pt" svg:x="346.2pt" svg:y="554.68pt">
            <loext:p draw:notify-on-update-of-ranges="'Ocean-C'.A3:'Ocean-C'.A32 'Ocean-C'.B2:'Ocean-C'.B2 'Ocean-C'.B3:'Ocean-C'.B32 'Ocean-C'.C2:'Ocean-C'.C2 'Ocean-C'.C3:'Ocean-C'.C32 'Ocean-C'.D2:'Ocean-C'.D2 'Ocean-C'.D3:'Ocean-C'.D3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'Ocean-C'.F3:'Ocean-C'.F12 'Ocean-C'.G2:'Ocean-C'.G2 'Ocean-C'.G3:'Ocean-C'.G12 'Ocean-C'.H2:'Ocean-C'.H2 'Ocean-C'.H3:'Ocean-C'.H12 'Ocean-C'.I2:'Ocean-C'.I2 'Ocean-C'.I3:'Ocean-C'.I12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'Ocean-C'.A3:'Ocean-C'.A32 'Ocean-C'.B2:'Ocean-C'.B2 'Ocean-C'.B3:'Ocean-C'.B32 'Ocean-C'.C2:'Ocean-C'.C2 'Ocean-C'.C3:'Ocean-C'.C32 'Ocean-C'.D2:'Ocean-C'.D2 'Ocean-C'.D3:'Ocean-C'.D3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2"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1.52953" calcext:value-type="float">
            <text:p>1.5295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96.5063" calcext:value-type="float">
            <text:p>96.5063</text:p>
          </table:table-cell>
          <table:table-cell table:formula="of:=[.C3]+[.C4]" office:value-type="float" office:value="95.7403233" calcext:value-type="float">
            <text:p>95.7403233</text:p>
          </table:table-cell>
          <table:table-cell table:formula="of:=[.D3]+[.D4]" office:value-type="float" office:value="8.98806" calcext:value-type="float">
            <text:p>8.988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.5063" calcext:value-type="float">
            <text:p>96.5063</text:p>
          </table:table-cell>
          <table:table-cell office:value-type="float" office:value="95.7321" calcext:value-type="float">
            <text:p>95.7321</text:p>
          </table:table-cell>
          <table:table-cell office:value-type="float" office:value="7.45853" calcext:value-type="float">
            <text:p>7.4585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0.923358" calcext:value-type="float">
            <text:p>0.923358</text:p>
          </table:table-cell>
          <table:table-cell table:formula="of:=[.C5]+[.C6]" office:value-type="float" office:value="0.881068" calcext:value-type="float">
            <text:p>0.881068</text:p>
          </table:table-cell>
          <table:table-cell table:formula="of:=[.D5]+[.D6]" office:value-type="float" office:value="14.6175" calcext:value-type="float">
            <text:p>14.6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331" calcext:value-type="float">
            <text:p>0.55331</text:p>
          </table:table-cell>
          <table:table-cell office:value-type="float" office:value="0.435835" calcext:value-type="float">
            <text:p>0.435835</text:p>
          </table:table-cell>
          <table:table-cell office:value-type="float" office:value="7.29172" calcext:value-type="float">
            <text:p>7.2917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0.417039" calcext:value-type="float">
            <text:p>0.417039</text:p>
          </table:table-cell>
          <table:table-cell table:formula="of:=[.C7]+[.C8]" office:value-type="float" office:value="0.708378" calcext:value-type="float">
            <text:p>0.708378</text:p>
          </table:table-cell>
          <table:table-cell table:formula="of:=[.D7]+[.D8]" office:value-type="float" office:value="14.9664" calcext:value-type="float">
            <text:p>14.96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0048" calcext:value-type="float">
            <text:p>0.370048</text:p>
          </table:table-cell>
          <table:table-cell office:value-type="float" office:value="0.445233" calcext:value-type="float">
            <text:p>0.445233</text:p>
          </table:table-cell>
          <table:table-cell office:value-type="float" office:value="7.32578" calcext:value-type="float">
            <text:p>7.3257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0.272544" calcext:value-type="float">
            <text:p>0.272544</text:p>
          </table:table-cell>
          <table:table-cell table:formula="of:=[.C9]+[.C10]" office:value-type="float" office:value="0.648465" calcext:value-type="float">
            <text:p>0.648465</text:p>
          </table:table-cell>
          <table:table-cell table:formula="of:=[.D9]+[.D10]" office:value-type="float" office:value="14.95818" calcext:value-type="float">
            <text:p>14.958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31427" calcext:value-type="float">
            <text:p>0.231427</text:p>
          </table:table-cell>
          <table:table-cell office:value-type="float" office:value="0.375922" calcext:value-type="float">
            <text:p>0.375922</text:p>
          </table:table-cell>
          <table:table-cell office:value-type="float" office:value="7.502" calcext:value-type="float">
            <text:p>7.50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0.244349" calcext:value-type="float">
            <text:p>0.244349</text:p>
          </table:table-cell>
          <table:table-cell table:formula="of:=[.C11]+[.C12]" office:value-type="float" office:value="0.532165" calcext:value-type="float">
            <text:p>0.532165</text:p>
          </table:table-cell>
          <table:table-cell table:formula="of:=[.D11]+[.D12]" office:value-type="float" office:value="14.90767" calcext:value-type="float">
            <text:p>14.907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5612" calcext:value-type="float">
            <text:p>0.185612</text:p>
          </table:table-cell>
          <table:table-cell office:value-type="float" office:value="0.332456" calcext:value-type="float">
            <text:p>0.332456</text:p>
          </table:table-cell>
          <table:table-cell office:value-type="float" office:value="7.4644" calcext:value-type="float">
            <text:p>7.464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.2032325" calcext:value-type="float">
            <text:p>0.2032325</text:p>
          </table:table-cell>
          <table:table-cell table:formula="of:=[.C13]+[.C14]" office:value-type="float" office:value="0.305437" calcext:value-type="float">
            <text:p>0.305437</text:p>
          </table:table-cell>
          <table:table-cell table:formula="of:=[.D13]+[.D14]" office:value-type="float" office:value="14.77139" calcext:value-type="float">
            <text:p>14.771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50369" calcext:value-type="float">
            <text:p>0.150369</text:p>
          </table:table-cell>
          <table:table-cell office:value-type="float" office:value="0.321883" calcext:value-type="float">
            <text:p>0.321883</text:p>
          </table:table-cell>
          <table:table-cell office:value-type="float" office:value="7.61595" calcext:value-type="float">
            <text:p>7.6159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218504" calcext:value-type="float">
            <text:p>0.218504</text:p>
          </table:table-cell>
          <table:table-cell table:formula="of:=[.C15]+[.C16]" office:value-type="float" office:value="0.254922" calcext:value-type="float">
            <text:p>0.254922</text:p>
          </table:table-cell>
          <table:table-cell table:formula="of:=[.D15]+[.D16]" office:value-type="float" office:value="12.95522" calcext:value-type="float">
            <text:p>12.955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2175" calcext:value-type="float">
            <text:p>0.122175</text:p>
          </table:table-cell>
          <table:table-cell office:value-type="float" office:value="0.326582" calcext:value-type="float">
            <text:p>0.326582</text:p>
          </table:table-cell>
          <table:table-cell office:value-type="float" office:value="7.34223" calcext:value-type="float">
            <text:p>7.3422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1515437" calcext:value-type="float">
            <text:p>0.1515437</text:p>
          </table:table-cell>
          <table:table-cell table:formula="of:=[.C17]+[.C18]" office:value-type="float" office:value="0.219679" calcext:value-type="float">
            <text:p>0.219679</text:p>
          </table:table-cell>
          <table:table-cell table:formula="of:=[.D17]+[.D18]" office:value-type="float" office:value="2.064046" calcext:value-type="float">
            <text:p>2.0640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4524" calcext:value-type="float">
            <text:p>0.124524</text:p>
          </table:table-cell>
          <table:table-cell office:value-type="float" office:value="0.308961" calcext:value-type="float">
            <text:p>0.308961</text:p>
          </table:table-cell>
          <table:table-cell office:value-type="float" office:value="7.54194" calcext:value-type="float">
            <text:p>7.5419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1515437" calcext:value-type="float">
            <text:p>0.1515437</text:p>
          </table:table-cell>
          <table:table-cell table:formula="of:=[.C19]+[.C20]" office:value-type="float" office:value="0.1938353" calcext:value-type="float">
            <text:p>0.1938353</text:p>
          </table:table-cell>
          <table:table-cell table:formula="of:=[.D19]+[.D20]" office:value-type="float" office:value="0.589728" calcext:value-type="float">
            <text:p>0.5897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9825" calcext:value-type="float">
            <text:p>0.119825</text:p>
          </table:table-cell>
          <table:table-cell office:value-type="float" office:value="0.223204" calcext:value-type="float">
            <text:p>0.223204</text:p>
          </table:table-cell>
          <table:table-cell office:value-type="float" office:value="7.36573" calcext:value-type="float">
            <text:p>7.3657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1233495" calcext:value-type="float">
            <text:p>0.1233495</text:p>
          </table:table-cell>
          <table:table-cell table:formula="of:=[.C21]+[.C22]" office:value-type="float" office:value="0.1456699" calcext:value-type="float">
            <text:p>0.1456699</text:p>
          </table:table-cell>
          <table:table-cell table:formula="of:=[.D21]+[.D22]" office:value-type="float" office:value="0.365349" calcext:value-type="float">
            <text:p>0.3653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13951" calcext:value-type="float">
            <text:p>0.113951</text:p>
          </table:table-cell>
          <table:table-cell office:value-type="float" office:value="0.169165" calcext:value-type="float">
            <text:p>0.169165</text:p>
          </table:table-cell>
          <table:table-cell office:value-type="float" office:value="7.27292" calcext:value-type="float">
            <text:p>7.2729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92815" calcext:value-type="float">
            <text:p>0.0892815</text:p>
          </table:table-cell>
          <table:table-cell office:value-type="float" office:value="0.136272" calcext:value-type="float">
            <text:p>0.136272</text:p>
          </table:table-cell>
          <table:table-cell office:value-type="float" office:value="7.49847" calcext:value-type="float">
            <text:p>7.4984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13951" calcext:value-type="float">
            <text:p>0.113951</text:p>
          </table:table-cell>
          <table:table-cell office:value-type="float" office:value="0.14332" calcext:value-type="float">
            <text:p>0.14332</text:p>
          </table:table-cell>
          <table:table-cell office:value-type="float" office:value="7.43386" calcext:value-type="float">
            <text:p>7.4338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04553" calcext:value-type="float">
            <text:p>0.104553</text:p>
          </table:table-cell>
          <table:table-cell office:value-type="float" office:value="0.111602" calcext:value-type="float">
            <text:p>0.111602</text:p>
          </table:table-cell>
          <table:table-cell office:value-type="float" office:value="5.52136" calcext:value-type="float">
            <text:p>5.5213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77534" calcext:value-type="float">
            <text:p>0.077534</text:p>
          </table:table-cell>
          <table:table-cell office:value-type="float" office:value="0.101029" calcext:value-type="float">
            <text:p>0.101029</text:p>
          </table:table-cell>
          <table:table-cell office:value-type="float" office:value="1.48959" calcext:value-type="float">
            <text:p>1.4895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40097" calcext:value-type="float">
            <text:p>0.0740097</text:p>
          </table:table-cell>
          <table:table-cell office:value-type="float" office:value="0.11865" calcext:value-type="float">
            <text:p>0.11865</text:p>
          </table:table-cell>
          <table:table-cell office:value-type="float" office:value="0.574456" calcext:value-type="float">
            <text:p>0.57445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7534" calcext:value-type="float">
            <text:p>0.077534</text:p>
          </table:table-cell>
          <table:table-cell office:value-type="float" office:value="0.103379" calcext:value-type="float">
            <text:p>0.103379</text:p>
          </table:table-cell>
          <table:table-cell office:value-type="float" office:value="0.333631" calcext:value-type="float">
            <text:p>0.33363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40097" calcext:value-type="float">
            <text:p>0.0740097</text:p>
          </table:table-cell>
          <table:table-cell office:value-type="float" office:value="0.0904563" calcext:value-type="float">
            <text:p>0.0904563</text:p>
          </table:table-cell>
          <table:table-cell office:value-type="float" office:value="0.256097" calcext:value-type="float">
            <text:p>0.25609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681359" calcext:value-type="float">
            <text:p>0.0681359</text:p>
          </table:table-cell>
          <table:table-cell office:value-type="float" office:value="0.0693107" calcext:value-type="float">
            <text:p>0.0693107</text:p>
          </table:table-cell>
          <table:table-cell office:value-type="float" office:value="0.197359" calcext:value-type="float">
            <text:p>0.19735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52136" calcext:value-type="float">
            <text:p>0.0552136</text:p>
          </table:table-cell>
          <table:table-cell office:value-type="float" office:value="0.0763592" calcext:value-type="float">
            <text:p>0.0763592</text:p>
          </table:table-cell>
          <table:table-cell office:value-type="float" office:value="0.16799" calcext:value-type="float">
            <text:p>0.16799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46116" calcext:value-type="float">
            <text:p>0.0646116</text:p>
          </table:table-cell>
          <table:table-cell office:value-type="float" office:value="0.0599126" calcext:value-type="float">
            <text:p>0.0599126</text:p>
          </table:table-cell>
          <table:table-cell office:value-type="float" office:value="0.178563" calcext:value-type="float">
            <text:p>0.17856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52136" calcext:value-type="float">
            <text:p>0.0552136</text:p>
          </table:table-cell>
          <table:table-cell office:value-type="float" office:value="0.0646116" calcext:value-type="float">
            <text:p>0.0646116</text:p>
          </table:table-cell>
          <table:table-cell office:value-type="float" office:value="0.14332" calcext:value-type="float">
            <text:p>0.1433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634369" calcext:value-type="float">
            <text:p>0.0634369</text:p>
          </table:table-cell>
          <table:table-cell office:value-type="float" office:value="0.0528641" calcext:value-type="float">
            <text:p>0.0528641</text:p>
          </table:table-cell>
          <table:table-cell office:value-type="float" office:value="0.116301" calcext:value-type="float">
            <text:p>0.11630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8165" calcext:value-type="float">
            <text:p>0.048165</text:p>
          </table:table-cell>
          <table:table-cell office:value-type="float" office:value="0.0516893" calcext:value-type="float">
            <text:p>0.0516893</text:p>
          </table:table-cell>
          <table:table-cell office:value-type="float" office:value="0.086932" calcext:value-type="float">
            <text:p>0.08693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493398" calcext:value-type="float">
            <text:p>0.0493398</text:p>
          </table:table-cell>
          <table:table-cell office:value-type="float" office:value="0.0364175" calcext:value-type="float">
            <text:p>0.0364175</text:p>
          </table:table-cell>
          <table:table-cell office:value-type="float" office:value="0.0728349" calcext:value-type="float">
            <text:p>0.0728349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516893" calcext:value-type="float">
            <text:p>0.0516893</text:p>
          </table:table-cell>
          <table:table-cell office:value-type="float" office:value="0.0352427" calcext:value-type="float">
            <text:p>0.0352427</text:p>
          </table:table-cell>
          <table:table-cell office:value-type="float" office:value="0.0693107" calcext:value-type="float">
            <text:p>0.0693107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8767" calcext:value-type="float">
            <text:p>0.038767</text:p>
          </table:table-cell>
          <table:table-cell office:value-type="float" office:value="0.0199709" calcext:value-type="float">
            <text:p>0.0199709</text:p>
          </table:table-cell>
          <table:table-cell office:value-type="float" office:value="0.0375922" calcext:value-type="float">
            <text:p>0.0375922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767" calcext:value-type="float">
            <text:p>0.038767</text:p>
          </table:table-cell>
          <table:table-cell office:value-type="float" office:value="0.0176214" calcext:value-type="float">
            <text:p>0.0176214</text:p>
          </table:table-cell>
          <table:table-cell office:value-type="float" office:value="0.0258447" calcext:value-type="float">
            <text:p>0.025844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293689" calcext:value-type="float">
            <text:p>0.0293689</text:p>
          </table:table-cell>
          <table:table-cell office:value-type="float" office:value="0.0164466" calcext:value-type="float">
            <text:p>0.0164466</text:p>
          </table:table-cell>
          <table:table-cell office:value-type="float" office:value="0.0211456" calcext:value-type="float">
            <text:p>0.021145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3689" calcext:value-type="float">
            <text:p>0.0293689</text:p>
          </table:table-cell>
          <table:table-cell table:number-columns-repeated="2" office:value-type="float" office:value="0.0082233" calcext:value-type="float">
            <text:p>0.0082233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293689" calcext:value-type="float">
            <text:p>0.0293689</text:p>
          </table:table-cell>
          <table:table-cell office:value-type="float" office:value="0.00117476" calcext:value-type="float">
            <text:p>0.00117476</text:p>
          </table:table-cell>
          <table:table-cell office:value-type="float" office:value="0.0140971" calcext:value-type="float">
            <text:p>0.014097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76214" calcext:value-type="float">
            <text:p>0.0176214</text:p>
          </table:table-cell>
          <table:table-cell office:value-type="float" office:value="0.00234951" calcext:value-type="float">
            <text:p>0.00234951</text:p>
          </table:table-cell>
          <table:table-cell office:value-type="float" office:value="0.0082233" calcext:value-type="float">
            <text:p>0.0082233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246699" calcext:value-type="float">
            <text:p>0.0246699</text:p>
          </table:table-cell>
          <table:table-cell office:value-type="float" office:value="0.00117476" calcext:value-type="float">
            <text:p>0.00117476</text:p>
          </table:table-cell>
          <table:table-cell office:value-type="float" office:value="0.00352427" calcext:value-type="float">
            <text:p>0.00352427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46699" calcext:value-type="float">
            <text:p>0.0246699</text:p>
          </table:table-cell>
          <table:table-cell office:value-type="float" office:value="0.00117476" calcext:value-type="float">
            <text:p>0.00117476</text:p>
          </table:table-cell>
          <table:table-cell office:value-type="float" office:value="0.00469903" calcext:value-type="float">
            <text:p>0.00469903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87961" calcext:value-type="float">
            <text:p>0.0187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76214" calcext:value-type="float">
            <text:p>0.0176214</text:p>
          </table:table-cell>
          <table:table-cell office:value-type="float" office:value="0.00117476" calcext:value-type="float">
            <text:p>0.00117476</text:p>
          </table:table-cell>
          <table:table-cell office:value-type="float" office:value="0.00352427" calcext:value-type="float">
            <text:p>0.00352427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64466" calcext:value-type="float">
            <text:p>0.0164466</text:p>
          </table:table-cell>
          <table:table-cell office:value-type="float" office:value="0" calcext:value-type="float">
            <text:p>0</text:p>
          </table:table-cell>
          <table:table-cell office:value-type="float" office:value="0.00352427" calcext:value-type="float">
            <text:p>0.00352427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164466" calcext:value-type="float">
            <text:p>0.0164466</text:p>
          </table:table-cell>
          <table:table-cell office:value-type="float" office:value="0" calcext:value-type="float">
            <text:p>0</text:p>
          </table:table-cell>
          <table:table-cell office:value-type="float" office:value="0.00234951" calcext:value-type="float">
            <text:p>0.0023495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76214" calcext:value-type="float">
            <text:p>0.0176214</text:p>
          </table:table-cell>
          <table:table-cell office:value-type="float" office:value="0" calcext:value-type="float">
            <text:p>0</text:p>
          </table:table-cell>
          <table:table-cell office:value-type="float" office:value="0.00704854" calcext:value-type="float">
            <text:p>0.0070485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52718" calcext:value-type="float">
            <text:p>0.0152718</text:p>
          </table:table-cell>
          <table:table-cell office:value-type="float" office:value="0" calcext:value-type="float">
            <text:p>0</text:p>
          </table:table-cell>
          <table:table-cell office:value-type="float" office:value="0.00234951" calcext:value-type="float">
            <text:p>0.00234951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939805" calcext:value-type="float">
            <text:p>0.00939805</text:p>
          </table:table-cell>
          <table:table-cell office:value-type="float" office:value="0" calcext:value-type="float">
            <text:p>0</text:p>
          </table:table-cell>
          <table:table-cell office:value-type="float" office:value="0.00117476" calcext:value-type="float">
            <text:p>0.00117476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469903" calcext:value-type="float">
            <text:p>0.00469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140971" calcext:value-type="float">
            <text:p>0.0140971</text:p>
          </table:table-cell>
          <table:table-cell office:value-type="float" office:value="0" calcext:value-type="float">
            <text:p>0</text:p>
          </table:table-cell>
          <table:table-cell office:value-type="float" office:value="0.00352427" calcext:value-type="float">
            <text:p>0.00352427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587378" calcext:value-type="float">
            <text:p>0.00587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704854" calcext:value-type="float">
            <text:p>0.00704854</text:p>
          </table:table-cell>
          <table:table-cell office:value-type="float" office:value="0" calcext:value-type="float">
            <text:p>0</text:p>
          </table:table-cell>
          <table:table-cell office:value-type="float" office:value="0.00117476" calcext:value-type="float">
            <text:p>0.00117476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704854" calcext:value-type="float">
            <text:p>0.00704854</text:p>
          </table:table-cell>
          <table:table-cell office:value-type="float" office:value="0" calcext:value-type="float">
            <text:p>0</text:p>
          </table:table-cell>
          <table:table-cell office:value-type="float" office:value="0.00117476" calcext:value-type="float">
            <text:p>0.00117476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704854" calcext:value-type="float">
            <text:p>0.00704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234951" calcext:value-type="float">
            <text:p>0.00234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352427" calcext:value-type="float">
            <text:p>0.00352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469903" calcext:value-type="float">
            <text:p>0.00469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352427" calcext:value-type="float">
            <text:p>0.00352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469903" calcext:value-type="float">
            <text:p>0.00469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587378" calcext:value-type="float">
            <text:p>0.00587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587378" calcext:value-type="float">
            <text:p>0.00587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469903" calcext:value-type="float">
            <text:p>0.00469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469903" calcext:value-type="float">
            <text:p>0.00469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234951" calcext:value-type="float">
            <text:p>0.00234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352427" calcext:value-type="float">
            <text:p>0.00352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352427" calcext:value-type="float">
            <text:p>0.00352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352427" calcext:value-type="float">
            <text:p>0.00352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352427" calcext:value-type="float">
            <text:p>0.00352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117476" calcext:value-type="float">
            <text:p>0.00117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117476" calcext:value-type="float">
            <text:p>0.00117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117476" calcext:value-type="float">
            <text:p>0.00117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234951" calcext:value-type="float">
            <text:p>0.00234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117476" calcext:value-type="float">
            <text:p>0.00117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117476" calcext:value-type="float">
            <text:p>0.00117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117476" calcext:value-type="float">
            <text:p>0.00117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</table:table>
      <table:table table:name="FFT_detail" table:style-name="ta1">
        <table:shapes>
          <draw:frame draw:z-index="0" draw:style-name="gr1" draw:text-style-name="P1" svg:width="696.25pt" svg:height="494.93pt" svg:x="346.2pt" svg:y="554.68pt">
            <loext:p draw:notify-on-update-of-ranges="FFT_detail.A3:FFT_detail.A32 FFT_detail.B2:FFT_detail.B2 FFT_detail.B3:FFT_detail.B32 FFT_detail.C2:FFT_detail.C2 FFT_detail.C3:FFT_detail.C32 FFT_detail.D2:FFT_detail.D2 FFT_detail.D3:FFT_detail.D32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FFT_detail.F3:FFT_detail.F12 FFT_detail.G2:FFT_detail.G2 FFT_detail.G3:FFT_detail.G12 FFT_detail.H2:FFT_detail.H2 FFT_detail.H3:FFT_detail.H12 FFT_detail.I2:FFT_detail.I2 FFT_detail.I3:FFT_detail.I12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FFT_detail.A3:FFT_detail.A32 FFT_detail.A3:FFT_detail.A32 FFT_detail.B2:FFT_detail.B2 FFT_detail.B3:FFT_detail.B32 FFT_detail.A3:FFT_detail.A32 FFT_detail.C2:FFT_detail.C2 FFT_detail.C3:FFT_detail.C32 FFT_detail.A3:FFT_detail.A32 FFT_detail.D2:FFT_detail.D2 FFT_detail.D3:FFT_detail.D32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2" office:value-type="float" office:value="795" calcext:value-type="float">
            <text:p>795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0" calcext:value-type="float">
            <text:p>0</text:p>
          </table:table-cell>
          <table:table-cell table:formula="of:=[.C3]+[.C4]" office:value-type="float" office:value="0" calcext:value-type="float">
            <text:p>0</text:p>
          </table:table-cell>
          <table:table-cell table:formula="of:=[.D3]+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0" calcext:value-type="float">
            <text:p>0</text:p>
          </table:table-cell>
          <table:table-cell table:formula="of:=[.C5]+[.C6]" office:value-type="float" office:value="0" calcext:value-type="float">
            <text:p>0</text:p>
          </table:table-cell>
          <table:table-cell table:formula="of:=[.D5]+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91.63" calcext:value-type="float">
            <text:p>91.63</text:p>
          </table:table-cell>
          <table:table-cell table:formula="of:=[.C7]+[.C8]" office:value-type="float" office:value="91.7401" calcext:value-type="float">
            <text:p>91.7401</text:p>
          </table:table-cell>
          <table:table-cell table:formula="of:=[.D7]+[.D8]" office:value-type="float" office:value="3.19384" calcext:value-type="float">
            <text:p>3.19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0.660793" calcext:value-type="float">
            <text:p>0.660793</text:p>
          </table:table-cell>
          <table:table-cell table:formula="of:=[.C9]+[.C10]" office:value-type="float" office:value="0.770925" calcext:value-type="float">
            <text:p>0.770925</text:p>
          </table:table-cell>
          <table:table-cell table:formula="of:=[.D9]+[.D10]" office:value-type="float" office:value="2.53304" calcext:value-type="float">
            <text:p>2.53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59" calcext:value-type="float">
            <text:p>1.3215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0.770925" calcext:value-type="float">
            <text:p>0.770925</text:p>
          </table:table-cell>
          <table:table-cell table:formula="of:=[.C11]+[.C12]" office:value-type="float" office:value="0.770925" calcext:value-type="float">
            <text:p>0.770925</text:p>
          </table:table-cell>
          <table:table-cell table:formula="of:=[.D11]+[.D12]" office:value-type="float" office:value="3.74449" calcext:value-type="float">
            <text:p>3.74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63" calcext:value-type="float">
            <text:p>91.63</text:p>
          </table:table-cell>
          <table:table-cell office:value-type="float" office:value="91.7401" calcext:value-type="float">
            <text:p>91.7401</text:p>
          </table:table-cell>
          <table:table-cell office:value-type="float" office:value="1.87225" calcext:value-type="float">
            <text:p>1.8722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" calcext:value-type="float">
            <text:p>0</text:p>
          </table:table-cell>
          <table:table-cell table:formula="of:=[.C13]+[.C14]" office:value-type="float" office:value="0" calcext:value-type="float">
            <text:p>0</text:p>
          </table:table-cell>
          <table:table-cell table:formula="of:=[.D13]+[.D14]" office:value-type="float" office:value="2.53304" calcext:value-type="float">
            <text:p>2.53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330396" calcext:value-type="float">
            <text:p>0.330396</text:p>
          </table:table-cell>
          <table:table-cell office:value-type="float" office:value="1.43172" calcext:value-type="float">
            <text:p>1.4317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" calcext:value-type="float">
            <text:p>0</text:p>
          </table:table-cell>
          <table:table-cell table:formula="of:=[.C15]+[.C16]" office:value-type="float" office:value="0.110132" calcext:value-type="float">
            <text:p>0.110132</text:p>
          </table:table-cell>
          <table:table-cell table:formula="of:=[.D15]+[.D16]" office:value-type="float" office:value="2.643169" calcext:value-type="float">
            <text:p>2.643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440529" calcext:value-type="float">
            <text:p>0.440529</text:p>
          </table:table-cell>
          <table:table-cell office:value-type="float" office:value="1.10132" calcext:value-type="float">
            <text:p>1.1013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" calcext:value-type="float">
            <text:p>0</text:p>
          </table:table-cell>
          <table:table-cell table:formula="of:=[.C17]+[.C18]" office:value-type="float" office:value="0" calcext:value-type="float">
            <text:p>0</text:p>
          </table:table-cell>
          <table:table-cell table:formula="of:=[.D17]+[.D18]" office:value-type="float" office:value="2.092515" calcext:value-type="float">
            <text:p>2.092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550661" calcext:value-type="float">
            <text:p>0.550661</text:p>
          </table:table-cell>
          <table:table-cell office:value-type="float" office:value="1.65198" calcext:value-type="float">
            <text:p>1.6519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" calcext:value-type="float">
            <text:p>0</text:p>
          </table:table-cell>
          <table:table-cell table:formula="of:=[.C19]+[.C20]" office:value-type="float" office:value="0.110132" calcext:value-type="float">
            <text:p>0.110132</text:p>
          </table:table-cell>
          <table:table-cell table:formula="of:=[.D19]+[.D20]" office:value-type="float" office:value="3.4141" calcext:value-type="float">
            <text:p>3.4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220264" calcext:value-type="float">
            <text:p>0.220264</text:p>
          </table:table-cell>
          <table:table-cell office:value-type="float" office:value="2.09251" calcext:value-type="float">
            <text:p>2.0925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" calcext:value-type="float">
            <text:p>0</text:p>
          </table:table-cell>
          <table:table-cell table:formula="of:=[.C21]+[.C22]" office:value-type="float" office:value="0.110132" calcext:value-type="float">
            <text:p>0.110132</text:p>
          </table:table-cell>
          <table:table-cell table:formula="of:=[.D21]+[.D22]" office:value-type="float" office:value="2.312777" calcext:value-type="float">
            <text:p>2.3127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59" calcext:value-type="float">
            <text:p>1.3215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45" calcext:value-type="float">
            <text:p>1.2114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198" calcext:value-type="float">
            <text:p>1.6519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991189" calcext:value-type="float">
            <text:p>0.9911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59" calcext:value-type="float">
            <text:p>1.3215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0925" calcext:value-type="float">
            <text:p>0.77092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1.98238" calcext:value-type="float">
            <text:p>1.9823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72" calcext:value-type="float">
            <text:p>1.4317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72" calcext:value-type="float">
            <text:p>1.4317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881057" calcext:value-type="float">
            <text:p>0.88105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198" calcext:value-type="float">
            <text:p>1.6519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72" calcext:value-type="float">
            <text:p>1.4317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189" calcext:value-type="float">
            <text:p>0.99118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1.54185" calcext:value-type="float">
            <text:p>1.5418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45" calcext:value-type="float">
            <text:p>1.211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45" calcext:value-type="float">
            <text:p>1.2114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45" calcext:value-type="float">
            <text:p>1.2114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1.32159" calcext:value-type="float">
            <text:p>1.3215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32" calcext:value-type="float">
            <text:p>1.101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211" calcext:value-type="float">
            <text:p>1.7621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59" calcext:value-type="float">
            <text:p>1.3215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59" calcext:value-type="float">
            <text:p>1.3215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1.54185" calcext:value-type="float">
            <text:p>1.5418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45" calcext:value-type="float">
            <text:p>1.2114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32" calcext:value-type="float">
            <text:p>1.1013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32" calcext:value-type="float">
            <text:p>1.1013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185" calcext:value-type="float">
            <text:p>1.5418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770925" calcext:value-type="float">
            <text:p>0.77092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189" calcext:value-type="float">
            <text:p>0.99118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32" calcext:value-type="float">
            <text:p>1.1013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72" calcext:value-type="float">
            <text:p>1.4317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72" calcext:value-type="float">
            <text:p>1.4317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0925" calcext:value-type="float">
            <text:p>0.77092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225" calcext:value-type="float">
            <text:p>1.8722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1.54185" calcext:value-type="float">
            <text:p>1.5418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0661" calcext:value-type="float">
            <text:p>0.55066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189" calcext:value-type="float">
            <text:p>0.99118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59" calcext:value-type="float">
            <text:p>1.3215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991189" calcext:value-type="float">
            <text:p>0.99118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72" calcext:value-type="float">
            <text:p>1.4317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211" calcext:value-type="float">
            <text:p>1.7621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1.32159" calcext:value-type="float">
            <text:p>1.3215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45" calcext:value-type="float">
            <text:p>1.2114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72" calcext:value-type="float">
            <text:p>1.4317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45" calcext:value-type="float">
            <text:p>1.2114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1.43172" calcext:value-type="float">
            <text:p>1.4317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770925" calcext:value-type="float">
            <text:p>0.77092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1057" calcext:value-type="float">
            <text:p>0.88105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32" calcext:value-type="float">
            <text:p>1.1013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45" calcext:value-type="float">
            <text:p>1.2114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1.10132" calcext:value-type="float">
            <text:p>1.1013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72" calcext:value-type="float">
            <text:p>1.4317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198" calcext:value-type="float">
            <text:p>1.65198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59" calcext:value-type="float">
            <text:p>1.3215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529" calcext:value-type="float">
            <text:p>0.44052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330396" calcext:value-type="float">
            <text:p>0.33039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0661" calcext:value-type="float">
            <text:p>0.55066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529" calcext:value-type="float">
            <text:p>0.44052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529" calcext:value-type="float">
            <text:p>0.440529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396" calcext:value-type="float">
            <text:p>0.33039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330396" calcext:value-type="float">
            <text:p>0.3303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table:style-name="ce1" office:value-type="float" office:value="100" calcext:value-type="float">
            <text:p>1.00E+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529" calcext:value-type="float">
            <text:p>0.44052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529" calcext:value-type="float">
            <text:p>0.44052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396" calcext:value-type="float">
            <text:p>0.33039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396" calcext:value-type="float">
            <text:p>0.330396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550661" calcext:value-type="float">
            <text:p>0.55066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396" calcext:value-type="float">
            <text:p>0.330396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396" calcext:value-type="float">
            <text:p>0.330396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529" calcext:value-type="float">
            <text:p>0.440529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529" calcext:value-type="float">
            <text:p>0.440529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0661" calcext:value-type="float">
            <text:p>0.55066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330396" calcext:value-type="float">
            <text:p>0.330396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20264" calcext:value-type="float">
            <text:p>0.2202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</table:table>
      <table:table table:name="FFT" table:style-name="ta1">
        <table:shapes>
          <draw:frame draw:z-index="0" draw:style-name="gr1" draw:text-style-name="P1" svg:width="696.25pt" svg:height="494.93pt" svg:x="346.2pt" svg:y="554.68pt">
            <loext:p draw:notify-on-update-of-ranges="FFT.A3:FFT.A32 FFT.B2:FFT.B2 FFT.B3:FFT.B32 FFT.C2:FFT.C2 FFT.C3:FFT.C32 FFT.D2:FFT.D2 FFT.D3:FFT.D3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FFT.F3:FFT.F12 FFT.G2:FFT.G2 FFT.G3:FFT.G12 FFT.H2:FFT.H2 FFT.H3:FFT.H12 FFT.I2:FFT.I2 FFT.I3:FFT.I1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FFT.A3:FFT.A32 FFT.B2:FFT.B2 FFT.B3:FFT.B32 FFT.C2:FFT.C2 FFT.C3:FFT.C32 FFT.D2:FFT.D2 FFT.D3:FFT.D3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1" office:value-type="float" office:value="812" calcext:value-type="float">
            <text:p>8.12E+02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59" calcext:value-type="float">
            <text:p>1.3215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93.0617" calcext:value-type="float">
            <text:p>93.0617</text:p>
          </table:table-cell>
          <table:table-cell table:formula="of:=[.C3]+[.C4]" office:value-type="float" office:value="93.2819" calcext:value-type="float">
            <text:p>93.2819</text:p>
          </table:table-cell>
          <table:table-cell table:formula="of:=[.D3]+[.D4]" office:value-type="float" office:value="9.47137" calcext:value-type="float">
            <text:p>9.47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0617" calcext:value-type="float">
            <text:p>93.0617</text:p>
          </table:table-cell>
          <table:table-cell office:value-type="float" office:value="93.2819" calcext:value-type="float">
            <text:p>93.2819</text:p>
          </table:table-cell>
          <table:table-cell office:value-type="float" office:value="8.14978" calcext:value-type="float">
            <text:p>8.1497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0.220264" calcext:value-type="float">
            <text:p>0.220264</text:p>
          </table:table-cell>
          <table:table-cell table:formula="of:=[.C5]+[.C6]" office:value-type="float" office:value="0.330396" calcext:value-type="float">
            <text:p>0.330396</text:p>
          </table:table-cell>
          <table:table-cell table:formula="of:=[.D5]+[.D6]" office:value-type="float" office:value="12.9956" calcext:value-type="float">
            <text:p>12.9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6.4978" calcext:value-type="float">
            <text:p>6.497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0" calcext:value-type="float">
            <text:p>0</text:p>
          </table:table-cell>
          <table:table-cell table:formula="of:=[.C7]+[.C8]" office:value-type="float" office:value="0.220264" calcext:value-type="float">
            <text:p>0.220264</text:p>
          </table:table-cell>
          <table:table-cell table:formula="of:=[.D7]+[.D8]" office:value-type="float" office:value="12.3348" calcext:value-type="float">
            <text:p>12.3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6.4978" calcext:value-type="float">
            <text:p>6.497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0" calcext:value-type="float">
            <text:p>0</text:p>
          </table:table-cell>
          <table:table-cell table:formula="of:=[.C9]+[.C10]" office:value-type="float" office:value="0.330396" calcext:value-type="float">
            <text:p>0.330396</text:p>
          </table:table-cell>
          <table:table-cell table:formula="of:=[.D9]+[.D10]" office:value-type="float" office:value="12.6652" calcext:value-type="float">
            <text:p>12.66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6.27753" calcext:value-type="float">
            <text:p>6.2775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0.110132" calcext:value-type="float">
            <text:p>0.110132</text:p>
          </table:table-cell>
          <table:table-cell table:formula="of:=[.C11]+[.C12]" office:value-type="float" office:value="0.110132" calcext:value-type="float">
            <text:p>0.110132</text:p>
          </table:table-cell>
          <table:table-cell table:formula="of:=[.D11]+[.D12]" office:value-type="float" office:value="11.67401" calcext:value-type="float">
            <text:p>11.674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6.05727" calcext:value-type="float">
            <text:p>6.0572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" calcext:value-type="float">
            <text:p>0</text:p>
          </table:table-cell>
          <table:table-cell table:formula="of:=[.C13]+[.C14]" office:value-type="float" office:value="0.440528" calcext:value-type="float">
            <text:p>0.440528</text:p>
          </table:table-cell>
          <table:table-cell table:formula="of:=[.D13]+[.D14]" office:value-type="float" office:value="12.22467" calcext:value-type="float">
            <text:p>12.224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7.15859" calcext:value-type="float">
            <text:p>7.1585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" calcext:value-type="float">
            <text:p>0</text:p>
          </table:table-cell>
          <table:table-cell table:formula="of:=[.C15]+[.C16]" office:value-type="float" office:value="0.220264" calcext:value-type="float">
            <text:p>0.220264</text:p>
          </table:table-cell>
          <table:table-cell table:formula="of:=[.D15]+[.D16]" office:value-type="float" office:value="10.13216" calcext:value-type="float">
            <text:p>10.132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5.50661" calcext:value-type="float">
            <text:p>5.5066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" calcext:value-type="float">
            <text:p>0</text:p>
          </table:table-cell>
          <table:table-cell table:formula="of:=[.C17]+[.C18]" office:value-type="float" office:value="0.330396" calcext:value-type="float">
            <text:p>0.330396</text:p>
          </table:table-cell>
          <table:table-cell table:formula="of:=[.D17]+[.D18]" office:value-type="float" office:value="2.533043" calcext:value-type="float">
            <text:p>2.5330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0793" calcext:value-type="float">
            <text:p>6.6079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110132" calcext:value-type="float">
            <text:p>0.110132</text:p>
          </table:table-cell>
          <table:table-cell table:formula="of:=[.C19]+[.C20]" office:value-type="float" office:value="0.330396" calcext:value-type="float">
            <text:p>0.330396</text:p>
          </table:table-cell>
          <table:table-cell table:formula="of:=[.D19]+[.D20]" office:value-type="float" office:value="1.321586" calcext:value-type="float">
            <text:p>1.3215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5.06608" calcext:value-type="float">
            <text:p>5.0660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" calcext:value-type="float">
            <text:p>0</text:p>
          </table:table-cell>
          <table:table-cell table:formula="of:=[.C21]+[.C22]" office:value-type="float" office:value="0.220264" calcext:value-type="float">
            <text:p>0.220264</text:p>
          </table:table-cell>
          <table:table-cell table:formula="of:=[.D21]+[.D22]" office:value-type="float" office:value="1.651982" calcext:value-type="float">
            <text:p>1.6519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6.1674" calcext:value-type="float">
            <text:p>6.167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6.05727" calcext:value-type="float">
            <text:p>6.0572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4.95595" calcext:value-type="float">
            <text:p>4.9559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5.17621" calcext:value-type="float">
            <text:p>5.1762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1.87225" calcext:value-type="float">
            <text:p>1.872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991189" calcext:value-type="float">
            <text:p>0.9911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550661" calcext:value-type="float">
            <text:p>0.55066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881057" calcext:value-type="float">
            <text:p>0.881057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550661" calcext:value-type="float">
            <text:p>0.55066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440529" calcext:value-type="float">
            <text:p>0.440529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550661" calcext:value-type="float">
            <text:p>0.55066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1.21145" calcext:value-type="float">
            <text:p>1.21145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770925" calcext:value-type="float">
            <text:p>0.77092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770925" calcext:value-type="float">
            <text:p>0.77092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.220264" calcext:value-type="float">
            <text:p>0.220264</text:p>
          </table:table-cell>
          <table:table-cell office:value-type="float" office:value="0.550661" calcext:value-type="float">
            <text:p>0.55066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550661" calcext:value-type="float">
            <text:p>0.55066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550661" calcext:value-type="float">
            <text:p>0.55066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770925" calcext:value-type="float">
            <text:p>0.770925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" calcext:value-type="float">
            <text:p>0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770925" calcext:value-type="float">
            <text:p>0.770925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330396" calcext:value-type="float">
            <text:p>0.33039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660793" calcext:value-type="float">
            <text:p>0.66079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440529" calcext:value-type="float">
            <text:p>0.440529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132" calcext:value-type="float">
            <text:p>0.110132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20264" calcext:value-type="float">
            <text:p>0.2202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10132" calcext:value-type="float">
            <text:p>0.11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float" office:value="812" calcext:value-type="float">
            <text:p>8.12E+02</text:p>
          </table:table-cell>
          <table:table-cell office:value-type="float" office:value="1.43172" calcext:value-type="float">
            <text:p>1.43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</table:table>
      <table:table table:name="CC" table:style-name="ta1">
        <table:shapes>
          <draw:frame draw:z-index="0" draw:style-name="gr1" draw:text-style-name="P1" svg:width="696.25pt" svg:height="494.93pt" svg:x="346.2pt" svg:y="554.68pt">
            <loext:p draw:notify-on-update-of-ranges="CC.A3:CC.A32 CC.B2:CC.B2 CC.B3:CC.B32 CC.C2:CC.C2 CC.C3:CC.C32 CC.D2:CC.D2 CC.D3:CC.D3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CC.F3:CC.F12 CC.G2:CC.G2 CC.G3:CC.G12 CC.H2:CC.H2 CC.H3:CC.H12 CC.I2:CC.I2 CC.I3:CC.I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CC.A3:CC.A32 CC.B2:CC.B2 CC.B3:CC.B32 CC.C2:CC.C2 CC.C3:CC.C32 CC.D2:CC.D2 CC.D3:CC.D3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table:style-name="ce1" office:value-type="float" office:value="1263920" calcext:value-type="float">
            <text:p>1.26E+06</text:p>
          </table:table-cell>
          <table:table-cell office:value-type="float" office:value="5048" calcext:value-type="float">
            <text:p>5048</text:p>
          </table:table-cell>
          <table:table-cell office:value-type="float" office:value="5042" calcext:value-type="float">
            <text:p>50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30821" calcext:value-type="float">
            <text:p>0.0630821</text:p>
          </table:table-cell>
          <table:table-cell office:value-type="float" office:value="0.11192" calcext:value-type="float">
            <text:p>0.1119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3.40168" calcext:value-type="float">
            <text:p>3.40168</text:p>
          </table:table-cell>
          <table:table-cell table:formula="of:=[.C3]+[.C4]" office:value-type="float" office:value="3.1364721" calcext:value-type="float">
            <text:p>3.1364721</text:p>
          </table:table-cell>
          <table:table-cell table:formula="of:=[.D3]+[.D4]" office:value-type="float" office:value="0.814641" calcext:value-type="float">
            <text:p>0.814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0168" calcext:value-type="float">
            <text:p>3.40168</text:p>
          </table:table-cell>
          <table:table-cell office:value-type="float" office:value="3.07339" calcext:value-type="float">
            <text:p>3.07339</text:p>
          </table:table-cell>
          <table:table-cell office:value-type="float" office:value="0.702721" calcext:value-type="float">
            <text:p>0.70272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3.24025" calcext:value-type="float">
            <text:p>3.24025</text:p>
          </table:table-cell>
          <table:table-cell table:formula="of:=[.C5]+[.C6]" office:value-type="float" office:value="0.990999" calcext:value-type="float">
            <text:p>0.990999</text:p>
          </table:table-cell>
          <table:table-cell table:formula="of:=[.D5]+[.D6]" office:value-type="float" office:value="1.229761" calcext:value-type="float">
            <text:p>1.2297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4227" calcext:value-type="float">
            <text:p>1.84227</text:p>
          </table:table-cell>
          <table:table-cell office:value-type="float" office:value="0.501265" calcext:value-type="float">
            <text:p>0.501265</text:p>
          </table:table-cell>
          <table:table-cell office:value-type="float" office:value="0.596227" calcext:value-type="float">
            <text:p>0.59622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2.059328" calcext:value-type="float">
            <text:p>2.059328</text:p>
          </table:table-cell>
          <table:table-cell table:formula="of:=[.C7]+[.C8]" office:value-type="float" office:value="0.940805" calcext:value-type="float">
            <text:p>0.940805</text:p>
          </table:table-cell>
          <table:table-cell table:formula="of:=[.D7]+[.D8]" office:value-type="float" office:value="1.243327" calcext:value-type="float">
            <text:p>1.2433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9798" calcext:value-type="float">
            <text:p>1.39798</text:p>
          </table:table-cell>
          <table:table-cell office:value-type="float" office:value="0.489734" calcext:value-type="float">
            <text:p>0.489734</text:p>
          </table:table-cell>
          <table:table-cell office:value-type="float" office:value="0.633534" calcext:value-type="float">
            <text:p>0.63353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1.475985" calcext:value-type="float">
            <text:p>1.475985</text:p>
          </table:table-cell>
          <table:table-cell table:formula="of:=[.C9]+[.C10]" office:value-type="float" office:value="0.969972" calcext:value-type="float">
            <text:p>0.969972</text:p>
          </table:table-cell>
          <table:table-cell table:formula="of:=[.D9]+[.D10]" office:value-type="float" office:value="1.10224" calcext:value-type="float">
            <text:p>1.102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2802" calcext:value-type="float">
            <text:p>1.12802</text:p>
          </table:table-cell>
          <table:table-cell office:value-type="float" office:value="0.494482" calcext:value-type="float">
            <text:p>0.494482</text:p>
          </table:table-cell>
          <table:table-cell office:value-type="float" office:value="0.67898" calcext:value-type="float">
            <text:p>0.6789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1.136156" calcext:value-type="float">
            <text:p>1.136156</text:p>
          </table:table-cell>
          <table:table-cell table:formula="of:=[.C11]+[.C12]" office:value-type="float" office:value="1.001852" calcext:value-type="float">
            <text:p>1.001852</text:p>
          </table:table-cell>
          <table:table-cell table:formula="of:=[.D11]+[.D12]" office:value-type="float" office:value="1.117842" calcext:value-type="float">
            <text:p>1.1178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31308" calcext:value-type="float">
            <text:p>0.931308</text:p>
          </table:table-cell>
          <table:table-cell office:value-type="float" office:value="0.446323" calcext:value-type="float">
            <text:p>0.446323</text:p>
          </table:table-cell>
          <table:table-cell office:value-type="float" office:value="0.564347" calcext:value-type="float">
            <text:p>0.56434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.943517" calcext:value-type="float">
            <text:p>0.943517</text:p>
          </table:table-cell>
          <table:table-cell table:formula="of:=[.C13]+[.C14]" office:value-type="float" office:value="0.912316" calcext:value-type="float">
            <text:p>0.912316</text:p>
          </table:table-cell>
          <table:table-cell table:formula="of:=[.D13]+[.D14]" office:value-type="float" office:value="1.097492" calcext:value-type="float">
            <text:p>1.0974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80047" calcext:value-type="float">
            <text:p>0.780047</text:p>
          </table:table-cell>
          <table:table-cell office:value-type="float" office:value="0.480916" calcext:value-type="float">
            <text:p>0.480916</text:p>
          </table:table-cell>
          <table:table-cell office:value-type="float" office:value="0.573165" calcext:value-type="float">
            <text:p>0.57316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766481" calcext:value-type="float">
            <text:p>0.766481</text:p>
          </table:table-cell>
          <table:table-cell table:formula="of:=[.C15]+[.C16]" office:value-type="float" office:value="0.950301" calcext:value-type="float">
            <text:p>0.950301</text:p>
          </table:table-cell>
          <table:table-cell table:formula="of:=[.D15]+[.D16]" office:value-type="float" office:value="1.173462" calcext:value-type="float">
            <text:p>1.173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95938" calcext:value-type="float">
            <text:p>0.695938</text:p>
          </table:table-cell>
          <table:table-cell office:value-type="float" office:value="0.489056" calcext:value-type="float">
            <text:p>0.489056</text:p>
          </table:table-cell>
          <table:table-cell office:value-type="float" office:value="0.529075" calcext:value-type="float">
            <text:p>0.52907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693224" calcext:value-type="float">
            <text:p>0.693224</text:p>
          </table:table-cell>
          <table:table-cell table:formula="of:=[.C17]+[.C18]" office:value-type="float" office:value="0.955049" calcext:value-type="float">
            <text:p>0.955049</text:p>
          </table:table-cell>
          <table:table-cell table:formula="of:=[.D17]+[.D18]" office:value-type="float" office:value="1.270459" calcext:value-type="float">
            <text:p>1.2704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86053" calcext:value-type="float">
            <text:p>0.586053</text:p>
          </table:table-cell>
          <table:table-cell office:value-type="float" office:value="0.490412" calcext:value-type="float">
            <text:p>0.490412</text:p>
          </table:table-cell>
          <table:table-cell office:value-type="float" office:value="0.569774" calcext:value-type="float">
            <text:p>0.56977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600975" calcext:value-type="float">
            <text:p>0.600975</text:p>
          </table:table-cell>
          <table:table-cell table:formula="of:=[.C19]+[.C20]" office:value-type="float" office:value="0.953014" calcext:value-type="float">
            <text:p>0.953014</text:p>
          </table:table-cell>
          <table:table-cell table:formula="of:=[.D19]+[.D20]" office:value-type="float" office:value="1.20263" calcext:value-type="float">
            <text:p>1.202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50103" calcext:value-type="float">
            <text:p>0.550103</text:p>
          </table:table-cell>
          <table:table-cell office:value-type="float" office:value="0.51144" calcext:value-type="float">
            <text:p>0.51144</text:p>
          </table:table-cell>
          <table:table-cell office:value-type="float" office:value="0.548068" calcext:value-type="float">
            <text:p>0.54806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527719" calcext:value-type="float">
            <text:p>0.527719</text:p>
          </table:table-cell>
          <table:table-cell table:formula="of:=[.C21]+[.C22]" office:value-type="float" office:value="1.043906" calcext:value-type="float">
            <text:p>1.043906</text:p>
          </table:table-cell>
          <table:table-cell table:formula="of:=[.D21]+[.D22]" office:value-type="float" office:value="1.229761" calcext:value-type="float">
            <text:p>1.2297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06691" calcext:value-type="float">
            <text:p>0.506691</text:p>
          </table:table-cell>
          <table:table-cell office:value-type="float" office:value="0.457175" calcext:value-type="float">
            <text:p>0.457175</text:p>
          </table:table-cell>
          <table:table-cell office:value-type="float" office:value="0.520257" calcext:value-type="float">
            <text:p>0.52025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36826" calcext:value-type="float">
            <text:p>0.436826</text:p>
          </table:table-cell>
          <table:table-cell office:value-type="float" office:value="0.455141" calcext:value-type="float">
            <text:p>0.455141</text:p>
          </table:table-cell>
          <table:table-cell office:value-type="float" office:value="0.577235" calcext:value-type="float">
            <text:p>0.57723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96807" calcext:value-type="float">
            <text:p>0.396807</text:p>
          </table:table-cell>
          <table:table-cell office:value-type="float" office:value="0.465315" calcext:value-type="float">
            <text:p>0.465315</text:p>
          </table:table-cell>
          <table:table-cell office:value-type="float" office:value="0.584018" calcext:value-type="float">
            <text:p>0.58401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69674" calcext:value-type="float">
            <text:p>0.369674</text:p>
          </table:table-cell>
          <table:table-cell office:value-type="float" office:value="0.484986" calcext:value-type="float">
            <text:p>0.484986</text:p>
          </table:table-cell>
          <table:table-cell office:value-type="float" office:value="0.589444" calcext:value-type="float">
            <text:p>0.58944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58143" calcext:value-type="float">
            <text:p>0.358143</text:p>
          </table:table-cell>
          <table:table-cell office:value-type="float" office:value="0.491769" calcext:value-type="float">
            <text:p>0.491769</text:p>
          </table:table-cell>
          <table:table-cell office:value-type="float" office:value="0.649135" calcext:value-type="float">
            <text:p>0.64913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5081" calcext:value-type="float">
            <text:p>0.335081</text:p>
          </table:table-cell>
          <table:table-cell office:value-type="float" office:value="0.46328" calcext:value-type="float">
            <text:p>0.46328</text:p>
          </table:table-cell>
          <table:table-cell office:value-type="float" office:value="0.621324" calcext:value-type="float">
            <text:p>0.62132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13375" calcext:value-type="float">
            <text:p>0.313375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61929" calcext:value-type="float">
            <text:p>0.6192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76" calcext:value-type="float">
            <text:p>0.2876</text:p>
          </table:table-cell>
          <table:table-cell office:value-type="float" office:value="0.477524" calcext:value-type="float">
            <text:p>0.477524</text:p>
          </table:table-cell>
          <table:table-cell office:value-type="float" office:value="0.58334" calcext:value-type="float">
            <text:p>0.5833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52328" calcext:value-type="float">
            <text:p>0.252328</text:p>
          </table:table-cell>
          <table:table-cell office:value-type="float" office:value="0.493125" calcext:value-type="float">
            <text:p>0.493125</text:p>
          </table:table-cell>
          <table:table-cell office:value-type="float" office:value="0.592836" calcext:value-type="float">
            <text:p>0.59283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5391" calcext:value-type="float">
            <text:p>0.275391</text:p>
          </table:table-cell>
          <table:table-cell office:value-type="float" office:value="0.550781" calcext:value-type="float">
            <text:p>0.550781</text:p>
          </table:table-cell>
          <table:table-cell office:value-type="float" office:value="0.636925" calcext:value-type="float">
            <text:p>0.63692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44189" calcext:value-type="float">
            <text:p>0.244189</text:p>
          </table:table-cell>
          <table:table-cell office:value-type="float" office:value="0.489734" calcext:value-type="float">
            <text:p>0.489734</text:p>
          </table:table-cell>
          <table:table-cell office:value-type="float" office:value="0.584696" calcext:value-type="float">
            <text:p>0.58469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02812" calcext:value-type="float">
            <text:p>0.202812</text:p>
          </table:table-cell>
          <table:table-cell office:value-type="float" office:value="0.480238" calcext:value-type="float">
            <text:p>0.480238</text:p>
          </table:table-cell>
          <table:table-cell office:value-type="float" office:value="0.574522" calcext:value-type="float">
            <text:p>0.57452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96708" calcext:value-type="float">
            <text:p>0.196708</text:p>
          </table:table-cell>
          <table:table-cell office:value-type="float" office:value="0.499908" calcext:value-type="float">
            <text:p>0.499908</text:p>
          </table:table-cell>
          <table:table-cell office:value-type="float" office:value="0.602332" calcext:value-type="float">
            <text:p>0.60233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85855" calcext:value-type="float">
            <text:p>0.185855</text:p>
          </table:table-cell>
          <table:table-cell office:value-type="float" office:value="0.474811" calcext:value-type="float">
            <text:p>0.474811</text:p>
          </table:table-cell>
          <table:table-cell office:value-type="float" office:value="0.607758" calcext:value-type="float">
            <text:p>0.607758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68897" calcext:value-type="float">
            <text:p>0.168897</text:p>
          </table:table-cell>
          <table:table-cell office:value-type="float" office:value="0.476168" calcext:value-type="float">
            <text:p>0.476168</text:p>
          </table:table-cell>
          <table:table-cell office:value-type="float" office:value="0.585374" calcext:value-type="float">
            <text:p>0.58537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70254" calcext:value-type="float">
            <text:p>0.170254</text:p>
          </table:table-cell>
          <table:table-cell office:value-type="float" office:value="0.510761" calcext:value-type="float">
            <text:p>0.510761</text:p>
          </table:table-cell>
          <table:table-cell office:value-type="float" office:value="0.704077" calcext:value-type="float">
            <text:p>0.704077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55331" calcext:value-type="float">
            <text:p>0.155331</text:p>
          </table:table-cell>
          <table:table-cell office:value-type="float" office:value="0.50737" calcext:value-type="float">
            <text:p>0.50737</text:p>
          </table:table-cell>
          <table:table-cell office:value-type="float" office:value="0.646422" calcext:value-type="float">
            <text:p>0.646422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72967" calcext:value-type="float">
            <text:p>0.172967</text:p>
          </table:table-cell>
          <table:table-cell office:value-type="float" office:value="0.519579" calcext:value-type="float">
            <text:p>0.519579</text:p>
          </table:table-cell>
          <table:table-cell office:value-type="float" office:value="0.662023" calcext:value-type="float">
            <text:p>0.662023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68219" calcext:value-type="float">
            <text:p>0.168219</text:p>
          </table:table-cell>
          <table:table-cell office:value-type="float" office:value="0.561634" calcext:value-type="float">
            <text:p>0.561634</text:p>
          </table:table-cell>
          <table:table-cell office:value-type="float" office:value="0.689155" calcext:value-type="float">
            <text:p>0.68915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2114" calcext:value-type="float">
            <text:p>0.162114</text:p>
          </table:table-cell>
          <table:table-cell office:value-type="float" office:value="0.545355" calcext:value-type="float">
            <text:p>0.545355</text:p>
          </table:table-cell>
          <table:table-cell office:value-type="float" office:value="0.729853" calcext:value-type="float">
            <text:p>0.729853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54653" calcext:value-type="float">
            <text:p>0.154653</text:p>
          </table:table-cell>
          <table:table-cell office:value-type="float" office:value="0.573165" calcext:value-type="float">
            <text:p>0.573165</text:p>
          </table:table-cell>
          <table:table-cell office:value-type="float" office:value="0.967937" calcext:value-type="float">
            <text:p>0.967937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7017" calcext:value-type="float">
            <text:p>0.137017</text:p>
          </table:table-cell>
          <table:table-cell office:value-type="float" office:value="0.493804" calcext:value-type="float">
            <text:p>0.493804</text:p>
          </table:table-cell>
          <table:table-cell office:value-type="float" office:value="0.879757" calcext:value-type="float">
            <text:p>0.879757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33625" calcext:value-type="float">
            <text:p>0.133625</text:p>
          </table:table-cell>
          <table:table-cell office:value-type="float" office:value="0.56299" calcext:value-type="float">
            <text:p>0.56299</text:p>
          </table:table-cell>
          <table:table-cell office:value-type="float" office:value="0.744775" calcext:value-type="float">
            <text:p>0.74477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18025" calcext:value-type="float">
            <text:p>0.118025</text:p>
          </table:table-cell>
          <table:table-cell office:value-type="float" office:value="0.524327" calcext:value-type="float">
            <text:p>0.524327</text:p>
          </table:table-cell>
          <table:table-cell office:value-type="float" office:value="0.864835" calcext:value-type="float">
            <text:p>0.864835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28199" calcext:value-type="float">
            <text:p>0.128199</text:p>
          </table:table-cell>
          <table:table-cell office:value-type="float" office:value="0.57113" calcext:value-type="float">
            <text:p>0.57113</text:p>
          </table:table-cell>
          <table:table-cell office:value-type="float" office:value="0.828885" calcext:value-type="float">
            <text:p>0.828885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0059" calcext:value-type="float">
            <text:p>0.120059</text:p>
          </table:table-cell>
          <table:table-cell office:value-type="float" office:value="0.527041" calcext:value-type="float">
            <text:p>0.527041</text:p>
          </table:table-cell>
          <table:table-cell office:value-type="float" office:value="0.791578" calcext:value-type="float">
            <text:p>0.79157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18025" calcext:value-type="float">
            <text:p>0.118025</text:p>
          </table:table-cell>
          <table:table-cell office:value-type="float" office:value="0.537893" calcext:value-type="float">
            <text:p>0.537893</text:p>
          </table:table-cell>
          <table:table-cell office:value-type="float" office:value="0.832955" calcext:value-type="float">
            <text:p>0.83295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1192" calcext:value-type="float">
            <text:p>0.11192</text:p>
          </table:table-cell>
          <table:table-cell office:value-type="float" office:value="0.533824" calcext:value-type="float">
            <text:p>0.533824</text:p>
          </table:table-cell>
          <table:table-cell office:value-type="float" office:value="0.695259" calcext:value-type="float">
            <text:p>0.695259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04458" calcext:value-type="float">
            <text:p>0.104458</text:p>
          </table:table-cell>
          <table:table-cell office:value-type="float" office:value="0.53518" calcext:value-type="float">
            <text:p>0.53518</text:p>
          </table:table-cell>
          <table:table-cell office:value-type="float" office:value="0.727818" calcext:value-type="float">
            <text:p>0.72781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929273" calcext:value-type="float">
            <text:p>0.0929273</text:p>
          </table:table-cell>
          <table:table-cell office:value-type="float" office:value="0.526362" calcext:value-type="float">
            <text:p>0.526362</text:p>
          </table:table-cell>
          <table:table-cell office:value-type="float" office:value="0.795648" calcext:value-type="float">
            <text:p>0.795648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03102" calcext:value-type="float">
            <text:p>0.103102</text:p>
          </table:table-cell>
          <table:table-cell office:value-type="float" office:value="0.523649" calcext:value-type="float">
            <text:p>0.523649</text:p>
          </table:table-cell>
          <table:table-cell office:value-type="float" office:value="0.600975" calcext:value-type="float">
            <text:p>0.600975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02141" calcext:value-type="float">
            <text:p>0.0902141</text:p>
          </table:table-cell>
          <table:table-cell office:value-type="float" office:value="0.518223" calcext:value-type="float">
            <text:p>0.518223</text:p>
          </table:table-cell>
          <table:table-cell office:value-type="float" office:value="0.765803" calcext:value-type="float">
            <text:p>0.765803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63189" calcext:value-type="float">
            <text:p>0.0963189</text:p>
          </table:table-cell>
          <table:table-cell office:value-type="float" office:value="0.49923" calcext:value-type="float">
            <text:p>0.49923</text:p>
          </table:table-cell>
          <table:table-cell office:value-type="float" office:value="0.712217" calcext:value-type="float">
            <text:p>0.712217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915707" calcext:value-type="float">
            <text:p>0.0915707</text:p>
          </table:table-cell>
          <table:table-cell office:value-type="float" office:value="0.451071" calcext:value-type="float">
            <text:p>0.451071</text:p>
          </table:table-cell>
          <table:table-cell office:value-type="float" office:value="0.58334" calcext:value-type="float">
            <text:p>0.58334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908924" calcext:value-type="float">
            <text:p>0.0908924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65524" calcext:value-type="float">
            <text:p>0.65524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97104" calcext:value-type="float">
            <text:p>0.0997104</text:p>
          </table:table-cell>
          <table:table-cell office:value-type="float" office:value="0.497195" calcext:value-type="float">
            <text:p>0.497195</text:p>
          </table:table-cell>
          <table:table-cell office:value-type="float" office:value="0.643708" calcext:value-type="float">
            <text:p>0.643708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908924" calcext:value-type="float">
            <text:p>0.0908924</text:p>
          </table:table-cell>
          <table:table-cell office:value-type="float" office:value="0.490412" calcext:value-type="float">
            <text:p>0.490412</text:p>
          </table:table-cell>
          <table:table-cell office:value-type="float" office:value="0.495839" calcext:value-type="float">
            <text:p>0.49583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6493" calcext:value-type="float">
            <text:p>0.106493</text:p>
          </table:table-cell>
          <table:table-cell office:value-type="float" office:value="0.404268" calcext:value-type="float">
            <text:p>0.404268</text:p>
          </table:table-cell>
          <table:table-cell office:value-type="float" office:value="0.504657" calcext:value-type="float">
            <text:p>0.504657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888575" calcext:value-type="float">
            <text:p>0.0888575</text:p>
          </table:table-cell>
          <table:table-cell office:value-type="float" office:value="0.434113" calcext:value-type="float">
            <text:p>0.434113</text:p>
          </table:table-cell>
          <table:table-cell office:value-type="float" office:value="0.50737" calcext:value-type="float">
            <text:p>0.50737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5466" calcext:value-type="float">
            <text:p>0.085466</text:p>
          </table:table-cell>
          <table:table-cell office:value-type="float" office:value="0.410373" calcext:value-type="float">
            <text:p>0.410373</text:p>
          </table:table-cell>
          <table:table-cell office:value-type="float" office:value="0.425974" calcext:value-type="float">
            <text:p>0.425974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915707" calcext:value-type="float">
            <text:p>0.0915707</text:p>
          </table:table-cell>
          <table:table-cell office:value-type="float" office:value="0.379171" calcext:value-type="float">
            <text:p>0.379171</text:p>
          </table:table-cell>
          <table:table-cell office:value-type="float" office:value="0.410373" calcext:value-type="float">
            <text:p>0.410373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85466" calcext:value-type="float">
            <text:p>0.085466</text:p>
          </table:table-cell>
          <table:table-cell office:value-type="float" office:value="0.389345" calcext:value-type="float">
            <text:p>0.389345</text:p>
          </table:table-cell>
          <table:table-cell office:value-type="float" office:value="0.381884" calcext:value-type="float">
            <text:p>0.381884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78683" calcext:value-type="float">
            <text:p>0.078683</text:p>
          </table:table-cell>
          <table:table-cell office:value-type="float" office:value="0.42326" calcext:value-type="float">
            <text:p>0.42326</text:p>
          </table:table-cell>
          <table:table-cell office:value-type="float" office:value="0.343899" calcext:value-type="float">
            <text:p>0.343899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766481" calcext:value-type="float">
            <text:p>0.0766481</text:p>
          </table:table-cell>
          <table:table-cell office:value-type="float" office:value="0.415799" calcext:value-type="float">
            <text:p>0.415799</text:p>
          </table:table-cell>
          <table:table-cell office:value-type="float" office:value="0.366283" calcext:value-type="float">
            <text:p>0.366283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861443" calcext:value-type="float">
            <text:p>0.0861443</text:p>
          </table:table-cell>
          <table:table-cell office:value-type="float" office:value="0.376458" calcext:value-type="float">
            <text:p>0.376458</text:p>
          </table:table-cell>
          <table:table-cell office:value-type="float" office:value="0.36764" calcext:value-type="float">
            <text:p>0.36764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780047" calcext:value-type="float">
            <text:p>0.0780047</text:p>
          </table:table-cell>
          <table:table-cell office:value-type="float" office:value="0.375101" calcext:value-type="float">
            <text:p>0.375101</text:p>
          </table:table-cell>
          <table:table-cell office:value-type="float" office:value="0.322193" calcext:value-type="float">
            <text:p>0.322193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773264" calcext:value-type="float">
            <text:p>0.0773264</text:p>
          </table:table-cell>
          <table:table-cell office:value-type="float" office:value="0.354074" calcext:value-type="float">
            <text:p>0.354074</text:p>
          </table:table-cell>
          <table:table-cell office:value-type="float" office:value="0.326263" calcext:value-type="float">
            <text:p>0.326263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739349" calcext:value-type="float">
            <text:p>0.0739349</text:p>
          </table:table-cell>
          <table:table-cell office:value-type="float" office:value="0.354752" calcext:value-type="float">
            <text:p>0.354752</text:p>
          </table:table-cell>
          <table:table-cell office:value-type="float" office:value="0.31948" calcext:value-type="float">
            <text:p>0.3194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685085" calcext:value-type="float">
            <text:p>0.0685085</text:p>
          </table:table-cell>
          <table:table-cell office:value-type="float" office:value="0.345934" calcext:value-type="float">
            <text:p>0.345934</text:p>
          </table:table-cell>
          <table:table-cell office:value-type="float" office:value="0.270642" calcext:value-type="float">
            <text:p>0.27064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12217" calcext:value-type="float">
            <text:p>0.0712217</text:p>
          </table:table-cell>
          <table:table-cell office:value-type="float" office:value="0.39952" calcext:value-type="float">
            <text:p>0.39952</text:p>
          </table:table-cell>
          <table:table-cell office:value-type="float" office:value="0.274034" calcext:value-type="float">
            <text:p>0.274034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732566" calcext:value-type="float">
            <text:p>0.0732566</text:p>
          </table:table-cell>
          <table:table-cell office:value-type="float" office:value="0.350004" calcext:value-type="float">
            <text:p>0.350004</text:p>
          </table:table-cell>
          <table:table-cell office:value-type="float" office:value="0.281495" calcext:value-type="float">
            <text:p>0.28149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58334" calcext:value-type="float">
            <text:p>0.058334</text:p>
          </table:table-cell>
          <table:table-cell office:value-type="float" office:value="0.352717" calcext:value-type="float">
            <text:p>0.352717</text:p>
          </table:table-cell>
          <table:table-cell office:value-type="float" office:value="0.282852" calcext:value-type="float">
            <text:p>0.282852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691868" calcext:value-type="float">
            <text:p>0.0691868</text:p>
          </table:table-cell>
          <table:table-cell office:value-type="float" office:value="0.331011" calcext:value-type="float">
            <text:p>0.331011</text:p>
          </table:table-cell>
          <table:table-cell office:value-type="float" office:value="0.282852" calcext:value-type="float">
            <text:p>0.28285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657953" calcext:value-type="float">
            <text:p>0.0657953</text:p>
          </table:table-cell>
          <table:table-cell office:value-type="float" office:value="0.338473" calcext:value-type="float">
            <text:p>0.338473</text:p>
          </table:table-cell>
          <table:table-cell office:value-type="float" office:value="0.265894" calcext:value-type="float">
            <text:p>0.265894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65117" calcext:value-type="float">
            <text:p>0.065117</text:p>
          </table:table-cell>
          <table:table-cell office:value-type="float" office:value="0.350004" calcext:value-type="float">
            <text:p>0.350004</text:p>
          </table:table-cell>
          <table:table-cell office:value-type="float" office:value="0.311341" calcext:value-type="float">
            <text:p>0.31134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725783" calcext:value-type="float">
            <text:p>0.0725783</text:p>
          </table:table-cell>
          <table:table-cell office:value-type="float" office:value="0.337116" calcext:value-type="float">
            <text:p>0.337116</text:p>
          </table:table-cell>
          <table:table-cell office:value-type="float" office:value="0.341186" calcext:value-type="float">
            <text:p>0.341186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576557" calcext:value-type="float">
            <text:p>0.0576557</text:p>
          </table:table-cell>
          <table:table-cell office:value-type="float" office:value="0.353395" calcext:value-type="float">
            <text:p>0.353395</text:p>
          </table:table-cell>
          <table:table-cell office:value-type="float" office:value="0.299809" calcext:value-type="float">
            <text:p>0.299809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671519" calcext:value-type="float">
            <text:p>0.0671519</text:p>
          </table:table-cell>
          <table:table-cell office:value-type="float" office:value="0.318124" calcext:value-type="float">
            <text:p>0.318124</text:p>
          </table:table-cell>
          <table:table-cell office:value-type="float" office:value="0.32762" calcext:value-type="float">
            <text:p>0.32762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732566" calcext:value-type="float">
            <text:p>0.0732566</text:p>
          </table:table-cell>
          <table:table-cell office:value-type="float" office:value="0.345934" calcext:value-type="float">
            <text:p>0.345934</text:p>
          </table:table-cell>
          <table:table-cell office:value-type="float" office:value="0.302523" calcext:value-type="float">
            <text:p>0.302523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705434" calcext:value-type="float">
            <text:p>0.0705434</text:p>
          </table:table-cell>
          <table:table-cell office:value-type="float" office:value="0.337794" calcext:value-type="float">
            <text:p>0.337794</text:p>
          </table:table-cell>
          <table:table-cell office:value-type="float" office:value="0.338473" calcext:value-type="float">
            <text:p>0.338473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58334" calcext:value-type="float">
            <text:p>0.058334</text:p>
          </table:table-cell>
          <table:table-cell office:value-type="float" office:value="0.31541" calcext:value-type="float">
            <text:p>0.31541</text:p>
          </table:table-cell>
          <table:table-cell office:value-type="float" office:value="0.356787" calcext:value-type="float">
            <text:p>0.356787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522292" calcext:value-type="float">
            <text:p>0.0522292</text:p>
          </table:table-cell>
          <table:table-cell office:value-type="float" office:value="0.343899" calcext:value-type="float">
            <text:p>0.343899</text:p>
          </table:table-cell>
          <table:table-cell office:value-type="float" office:value="0.328976" calcext:value-type="float">
            <text:p>0.328976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529075" calcext:value-type="float">
            <text:p>0.0529075</text:p>
          </table:table-cell>
          <table:table-cell office:value-type="float" office:value="0.307271" calcext:value-type="float">
            <text:p>0.307271</text:p>
          </table:table-cell>
          <table:table-cell office:value-type="float" office:value="0.417156" calcext:value-type="float">
            <text:p>0.417156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393415" calcext:value-type="float">
            <text:p>0.0393415</text:p>
          </table:table-cell>
          <table:table-cell office:value-type="float" office:value="0.328976" calcext:value-type="float">
            <text:p>0.328976</text:p>
          </table:table-cell>
          <table:table-cell office:value-type="float" office:value="0.381884" calcext:value-type="float">
            <text:p>0.381884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481594" calcext:value-type="float">
            <text:p>0.0481594</text:p>
          </table:table-cell>
          <table:table-cell office:value-type="float" office:value="0.334403" calcext:value-type="float">
            <text:p>0.334403</text:p>
          </table:table-cell>
          <table:table-cell office:value-type="float" office:value="0.487699" calcext:value-type="float">
            <text:p>0.487699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481594" calcext:value-type="float">
            <text:p>0.0481594</text:p>
          </table:table-cell>
          <table:table-cell office:value-type="float" office:value="0.31541" calcext:value-type="float">
            <text:p>0.31541</text:p>
          </table:table-cell>
          <table:table-cell office:value-type="float" office:value="0.481594" calcext:value-type="float">
            <text:p>0.481594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447679" calcext:value-type="float">
            <text:p>0.0447679</text:p>
          </table:table-cell>
          <table:table-cell office:value-type="float" office:value="0.356787" calcext:value-type="float">
            <text:p>0.356787</text:p>
          </table:table-cell>
          <table:table-cell office:value-type="float" office:value="0.451749" calcext:value-type="float">
            <text:p>0.451749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386632" calcext:value-type="float">
            <text:p>0.0386632</text:p>
          </table:table-cell>
          <table:table-cell office:value-type="float" office:value="0.358822" calcext:value-type="float">
            <text:p>0.358822</text:p>
          </table:table-cell>
          <table:table-cell office:value-type="float" office:value="0.613185" calcext:value-type="float">
            <text:p>0.613185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434113" calcext:value-type="float">
            <text:p>0.0434113</text:p>
          </table:table-cell>
          <table:table-cell office:value-type="float" office:value="0.339151" calcext:value-type="float">
            <text:p>0.339151</text:p>
          </table:table-cell>
          <table:table-cell office:value-type="float" office:value="0.657953" calcext:value-type="float">
            <text:p>0.65795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8334" calcext:value-type="float">
            <text:p>0.058334</text:p>
          </table:table-cell>
          <table:table-cell office:value-type="float" office:value="0.339151" calcext:value-type="float">
            <text:p>0.339151</text:p>
          </table:table-cell>
          <table:table-cell office:value-type="float" office:value="0.534502" calcext:value-type="float">
            <text:p>0.534502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00198" calcext:value-type="float">
            <text:p>0.0400198</text:p>
          </table:table-cell>
          <table:table-cell office:value-type="float" office:value="0.336438" calcext:value-type="float">
            <text:p>0.336438</text:p>
          </table:table-cell>
          <table:table-cell office:value-type="float" office:value="0.596227" calcext:value-type="float">
            <text:p>0.596227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461245" calcext:value-type="float">
            <text:p>0.0461245</text:p>
          </table:table-cell>
          <table:table-cell office:value-type="float" office:value="0.333046" calcext:value-type="float">
            <text:p>0.333046</text:p>
          </table:table-cell>
          <table:table-cell office:value-type="float" office:value="0.623359" calcext:value-type="float">
            <text:p>0.623359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556207" calcext:value-type="float">
            <text:p>0.0556207</text:p>
          </table:table-cell>
          <table:table-cell office:value-type="float" office:value="0.335759" calcext:value-type="float">
            <text:p>0.335759</text:p>
          </table:table-cell>
          <table:table-cell office:value-type="float" office:value="0.477524" calcext:value-type="float">
            <text:p>0.477524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447679" calcext:value-type="float">
            <text:p>0.0447679</text:p>
          </table:table-cell>
          <table:table-cell office:value-type="float" office:value="0.297096" calcext:value-type="float">
            <text:p>0.297096</text:p>
          </table:table-cell>
          <table:table-cell office:value-type="float" office:value="0.531789" calcext:value-type="float">
            <text:p>0.531789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508726" calcext:value-type="float">
            <text:p>0.0508726</text:p>
          </table:table-cell>
          <table:table-cell office:value-type="float" office:value="0.321515" calcext:value-type="float">
            <text:p>0.321515</text:p>
          </table:table-cell>
          <table:table-cell office:value-type="float" office:value="0.423939" calcext:value-type="float">
            <text:p>0.423939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366283" calcext:value-type="float">
            <text:p>0.0366283</text:p>
          </table:table-cell>
          <table:table-cell office:value-type="float" office:value="0.320158" calcext:value-type="float">
            <text:p>0.320158</text:p>
          </table:table-cell>
          <table:table-cell office:value-type="float" office:value="0.411729" calcext:value-type="float">
            <text:p>0.411729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529075" calcext:value-type="float">
            <text:p>0.0529075</text:p>
          </table:table-cell>
          <table:table-cell office:value-type="float" office:value="0.312019" calcext:value-type="float">
            <text:p>0.312019</text:p>
          </table:table-cell>
          <table:table-cell office:value-type="float" office:value="0.487021" calcext:value-type="float">
            <text:p>0.487021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447679" calcext:value-type="float">
            <text:p>0.0447679</text:p>
          </table:table-cell>
          <table:table-cell office:value-type="float" office:value="0.335759" calcext:value-type="float">
            <text:p>0.335759</text:p>
          </table:table-cell>
          <table:table-cell office:value-type="float" office:value="0.447679" calcext:value-type="float">
            <text:p>0.447679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474811" calcext:value-type="float">
            <text:p>0.0474811</text:p>
          </table:table-cell>
          <table:table-cell office:value-type="float" office:value="0.341186" calcext:value-type="float">
            <text:p>0.341186</text:p>
          </table:table-cell>
          <table:table-cell office:value-type="float" office:value="0.492447" calcext:value-type="float">
            <text:p>0.492447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454462" calcext:value-type="float">
            <text:p>0.0454462</text:p>
          </table:table-cell>
          <table:table-cell office:value-type="float" office:value="0.307949" calcext:value-type="float">
            <text:p>0.307949</text:p>
          </table:table-cell>
          <table:table-cell office:value-type="float" office:value="0.458532" calcext:value-type="float">
            <text:p>0.458532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413764" calcext:value-type="float">
            <text:p>0.0413764</text:p>
          </table:table-cell>
          <table:table-cell office:value-type="float" office:value="0.272677" calcext:value-type="float">
            <text:p>0.272677</text:p>
          </table:table-cell>
          <table:table-cell office:value-type="float" office:value="0.411051" calcext:value-type="float">
            <text:p>0.411051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508726" calcext:value-type="float">
            <text:p>0.0508726</text:p>
          </table:table-cell>
          <table:table-cell office:value-type="float" office:value="0.286922" calcext:value-type="float">
            <text:p>0.286922</text:p>
          </table:table-cell>
          <table:table-cell office:value-type="float" office:value="0.640317" calcext:value-type="float">
            <text:p>0.640317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366283" calcext:value-type="float">
            <text:p>0.0366283</text:p>
          </table:table-cell>
          <table:table-cell office:value-type="float" office:value="0.31541" calcext:value-type="float">
            <text:p>0.31541</text:p>
          </table:table-cell>
          <table:table-cell office:value-type="float" office:value="0.703399" calcext:value-type="float">
            <text:p>0.703399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406981" calcext:value-type="float">
            <text:p>0.0406981</text:p>
          </table:table-cell>
          <table:table-cell office:value-type="float" office:value="0.276069" calcext:value-type="float">
            <text:p>0.276069</text:p>
          </table:table-cell>
          <table:table-cell office:value-type="float" office:value="0.398163" calcext:value-type="float">
            <text:p>0.398163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434113" calcext:value-type="float">
            <text:p>0.0434113</text:p>
          </table:table-cell>
          <table:table-cell office:value-type="float" office:value="0.277425" calcext:value-type="float">
            <text:p>0.277425</text:p>
          </table:table-cell>
          <table:table-cell office:value-type="float" office:value="0.394093" calcext:value-type="float">
            <text:p>0.394093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3595" calcext:value-type="float">
            <text:p>0.03595</text:p>
          </table:table-cell>
          <table:table-cell office:value-type="float" office:value="0.280139" calcext:value-type="float">
            <text:p>0.280139</text:p>
          </table:table-cell>
          <table:table-cell office:value-type="float" office:value="0.307271" calcext:value-type="float">
            <text:p>0.307271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339151" calcext:value-type="float">
            <text:p>0.0339151</text:p>
          </table:table-cell>
          <table:table-cell office:value-type="float" office:value="0.253685" calcext:value-type="float">
            <text:p>0.253685</text:p>
          </table:table-cell>
          <table:table-cell office:value-type="float" office:value="0.313375" calcext:value-type="float">
            <text:p>0.313375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52717" calcext:value-type="float">
            <text:p>0.0352717</text:p>
          </table:table-cell>
          <table:table-cell office:value-type="float" office:value="0.274034" calcext:value-type="float">
            <text:p>0.274034</text:p>
          </table:table-cell>
          <table:table-cell office:value-type="float" office:value="0.301166" calcext:value-type="float">
            <text:p>0.301166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454462" calcext:value-type="float">
            <text:p>0.0454462</text:p>
          </table:table-cell>
          <table:table-cell office:value-type="float" office:value="0.309984" calcext:value-type="float">
            <text:p>0.309984</text:p>
          </table:table-cell>
          <table:table-cell office:value-type="float" office:value="0.321515" calcext:value-type="float">
            <text:p>0.321515</text:p>
          </table:table-cell>
          <table:table-cell table:number-columns-repeated="5"/>
        </table:table-row>
        <table:table-row table:style-name="ro1">
          <table:table-cell table:style-name="ce1" office:value-type="float" office:value="1263920" calcext:value-type="float">
            <text:p>1.26E+06</text:p>
          </table:table-cell>
          <table:table-cell office:value-type="float" office:value="78.392" calcext:value-type="float">
            <text:p>78.392</text:p>
          </table:table-cell>
          <table:table-cell office:value-type="float" office:value="56.6355" calcext:value-type="float">
            <text:p>56.6355</text:p>
          </table:table-cell>
          <table:table-cell office:value-type="float" office:value="48.2388" calcext:value-type="float">
            <text:p>48.2388</text:p>
          </table:table-cell>
          <table:table-cell table:number-columns-repeated="5"/>
        </table:table-row>
      </table:table>
      <table:table table:name="Canneal" table:style-name="ta1">
        <table:shapes>
          <draw:frame draw:z-index="0" draw:style-name="gr1" draw:text-style-name="P1" svg:width="696.25pt" svg:height="494.93pt" svg:x="346.2pt" svg:y="554.68pt">
            <loext:p draw:notify-on-update-of-ranges="Canneal.A3:Canneal.A32 Canneal.B2:Canneal.B2 Canneal.B3:Canneal.B32 Canneal.C2:Canneal.C2 Canneal.C3:Canneal.C32 Canneal.D2:Canneal.D2 Canneal.D3:Canneal.D3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Canneal.F3:Canneal.F12 Canneal.G2:Canneal.G2 Canneal.G3:Canneal.G12 Canneal.H2:Canneal.H2 Canneal.H3:Canneal.H12 Canneal.I2:Canneal.I2 Canneal.I3:Canneal.I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Canneal.A3:Canneal.A32 Canneal.B2:Canneal.B2 Canneal.B3:Canneal.B32 Canneal.C2:Canneal.C2 Canneal.C3:Canneal.C32 Canneal.D2:Canneal.D2 Canneal.D3:Canneal.D3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office:value-type="float" office:value="354" calcext:value-type="float">
            <text:p>354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215445" calcext:value-type="float">
            <text:p>0.00215445</text:p>
          </table:table-cell>
          <table:table-cell office:value-type="float" office:value="0.358986" calcext:value-type="float">
            <text:p>0.35898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91.2834" calcext:value-type="float">
            <text:p>91.2834</text:p>
          </table:table-cell>
          <table:table-cell table:formula="of:=[.C3]+[.C4]" office:value-type="float" office:value="89.34645445" calcext:value-type="float">
            <text:p>89.34645445</text:p>
          </table:table-cell>
          <table:table-cell table:formula="of:=[.D3]+[.D4]" office:value-type="float" office:value="2.299066" calcext:value-type="float">
            <text:p>2.2990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.2834" calcext:value-type="float">
            <text:p>91.2834</text:p>
          </table:table-cell>
          <table:table-cell office:value-type="float" office:value="89.3443" calcext:value-type="float">
            <text:p>89.3443</text:p>
          </table:table-cell>
          <table:table-cell office:value-type="float" office:value="1.94008" calcext:value-type="float">
            <text:p>1.9400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4.79177" calcext:value-type="float">
            <text:p>4.79177</text:p>
          </table:table-cell>
          <table:table-cell table:formula="of:=[.C5]+[.C6]" office:value-type="float" office:value="2.91928" calcext:value-type="float">
            <text:p>2.91928</text:p>
          </table:table-cell>
          <table:table-cell table:formula="of:=[.D5]+[.D6]" office:value-type="float" office:value="3.69166" calcext:value-type="float">
            <text:p>3.691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73373" calcext:value-type="float">
            <text:p>2.73373</text:p>
          </table:table-cell>
          <table:table-cell office:value-type="float" office:value="1.57167" calcext:value-type="float">
            <text:p>1.57167</text:p>
          </table:table-cell>
          <table:table-cell office:value-type="float" office:value="1.82994" calcext:value-type="float">
            <text:p>1.8299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1.955166" calcext:value-type="float">
            <text:p>1.955166</text:p>
          </table:table-cell>
          <table:table-cell table:formula="of:=[.C7]+[.C8]" office:value-type="float" office:value="2.28938" calcext:value-type="float">
            <text:p>2.28938</text:p>
          </table:table-cell>
          <table:table-cell table:formula="of:=[.D7]+[.D8]" office:value-type="float" office:value="3.80935" calcext:value-type="float">
            <text:p>3.809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5804" calcext:value-type="float">
            <text:p>2.05804</text:p>
          </table:table-cell>
          <table:table-cell office:value-type="float" office:value="1.34761" calcext:value-type="float">
            <text:p>1.34761</text:p>
          </table:table-cell>
          <table:table-cell office:value-type="float" office:value="1.86172" calcext:value-type="float">
            <text:p>1.8617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0.922105" calcext:value-type="float">
            <text:p>0.922105</text:p>
          </table:table-cell>
          <table:table-cell table:formula="of:=[.C9]+[.C10]" office:value-type="float" office:value="2.02976" calcext:value-type="float">
            <text:p>2.02976</text:p>
          </table:table-cell>
          <table:table-cell table:formula="of:=[.D9]+[.D10]" office:value-type="float" office:value="3.76195" calcext:value-type="float">
            <text:p>3.761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8845" calcext:value-type="float">
            <text:p>1.18845</text:p>
          </table:table-cell>
          <table:table-cell office:value-type="float" office:value="1.21188" calcext:value-type="float">
            <text:p>1.21188</text:p>
          </table:table-cell>
          <table:table-cell office:value-type="float" office:value="1.90885" calcext:value-type="float">
            <text:p>1.9088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0.473172" calcext:value-type="float">
            <text:p>0.473172</text:p>
          </table:table-cell>
          <table:table-cell table:formula="of:=[.C11]+[.C12]" office:value-type="float" office:value="1.717907" calcext:value-type="float">
            <text:p>1.717907</text:p>
          </table:table-cell>
          <table:table-cell table:formula="of:=[.D11]+[.D12]" office:value-type="float" office:value="3.76167" calcext:value-type="float">
            <text:p>3.761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66716" calcext:value-type="float">
            <text:p>0.766716</text:p>
          </table:table-cell>
          <table:table-cell office:value-type="float" office:value="1.0775" calcext:value-type="float">
            <text:p>1.0775</text:p>
          </table:table-cell>
          <table:table-cell office:value-type="float" office:value="1.9005" calcext:value-type="float">
            <text:p>1.900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0.233489" calcext:value-type="float">
            <text:p>0.233489</text:p>
          </table:table-cell>
          <table:table-cell table:formula="of:=[.C13]+[.C14]" office:value-type="float" office:value="0.833774" calcext:value-type="float">
            <text:p>0.833774</text:p>
          </table:table-cell>
          <table:table-cell table:formula="of:=[.D13]+[.D14]" office:value-type="float" office:value="3.83519" calcext:value-type="float">
            <text:p>3.835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09797" calcext:value-type="float">
            <text:p>0.509797</text:p>
          </table:table-cell>
          <table:table-cell office:value-type="float" office:value="1.02444" calcext:value-type="float">
            <text:p>1.02444</text:p>
          </table:table-cell>
          <table:table-cell office:value-type="float" office:value="1.90454" calcext:value-type="float">
            <text:p>1.9045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1386929" calcext:value-type="float">
            <text:p>0.1386929</text:p>
          </table:table-cell>
          <table:table-cell table:formula="of:=[.C15]+[.C16]" office:value-type="float" office:value="0.364641" calcext:value-type="float">
            <text:p>0.364641</text:p>
          </table:table-cell>
          <table:table-cell table:formula="of:=[.D15]+[.D16]" office:value-type="float" office:value="5.61235" calcext:value-type="float">
            <text:p>5.612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12308" calcext:value-type="float">
            <text:p>0.412308</text:p>
          </table:table-cell>
          <table:table-cell office:value-type="float" office:value="1.00532" calcext:value-type="float">
            <text:p>1.00532</text:p>
          </table:table-cell>
          <table:table-cell office:value-type="float" office:value="1.85741" calcext:value-type="float">
            <text:p>1.8574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0684039" calcext:value-type="float">
            <text:p>0.0684039</text:p>
          </table:table-cell>
          <table:table-cell table:formula="of:=[.C17]+[.C18]" office:value-type="float" office:value="0.1847444" calcext:value-type="float">
            <text:p>0.1847444</text:p>
          </table:table-cell>
          <table:table-cell table:formula="of:=[.D17]+[.D18]" office:value-type="float" office:value="5.05758" calcext:value-type="float">
            <text:p>5.057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99469" calcext:value-type="float">
            <text:p>0.299469</text:p>
          </table:table-cell>
          <table:table-cell office:value-type="float" office:value="0.981623" calcext:value-type="float">
            <text:p>0.981623</text:p>
          </table:table-cell>
          <table:table-cell office:value-type="float" office:value="1.8908" calcext:value-type="float">
            <text:p>1.890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0390495" calcext:value-type="float">
            <text:p>0.0390495</text:p>
          </table:table-cell>
          <table:table-cell table:formula="of:=[.C19]+[.C20]" office:value-type="float" office:value="0.1050295" calcext:value-type="float">
            <text:p>0.1050295</text:p>
          </table:table-cell>
          <table:table-cell table:formula="of:=[.D19]+[.D20]" office:value-type="float" office:value="3.83196" calcext:value-type="float">
            <text:p>3.831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3703" calcext:value-type="float">
            <text:p>0.173703</text:p>
          </table:table-cell>
          <table:table-cell office:value-type="float" office:value="0.736284" calcext:value-type="float">
            <text:p>0.736284</text:p>
          </table:table-cell>
          <table:table-cell office:value-type="float" office:value="1.87087" calcext:value-type="float">
            <text:p>1.8708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0285465" calcext:value-type="float">
            <text:p>0.0285465</text:p>
          </table:table-cell>
          <table:table-cell table:formula="of:=[.C21]+[.C22]" office:value-type="float" office:value="0.0579009" calcext:value-type="float">
            <text:p>0.0579009</text:p>
          </table:table-cell>
          <table:table-cell table:formula="of:=[.D21]+[.D22]" office:value-type="float" office:value="3.72208" calcext:value-type="float">
            <text:p>3.722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32768" calcext:value-type="float">
            <text:p>0.132768</text:p>
          </table:table-cell>
          <table:table-cell office:value-type="float" office:value="0.515184" calcext:value-type="float">
            <text:p>0.515184</text:p>
          </table:table-cell>
          <table:table-cell office:value-type="float" office:value="1.85067" calcext:value-type="float">
            <text:p>1.8506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0721" calcext:value-type="float">
            <text:p>0.100721</text:p>
          </table:table-cell>
          <table:table-cell office:value-type="float" office:value="0.31859" calcext:value-type="float">
            <text:p>0.31859</text:p>
          </table:table-cell>
          <table:table-cell office:value-type="float" office:value="1.98452" calcext:value-type="float">
            <text:p>1.9845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826771" calcext:value-type="float">
            <text:p>0.0826771</text:p>
          </table:table-cell>
          <table:table-cell office:value-type="float" office:value="0.218677" calcext:value-type="float">
            <text:p>0.218677</text:p>
          </table:table-cell>
          <table:table-cell office:value-type="float" office:value="2.40545" calcext:value-type="float">
            <text:p>2.4054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60158" calcext:value-type="float">
            <text:p>0.0560158</text:p>
          </table:table-cell>
          <table:table-cell office:value-type="float" office:value="0.145964" calcext:value-type="float">
            <text:p>0.145964</text:p>
          </table:table-cell>
          <table:table-cell office:value-type="float" office:value="3.2069" calcext:value-type="float">
            <text:p>3.206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74336" calcext:value-type="float">
            <text:p>0.0374336</text:p>
          </table:table-cell>
          <table:table-cell office:value-type="float" office:value="0.105299" calcext:value-type="float">
            <text:p>0.105299</text:p>
          </table:table-cell>
          <table:table-cell office:value-type="float" office:value="2.83472" calcext:value-type="float">
            <text:p>2.8347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9703" calcext:value-type="float">
            <text:p>0.0309703</text:p>
          </table:table-cell>
          <table:table-cell office:value-type="float" office:value="0.0794454" calcext:value-type="float">
            <text:p>0.0794454</text:p>
          </table:table-cell>
          <table:table-cell office:value-type="float" office:value="2.22286" calcext:value-type="float">
            <text:p>2.2228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93901" calcext:value-type="float">
            <text:p>0.0193901</text:p>
          </table:table-cell>
          <table:table-cell office:value-type="float" office:value="0.0589781" calcext:value-type="float">
            <text:p>0.0589781</text:p>
          </table:table-cell>
          <table:table-cell office:value-type="float" office:value="1.93658" calcext:value-type="float">
            <text:p>1.9365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96594" calcext:value-type="float">
            <text:p>0.0196594</text:p>
          </table:table-cell>
          <table:table-cell office:value-type="float" office:value="0.0460514" calcext:value-type="float">
            <text:p>0.0460514</text:p>
          </table:table-cell>
          <table:table-cell office:value-type="float" office:value="1.89538" calcext:value-type="float">
            <text:p>1.8953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6697" calcext:value-type="float">
            <text:p>0.016697</text:p>
          </table:table-cell>
          <table:table-cell office:value-type="float" office:value="0.0315089" calcext:value-type="float">
            <text:p>0.0315089</text:p>
          </table:table-cell>
          <table:table-cell office:value-type="float" office:value="1.8469" calcext:value-type="float">
            <text:p>1.846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18495" calcext:value-type="float">
            <text:p>0.0118495</text:p>
          </table:table-cell>
          <table:table-cell office:value-type="float" office:value="0.026392" calcext:value-type="float">
            <text:p>0.026392</text:p>
          </table:table-cell>
          <table:table-cell office:value-type="float" office:value="1.87518" calcext:value-type="float">
            <text:p>1.87518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888712" calcext:value-type="float">
            <text:p>0.00888712</text:p>
          </table:table-cell>
          <table:table-cell office:value-type="float" office:value="0.0253148" calcext:value-type="float">
            <text:p>0.0253148</text:p>
          </table:table-cell>
          <table:table-cell office:value-type="float" office:value="1.84906" calcext:value-type="float">
            <text:p>1.8490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942573" calcext:value-type="float">
            <text:p>0.00942573</text:p>
          </table:table-cell>
          <table:table-cell office:value-type="float" office:value="0.0188515" calcext:value-type="float">
            <text:p>0.0188515</text:p>
          </table:table-cell>
          <table:table-cell office:value-type="float" office:value="1.82267" calcext:value-type="float">
            <text:p>1.82267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754058" calcext:value-type="float">
            <text:p>0.00754058</text:p>
          </table:table-cell>
          <table:table-cell office:value-type="float" office:value="0.0129267" calcext:value-type="float">
            <text:p>0.0129267</text:p>
          </table:table-cell>
          <table:table-cell office:value-type="float" office:value="1.85822" calcext:value-type="float">
            <text:p>1.8582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565544" calcext:value-type="float">
            <text:p>0.00565544</text:p>
          </table:table-cell>
          <table:table-cell office:value-type="float" office:value="0.0129267" calcext:value-type="float">
            <text:p>0.0129267</text:p>
          </table:table-cell>
          <table:table-cell office:value-type="float" office:value="2.07339" calcext:value-type="float">
            <text:p>2.07339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430891" calcext:value-type="float">
            <text:p>0.00430891</text:p>
          </table:table-cell>
          <table:table-cell office:value-type="float" office:value="0.0123881" calcext:value-type="float">
            <text:p>0.0123881</text:p>
          </table:table-cell>
          <table:table-cell office:value-type="float" office:value="2.48866" calcext:value-type="float">
            <text:p>2.4886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350099" calcext:value-type="float">
            <text:p>0.00350099</text:p>
          </table:table-cell>
          <table:table-cell office:value-type="float" office:value="0.0107723" calcext:value-type="float">
            <text:p>0.0107723</text:p>
          </table:table-cell>
          <table:table-cell office:value-type="float" office:value="2.47143" calcext:value-type="float">
            <text:p>2.47143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350099" calcext:value-type="float">
            <text:p>0.00350099</text:p>
          </table:table-cell>
          <table:table-cell office:value-type="float" office:value="0.00754058" calcext:value-type="float">
            <text:p>0.00754058</text:p>
          </table:table-cell>
          <table:table-cell office:value-type="float" office:value="3.07387" calcext:value-type="float">
            <text:p>3.07387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40396" calcext:value-type="float">
            <text:p>0.0040396</text:p>
          </table:table-cell>
          <table:table-cell office:value-type="float" office:value="0.00565544" calcext:value-type="float">
            <text:p>0.00565544</text:p>
          </table:table-cell>
          <table:table-cell office:value-type="float" office:value="2.57026" calcext:value-type="float">
            <text:p>2.5702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161584" calcext:value-type="float">
            <text:p>0.00161584</text:p>
          </table:table-cell>
          <table:table-cell office:value-type="float" office:value="0.00646336" calcext:value-type="float">
            <text:p>0.00646336</text:p>
          </table:table-cell>
          <table:table-cell office:value-type="float" office:value="2.43076" calcext:value-type="float">
            <text:p>2.4307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107723" calcext:value-type="float">
            <text:p>0.00107723</text:p>
          </table:table-cell>
          <table:table-cell office:value-type="float" office:value="0.00538613" calcext:value-type="float">
            <text:p>0.00538613</text:p>
          </table:table-cell>
          <table:table-cell office:value-type="float" office:value="2.20778" calcext:value-type="float">
            <text:p>2.20778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188515" calcext:value-type="float">
            <text:p>0.00188515</text:p>
          </table:table-cell>
          <table:table-cell office:value-type="float" office:value="0.00538613" calcext:value-type="float">
            <text:p>0.00538613</text:p>
          </table:table-cell>
          <table:table-cell office:value-type="float" office:value="1.84664" calcext:value-type="float">
            <text:p>1.84664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161584" calcext:value-type="float">
            <text:p>0.00161584</text:p>
          </table:table-cell>
          <table:table-cell office:value-type="float" office:value="0.00457821" calcext:value-type="float">
            <text:p>0.00457821</text:p>
          </table:table-cell>
          <table:table-cell office:value-type="float" office:value="1.76773" calcext:value-type="float">
            <text:p>1.76773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80792" calcext:value-type="float">
            <text:p>0.00080792</text:p>
          </table:table-cell>
          <table:table-cell office:value-type="float" office:value="0.00377029" calcext:value-type="float">
            <text:p>0.00377029</text:p>
          </table:table-cell>
          <table:table-cell office:value-type="float" office:value="1.67643" calcext:value-type="float">
            <text:p>1.67643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107723" calcext:value-type="float">
            <text:p>0.00107723</text:p>
          </table:table-cell>
          <table:table-cell office:value-type="float" office:value="0.00323168" calcext:value-type="float">
            <text:p>0.00323168</text:p>
          </table:table-cell>
          <table:table-cell office:value-type="float" office:value="1.64896" calcext:value-type="float">
            <text:p>1.64896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80792" calcext:value-type="float">
            <text:p>0.00080792</text:p>
          </table:table-cell>
          <table:table-cell office:value-type="float" office:value="0.00161584" calcext:value-type="float">
            <text:p>0.00161584</text:p>
          </table:table-cell>
          <table:table-cell office:value-type="float" office:value="1.60614" calcext:value-type="float">
            <text:p>1.6061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538613" calcext:value-type="float">
            <text:p>0.000538613</text:p>
          </table:table-cell>
          <table:table-cell office:value-type="float" office:value="0.00161584" calcext:value-type="float">
            <text:p>0.00161584</text:p>
          </table:table-cell>
          <table:table-cell office:value-type="float" office:value="1.60291" calcext:value-type="float">
            <text:p>1.60291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188515" calcext:value-type="float">
            <text:p>0.00188515</text:p>
          </table:table-cell>
          <table:table-cell office:value-type="float" office:value="0.00134653" calcext:value-type="float">
            <text:p>0.00134653</text:p>
          </table:table-cell>
          <table:table-cell office:value-type="float" office:value="1.43487" calcext:value-type="float">
            <text:p>1.43487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.00107723" calcext:value-type="float">
            <text:p>0.00107723</text:p>
          </table:table-cell>
          <table:table-cell office:value-type="float" office:value="1.46745" calcext:value-type="float">
            <text:p>1.46745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538613" calcext:value-type="float">
            <text:p>0.000538613</text:p>
          </table:table-cell>
          <table:table-cell office:value-type="float" office:value="0.00080792" calcext:value-type="float">
            <text:p>0.00080792</text:p>
          </table:table-cell>
          <table:table-cell office:value-type="float" office:value="1.46395" calcext:value-type="float">
            <text:p>1.4639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80792" calcext:value-type="float">
            <text:p>0.00080792</text:p>
          </table:table-cell>
          <table:table-cell office:value-type="float" office:value="0.00188515" calcext:value-type="float">
            <text:p>0.00188515</text:p>
          </table:table-cell>
          <table:table-cell office:value-type="float" office:value="1.8566" calcext:value-type="float">
            <text:p>1.8566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538613" calcext:value-type="float">
            <text:p>0.000538613</text:p>
          </table:table-cell>
          <table:table-cell office:value-type="float" office:value="0.00080792" calcext:value-type="float">
            <text:p>0.00080792</text:p>
          </table:table-cell>
          <table:table-cell office:value-type="float" office:value="2.00149" calcext:value-type="float">
            <text:p>2.00149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269307" calcext:value-type="float">
            <text:p>0.000269307</text:p>
          </table:table-cell>
          <table:table-cell office:value-type="float" office:value="0.00107723" calcext:value-type="float">
            <text:p>0.00107723</text:p>
          </table:table-cell>
          <table:table-cell office:value-type="float" office:value="2.09655" calcext:value-type="float">
            <text:p>2.0965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0.00080792" calcext:value-type="float">
            <text:p>0.00080792</text:p>
          </table:table-cell>
          <table:table-cell office:value-type="float" office:value="1.82321" calcext:value-type="float">
            <text:p>1.82321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.000269307" calcext:value-type="float">
            <text:p>0.000269307</text:p>
          </table:table-cell>
          <table:table-cell office:value-type="float" office:value="1.90938" calcext:value-type="float">
            <text:p>1.90938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.000269307" calcext:value-type="float">
            <text:p>0.000269307</text:p>
          </table:table-cell>
          <table:table-cell office:value-type="float" office:value="1.8127" calcext:value-type="float">
            <text:p>1.8127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0.000538613" calcext:value-type="float">
            <text:p>0.000538613</text:p>
          </table:table-cell>
          <table:table-cell office:value-type="float" office:value="1.65031" calcext:value-type="float">
            <text:p>1.6503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.000269307" calcext:value-type="float">
            <text:p>0.000269307</text:p>
          </table:table-cell>
          <table:table-cell office:value-type="float" office:value="1.68963" calcext:value-type="float">
            <text:p>1.68963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538613" calcext:value-type="float">
            <text:p>0.000538613</text:p>
          </table:table-cell>
          <table:table-cell office:value-type="float" office:value="0" calcext:value-type="float">
            <text:p>0</text:p>
          </table:table-cell>
          <table:table-cell office:value-type="float" office:value="1.66458" calcext:value-type="float">
            <text:p>1.66458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269307" calcext:value-type="float">
            <text:p>0.000269307</text:p>
          </table:table-cell>
          <table:table-cell office:value-type="float" office:value="0.000538613" calcext:value-type="float">
            <text:p>0.000538613</text:p>
          </table:table-cell>
          <table:table-cell office:value-type="float" office:value="1.57571" calcext:value-type="float">
            <text:p>1.57571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538613" calcext:value-type="float">
            <text:p>0.000538613</text:p>
          </table:table-cell>
          <table:table-cell office:value-type="float" office:value="1.48092" calcext:value-type="float">
            <text:p>1.48092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782" calcext:value-type="float">
            <text:p>1.13782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4241" calcext:value-type="float">
            <text:p>0.854241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3785" calcext:value-type="float">
            <text:p>0.60378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000269307" calcext:value-type="float">
            <text:p>0.000269307</text:p>
          </table:table-cell>
          <table:table-cell office:value-type="float" office:value="0.390495" calcext:value-type="float">
            <text:p>0.390495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883" calcext:value-type="float">
            <text:p>0.266883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509" calcext:value-type="float">
            <text:p>0.167509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568" calcext:value-type="float">
            <text:p>0.105568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538613" calcext:value-type="float">
            <text:p>0.000538613</text:p>
          </table:table-cell>
          <table:table-cell office:value-type="float" office:value="0.000269307" calcext:value-type="float">
            <text:p>0.000269307</text:p>
          </table:table-cell>
          <table:table-cell office:value-type="float" office:value="0.0754058" calcext:value-type="float">
            <text:p>0.075405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538613" calcext:value-type="float">
            <text:p>0.000538613</text:p>
          </table:table-cell>
          <table:table-cell office:value-type="float" office:value="0" calcext:value-type="float">
            <text:p>0</text:p>
          </table:table-cell>
          <table:table-cell office:value-type="float" office:value="0.0344712" calcext:value-type="float">
            <text:p>0.034471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107723" calcext:value-type="float">
            <text:p>0.00107723</text:p>
          </table:table-cell>
          <table:table-cell office:value-type="float" office:value="0.000269307" calcext:value-type="float">
            <text:p>0.000269307</text:p>
          </table:table-cell>
          <table:table-cell office:value-type="float" office:value="0.0228911" calcext:value-type="float">
            <text:p>0.0228911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538613" calcext:value-type="float">
            <text:p>0.000538613</text:p>
          </table:table-cell>
          <table:table-cell office:value-type="float" office:value="0" calcext:value-type="float">
            <text:p>0</text:p>
          </table:table-cell>
          <table:table-cell office:value-type="float" office:value="0.0140039" calcext:value-type="float">
            <text:p>0.0140039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2573" calcext:value-type="float">
            <text:p>0.00942573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7029" calcext:value-type="float">
            <text:p>0.00377029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0099" calcext:value-type="float">
            <text:p>0.00350099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0.000269307" calcext:value-type="float">
            <text:p>0.000269307</text:p>
          </table:table-cell>
          <table:table-cell office:value-type="float" office:value="0.00080792" calcext:value-type="float">
            <text:p>0.00080792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653" calcext:value-type="float">
            <text:p>0.00134653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69307" calcext:value-type="float">
            <text:p>0.000269307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8613" calcext:value-type="float">
            <text:p>0.000538613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69307" calcext:value-type="float">
            <text:p>0.000269307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.000269307" calcext:value-type="float">
            <text:p>0.000269307</text:p>
          </table:table-cell>
          <table:table-cell office:value-type="float" office:value="0.000538613" calcext:value-type="float">
            <text:p>0.000538613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269307" calcext:value-type="float">
            <text:p>0.000269307</text:p>
          </table:table-cell>
          <table:table-cell office:value-type="float" office:value="0" calcext:value-type="float">
            <text:p>0</text:p>
          </table:table-cell>
          <table:table-cell office:value-type="float" office:value="0.000269307" calcext:value-type="float">
            <text:p>0.000269307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0.000269307" calcext:value-type="float">
            <text:p>0.0002693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69307" calcext:value-type="float">
            <text:p>0.000269307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8613" calcext:value-type="float">
            <text:p>0.000538613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0.000269307" calcext:value-type="float">
            <text:p>0.0002693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69307" calcext:value-type="float">
            <text:p>0.00026930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</table:table>
      <table:table table:name="Bodytrack" table:style-name="ta1">
        <table:shapes>
          <draw:frame draw:z-index="0" draw:style-name="gr1" draw:text-style-name="P1" svg:width="696.25pt" svg:height="494.93pt" svg:x="346.2pt" svg:y="554.68pt">
            <loext:p draw:notify-on-update-of-ranges="Bodytrack.A3:Bodytrack.A32 Bodytrack.B2:Bodytrack.B2 Bodytrack.B3:Bodytrack.B32 Bodytrack.C2:Bodytrack.C2 Bodytrack.C3:Bodytrack.C32 Bodytrack.D2:Bodytrack.D2 Bodytrack.D3:Bodytrack.D3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Bodytrack.F3:Bodytrack.F12 Bodytrack.G2:Bodytrack.G2 Bodytrack.G3:Bodytrack.G12 Bodytrack.H2:Bodytrack.H2 Bodytrack.H3:Bodytrack.H12 Bodytrack.I2:Bodytrack.I2 Bodytrack.I3:Bodytrack.I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Bodytrack.A3:Bodytrack.A32 Bodytrack.B2:Bodytrack.B2 Bodytrack.B3:Bodytrack.B32 Bodytrack.C2:Bodytrack.C2 Bodytrack.C3:Bodytrack.C32 Bodytrack.D2:Bodytrack.D2 Bodytrack.D3:Bodytrack.D3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office:value-type="float" office:value="583387" calcext:value-type="float">
            <text:p>583387</text:p>
          </table:table-cell>
          <table:table-cell office:value-type="float" office:value="3621" calcext:value-type="float">
            <text:p>3621</text:p>
          </table:table-cell>
          <table:table-cell office:value-type="float" office:value="2980" calcext:value-type="float">
            <text:p>298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18639" calcext:value-type="float">
            <text:p>0.0718639</text:p>
          </table:table-cell>
          <table:table-cell office:value-type="float" office:value="0.170651" calcext:value-type="float">
            <text:p>0.17065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37.1741" calcext:value-type="float">
            <text:p>37.1741</text:p>
          </table:table-cell>
          <table:table-cell table:formula="of:=[.C3]+[.C4]" office:value-type="float" office:value="33.2899639" calcext:value-type="float">
            <text:p>33.2899639</text:p>
          </table:table-cell>
          <table:table-cell table:formula="of:=[.D3]+[.D4]" office:value-type="float" office:value="1.253971" calcext:value-type="float">
            <text:p>1.253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1741" calcext:value-type="float">
            <text:p>37.1741</text:p>
          </table:table-cell>
          <table:table-cell office:value-type="float" office:value="33.2181" calcext:value-type="float">
            <text:p>33.2181</text:p>
          </table:table-cell>
          <table:table-cell office:value-type="float" office:value="1.08332" calcext:value-type="float">
            <text:p>1.0833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5.99944" calcext:value-type="float">
            <text:p>5.99944</text:p>
          </table:table-cell>
          <table:table-cell table:formula="of:=[.C5]+[.C6]" office:value-type="float" office:value="3.71964" calcext:value-type="float">
            <text:p>3.71964</text:p>
          </table:table-cell>
          <table:table-cell table:formula="of:=[.D5]+[.D6]" office:value-type="float" office:value="2.71515" calcext:value-type="float">
            <text:p>2.71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4867" calcext:value-type="float">
            <text:p>3.54867</text:p>
          </table:table-cell>
          <table:table-cell office:value-type="float" office:value="2.04901" calcext:value-type="float">
            <text:p>2.04901</text:p>
          </table:table-cell>
          <table:table-cell office:value-type="float" office:value="1.40015" calcext:value-type="float">
            <text:p>1.4001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3.66167" calcext:value-type="float">
            <text:p>3.66167</text:p>
          </table:table-cell>
          <table:table-cell table:formula="of:=[.C7]+[.C8]" office:value-type="float" office:value="2.97396" calcext:value-type="float">
            <text:p>2.97396</text:p>
          </table:table-cell>
          <table:table-cell table:formula="of:=[.D7]+[.D8]" office:value-type="float" office:value="3.83253" calcext:value-type="float">
            <text:p>3.83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5077" calcext:value-type="float">
            <text:p>2.45077</text:p>
          </table:table-cell>
          <table:table-cell office:value-type="float" office:value="1.67063" calcext:value-type="float">
            <text:p>1.67063</text:p>
          </table:table-cell>
          <table:table-cell office:value-type="float" office:value="1.315" calcext:value-type="float">
            <text:p>1.31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2.79113" calcext:value-type="float">
            <text:p>2.79113</text:p>
          </table:table-cell>
          <table:table-cell table:formula="of:=[.C9]+[.C10]" office:value-type="float" office:value="2.87419" calcext:value-type="float">
            <text:p>2.87419</text:p>
          </table:table-cell>
          <table:table-cell table:formula="of:=[.D9]+[.D10]" office:value-type="float" office:value="3.63699" calcext:value-type="float">
            <text:p>3.636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97084" calcext:value-type="float">
            <text:p>1.97084</text:p>
          </table:table-cell>
          <table:table-cell office:value-type="float" office:value="1.50591" calcext:value-type="float">
            <text:p>1.50591</text:p>
          </table:table-cell>
          <table:table-cell office:value-type="float" office:value="1.82232" calcext:value-type="float">
            <text:p>1.8223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2.38328" calcext:value-type="float">
            <text:p>2.38328</text:p>
          </table:table-cell>
          <table:table-cell table:formula="of:=[.C11]+[.C12]" office:value-type="float" office:value="2.78326" calcext:value-type="float">
            <text:p>2.78326</text:p>
          </table:table-cell>
          <table:table-cell table:formula="of:=[.D11]+[.D12]" office:value-type="float" office:value="3.37203" calcext:value-type="float">
            <text:p>3.372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9083" calcext:value-type="float">
            <text:p>1.69083</text:p>
          </table:table-cell>
          <table:table-cell office:value-type="float" office:value="1.46805" calcext:value-type="float">
            <text:p>1.46805</text:p>
          </table:table-cell>
          <table:table-cell office:value-type="float" office:value="2.01021" calcext:value-type="float">
            <text:p>2.0102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1.458576" calcext:value-type="float">
            <text:p>1.458576</text:p>
          </table:table-cell>
          <table:table-cell table:formula="of:=[.C13]+[.C14]" office:value-type="float" office:value="2.11733" calcext:value-type="float">
            <text:p>2.11733</text:p>
          </table:table-cell>
          <table:table-cell table:formula="of:=[.D13]+[.D14]" office:value-type="float" office:value="2.52908" calcext:value-type="float">
            <text:p>2.529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1471" calcext:value-type="float">
            <text:p>1.51471</text:p>
          </table:table-cell>
          <table:table-cell office:value-type="float" office:value="1.51018" calcext:value-type="float">
            <text:p>1.51018</text:p>
          </table:table-cell>
          <table:table-cell office:value-type="float" office:value="1.56273" calcext:value-type="float">
            <text:p>1.5627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737594" calcext:value-type="float">
            <text:p>0.737594</text:p>
          </table:table-cell>
          <table:table-cell table:formula="of:=[.C15]+[.C16]" office:value-type="float" office:value="1.541167" calcext:value-type="float">
            <text:p>1.541167</text:p>
          </table:table-cell>
          <table:table-cell table:formula="of:=[.D15]+[.D16]" office:value-type="float" office:value="1.615063" calcext:value-type="float">
            <text:p>1.6150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7642" calcext:value-type="float">
            <text:p>1.27642</text:p>
          </table:table-cell>
          <table:table-cell office:value-type="float" office:value="1.36401" calcext:value-type="float">
            <text:p>1.36401</text:p>
          </table:table-cell>
          <table:table-cell office:value-type="float" office:value="2.07426" calcext:value-type="float">
            <text:p>2.0742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656252" calcext:value-type="float">
            <text:p>0.656252</text:p>
          </table:table-cell>
          <table:table-cell table:formula="of:=[.C17]+[.C18]" office:value-type="float" office:value="1.543667" calcext:value-type="float">
            <text:p>1.543667</text:p>
          </table:table-cell>
          <table:table-cell table:formula="of:=[.D17]+[.D18]" office:value-type="float" office:value="1.832318" calcext:value-type="float">
            <text:p>1.8323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6793" calcext:value-type="float">
            <text:p>1.26793</text:p>
          </table:table-cell>
          <table:table-cell office:value-type="float" office:value="1.42311" calcext:value-type="float">
            <text:p>1.42311</text:p>
          </table:table-cell>
          <table:table-cell office:value-type="float" office:value="1.99063" calcext:value-type="float">
            <text:p>1.9906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570641" calcext:value-type="float">
            <text:p>0.570641</text:p>
          </table:table-cell>
          <table:table-cell table:formula="of:=[.C19]+[.C20]" office:value-type="float" office:value="1.55929" calcext:value-type="float">
            <text:p>1.55929</text:p>
          </table:table-cell>
          <table:table-cell table:formula="of:=[.D19]+[.D20]" office:value-type="float" office:value="1.146177" calcext:value-type="float">
            <text:p>1.1461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1535" calcext:value-type="float">
            <text:p>1.11535</text:p>
          </table:table-cell>
          <table:table-cell office:value-type="float" office:value="1.36015" calcext:value-type="float">
            <text:p>1.36015</text:p>
          </table:table-cell>
          <table:table-cell office:value-type="float" office:value="1.3814" calcext:value-type="float">
            <text:p>1.381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498204" calcext:value-type="float">
            <text:p>0.498204</text:p>
          </table:table-cell>
          <table:table-cell table:formula="of:=[.C21]+[.C22]" office:value-type="float" office:value="1.562987" calcext:value-type="float">
            <text:p>1.562987</text:p>
          </table:table-cell>
          <table:table-cell table:formula="of:=[.D21]+[.D22]" office:value-type="float" office:value="1.338959" calcext:value-type="float">
            <text:p>1.3389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86701" calcext:value-type="float">
            <text:p>0.786701</text:p>
          </table:table-cell>
          <table:table-cell office:value-type="float" office:value="1.0891" calcext:value-type="float">
            <text:p>1.0891</text:p>
          </table:table-cell>
          <table:table-cell office:value-type="float" office:value="1.4392" calcext:value-type="float">
            <text:p>1.439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1.02823" calcext:value-type="float">
            <text:p>1.02823</text:p>
          </table:table-cell>
          <table:table-cell office:value-type="float" office:value="1.08988" calcext:value-type="float">
            <text:p>1.0898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0358" calcext:value-type="float">
            <text:p>0.380358</text:p>
          </table:table-cell>
          <table:table-cell office:value-type="float" office:value="0.778577" calcext:value-type="float">
            <text:p>0.778577</text:p>
          </table:table-cell>
          <table:table-cell office:value-type="float" office:value="0.847942" calcext:value-type="float">
            <text:p>0.84794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7236" calcext:value-type="float">
            <text:p>0.357236</text:p>
          </table:table-cell>
          <table:table-cell office:value-type="float" office:value="0.76259" calcext:value-type="float">
            <text:p>0.76259</text:p>
          </table:table-cell>
          <table:table-cell office:value-type="float" office:value="0.767121" calcext:value-type="float">
            <text:p>0.76712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40676" calcext:value-type="float">
            <text:p>0.340676</text:p>
          </table:table-cell>
          <table:table-cell office:value-type="float" office:value="0.765923" calcext:value-type="float">
            <text:p>0.765923</text:p>
          </table:table-cell>
          <table:table-cell office:value-type="float" office:value="0.734418" calcext:value-type="float">
            <text:p>0.73441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15576" calcext:value-type="float">
            <text:p>0.315576</text:p>
          </table:table-cell>
          <table:table-cell office:value-type="float" office:value="0.777744" calcext:value-type="float">
            <text:p>0.777744</text:p>
          </table:table-cell>
          <table:table-cell office:value-type="float" office:value="1.0979" calcext:value-type="float">
            <text:p>1.0979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94277" calcext:value-type="float">
            <text:p>0.294277</text:p>
          </table:table-cell>
          <table:table-cell office:value-type="float" office:value="0.779671" calcext:value-type="float">
            <text:p>0.779671</text:p>
          </table:table-cell>
          <table:table-cell office:value-type="float" office:value="0.589076" calcext:value-type="float">
            <text:p>0.58907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76364" calcext:value-type="float">
            <text:p>0.276364</text:p>
          </table:table-cell>
          <table:table-cell office:value-type="float" office:value="0.779619" calcext:value-type="float">
            <text:p>0.779619</text:p>
          </table:table-cell>
          <table:table-cell office:value-type="float" office:value="0.557101" calcext:value-type="float">
            <text:p>0.55710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57877" calcext:value-type="float">
            <text:p>0.257877</text:p>
          </table:table-cell>
          <table:table-cell office:value-type="float" office:value="0.777484" calcext:value-type="float">
            <text:p>0.777484</text:p>
          </table:table-cell>
          <table:table-cell office:value-type="float" office:value="0.64365" calcext:value-type="float">
            <text:p>0.6436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0327" calcext:value-type="float">
            <text:p>0.240327</text:p>
          </table:table-cell>
          <table:table-cell office:value-type="float" office:value="0.785503" calcext:value-type="float">
            <text:p>0.785503</text:p>
          </table:table-cell>
          <table:table-cell office:value-type="float" office:value="0.695309" calcext:value-type="float">
            <text:p>0.695309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8871" calcext:value-type="float">
            <text:p>0.228871</text:p>
          </table:table-cell>
          <table:table-cell office:value-type="float" office:value="0.773734" calcext:value-type="float">
            <text:p>0.773734</text:p>
          </table:table-cell>
          <table:table-cell office:value-type="float" office:value="0.694528" calcext:value-type="float">
            <text:p>0.694528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16217" calcext:value-type="float">
            <text:p>0.216217</text:p>
          </table:table-cell>
          <table:table-cell office:value-type="float" office:value="0.776338" calcext:value-type="float">
            <text:p>0.776338</text:p>
          </table:table-cell>
          <table:table-cell office:value-type="float" office:value="0.798262" calcext:value-type="float">
            <text:p>0.79826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06374" calcext:value-type="float">
            <text:p>0.206374</text:p>
          </table:table-cell>
          <table:table-cell office:value-type="float" office:value="0.77035" calcext:value-type="float">
            <text:p>0.77035</text:p>
          </table:table-cell>
          <table:table-cell office:value-type="float" office:value="0.80373" calcext:value-type="float">
            <text:p>0.80373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97261" calcext:value-type="float">
            <text:p>0.197261</text:p>
          </table:table-cell>
          <table:table-cell office:value-type="float" office:value="0.758841" calcext:value-type="float">
            <text:p>0.758841</text:p>
          </table:table-cell>
          <table:table-cell office:value-type="float" office:value="0.694528" calcext:value-type="float">
            <text:p>0.694528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92574" calcext:value-type="float">
            <text:p>0.192574</text:p>
          </table:table-cell>
          <table:table-cell office:value-type="float" office:value="0.761913" calcext:value-type="float">
            <text:p>0.761913</text:p>
          </table:table-cell>
          <table:table-cell office:value-type="float" office:value="0.839349" calcext:value-type="float">
            <text:p>0.839349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80753" calcext:value-type="float">
            <text:p>0.180753</text:p>
          </table:table-cell>
          <table:table-cell office:value-type="float" office:value="0.738063" calcext:value-type="float">
            <text:p>0.738063</text:p>
          </table:table-cell>
          <table:table-cell office:value-type="float" office:value="0.842578" calcext:value-type="float">
            <text:p>0.842578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76535" calcext:value-type="float">
            <text:p>0.176535</text:p>
          </table:table-cell>
          <table:table-cell office:value-type="float" office:value="0.731293" calcext:value-type="float">
            <text:p>0.731293</text:p>
          </table:table-cell>
          <table:table-cell office:value-type="float" office:value="0.763892" calcext:value-type="float">
            <text:p>0.763892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67266" calcext:value-type="float">
            <text:p>0.167266</text:p>
          </table:table-cell>
          <table:table-cell office:value-type="float" office:value="0.723898" calcext:value-type="float">
            <text:p>0.723898</text:p>
          </table:table-cell>
          <table:table-cell office:value-type="float" office:value="1.17852" calcext:value-type="float">
            <text:p>1.17852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63881" calcext:value-type="float">
            <text:p>0.163881</text:p>
          </table:table-cell>
          <table:table-cell office:value-type="float" office:value="0.712442" calcext:value-type="float">
            <text:p>0.712442</text:p>
          </table:table-cell>
          <table:table-cell office:value-type="float" office:value="0.740667" calcext:value-type="float">
            <text:p>0.74066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6434" calcext:value-type="float">
            <text:p>0.156434</text:p>
          </table:table-cell>
          <table:table-cell office:value-type="float" office:value="0.681093" calcext:value-type="float">
            <text:p>0.681093</text:p>
          </table:table-cell>
          <table:table-cell office:value-type="float" office:value="0.537209" calcext:value-type="float">
            <text:p>0.537209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53882" calcext:value-type="float">
            <text:p>0.153882</text:p>
          </table:table-cell>
          <table:table-cell office:value-type="float" office:value="0.62683" calcext:value-type="float">
            <text:p>0.62683</text:p>
          </table:table-cell>
          <table:table-cell office:value-type="float" office:value="0.865595" calcext:value-type="float">
            <text:p>0.86559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46592" calcext:value-type="float">
            <text:p>0.146592</text:p>
          </table:table-cell>
          <table:table-cell office:value-type="float" office:value="0.569339" calcext:value-type="float">
            <text:p>0.569339</text:p>
          </table:table-cell>
          <table:table-cell office:value-type="float" office:value="0.971308" calcext:value-type="float">
            <text:p>0.971308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40968" calcext:value-type="float">
            <text:p>0.140968</text:p>
          </table:table-cell>
          <table:table-cell office:value-type="float" office:value="0.477062" calcext:value-type="float">
            <text:p>0.477062</text:p>
          </table:table-cell>
          <table:table-cell office:value-type="float" office:value="0.654482" calcext:value-type="float">
            <text:p>0.654482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32011" calcext:value-type="float">
            <text:p>0.132011</text:p>
          </table:table-cell>
          <table:table-cell office:value-type="float" office:value="0.401709" calcext:value-type="float">
            <text:p>0.401709</text:p>
          </table:table-cell>
          <table:table-cell office:value-type="float" office:value="0.871115" calcext:value-type="float">
            <text:p>0.871115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27116" calcext:value-type="float">
            <text:p>0.127116</text:p>
          </table:table-cell>
          <table:table-cell office:value-type="float" office:value="0.371505" calcext:value-type="float">
            <text:p>0.371505</text:p>
          </table:table-cell>
          <table:table-cell office:value-type="float" office:value="0.800762" calcext:value-type="float">
            <text:p>0.800762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071" calcext:value-type="float">
            <text:p>0.12071</text:p>
          </table:table-cell>
          <table:table-cell office:value-type="float" office:value="0.340052" calcext:value-type="float">
            <text:p>0.340052</text:p>
          </table:table-cell>
          <table:table-cell office:value-type="float" office:value="0.48279" calcext:value-type="float">
            <text:p>0.48279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0.338073" calcext:value-type="float">
            <text:p>0.338073</text:p>
          </table:table-cell>
          <table:table-cell office:value-type="float" office:value="0.512681" calcext:value-type="float">
            <text:p>0.512681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13316" calcext:value-type="float">
            <text:p>0.113316</text:p>
          </table:table-cell>
          <table:table-cell office:value-type="float" office:value="0.320784" calcext:value-type="float">
            <text:p>0.320784</text:p>
          </table:table-cell>
          <table:table-cell office:value-type="float" office:value="0.361819" calcext:value-type="float">
            <text:p>0.361819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11962" calcext:value-type="float">
            <text:p>0.111962</text:p>
          </table:table-cell>
          <table:table-cell office:value-type="float" office:value="0.302401" calcext:value-type="float">
            <text:p>0.302401</text:p>
          </table:table-cell>
          <table:table-cell office:value-type="float" office:value="0.217414" calcext:value-type="float">
            <text:p>0.21741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06025" calcext:value-type="float">
            <text:p>0.106025</text:p>
          </table:table-cell>
          <table:table-cell office:value-type="float" office:value="0.299433" calcext:value-type="float">
            <text:p>0.299433</text:p>
          </table:table-cell>
          <table:table-cell office:value-type="float" office:value="0.260897" calcext:value-type="float">
            <text:p>0.260897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02015" calcext:value-type="float">
            <text:p>0.102015</text:p>
          </table:table-cell>
          <table:table-cell office:value-type="float" office:value="0.289278" calcext:value-type="float">
            <text:p>0.289278</text:p>
          </table:table-cell>
          <table:table-cell office:value-type="float" office:value="0.617404" calcext:value-type="float">
            <text:p>0.617404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92034" calcext:value-type="float">
            <text:p>0.0992034</text:p>
          </table:table-cell>
          <table:table-cell office:value-type="float" office:value="0.27402" calcext:value-type="float">
            <text:p>0.27402</text:p>
          </table:table-cell>
          <table:table-cell office:value-type="float" office:value="0.145394" calcext:value-type="float">
            <text:p>0.145394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98283" calcext:value-type="float">
            <text:p>0.0998283</text:p>
          </table:table-cell>
          <table:table-cell office:value-type="float" office:value="0.262199" calcext:value-type="float">
            <text:p>0.262199</text:p>
          </table:table-cell>
          <table:table-cell office:value-type="float" office:value="0.076082" calcext:value-type="float">
            <text:p>0.076082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959227" calcext:value-type="float">
            <text:p>0.0959227</text:p>
          </table:table-cell>
          <table:table-cell office:value-type="float" office:value="0.253711" calcext:value-type="float">
            <text:p>0.253711</text:p>
          </table:table-cell>
          <table:table-cell office:value-type="float" office:value="0.0743635" calcext:value-type="float">
            <text:p>0.0743635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963393" calcext:value-type="float">
            <text:p>0.0963393</text:p>
          </table:table-cell>
          <table:table-cell office:value-type="float" office:value="0.22986" calcext:value-type="float">
            <text:p>0.22986</text:p>
          </table:table-cell>
          <table:table-cell office:value-type="float" office:value="0.0680624" calcext:value-type="float">
            <text:p>0.0680624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57144" calcext:value-type="float">
            <text:p>0.0957144</text:p>
          </table:table-cell>
          <table:table-cell office:value-type="float" office:value="0.217206" calcext:value-type="float">
            <text:p>0.217206</text:p>
          </table:table-cell>
          <table:table-cell office:value-type="float" office:value="0.0667605" calcext:value-type="float">
            <text:p>0.0667605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889966" calcext:value-type="float">
            <text:p>0.0889966</text:p>
          </table:table-cell>
          <table:table-cell office:value-type="float" office:value="0.212415" calcext:value-type="float">
            <text:p>0.212415</text:p>
          </table:table-cell>
          <table:table-cell office:value-type="float" office:value="0.0610322" calcext:value-type="float">
            <text:p>0.0610322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00902" calcext:value-type="float">
            <text:p>0.0900902</text:p>
          </table:table-cell>
          <table:table-cell office:value-type="float" office:value="0.18544" calcext:value-type="float">
            <text:p>0.18544</text:p>
          </table:table-cell>
          <table:table-cell office:value-type="float" office:value="0.127376" calcext:value-type="float">
            <text:p>0.127376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888404" calcext:value-type="float">
            <text:p>0.0888404</text:p>
          </table:table-cell>
          <table:table-cell office:value-type="float" office:value="0.182003" calcext:value-type="float">
            <text:p>0.182003</text:p>
          </table:table-cell>
          <table:table-cell office:value-type="float" office:value="0.120554" calcext:value-type="float">
            <text:p>0.120554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57159" calcext:value-type="float">
            <text:p>0.0857159</text:p>
          </table:table-cell>
          <table:table-cell office:value-type="float" office:value="0.170807" calcext:value-type="float">
            <text:p>0.170807</text:p>
          </table:table-cell>
          <table:table-cell office:value-type="float" office:value="0.1217" calcext:value-type="float">
            <text:p>0.1217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814457" calcext:value-type="float">
            <text:p>0.0814457</text:p>
          </table:table-cell>
          <table:table-cell office:value-type="float" office:value="0.162683" calcext:value-type="float">
            <text:p>0.162683</text:p>
          </table:table-cell>
          <table:table-cell office:value-type="float" office:value="0.123418" calcext:value-type="float">
            <text:p>0.123418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82331" calcext:value-type="float">
            <text:p>0.082331</text:p>
          </table:table-cell>
          <table:table-cell office:value-type="float" office:value="0.152737" calcext:value-type="float">
            <text:p>0.152737</text:p>
          </table:table-cell>
          <table:table-cell office:value-type="float" office:value="0.117846" calcext:value-type="float">
            <text:p>0.117846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823831" calcext:value-type="float">
            <text:p>0.0823831</text:p>
          </table:table-cell>
          <table:table-cell office:value-type="float" office:value="0.145446" calcext:value-type="float">
            <text:p>0.145446</text:p>
          </table:table-cell>
          <table:table-cell office:value-type="float" office:value="0.643703" calcext:value-type="float">
            <text:p>0.643703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803001" calcext:value-type="float">
            <text:p>0.0803001</text:p>
          </table:table-cell>
          <table:table-cell office:value-type="float" office:value="0.141332" calcext:value-type="float">
            <text:p>0.141332</text:p>
          </table:table-cell>
          <table:table-cell office:value-type="float" office:value="0.193772" calcext:value-type="float">
            <text:p>0.193772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801959" calcext:value-type="float">
            <text:p>0.0801959</text:p>
          </table:table-cell>
          <table:table-cell office:value-type="float" office:value="0.135916" calcext:value-type="float">
            <text:p>0.135916</text:p>
          </table:table-cell>
          <table:table-cell office:value-type="float" office:value="0.0522836" calcext:value-type="float">
            <text:p>0.0522836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749363" calcext:value-type="float">
            <text:p>0.0749363</text:p>
          </table:table-cell>
          <table:table-cell office:value-type="float" office:value="0.126491" calcext:value-type="float">
            <text:p>0.126491</text:p>
          </table:table-cell>
          <table:table-cell office:value-type="float" office:value="0.0632715" calcext:value-type="float">
            <text:p>0.0632715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732699" calcext:value-type="float">
            <text:p>0.0732699</text:p>
          </table:table-cell>
          <table:table-cell office:value-type="float" office:value="0.122898" calcext:value-type="float">
            <text:p>0.122898</text:p>
          </table:table-cell>
          <table:table-cell office:value-type="float" office:value="0.0637401" calcext:value-type="float">
            <text:p>0.0637401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705099" calcext:value-type="float">
            <text:p>0.0705099</text:p>
          </table:table-cell>
          <table:table-cell office:value-type="float" office:value="0.117846" calcext:value-type="float">
            <text:p>0.117846</text:p>
          </table:table-cell>
          <table:table-cell office:value-type="float" office:value="0.0543666" calcext:value-type="float">
            <text:p>0.0543666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681145" calcext:value-type="float">
            <text:p>0.0681145</text:p>
          </table:table-cell>
          <table:table-cell office:value-type="float" office:value="0.11342" calcext:value-type="float">
            <text:p>0.11342</text:p>
          </table:table-cell>
          <table:table-cell office:value-type="float" office:value="0.0654586" calcext:value-type="float">
            <text:p>0.0654586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683228" calcext:value-type="float">
            <text:p>0.0683228</text:p>
          </table:table-cell>
          <table:table-cell office:value-type="float" office:value="0.109046" calcext:value-type="float">
            <text:p>0.109046</text:p>
          </table:table-cell>
          <table:table-cell office:value-type="float" office:value="0.0577515" calcext:value-type="float">
            <text:p>0.0577515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68479" calcext:value-type="float">
            <text:p>0.068479</text:p>
          </table:table-cell>
          <table:table-cell office:value-type="float" office:value="0.101338" calcext:value-type="float">
            <text:p>0.101338</text:p>
          </table:table-cell>
          <table:table-cell office:value-type="float" office:value="0.115034" calcext:value-type="float">
            <text:p>0.115034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654065" calcext:value-type="float">
            <text:p>0.0654065</text:p>
          </table:table-cell>
          <table:table-cell office:value-type="float" office:value="0.101338" calcext:value-type="float">
            <text:p>0.101338</text:p>
          </table:table-cell>
          <table:table-cell office:value-type="float" office:value="0.115763" calcext:value-type="float">
            <text:p>0.115763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67125" calcext:value-type="float">
            <text:p>0.067125</text:p>
          </table:table-cell>
          <table:table-cell office:value-type="float" office:value="0.100505" calcext:value-type="float">
            <text:p>0.100505</text:p>
          </table:table-cell>
          <table:table-cell office:value-type="float" office:value="0.116961" calcext:value-type="float">
            <text:p>0.116961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635839" calcext:value-type="float">
            <text:p>0.0635839</text:p>
          </table:table-cell>
          <table:table-cell office:value-type="float" office:value="0.0993076" calcext:value-type="float">
            <text:p>0.0993076</text:p>
          </table:table-cell>
          <table:table-cell office:value-type="float" office:value="0.120867" calcext:value-type="float">
            <text:p>0.120867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621779" calcext:value-type="float">
            <text:p>0.0621779</text:p>
          </table:table-cell>
          <table:table-cell office:value-type="float" office:value="0.102432" calcext:value-type="float">
            <text:p>0.102432</text:p>
          </table:table-cell>
          <table:table-cell office:value-type="float" office:value="0.576421" calcext:value-type="float">
            <text:p>0.57642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642609" calcext:value-type="float">
            <text:p>0.0642609</text:p>
          </table:table-cell>
          <table:table-cell office:value-type="float" office:value="0.0944125" calcext:value-type="float">
            <text:p>0.0944125</text:p>
          </table:table-cell>
          <table:table-cell office:value-type="float" office:value="0.256106" calcext:value-type="float">
            <text:p>0.256106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599907" calcext:value-type="float">
            <text:p>0.0599907</text:p>
          </table:table-cell>
          <table:table-cell office:value-type="float" office:value="0.0995679" calcext:value-type="float">
            <text:p>0.0995679</text:p>
          </table:table-cell>
          <table:table-cell office:value-type="float" office:value="0.123418" calcext:value-type="float">
            <text:p>0.123418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611364" calcext:value-type="float">
            <text:p>0.0611364</text:p>
          </table:table-cell>
          <table:table-cell office:value-type="float" office:value="0.0981098" calcext:value-type="float">
            <text:p>0.0981098</text:p>
          </table:table-cell>
          <table:table-cell office:value-type="float" office:value="0.0587409" calcext:value-type="float">
            <text:p>0.0587409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568141" calcext:value-type="float">
            <text:p>0.0568141</text:p>
          </table:table-cell>
          <table:table-cell office:value-type="float" office:value="0.0962351" calcext:value-type="float">
            <text:p>0.0962351</text:p>
          </table:table-cell>
          <table:table-cell office:value-type="float" office:value="0.0554602" calcext:value-type="float">
            <text:p>0.0554602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552519" calcext:value-type="float">
            <text:p>0.0552519</text:p>
          </table:table-cell>
          <table:table-cell office:value-type="float" office:value="0.0927981" calcext:value-type="float">
            <text:p>0.0927981</text:p>
          </table:table-cell>
          <table:table-cell office:value-type="float" office:value="0.0529085" calcext:value-type="float">
            <text:p>0.0529085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550956" calcext:value-type="float">
            <text:p>0.0550956</text:p>
          </table:table-cell>
          <table:table-cell office:value-type="float" office:value="0.101755" calcext:value-type="float">
            <text:p>0.101755</text:p>
          </table:table-cell>
          <table:table-cell office:value-type="float" office:value="0.0501485" calcext:value-type="float">
            <text:p>0.0501485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543666" calcext:value-type="float">
            <text:p>0.0543666</text:p>
          </table:table-cell>
          <table:table-cell office:value-type="float" office:value="0.096183" calcext:value-type="float">
            <text:p>0.096183</text:p>
          </table:table-cell>
          <table:table-cell office:value-type="float" office:value="0.04567" calcext:value-type="float">
            <text:p>0.04567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548353" calcext:value-type="float">
            <text:p>0.0548353</text:p>
          </table:table-cell>
          <table:table-cell office:value-type="float" office:value="0.092694" calcext:value-type="float">
            <text:p>0.092694</text:p>
          </table:table-cell>
          <table:table-cell office:value-type="float" office:value="0.0461387" calcext:value-type="float">
            <text:p>0.046138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522836" calcext:value-type="float">
            <text:p>0.0522836</text:p>
          </table:table-cell>
          <table:table-cell office:value-type="float" office:value="0.0981619" calcext:value-type="float">
            <text:p>0.0981619</text:p>
          </table:table-cell>
          <table:table-cell office:value-type="float" office:value="0.105557" calcext:value-type="float">
            <text:p>0.105557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512421" calcext:value-type="float">
            <text:p>0.0512421</text:p>
          </table:table-cell>
          <table:table-cell office:value-type="float" office:value="0.09686" calcext:value-type="float">
            <text:p>0.09686</text:p>
          </table:table-cell>
          <table:table-cell office:value-type="float" office:value="0.104775" calcext:value-type="float">
            <text:p>0.104775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494194" calcext:value-type="float">
            <text:p>0.0494194</text:p>
          </table:table-cell>
          <table:table-cell office:value-type="float" office:value="0.097537" calcext:value-type="float">
            <text:p>0.097537</text:p>
          </table:table-cell>
          <table:table-cell office:value-type="float" office:value="0.0379629" calcext:value-type="float">
            <text:p>0.0379629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498881" calcext:value-type="float">
            <text:p>0.0498881</text:p>
          </table:table-cell>
          <table:table-cell office:value-type="float" office:value="0.101391" calcext:value-type="float">
            <text:p>0.101391</text:p>
          </table:table-cell>
          <table:table-cell office:value-type="float" office:value="0.625684" calcext:value-type="float">
            <text:p>0.625684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498881" calcext:value-type="float">
            <text:p>0.0498881</text:p>
          </table:table-cell>
          <table:table-cell office:value-type="float" office:value="0.0934751" calcext:value-type="float">
            <text:p>0.0934751</text:p>
          </table:table-cell>
          <table:table-cell office:value-type="float" office:value="0.233558" calcext:value-type="float">
            <text:p>0.233558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488987" calcext:value-type="float">
            <text:p>0.0488987</text:p>
          </table:table-cell>
          <table:table-cell office:value-type="float" office:value="0.0923815" calcext:value-type="float">
            <text:p>0.0923815</text:p>
          </table:table-cell>
          <table:table-cell office:value-type="float" office:value="0.101286" calcext:value-type="float">
            <text:p>0.101286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82217" calcext:value-type="float">
            <text:p>0.0482217</text:p>
          </table:table-cell>
          <table:table-cell office:value-type="float" office:value="0.0925378" calcext:value-type="float">
            <text:p>0.0925378</text:p>
          </table:table-cell>
          <table:table-cell office:value-type="float" office:value="0.101443" calcext:value-type="float">
            <text:p>0.101443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64511" calcext:value-type="float">
            <text:p>0.0464511</text:p>
          </table:table-cell>
          <table:table-cell office:value-type="float" office:value="0.0970683" calcext:value-type="float">
            <text:p>0.0970683</text:p>
          </table:table-cell>
          <table:table-cell office:value-type="float" office:value="0.0357757" calcext:value-type="float">
            <text:p>0.0357757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507734" calcext:value-type="float">
            <text:p>0.0507734</text:p>
          </table:table-cell>
          <table:table-cell office:value-type="float" office:value="0.094777" calcext:value-type="float">
            <text:p>0.094777</text:p>
          </table:table-cell>
          <table:table-cell office:value-type="float" office:value="0.034578" calcext:value-type="float">
            <text:p>0.034578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46347" calcext:value-type="float">
            <text:p>0.046347</text:p>
          </table:table-cell>
          <table:table-cell office:value-type="float" office:value="0.0944125" calcext:value-type="float">
            <text:p>0.0944125</text:p>
          </table:table-cell>
          <table:table-cell office:value-type="float" office:value="0.0364527" calcext:value-type="float">
            <text:p>0.0364527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4843" calcext:value-type="float">
            <text:p>0.04843</text:p>
          </table:table-cell>
          <table:table-cell office:value-type="float" office:value="0.0882155" calcext:value-type="float">
            <text:p>0.0882155</text:p>
          </table:table-cell>
          <table:table-cell office:value-type="float" office:value="0.0343176" calcext:value-type="float">
            <text:p>0.0343176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460866" calcext:value-type="float">
            <text:p>0.0460866</text:p>
          </table:table-cell>
          <table:table-cell office:value-type="float" office:value="0.0893612" calcext:value-type="float">
            <text:p>0.0893612</text:p>
          </table:table-cell>
          <table:table-cell office:value-type="float" office:value="0.0371297" calcext:value-type="float">
            <text:p>0.0371297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446285" calcext:value-type="float">
            <text:p>0.0446285</text:p>
          </table:table-cell>
          <table:table-cell office:value-type="float" office:value="0.0867574" calcext:value-type="float">
            <text:p>0.0867574</text:p>
          </table:table-cell>
          <table:table-cell office:value-type="float" office:value="0.0426497" calcext:value-type="float">
            <text:p>0.0426497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450451" calcext:value-type="float">
            <text:p>0.0450451</text:p>
          </table:table-cell>
          <table:table-cell office:value-type="float" office:value="0.0883197" calcext:value-type="float">
            <text:p>0.0883197</text:p>
          </table:table-cell>
          <table:table-cell office:value-type="float" office:value="0.0422331" calcext:value-type="float">
            <text:p>0.0422331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435349" calcext:value-type="float">
            <text:p>0.0435349</text:p>
          </table:table-cell>
          <table:table-cell office:value-type="float" office:value="0.0910797" calcext:value-type="float">
            <text:p>0.0910797</text:p>
          </table:table-cell>
          <table:table-cell office:value-type="float" office:value="0.108889" calcext:value-type="float">
            <text:p>0.108889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424414" calcext:value-type="float">
            <text:p>0.0424414</text:p>
          </table:table-cell>
          <table:table-cell office:value-type="float" office:value="0.0882676" calcext:value-type="float">
            <text:p>0.0882676</text:p>
          </table:table-cell>
          <table:table-cell office:value-type="float" office:value="0.635318" calcext:value-type="float">
            <text:p>0.635318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409312" calcext:value-type="float">
            <text:p>0.0409312</text:p>
          </table:table-cell>
          <table:table-cell office:value-type="float" office:value="0.0867574" calcext:value-type="float">
            <text:p>0.0867574</text:p>
          </table:table-cell>
          <table:table-cell office:value-type="float" office:value="0.117326" calcext:value-type="float">
            <text:p>0.117326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405146" calcext:value-type="float">
            <text:p>0.0405146</text:p>
          </table:table-cell>
          <table:table-cell office:value-type="float" office:value="0.0869136" calcext:value-type="float">
            <text:p>0.0869136</text:p>
          </table:table-cell>
          <table:table-cell office:value-type="float" office:value="0.252253" calcext:value-type="float">
            <text:p>0.252253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394731" calcext:value-type="float">
            <text:p>0.0394731</text:p>
          </table:table-cell>
          <table:table-cell office:value-type="float" office:value="0.0912359" calcext:value-type="float">
            <text:p>0.0912359</text:p>
          </table:table-cell>
          <table:table-cell office:value-type="float" office:value="0.184451" calcext:value-type="float">
            <text:p>0.184451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405666" calcext:value-type="float">
            <text:p>0.0405666</text:p>
          </table:table-cell>
          <table:table-cell office:value-type="float" office:value="0.0901423" calcext:value-type="float">
            <text:p>0.0901423</text:p>
          </table:table-cell>
          <table:table-cell office:value-type="float" office:value="0.0544707" calcext:value-type="float">
            <text:p>0.0544707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384316" calcext:value-type="float">
            <text:p>0.0384316</text:p>
          </table:table-cell>
          <table:table-cell office:value-type="float" office:value="0.0893612" calcext:value-type="float">
            <text:p>0.0893612</text:p>
          </table:table-cell>
          <table:table-cell office:value-type="float" office:value="0.0547311" calcext:value-type="float">
            <text:p>0.0547311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384316" calcext:value-type="float">
            <text:p>0.0384316</text:p>
          </table:table-cell>
          <table:table-cell office:value-type="float" office:value="0.0874344" calcext:value-type="float">
            <text:p>0.0874344</text:p>
          </table:table-cell>
          <table:table-cell office:value-type="float" office:value="0.0582202" calcext:value-type="float">
            <text:p>0.0582202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417123" calcext:value-type="float">
            <text:p>0.0417123</text:p>
          </table:table-cell>
          <table:table-cell office:value-type="float" office:value="0.0889966" calcext:value-type="float">
            <text:p>0.0889966</text:p>
          </table:table-cell>
          <table:table-cell office:value-type="float" office:value="0.0534813" calcext:value-type="float">
            <text:p>0.0534813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10874" calcext:value-type="float">
            <text:p>0.0410874</text:p>
          </table:table-cell>
          <table:table-cell office:value-type="float" office:value="0.089205" calcext:value-type="float">
            <text:p>0.089205</text:p>
          </table:table-cell>
          <table:table-cell office:value-type="float" office:value="0.0523877" calcext:value-type="float">
            <text:p>0.0523877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97334" calcext:value-type="float">
            <text:p>0.0397334</text:p>
          </table:table-cell>
          <table:table-cell office:value-type="float" office:value="0.0916004" calcext:value-type="float">
            <text:p>0.0916004</text:p>
          </table:table-cell>
          <table:table-cell office:value-type="float" office:value="0.0521274" calcext:value-type="float">
            <text:p>0.0521274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391606" calcext:value-type="float">
            <text:p>0.0391606</text:p>
          </table:table-cell>
          <table:table-cell office:value-type="float" office:value="0.0887883" calcext:value-type="float">
            <text:p>0.0887883</text:p>
          </table:table-cell>
          <table:table-cell office:value-type="float" office:value="0.0462428" calcext:value-type="float">
            <text:p>0.0462428</text:p>
          </table:table-cell>
          <table:table-cell table:number-columns-repeated="5"/>
        </table:table-row>
        <table:table-row table:style-name="ro1">
          <table:table-cell office:value-type="float" office:value="583387" calcext:value-type="float">
            <text:p>583387</text:p>
          </table:table-cell>
          <table:table-cell office:value-type="float" office:value="37.2578" calcext:value-type="float">
            <text:p>37.2578</text:p>
          </table:table-cell>
          <table:table-cell office:value-type="float" office:value="27.2969" calcext:value-type="float">
            <text:p>27.2969</text:p>
          </table:table-cell>
          <table:table-cell office:value-type="float" office:value="54.9443" calcext:value-type="float">
            <text:p>54.9443</text:p>
          </table:table-cell>
          <table:table-cell table:number-columns-repeated="5"/>
        </table:table-row>
      </table:table>
      <table:table table:name="BFS" table:style-name="ta1">
        <table:shapes>
          <draw:frame draw:z-index="0" draw:style-name="gr1" draw:text-style-name="P1" svg:width="696.25pt" svg:height="494.93pt" svg:x="346.2pt" svg:y="554.68pt">
            <loext:p draw:notify-on-update-of-ranges="BFS.A3:BFS.A32 BFS.B2:BFS.B2 BFS.B3:BFS.B32 BFS.C2:BFS.C2 BFS.C3:BFS.C32 BFS.D2:BFS.D2 BFS.D3:BFS.D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8pt" svg:height="254.95pt" svg:x="321pt" svg:y="213.31pt">
            <loext:p draw:notify-on-update-of-ranges="BFS.F3:BFS.F12 BFS.G2:BFS.G2 BFS.G3:BFS.G12 BFS.H2:BFS.H2 BFS.H3:BFS.H12 BFS.I2:BFS.I2 BFS.I3:BFS.I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96.25pt" svg:height="494.93pt" svg:x="822.3pt" svg:y="29.82pt">
            <loext:p draw:notify-on-update-of-ranges="BFS.A3:BFS.A32 BFS.B2:BFS.B2 BFS.B3:BFS.B32 BFS.C2:BFS.C2 BFS.C3:BFS.C32 BFS.D2:BFS.D2 BFS.D3:BFS.D3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IL</text:p>
          </table:table-cell>
          <table:table-cell office:value-type="float" office:value="232419" calcext:value-type="float">
            <text:p>232419</text:p>
          </table:table-cell>
          <table:table-cell office:value-type="float" office:value="3161" calcext:value-type="float">
            <text:p>3161</text:p>
          </table:table-cell>
          <table:table-cell office:value-type="float" office:value="3117" calcext:value-type="float">
            <text:p>31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BRS</text:p>
          </table:table-cell>
          <table:table-cell office:value-type="string" calcext:value-type="string">
            <text:p>Fuzzy Toke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09546" calcext:value-type="float">
            <text:p>0.109546</text:p>
          </table:table-cell>
          <table:table-cell office:value-type="float" office:value="0.306729" calcext:value-type="float">
            <text:p>0.3067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3]+[.B4]" office:value-type="float" office:value="25.2207" calcext:value-type="float">
            <text:p>25.2207</text:p>
          </table:table-cell>
          <table:table-cell table:formula="of:=[.C3]+[.C4]" office:value-type="float" office:value="25.010946" calcext:value-type="float">
            <text:p>25.010946</text:p>
          </table:table-cell>
          <table:table-cell table:formula="of:=[.D3]+[.D4]" office:value-type="float" office:value="1.887319" calcext:value-type="float">
            <text:p>1.8873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2207" calcext:value-type="float">
            <text:p>25.2207</text:p>
          </table:table-cell>
          <table:table-cell office:value-type="float" office:value="24.9014" calcext:value-type="float">
            <text:p>24.9014</text:p>
          </table:table-cell>
          <table:table-cell office:value-type="float" office:value="1.58059" calcext:value-type="float">
            <text:p>1.5805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5]+[.B6]" office:value-type="float" office:value="5.8122" calcext:value-type="float">
            <text:p>5.8122</text:p>
          </table:table-cell>
          <table:table-cell table:formula="of:=[.C5]+[.C6]" office:value-type="float" office:value="2.98905" calcext:value-type="float">
            <text:p>2.98905</text:p>
          </table:table-cell>
          <table:table-cell table:formula="of:=[.D5]+[.D6]" office:value-type="float" office:value="3.56808" calcext:value-type="float">
            <text:p>3.568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9264" calcext:value-type="float">
            <text:p>3.29264</text:p>
          </table:table-cell>
          <table:table-cell office:value-type="float" office:value="1.47731" calcext:value-type="float">
            <text:p>1.47731</text:p>
          </table:table-cell>
          <table:table-cell office:value-type="float" office:value="1.74648" calcext:value-type="float">
            <text:p>1.7464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7]+[.B8]" office:value-type="float" office:value="3.28326" calcext:value-type="float">
            <text:p>3.28326</text:p>
          </table:table-cell>
          <table:table-cell table:formula="of:=[.C7]+[.C8]" office:value-type="float" office:value="2.63536" calcext:value-type="float">
            <text:p>2.63536</text:p>
          </table:table-cell>
          <table:table-cell table:formula="of:=[.D7]+[.D8]" office:value-type="float" office:value="3.58373" calcext:value-type="float">
            <text:p>3.58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1956" calcext:value-type="float">
            <text:p>2.51956</text:p>
          </table:table-cell>
          <table:table-cell office:value-type="float" office:value="1.51174" calcext:value-type="float">
            <text:p>1.51174</text:p>
          </table:table-cell>
          <table:table-cell office:value-type="float" office:value="1.8216" calcext:value-type="float">
            <text:p>1.82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9]+[.B10]" office:value-type="float" office:value="2.19092" calcext:value-type="float">
            <text:p>2.19092</text:p>
          </table:table-cell>
          <table:table-cell table:formula="of:=[.C9]+[.C10]" office:value-type="float" office:value="2.37246" calcext:value-type="float">
            <text:p>2.37246</text:p>
          </table:table-cell>
          <table:table-cell table:formula="of:=[.D9]+[.D10]" office:value-type="float" office:value="3.7903" calcext:value-type="float">
            <text:p>3.79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84664" calcext:value-type="float">
            <text:p>1.84664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.74961" calcext:value-type="float">
            <text:p>1.7496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1]+[.B12]" office:value-type="float" office:value="1.71205" calcext:value-type="float">
            <text:p>1.71205</text:p>
          </table:table-cell>
          <table:table-cell table:formula="of:=[.C11]+[.C12]" office:value-type="float" office:value="2.06259" calcext:value-type="float">
            <text:p>2.06259</text:p>
          </table:table-cell>
          <table:table-cell table:formula="of:=[.D11]+[.D12]" office:value-type="float" office:value="4.11581" calcext:value-type="float">
            <text:p>4.115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3662" calcext:value-type="float">
            <text:p>1.43662</text:p>
          </table:table-cell>
          <table:table-cell office:value-type="float" office:value="1.30203" calcext:value-type="float">
            <text:p>1.30203</text:p>
          </table:table-cell>
          <table:table-cell office:value-type="float" office:value="1.83412" calcext:value-type="float">
            <text:p>1.8341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13]+[.B14]" office:value-type="float" office:value="1.16119" calcext:value-type="float">
            <text:p>1.16119</text:p>
          </table:table-cell>
          <table:table-cell table:formula="of:=[.C13]+[.C14]" office:value-type="float" office:value="1.924882" calcext:value-type="float">
            <text:p>1.924882</text:p>
          </table:table-cell>
          <table:table-cell table:formula="of:=[.D13]+[.D14]" office:value-type="float" office:value="4.12833" calcext:value-type="float">
            <text:p>4.128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6432" calcext:value-type="float">
            <text:p>1.16432</text:p>
          </table:table-cell>
          <table:table-cell office:value-type="float" office:value="1.2144" calcext:value-type="float">
            <text:p>1.2144</text:p>
          </table:table-cell>
          <table:table-cell office:value-type="float" office:value="1.74648" calcext:value-type="float">
            <text:p>1.7464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5]+[.B16]" office:value-type="float" office:value="0.932707" calcext:value-type="float">
            <text:p>0.932707</text:p>
          </table:table-cell>
          <table:table-cell table:formula="of:=[.C15]+[.C16]" office:value-type="float" office:value="1.668232" calcext:value-type="float">
            <text:p>1.668232</text:p>
          </table:table-cell>
          <table:table-cell table:formula="of:=[.D15]+[.D16]" office:value-type="float" office:value="4.25352" calcext:value-type="float">
            <text:p>4.253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266" calcext:value-type="float">
            <text:p>1.0266</text:p>
          </table:table-cell>
          <table:table-cell office:value-type="float" office:value="1.15806" calcext:value-type="float">
            <text:p>1.15806</text:p>
          </table:table-cell>
          <table:table-cell office:value-type="float" office:value="2.04382" calcext:value-type="float">
            <text:p>2.0438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17]+[.B18]" office:value-type="float" office:value="0.813771" calcext:value-type="float">
            <text:p>0.813771</text:p>
          </table:table-cell>
          <table:table-cell table:formula="of:=[.C17]+[.C18]" office:value-type="float" office:value="1.752738" calcext:value-type="float">
            <text:p>1.752738</text:p>
          </table:table-cell>
          <table:table-cell table:formula="of:=[.D17]+[.D18]" office:value-type="float" office:value="3.41784" calcext:value-type="float">
            <text:p>3.417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42097" calcext:value-type="float">
            <text:p>0.942097</text:p>
          </table:table-cell>
          <table:table-cell office:value-type="float" office:value="1.05477" calcext:value-type="float">
            <text:p>1.05477</text:p>
          </table:table-cell>
          <table:table-cell office:value-type="float" office:value="1.98748" calcext:value-type="float">
            <text:p>1.9874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9]+[.B20]" office:value-type="float" office:value="0.713615" calcext:value-type="float">
            <text:p>0.713615</text:p>
          </table:table-cell>
          <table:table-cell table:formula="of:=[.C19]+[.C20]" office:value-type="float" office:value="1.480438" calcext:value-type="float">
            <text:p>1.480438</text:p>
          </table:table-cell>
          <table:table-cell table:formula="of:=[.D19]+[.D20]" office:value-type="float" office:value="3.33333" calcext:value-type="float">
            <text:p>3.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69953" calcext:value-type="float">
            <text:p>0.769953</text:p>
          </table:table-cell>
          <table:table-cell office:value-type="float" office:value="1.00782" calcext:value-type="float">
            <text:p>1.00782</text:p>
          </table:table-cell>
          <table:table-cell office:value-type="float" office:value="2.12833" calcext:value-type="float">
            <text:p>2.1283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1]+[.B22]" office:value-type="float" office:value="0.56025" calcext:value-type="float">
            <text:p>0.56025</text:p>
          </table:table-cell>
          <table:table-cell table:formula="of:=[.C21]+[.C22]" office:value-type="float" office:value="1.446009" calcext:value-type="float">
            <text:p>1.446009</text:p>
          </table:table-cell>
          <table:table-cell table:formula="of:=[.D21]+[.D22]" office:value-type="float" office:value="3.02661" calcext:value-type="float">
            <text:p>3.026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7121" calcext:value-type="float">
            <text:p>0.557121</text:p>
          </table:table-cell>
          <table:table-cell office:value-type="float" office:value="0.929577" calcext:value-type="float">
            <text:p>0.929577</text:p>
          </table:table-cell>
          <table:table-cell office:value-type="float" office:value="2.02504" calcext:value-type="float">
            <text:p>2.0250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04069" calcext:value-type="float">
            <text:p>0.604069</text:p>
          </table:table-cell>
          <table:table-cell office:value-type="float" office:value="0.995305" calcext:value-type="float">
            <text:p>0.995305</text:p>
          </table:table-cell>
          <table:table-cell office:value-type="float" office:value="2.10329" calcext:value-type="float">
            <text:p>2.1032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50704" calcext:value-type="float">
            <text:p>0.450704</text:p>
          </table:table-cell>
          <table:table-cell office:value-type="float" office:value="0.835681" calcext:value-type="float">
            <text:p>0.835681</text:p>
          </table:table-cell>
          <table:table-cell office:value-type="float" office:value="2.10642" calcext:value-type="float">
            <text:p>2.1064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82003" calcext:value-type="float">
            <text:p>0.482003</text:p>
          </table:table-cell>
          <table:table-cell office:value-type="float" office:value="0.832551" calcext:value-type="float">
            <text:p>0.832551</text:p>
          </table:table-cell>
          <table:table-cell office:value-type="float" office:value="2.1471" calcext:value-type="float">
            <text:p>2.147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22535" calcext:value-type="float">
            <text:p>0.422535</text:p>
          </table:table-cell>
          <table:table-cell office:value-type="float" office:value="0.901408" calcext:value-type="float">
            <text:p>0.901408</text:p>
          </table:table-cell>
          <table:table-cell office:value-type="float" office:value="1.76213" calcext:value-type="float">
            <text:p>1.762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1236" calcext:value-type="float">
            <text:p>0.391236</text:p>
          </table:table-cell>
          <table:table-cell office:value-type="float" office:value="0.85133" calcext:value-type="float">
            <text:p>0.85133</text:p>
          </table:table-cell>
          <table:table-cell office:value-type="float" office:value="1.65571" calcext:value-type="float">
            <text:p>1.6557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10016" calcext:value-type="float">
            <text:p>0.410016</text:p>
          </table:table-cell>
          <table:table-cell office:value-type="float" office:value="0.773083" calcext:value-type="float">
            <text:p>0.773083</text:p>
          </table:table-cell>
          <table:table-cell office:value-type="float" office:value="1.6338" calcext:value-type="float">
            <text:p>1.633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03599" calcext:value-type="float">
            <text:p>0.303599</text:p>
          </table:table-cell>
          <table:table-cell office:value-type="float" office:value="0.707355" calcext:value-type="float">
            <text:p>0.707355</text:p>
          </table:table-cell>
          <table:table-cell office:value-type="float" office:value="1.69953" calcext:value-type="float">
            <text:p>1.6995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7543" calcext:value-type="float">
            <text:p>0.27543</text:p>
          </table:table-cell>
          <table:table-cell office:value-type="float" office:value="0.713615" calcext:value-type="float">
            <text:p>0.713615</text:p>
          </table:table-cell>
          <table:table-cell office:value-type="float" office:value="1.55869" calcext:value-type="float">
            <text:p>1.5586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8482" calcext:value-type="float">
            <text:p>0.28482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1.46792" calcext:value-type="float">
            <text:p>1.4679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44131" calcext:value-type="float">
            <text:p>0.244131</text:p>
          </table:table-cell>
          <table:table-cell office:value-type="float" office:value="0.604069" calcext:value-type="float">
            <text:p>0.604069</text:p>
          </table:table-cell>
          <table:table-cell office:value-type="float" office:value="1.67449" calcext:value-type="float">
            <text:p>1.6744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78404" calcext:value-type="float">
            <text:p>0.178404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1.65571" calcext:value-type="float">
            <text:p>1.6557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87793" calcext:value-type="float">
            <text:p>0.187793</text:p>
          </table:table-cell>
          <table:table-cell office:value-type="float" office:value="0.738654" calcext:value-type="float">
            <text:p>0.738654</text:p>
          </table:table-cell>
          <table:table-cell office:value-type="float" office:value="1.5493" calcext:value-type="float">
            <text:p>1.5493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12833" calcext:value-type="float">
            <text:p>0.212833</text:p>
          </table:table-cell>
          <table:table-cell office:value-type="float" office:value="0.660407" calcext:value-type="float">
            <text:p>0.660407</text:p>
          </table:table-cell>
          <table:table-cell office:value-type="float" office:value="1.67449" calcext:value-type="float">
            <text:p>1.67449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90923" calcext:value-type="float">
            <text:p>0.190923</text:p>
          </table:table-cell>
          <table:table-cell office:value-type="float" office:value="0.651017" calcext:value-type="float">
            <text:p>0.651017</text:p>
          </table:table-cell>
          <table:table-cell office:value-type="float" office:value="1.50861" calcext:value-type="float">
            <text:p>1.5086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31612" calcext:value-type="float">
            <text:p>0.231612</text:p>
          </table:table-cell>
          <table:table-cell office:value-type="float" office:value="0.635368" calcext:value-type="float">
            <text:p>0.635368</text:p>
          </table:table-cell>
          <table:table-cell office:value-type="float" office:value="1.41784" calcext:value-type="float">
            <text:p>1.4178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81534" calcext:value-type="float">
            <text:p>0.181534</text:p>
          </table:table-cell>
          <table:table-cell office:value-type="float" office:value="0.5759" calcext:value-type="float">
            <text:p>0.5759</text:p>
          </table:table-cell>
          <table:table-cell office:value-type="float" office:value="1.28013" calcext:value-type="float">
            <text:p>1.28013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72144" calcext:value-type="float">
            <text:p>0.172144</text:p>
          </table:table-cell>
          <table:table-cell office:value-type="float" office:value="0.607199" calcext:value-type="float">
            <text:p>0.607199</text:p>
          </table:table-cell>
          <table:table-cell office:value-type="float" office:value="1.19249" calcext:value-type="float">
            <text:p>1.19249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69014" calcext:value-type="float">
            <text:p>0.169014</text:p>
          </table:table-cell>
          <table:table-cell office:value-type="float" office:value="0.629108" calcext:value-type="float">
            <text:p>0.629108</text:p>
          </table:table-cell>
          <table:table-cell office:value-type="float" office:value="1.07668" calcext:value-type="float">
            <text:p>1.07668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2066" calcext:value-type="float">
            <text:p>0.122066</text:p>
          </table:table-cell>
          <table:table-cell office:value-type="float" office:value="0.57903" calcext:value-type="float">
            <text:p>0.57903</text:p>
          </table:table-cell>
          <table:table-cell office:value-type="float" office:value="1.07355" calcext:value-type="float">
            <text:p>1.0735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37715" calcext:value-type="float">
            <text:p>0.137715</text:p>
          </table:table-cell>
          <table:table-cell office:value-type="float" office:value="0.638498" calcext:value-type="float">
            <text:p>0.638498</text:p>
          </table:table-cell>
          <table:table-cell office:value-type="float" office:value="0.929577" calcext:value-type="float">
            <text:p>0.929577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5806" calcext:value-type="float">
            <text:p>0.115806</text:p>
          </table:table-cell>
          <table:table-cell office:value-type="float" office:value="0.57903" calcext:value-type="float">
            <text:p>0.57903</text:p>
          </table:table-cell>
          <table:table-cell office:value-type="float" office:value="0.898279" calcext:value-type="float">
            <text:p>0.898279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34585" calcext:value-type="float">
            <text:p>0.134585</text:p>
          </table:table-cell>
          <table:table-cell office:value-type="float" office:value="0.594679" calcext:value-type="float">
            <text:p>0.594679</text:p>
          </table:table-cell>
          <table:table-cell office:value-type="float" office:value="0.820031" calcext:value-type="float">
            <text:p>0.82003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47105" calcext:value-type="float">
            <text:p>0.147105</text:p>
          </table:table-cell>
          <table:table-cell office:value-type="float" office:value="0.610329" calcext:value-type="float">
            <text:p>0.610329</text:p>
          </table:table-cell>
          <table:table-cell office:value-type="float" office:value="0.926448" calcext:value-type="float">
            <text:p>0.926448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876369" calcext:value-type="float">
            <text:p>0.0876369</text:p>
          </table:table-cell>
          <table:table-cell office:value-type="float" office:value="0.541471" calcext:value-type="float">
            <text:p>0.541471</text:p>
          </table:table-cell>
          <table:table-cell office:value-type="float" office:value="0.970266" calcext:value-type="float">
            <text:p>0.97026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59624" calcext:value-type="float">
            <text:p>0.159624</text:p>
          </table:table-cell>
          <table:table-cell office:value-type="float" office:value="0.647887" calcext:value-type="float">
            <text:p>0.647887</text:p>
          </table:table-cell>
          <table:table-cell office:value-type="float" office:value="0.913928" calcext:value-type="float">
            <text:p>0.91392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43975" calcext:value-type="float">
            <text:p>0.143975</text:p>
          </table:table-cell>
          <table:table-cell office:value-type="float" office:value="0.532081" calcext:value-type="float">
            <text:p>0.532081</text:p>
          </table:table-cell>
          <table:table-cell office:value-type="float" office:value="0.773083" calcext:value-type="float">
            <text:p>0.773083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03286" calcext:value-type="float">
            <text:p>0.103286</text:p>
          </table:table-cell>
          <table:table-cell office:value-type="float" office:value="0.494523" calcext:value-type="float">
            <text:p>0.494523</text:p>
          </table:table-cell>
          <table:table-cell office:value-type="float" office:value="0.954617" calcext:value-type="float">
            <text:p>0.954617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5196" calcext:value-type="float">
            <text:p>0.125196</text:p>
          </table:table-cell>
          <table:table-cell office:value-type="float" office:value="0.591549" calcext:value-type="float">
            <text:p>0.591549</text:p>
          </table:table-cell>
          <table:table-cell office:value-type="float" office:value="0.895149" calcext:value-type="float">
            <text:p>0.89514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00156" calcext:value-type="float">
            <text:p>0.100156</text:p>
          </table:table-cell>
          <table:table-cell office:value-type="float" office:value="0.58216" calcext:value-type="float">
            <text:p>0.58216</text:p>
          </table:table-cell>
          <table:table-cell office:value-type="float" office:value="0.86698" calcext:value-type="float">
            <text:p>0.86698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06416" calcext:value-type="float">
            <text:p>0.106416</text:p>
          </table:table-cell>
          <table:table-cell office:value-type="float" office:value="0.503912" calcext:value-type="float">
            <text:p>0.503912</text:p>
          </table:table-cell>
          <table:table-cell office:value-type="float" office:value="0.794992" calcext:value-type="float">
            <text:p>0.79499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06416" calcext:value-type="float">
            <text:p>0.106416</text:p>
          </table:table-cell>
          <table:table-cell office:value-type="float" office:value="0.519562" calcext:value-type="float">
            <text:p>0.519562</text:p>
          </table:table-cell>
          <table:table-cell office:value-type="float" office:value="0.838811" calcext:value-type="float">
            <text:p>0.838811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18936" calcext:value-type="float">
            <text:p>0.118936</text:p>
          </table:table-cell>
          <table:table-cell office:value-type="float" office:value="0.613459" calcext:value-type="float">
            <text:p>0.613459</text:p>
          </table:table-cell>
          <table:table-cell office:value-type="float" office:value="0.816901" calcext:value-type="float">
            <text:p>0.816901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09546" calcext:value-type="float">
            <text:p>0.109546</text:p>
          </table:table-cell>
          <table:table-cell office:value-type="float" office:value="0.56025" calcext:value-type="float">
            <text:p>0.56025</text:p>
          </table:table-cell>
          <table:table-cell office:value-type="float" office:value="0.701095" calcext:value-type="float">
            <text:p>0.701095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34585" calcext:value-type="float">
            <text:p>0.134585</text:p>
          </table:table-cell>
          <table:table-cell office:value-type="float" office:value="0.619718" calcext:value-type="float">
            <text:p>0.619718</text:p>
          </table:table-cell>
          <table:table-cell office:value-type="float" office:value="0.832551" calcext:value-type="float">
            <text:p>0.832551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0.513302" calcext:value-type="float">
            <text:p>0.513302</text:p>
          </table:table-cell>
          <table:table-cell office:value-type="float" office:value="0.688576" calcext:value-type="float">
            <text:p>0.688576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03286" calcext:value-type="float">
            <text:p>0.103286</text:p>
          </table:table-cell>
          <table:table-cell office:value-type="float" office:value="0.550861" calcext:value-type="float">
            <text:p>0.550861</text:p>
          </table:table-cell>
          <table:table-cell office:value-type="float" office:value="0.813772" calcext:value-type="float">
            <text:p>0.813772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6416" calcext:value-type="float">
            <text:p>0.106416</text:p>
          </table:table-cell>
          <table:table-cell office:value-type="float" office:value="0.553991" calcext:value-type="float">
            <text:p>0.553991</text:p>
          </table:table-cell>
          <table:table-cell office:value-type="float" office:value="0.672926" calcext:value-type="float">
            <text:p>0.672926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31455" calcext:value-type="float">
            <text:p>0.131455</text:p>
          </table:table-cell>
          <table:table-cell office:value-type="float" office:value="0.57277" calcext:value-type="float">
            <text:p>0.57277</text:p>
          </table:table-cell>
          <table:table-cell office:value-type="float" office:value="0.748044" calcext:value-type="float">
            <text:p>0.748044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907668" calcext:value-type="float">
            <text:p>0.090766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679186" calcext:value-type="float">
            <text:p>0.67918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25196" calcext:value-type="float">
            <text:p>0.125196</text:p>
          </table:table-cell>
          <table:table-cell office:value-type="float" office:value="0.507042" calcext:value-type="float">
            <text:p>0.507042</text:p>
          </table:table-cell>
          <table:table-cell office:value-type="float" office:value="0.804382" calcext:value-type="float">
            <text:p>0.804382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970266" calcext:value-type="float">
            <text:p>0.0970266</text:p>
          </table:table-cell>
          <table:table-cell office:value-type="float" office:value="0.541471" calcext:value-type="float">
            <text:p>0.541471</text:p>
          </table:table-cell>
          <table:table-cell office:value-type="float" office:value="0.776213" calcext:value-type="float">
            <text:p>0.776213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970266" calcext:value-type="float">
            <text:p>0.0970266</text:p>
          </table:table-cell>
          <table:table-cell office:value-type="float" office:value="0.629108" calcext:value-type="float">
            <text:p>0.629108</text:p>
          </table:table-cell>
          <table:table-cell office:value-type="float" office:value="0.701095" calcext:value-type="float">
            <text:p>0.70109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782473" calcext:value-type="float">
            <text:p>0.0782473</text:p>
          </table:table-cell>
          <table:table-cell office:value-type="float" office:value="0.541471" calcext:value-type="float">
            <text:p>0.541471</text:p>
          </table:table-cell>
          <table:table-cell office:value-type="float" office:value="0.713615" calcext:value-type="float">
            <text:p>0.713615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719875" calcext:value-type="float">
            <text:p>0.0719875</text:p>
          </table:table-cell>
          <table:table-cell office:value-type="float" office:value="0.528951" calcext:value-type="float">
            <text:p>0.528951</text:p>
          </table:table-cell>
          <table:table-cell office:value-type="float" office:value="0.769953" calcext:value-type="float">
            <text:p>0.769953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57277" calcext:value-type="float">
            <text:p>0.0657277</text:p>
          </table:table-cell>
          <table:table-cell office:value-type="float" office:value="0.497653" calcext:value-type="float">
            <text:p>0.497653</text:p>
          </table:table-cell>
          <table:table-cell office:value-type="float" office:value="0.647887" calcext:value-type="float">
            <text:p>0.647887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625978" calcext:value-type="float">
            <text:p>0.0625978</text:p>
          </table:table-cell>
          <table:table-cell office:value-type="float" office:value="0.57903" calcext:value-type="float">
            <text:p>0.57903</text:p>
          </table:table-cell>
          <table:table-cell office:value-type="float" office:value="0.713615" calcext:value-type="float">
            <text:p>0.713615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09546" calcext:value-type="float">
            <text:p>0.109546</text:p>
          </table:table-cell>
          <table:table-cell office:value-type="float" office:value="0.541471" calcext:value-type="float">
            <text:p>0.541471</text:p>
          </table:table-cell>
          <table:table-cell office:value-type="float" office:value="0.776213" calcext:value-type="float">
            <text:p>0.776213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406886" calcext:value-type="float">
            <text:p>0.0406886</text:p>
          </table:table-cell>
          <table:table-cell office:value-type="float" office:value="0.56651" calcext:value-type="float">
            <text:p>0.56651</text:p>
          </table:table-cell>
          <table:table-cell office:value-type="float" office:value="0.625978" calcext:value-type="float">
            <text:p>0.62597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94679" calcext:value-type="float">
            <text:p>0.0594679</text:p>
          </table:table-cell>
          <table:table-cell office:value-type="float" office:value="0.56025" calcext:value-type="float">
            <text:p>0.56025</text:p>
          </table:table-cell>
          <table:table-cell office:value-type="float" office:value="0.776213" calcext:value-type="float">
            <text:p>0.776213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719875" calcext:value-type="float">
            <text:p>0.0719875</text:p>
          </table:table-cell>
          <table:table-cell office:value-type="float" office:value="0.519562" calcext:value-type="float">
            <text:p>0.519562</text:p>
          </table:table-cell>
          <table:table-cell office:value-type="float" office:value="0.632238" calcext:value-type="float">
            <text:p>0.632238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657277" calcext:value-type="float">
            <text:p>0.0657277</text:p>
          </table:table-cell>
          <table:table-cell office:value-type="float" office:value="0.472613" calcext:value-type="float">
            <text:p>0.472613</text:p>
          </table:table-cell>
          <table:table-cell office:value-type="float" office:value="0.707355" calcext:value-type="float">
            <text:p>0.707355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657277" calcext:value-type="float">
            <text:p>0.0657277</text:p>
          </table:table-cell>
          <table:table-cell office:value-type="float" office:value="0.491393" calcext:value-type="float">
            <text:p>0.491393</text:p>
          </table:table-cell>
          <table:table-cell office:value-type="float" office:value="0.663537" calcext:value-type="float">
            <text:p>0.663537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657277" calcext:value-type="float">
            <text:p>0.0657277</text:p>
          </table:table-cell>
          <table:table-cell office:value-type="float" office:value="0.56338" calcext:value-type="float">
            <text:p>0.56338</text:p>
          </table:table-cell>
          <table:table-cell office:value-type="float" office:value="0.535211" calcext:value-type="float">
            <text:p>0.535211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719875" calcext:value-type="float">
            <text:p>0.0719875</text:p>
          </table:table-cell>
          <table:table-cell office:value-type="float" office:value="0.475743" calcext:value-type="float">
            <text:p>0.475743</text:p>
          </table:table-cell>
          <table:table-cell office:value-type="float" office:value="0.56964" calcext:value-type="float">
            <text:p>0.56964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907668" calcext:value-type="float">
            <text:p>0.0907668</text:p>
          </table:table-cell>
          <table:table-cell office:value-type="float" office:value="0.438185" calcext:value-type="float">
            <text:p>0.438185</text:p>
          </table:table-cell>
          <table:table-cell office:value-type="float" office:value="0.557121" calcext:value-type="float">
            <text:p>0.557121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688576" calcext:value-type="float">
            <text:p>0.0688576</text:p>
          </table:table-cell>
          <table:table-cell office:value-type="float" office:value="0.453834" calcext:value-type="float">
            <text:p>0.453834</text:p>
          </table:table-cell>
          <table:table-cell office:value-type="float" office:value="0.478873" calcext:value-type="float">
            <text:p>0.478873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438185" calcext:value-type="float">
            <text:p>0.0438185</text:p>
          </table:table-cell>
          <table:table-cell office:value-type="float" office:value="0.403756" calcext:value-type="float">
            <text:p>0.403756</text:p>
          </table:table-cell>
          <table:table-cell office:value-type="float" office:value="0.56964" calcext:value-type="float">
            <text:p>0.56964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625978" calcext:value-type="float">
            <text:p>0.0625978</text:p>
          </table:table-cell>
          <table:table-cell office:value-type="float" office:value="0.388106" calcext:value-type="float">
            <text:p>0.388106</text:p>
          </table:table-cell>
          <table:table-cell office:value-type="float" office:value="0.503912" calcext:value-type="float">
            <text:p>0.503912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500782" calcext:value-type="float">
            <text:p>0.0500782</text:p>
          </table:table-cell>
          <table:table-cell office:value-type="float" office:value="0.435055" calcext:value-type="float">
            <text:p>0.435055</text:p>
          </table:table-cell>
          <table:table-cell office:value-type="float" office:value="0.469484" calcext:value-type="float">
            <text:p>0.469484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594679" calcext:value-type="float">
            <text:p>0.0594679</text:p>
          </table:table-cell>
          <table:table-cell office:value-type="float" office:value="0.428795" calcext:value-type="float">
            <text:p>0.428795</text:p>
          </table:table-cell>
          <table:table-cell office:value-type="float" office:value="0.384977" calcext:value-type="float">
            <text:p>0.384977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625978" calcext:value-type="float">
            <text:p>0.0625978</text:p>
          </table:table-cell>
          <table:table-cell office:value-type="float" office:value="0.403756" calcext:value-type="float">
            <text:p>0.403756</text:p>
          </table:table-cell>
          <table:table-cell office:value-type="float" office:value="0.384977" calcext:value-type="float">
            <text:p>0.384977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751174" calcext:value-type="float">
            <text:p>0.0751174</text:p>
          </table:table-cell>
          <table:table-cell office:value-type="float" office:value="0.416275" calcext:value-type="float">
            <text:p>0.416275</text:p>
          </table:table-cell>
          <table:table-cell office:value-type="float" office:value="0.391236" calcext:value-type="float">
            <text:p>0.391236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500782" calcext:value-type="float">
            <text:p>0.0500782</text:p>
          </table:table-cell>
          <table:table-cell office:value-type="float" office:value="0.384977" calcext:value-type="float">
            <text:p>0.384977</text:p>
          </table:table-cell>
          <table:table-cell office:value-type="float" office:value="0.363067" calcext:value-type="float">
            <text:p>0.363067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56338" calcext:value-type="float">
            <text:p>0.056338</text:p>
          </table:table-cell>
          <table:table-cell office:value-type="float" office:value="0.369327" calcext:value-type="float">
            <text:p>0.369327</text:p>
          </table:table-cell>
          <table:table-cell office:value-type="float" office:value="0.309859" calcext:value-type="float">
            <text:p>0.309859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500782" calcext:value-type="float">
            <text:p>0.0500782</text:p>
          </table:table-cell>
          <table:table-cell office:value-type="float" office:value="0.359937" calcext:value-type="float">
            <text:p>0.359937</text:p>
          </table:table-cell>
          <table:table-cell office:value-type="float" office:value="0.2723" calcext:value-type="float">
            <text:p>0.2723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719875" calcext:value-type="float">
            <text:p>0.0719875</text:p>
          </table:table-cell>
          <table:table-cell office:value-type="float" office:value="0.366197" calcext:value-type="float">
            <text:p>0.366197</text:p>
          </table:table-cell>
          <table:table-cell office:value-type="float" office:value="0.256651" calcext:value-type="float">
            <text:p>0.256651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625978" calcext:value-type="float">
            <text:p>0.0625978</text:p>
          </table:table-cell>
          <table:table-cell office:value-type="float" office:value="0.334898" calcext:value-type="float">
            <text:p>0.334898</text:p>
          </table:table-cell>
          <table:table-cell office:value-type="float" office:value="0.234742" calcext:value-type="float">
            <text:p>0.234742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907668" calcext:value-type="float">
            <text:p>0.0907668</text:p>
          </table:table-cell>
          <table:table-cell office:value-type="float" office:value="0.325509" calcext:value-type="float">
            <text:p>0.325509</text:p>
          </table:table-cell>
          <table:table-cell office:value-type="float" office:value="0.212833" calcext:value-type="float">
            <text:p>0.21283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375587" calcext:value-type="float">
            <text:p>0.0375587</text:p>
          </table:table-cell>
          <table:table-cell office:value-type="float" office:value="0.29108" calcext:value-type="float">
            <text:p>0.29108</text:p>
          </table:table-cell>
          <table:table-cell office:value-type="float" office:value="0.228482" calcext:value-type="float">
            <text:p>0.228482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0.366197" calcext:value-type="float">
            <text:p>0.366197</text:p>
          </table:table-cell>
          <table:table-cell office:value-type="float" office:value="0.225352" calcext:value-type="float">
            <text:p>0.225352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438185" calcext:value-type="float">
            <text:p>0.0438185</text:p>
          </table:table-cell>
          <table:table-cell office:value-type="float" office:value="0.319249" calcext:value-type="float">
            <text:p>0.319249</text:p>
          </table:table-cell>
          <table:table-cell office:value-type="float" office:value="0.28169" calcext:value-type="float">
            <text:p>0.28169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56338" calcext:value-type="float">
            <text:p>0.056338</text:p>
          </table:table-cell>
          <table:table-cell office:value-type="float" office:value="0.28482" calcext:value-type="float">
            <text:p>0.28482</text:p>
          </table:table-cell>
          <table:table-cell office:value-type="float" office:value="0.256651" calcext:value-type="float">
            <text:p>0.256651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532081" calcext:value-type="float">
            <text:p>0.0532081</text:p>
          </table:table-cell>
          <table:table-cell office:value-type="float" office:value="0.28482" calcext:value-type="float">
            <text:p>0.28482</text:p>
          </table:table-cell>
          <table:table-cell office:value-type="float" office:value="0.209703" calcext:value-type="float">
            <text:p>0.209703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657277" calcext:value-type="float">
            <text:p>0.0657277</text:p>
          </table:table-cell>
          <table:table-cell office:value-type="float" office:value="0.28482" calcext:value-type="float">
            <text:p>0.28482</text:p>
          </table:table-cell>
          <table:table-cell office:value-type="float" office:value="0.241002" calcext:value-type="float">
            <text:p>0.241002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375587" calcext:value-type="float">
            <text:p>0.0375587</text:p>
          </table:table-cell>
          <table:table-cell office:value-type="float" office:value="0.359937" calcext:value-type="float">
            <text:p>0.359937</text:p>
          </table:table-cell>
          <table:table-cell office:value-type="float" office:value="0.266041" calcext:value-type="float">
            <text:p>0.266041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312989" calcext:value-type="float">
            <text:p>0.0312989</text:p>
          </table:table-cell>
          <table:table-cell office:value-type="float" office:value="0.256651" calcext:value-type="float">
            <text:p>0.256651</text:p>
          </table:table-cell>
          <table:table-cell office:value-type="float" office:value="0.140845" calcext:value-type="float">
            <text:p>0.140845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375587" calcext:value-type="float">
            <text:p>0.0375587</text:p>
          </table:table-cell>
          <table:table-cell office:value-type="float" office:value="0.303599" calcext:value-type="float">
            <text:p>0.303599</text:p>
          </table:table-cell>
          <table:table-cell office:value-type="float" office:value="0.237872" calcext:value-type="float">
            <text:p>0.237872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532081" calcext:value-type="float">
            <text:p>0.0532081</text:p>
          </table:table-cell>
          <table:table-cell office:value-type="float" office:value="0.334898" calcext:value-type="float">
            <text:p>0.334898</text:p>
          </table:table-cell>
          <table:table-cell office:value-type="float" office:value="0.231612" calcext:value-type="float">
            <text:p>0.231612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782473" calcext:value-type="float">
            <text:p>0.0782473</text:p>
          </table:table-cell>
          <table:table-cell office:value-type="float" office:value="0.328638" calcext:value-type="float">
            <text:p>0.328638</text:p>
          </table:table-cell>
          <table:table-cell office:value-type="float" office:value="0.194053" calcext:value-type="float">
            <text:p>0.194053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625978" calcext:value-type="float">
            <text:p>0.0625978</text:p>
          </table:table-cell>
          <table:table-cell office:value-type="float" office:value="0.29108" calcext:value-type="float">
            <text:p>0.29108</text:p>
          </table:table-cell>
          <table:table-cell office:value-type="float" office:value="0.147105" calcext:value-type="float">
            <text:p>0.147105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253521" calcext:value-type="float">
            <text:p>0.253521</text:p>
          </table:table-cell>
          <table:table-cell office:value-type="float" office:value="0.175274" calcext:value-type="float">
            <text:p>0.175274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594679" calcext:value-type="float">
            <text:p>0.059467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15962" calcext:value-type="float">
            <text:p>0.215962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907668" calcext:value-type="float">
            <text:p>0.0907668</text:p>
          </table:table-cell>
          <table:table-cell office:value-type="float" office:value="0.256651" calcext:value-type="float">
            <text:p>0.256651</text:p>
          </table:table-cell>
          <table:table-cell office:value-type="float" office:value="0.147105" calcext:value-type="float">
            <text:p>0.147105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438185" calcext:value-type="float">
            <text:p>0.0438185</text:p>
          </table:table-cell>
          <table:table-cell office:value-type="float" office:value="0.366197" calcext:value-type="float">
            <text:p>0.366197</text:p>
          </table:table-cell>
          <table:table-cell office:value-type="float" office:value="0.169014" calcext:value-type="float">
            <text:p>0.169014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6338" calcext:value-type="float">
            <text:p>0.056338</text:p>
          </table:table-cell>
          <table:table-cell office:value-type="float" office:value="0.28169" calcext:value-type="float">
            <text:p>0.28169</text:p>
          </table:table-cell>
          <table:table-cell office:value-type="float" office:value="0.153365" calcext:value-type="float">
            <text:p>0.153365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375587" calcext:value-type="float">
            <text:p>0.0375587</text:p>
          </table:table-cell>
          <table:table-cell office:value-type="float" office:value="0.231612" calcext:value-type="float">
            <text:p>0.231612</text:p>
          </table:table-cell>
          <table:table-cell office:value-type="float" office:value="0.153365" calcext:value-type="float">
            <text:p>0.153365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75587" calcext:value-type="float">
            <text:p>0.0375587</text:p>
          </table:table-cell>
          <table:table-cell office:value-type="float" office:value="0.306729" calcext:value-type="float">
            <text:p>0.306729</text:p>
          </table:table-cell>
          <table:table-cell office:value-type="float" office:value="0.231612" calcext:value-type="float">
            <text:p>0.231612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375587" calcext:value-type="float">
            <text:p>0.0375587</text:p>
          </table:table-cell>
          <table:table-cell office:value-type="float" office:value="0.241002" calcext:value-type="float">
            <text:p>0.241002</text:p>
          </table:table-cell>
          <table:table-cell office:value-type="float" office:value="0.228482" calcext:value-type="float">
            <text:p>0.22848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.3067" calcext:value-type="float">
            <text:p>50.3067</text:p>
          </table:table-cell>
          <table:table-cell office:value-type="float" office:value="19.4585" calcext:value-type="float">
            <text:p>19.4585</text:p>
          </table:table-cell>
          <table:table-cell office:value-type="float" office:value="14.3192" calcext:value-type="float">
            <text:p>14.3192</text:p>
          </table:table-cell>
          <table:table-cell table:number-columns-repeated="5"/>
        </table:table-row>
      </table:table>
      <table:table table:name="lambda1 poisson" table:style-name="ta1">
        <table:shapes>
          <draw:frame draw:z-index="0" draw:style-name="gr1" draw:text-style-name="P1" svg:width="696.22pt" svg:height="494.93pt" svg:x="355.89pt" svg:y="56.55pt">
            <loext:p draw:notify-on-update-of-ranges="'lambda1 poisson'.A2:'lambda1 poisson'.A36 'lambda1 poisson'.B1:'lambda1 poisson'.B1 'lambda1 poisson'.B2:'lambda1 poisson'.B36 'lambda1 poisson'.C1:'lambda1 poisson'.C1 'lambda1 poisson'.C2:'lambda1 poisson'.C36 'lambda1 poisson'.D1:'lambda1 poisson'.D1 'lambda1 poisson'.D2:'lambda1 poisson'.D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RS (tail 62: 0%)</text:p>
          </table:table-cell>
          <table:table-cell office:value-type="string" calcext:value-type="string">
            <text:p>Fuzzy (tail 97: 0%)</text:p>
          </table:table-cell>
          <table:table-cell office:value-type="string" calcext:value-type="string">
            <text:p>Token (tail 202: 0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.52" calcext:value-type="float">
            <text:p>92.52</text:p>
          </table:table-cell>
          <table:table-cell office:value-type="float" office:value="86.56" calcext:value-type="float">
            <text:p>86.56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2" calcext:value-type="float">
            <text:p>3.12</text:p>
          </table:table-cell>
          <table:table-cell office:value-type="float" office:value="2.13" calcext:value-type="float">
            <text:p>2.13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5" calcext:value-type="float">
            <text:p>1.75</text:p>
          </table:table-cell>
          <table:table-cell office:value-type="float" office:value="2.09" calcext:value-type="float">
            <text:p>2.09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5" calcext:value-type="float">
            <text:p>1.05</text:p>
          </table:table-cell>
          <table:table-cell office:value-type="float" office:value="1.73" calcext:value-type="float">
            <text:p>1.7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1.72" calcext:value-type="float">
            <text:p>1.72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" calcext:value-type="float">
            <text:p>0.36</text:p>
          </table:table-cell>
          <table:table-cell office:value-type="float" office:value="1.44" calcext:value-type="float">
            <text:p>1.44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1" calcext:value-type="float">
            <text:p>0.21</text:p>
          </table:table-cell>
          <table:table-cell office:value-type="float" office:value="1.47" calcext:value-type="float">
            <text:p>1.47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" calcext:value-type="float">
            <text:p>0.09</text:p>
          </table:table-cell>
          <table:table-cell office:value-type="float" office:value="0.93" calcext:value-type="float">
            <text:p>0.93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0.91" calcext:value-type="float">
            <text:p>0.91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6" calcext:value-type="float">
            <text:p>0.06</text:p>
          </table:table-cell>
          <table:table-cell office:value-type="float" office:value="0.33" calcext:value-type="float">
            <text:p>0.33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lambda2 poisson" table:style-name="ta1">
        <table:shapes>
          <draw:frame draw:z-index="0" draw:style-name="gr1" draw:text-style-name="P1" svg:width="696.22pt" svg:height="494.93pt" svg:x="360.74pt" svg:y="30.93pt">
            <loext:p draw:notify-on-update-of-ranges="'lambda2 poisson'.A2:'lambda2 poisson'.A36 'lambda2 poisson'.B1:'lambda2 poisson'.B1 'lambda2 poisson'.B2:'lambda2 poisson'.B36 'lambda2 poisson'.C1:'lambda2 poisson'.C1 'lambda2 poisson'.C2:'lambda2 poisson'.C36 'lambda2 poisson'.D1:'lambda2 poisson'.D1 'lambda2 poisson'.D2:'lambda2 poisson'.D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RS (tail 3427: 1.29%)</text:p>
          </table:table-cell>
          <table:table-cell office:value-type="string" calcext:value-type="string">
            <text:p>Fuzzy (tail 335: 0%)</text:p>
          </table:table-cell>
          <table:table-cell office:value-type="string" calcext:value-type="string">
            <text:p>Token (tail 350: 0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.66" calcext:value-type="float">
            <text:p>59.66</text:p>
          </table:table-cell>
          <table:table-cell office:value-type="float" office:value="33.15" calcext:value-type="float">
            <text:p>33.15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41" calcext:value-type="float">
            <text:p>8.41</text:p>
          </table:table-cell>
          <table:table-cell office:value-type="float" office:value="6.11" calcext:value-type="float">
            <text:p>6.11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42" calcext:value-type="float">
            <text:p>6.42</text:p>
          </table:table-cell>
          <table:table-cell office:value-type="float" office:value="5.78" calcext:value-type="float">
            <text:p>5.7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5.03" calcext:value-type="float">
            <text:p>5.03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7" calcext:value-type="float">
            <text:p>3.07</text:p>
          </table:table-cell>
          <table:table-cell office:value-type="float" office:value="4.99" calcext:value-type="float">
            <text:p>4.99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06" calcext:value-type="float">
            <text:p>2.06</text:p>
          </table:table-cell>
          <table:table-cell office:value-type="float" office:value="3.94" calcext:value-type="float">
            <text:p>3.94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4.04" calcext:value-type="float">
            <text:p>4.04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7" calcext:value-type="float">
            <text:p>1.57</text:p>
          </table:table-cell>
          <table:table-cell office:value-type="float" office:value="3.47" calcext:value-type="float">
            <text:p>3.4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1" calcext:value-type="float">
            <text:p>1.11</text:p>
          </table:table-cell>
          <table:table-cell office:value-type="float" office:value="3.62" calcext:value-type="float">
            <text:p>3.62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6" calcext:value-type="float">
            <text:p>0.86</text:p>
          </table:table-cell>
          <table:table-cell office:value-type="float" office:value="3.23" calcext:value-type="float">
            <text:p>3.23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5" calcext:value-type="float">
            <text:p>0.85</text:p>
          </table:table-cell>
          <table:table-cell office:value-type="float" office:value="2.79" calcext:value-type="float">
            <text:p>2.79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.6</text:p>
          </table:table-cell>
          <table:table-cell office:value-type="float" office:value="2.49" calcext:value-type="float">
            <text:p>2.49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2" calcext:value-type="float">
            <text:p>0.52</text:p>
          </table:table-cell>
          <table:table-cell office:value-type="float" office:value="2.53" calcext:value-type="float">
            <text:p>2.53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6" calcext:value-type="float">
            <text:p>0.56</text:p>
          </table:table-cell>
          <table:table-cell office:value-type="float" office:value="2.4" calcext:value-type="float">
            <text:p>2.4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2.34" calcext:value-type="float">
            <text:p>2.34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" calcext:value-type="float">
            <text:p>0.38</text:p>
          </table:table-cell>
          <table:table-cell office:value-type="float" office:value="2.03" calcext:value-type="float">
            <text:p>2.03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3" calcext:value-type="float">
            <text:p>0.33</text:p>
          </table:table-cell>
          <table:table-cell office:value-type="float" office:value="1.95" calcext:value-type="float">
            <text:p>1.95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9" calcext:value-type="float">
            <text:p>0.29</text:p>
          </table:table-cell>
          <table:table-cell office:value-type="float" office:value="1.65" calcext:value-type="float">
            <text:p>1.6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1.38" calcext:value-type="float">
            <text:p>1.38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" calcext:value-type="float">
            <text:p>0.3</text:p>
          </table:table-cell>
          <table:table-cell office:value-type="float" office:value="1.07" calcext:value-type="float">
            <text:p>1.07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7" calcext:value-type="float">
            <text:p>0.27</text:p>
          </table:table-cell>
          <table:table-cell office:value-type="float" office:value="1.02" calcext:value-type="float">
            <text:p>1.02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lambda3 (0.0021) poisson" table:style-name="ta1">
        <table:shapes>
          <draw:frame draw:z-index="0" draw:style-name="gr1" draw:text-style-name="P1" svg:width="696.22pt" svg:height="494.93pt" svg:x="360.74pt" svg:y="30.93pt">
            <loext:p draw:notify-on-update-of-ranges="'lambda3 (0.0021) poisson'.A2:'lambda3 (0.0021) poisson'.A36 'lambda3 (0.0021) poisson'.B1:'lambda3 (0.0021) poisson'.B1 'lambda3 (0.0021) poisson'.B2:'lambda3 (0.0021) poisson'.B36 'lambda3 (0.0021) poisson'.C1:'lambda3 (0.0021) poisson'.C1 'lambda3 (0.0021) poisson'.C2:'lambda3 (0.0021) poisson'.C36 'lambda3 (0.0021) poisson'.D1:'lambda3 (0.0021) poisson'.D1 'lambda3 (0.0021) poisson'.D2:'lambda3 (0.0021) poisson'.D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RS (tail 109774: 28.92%)</text:p>
          </table:table-cell>
          <table:table-cell office:value-type="string" calcext:value-type="string">
            <text:p>Fuzzy (tail 397: 0%)</text:p>
          </table:table-cell>
          <table:table-cell office:value-type="string" calcext:value-type="string">
            <text:p>Token (tail 447: 0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66" calcext:value-type="float">
            <text:p>24.66</text:p>
          </table:table-cell>
          <table:table-cell office:value-type="float" office:value="12.24" calcext:value-type="float">
            <text:p>12.24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04" calcext:value-type="float">
            <text:p>8.04</text:p>
          </table:table-cell>
          <table:table-cell office:value-type="float" office:value="4.87" calcext:value-type="float">
            <text:p>4.87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67" calcext:value-type="float">
            <text:p>5.67</text:p>
          </table:table-cell>
          <table:table-cell office:value-type="float" office:value="4.64" calcext:value-type="float">
            <text:p>4.64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3.94" calcext:value-type="float">
            <text:p>3.9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94" calcext:value-type="float">
            <text:p>2.94</text:p>
          </table:table-cell>
          <table:table-cell office:value-type="float" office:value="3.54" calcext:value-type="float">
            <text:p>3.54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47" calcext:value-type="float">
            <text:p>2.47</text:p>
          </table:table-cell>
          <table:table-cell office:value-type="float" office:value="3.47" calcext:value-type="float">
            <text:p>3.47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office:value-type="float" office:value="3.66" calcext:value-type="float">
            <text:p>3.66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3" calcext:value-type="float">
            <text:p>1.63</text:p>
          </table:table-cell>
          <table:table-cell office:value-type="float" office:value="3.21" calcext:value-type="float">
            <text:p>3.21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.41</text:p>
          </table:table-cell>
          <table:table-cell office:value-type="float" office:value="3.08" calcext:value-type="float">
            <text:p>3.08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2" calcext:value-type="float">
            <text:p>0.92</text:p>
          </table:table-cell>
          <table:table-cell office:value-type="float" office:value="3.24" calcext:value-type="float">
            <text:p>3.24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8" calcext:value-type="float">
            <text:p>0.98</text:p>
          </table:table-cell>
          <table:table-cell office:value-type="float" office:value="3.08" calcext:value-type="float">
            <text:p>3.08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5" calcext:value-type="float">
            <text:p>1.05</text:p>
          </table:table-cell>
          <table:table-cell office:value-type="float" office:value="3.4" calcext:value-type="float">
            <text:p>3.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office:value-type="float" office:value="3.21" calcext:value-type="float">
            <text:p>3.21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3.05" calcext:value-type="float">
            <text:p>3.05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3" calcext:value-type="float">
            <text:p>0.53</text:p>
          </table:table-cell>
          <table:table-cell office:value-type="float" office:value="3.13" calcext:value-type="float">
            <text:p>3.1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8" calcext:value-type="float">
            <text:p>0.58</text:p>
          </table:table-cell>
          <table:table-cell office:value-type="float" office:value="3.28" calcext:value-type="float">
            <text:p>3.28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3" calcext:value-type="float">
            <text:p>0.53</text:p>
          </table:table-cell>
          <table:table-cell office:value-type="float" office:value="3.09" calcext:value-type="float">
            <text:p>3.09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2.61" calcext:value-type="float">
            <text:p>2.61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" calcext:value-type="float">
            <text:p>0.36</text:p>
          </table:table-cell>
          <table:table-cell office:value-type="float" office:value="2.73" calcext:value-type="float">
            <text:p>2.73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" calcext:value-type="float">
            <text:p>0.38</text:p>
          </table:table-cell>
          <table:table-cell office:value-type="float" office:value="2.49" calcext:value-type="float">
            <text:p>2.49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2" calcext:value-type="float">
            <text:p>0.42</text:p>
          </table:table-cell>
          <table:table-cell office:value-type="float" office:value="2.57" calcext:value-type="float">
            <text:p>2.57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9" calcext:value-type="float">
            <text:p>0.39</text:p>
          </table:table-cell>
          <table:table-cell office:value-type="float" office:value="2.51" calcext:value-type="float">
            <text:p>2.51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1" calcext:value-type="float">
            <text:p>0.21</text:p>
          </table:table-cell>
          <table:table-cell office:value-type="float" office:value="2.14" calcext:value-type="float">
            <text:p>2.14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" calcext:value-type="float">
            <text:p>0.37</text:p>
          </table:table-cell>
          <table:table-cell office:value-type="float" office:value="1.64" calcext:value-type="float">
            <text:p>1.6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9" calcext:value-type="float">
            <text:p>0.29</text:p>
          </table:table-cell>
          <table:table-cell office:value-type="float" office:value="1.45" calcext:value-type="float">
            <text:p>1.4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2" calcext:value-type="float">
            <text:p>0.32</text:p>
          </table:table-cell>
          <table:table-cell office:value-type="float" office:value="1.34" calcext:value-type="float">
            <text:p>1.34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2" calcext:value-type="float">
            <text:p>0.42</text:p>
          </table:table-cell>
          <table:table-cell office:value-type="float" office:value="1.1" calcext:value-type="float">
            <text:p>1.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6" calcext:value-type="float">
            <text:p>0.26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1" calcext:value-type="float">
            <text:p>0.21</text:p>
          </table:table-cell>
          <table:table-cell office:value-type="float" office:value="0.52" calcext:value-type="float">
            <text:p>0.5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3" calcext:value-type="float">
            <text:p>0.23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6" calcext:value-type="float">
            <text:p>0.16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7" calcext:value-type="float">
            <text:p>0.17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9" calcext:value-type="float">
            <text:p>0.19</text:p>
          </table:table-cell>
          <table:table-cell office:value-type="float" office:value="0.29" calcext:value-type="float">
            <text:p>0.2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1" calcext:value-type="float">
            <text:p>0.1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74" calcext:value-type="float">
            <text:p>109774</text:p>
          </table:table-cell>
          <table:table-cell office:value-type="float" office:value="28.92" calcext:value-type="float">
            <text:p>28.9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0/00/0000</text:date>, <text:time style:data-style-name="N2" text:time-value="16:58:12.519099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33:07.555192180</meta:creation-date>
    <dc:date>2019-08-18T17:07:34.755587957</dc:date>
    <meta:editing-duration>PT5H3M46S</meta:editing-duration>
    <meta:editing-cycles>34</meta:editing-cycles>
    <meta:generator>LibreOffice/5.1.6.2$Linux_X86_64 LibreOffice_project/10m0$Build-2</meta:generator>
    <meta:document-statistic meta:table-count="18" meta:cell-count="11191"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2cm" svg:height="17.461cm" xlink:href=".." xlink:type="simple" chart:class="chart:line" chart:style-name="ch1">
        <chart:title svg:x="8.3cm" svg:y="0.485cm" chart:style-name="ch2">
          <text:p>Latency distribution (lambda1=0.0007)</text:p>
        </chart:title>
        <chart:legend svg:x="5.403cm" svg:y="4.315cm" style:legend-expansion="custom" chartooo:width="4.545cm" chartooo:height="1.675cm" style:legend-expansion-aspect-ratio="2.7134328358209" chart:style-name="ch3"/>
        <chart:plot-area chart:style-name="ch4" table:cell-range-address="'lambda1 poisson'.A2:'lambda1 poisson'.D36 'lambda1 poisson'.B1:'lambda1 poisson'.D1" chart:data-source-has-labels="both" svg:x="1.598cm" svg:y="1.639cm" svg:width="22.473cm" svg:height="14.396cm">
          <chartooo:coordinate-region svg:x="2.272cm" svg:y="1.834cm" svg:width="21.489cm" svg:height="13.296cm"/>
          <chart:axis chart:dimension="x" chart:name="primary-x" chart:style-name="ch5" chartooo:axis-type="auto">
            <chartooo:date-scale/>
            <chart:title svg:x="10.577cm" svg:y="16.384cm" chart:style-name="ch6">
              <text:p>latency values (in cycles)</text:p>
            </chart:title>
            <chart:categories table:cell-range-address="'lambda1 poisson'.A2:'lambda1 poisson'.A36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'lambda1 poisson'.B2:'lambda1 poisson'.B36" chart:label-cell-address="'lambda1 poisson'.B1:'lambda1 poisson'.B1" chart:class="chart:line">
            <chart:data-point chart:repeated="35"/>
          </chart:series>
          <chart:series chart:style-name="ch11" chart:values-cell-range-address="'lambda1 poisson'.C2:'lambda1 poisson'.C36" chart:label-cell-address="'lambda1 poisson'.C1:'lambda1 poisson'.C1" chart:class="chart:line">
            <chart:data-point chart:repeated="35"/>
          </chart:series>
          <chart:series chart:style-name="ch12" chart:values-cell-range-address="'lambda1 poisson'.D2:'lambda1 poisson'.D36" chart:label-cell-address="'lambda1 poisson'.D1:'lambda1 poisson'.D1" chart:class="chart:line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 (tail 62: 0%)</text:p>
                <draw:g>
                  <svg:desc>'lambda1 poisson'.B1:'lambda1 poisson'.B1</svg:desc>
                </draw:g>
              </table:table-cell>
              <table:table-cell office:value-type="string">
                <text:p>Fuzzy (tail 97: 0%)</text:p>
                <draw:g>
                  <svg:desc>'lambda1 poisson'.C1:'lambda1 poisson'.C1</svg:desc>
                </draw:g>
              </table:table-cell>
              <table:table-cell office:value-type="string">
                <text:p>Token (tail 202: 0%)</text:p>
                <draw:g>
                  <svg:desc>'lambda1 poisson'.D1:'lambda1 poisson'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lambda1 poisson'.A2:'lambda1 poisson'.A36</svg:desc>
                </draw:g>
              </table:table-cell>
              <table:table-cell office:value-type="float" office:value="0">
                <text:p>0</text:p>
                <draw:g>
                  <svg:desc>'lambda1 poisson'.B2:'lambda1 poisson'.B36</svg:desc>
                </draw:g>
              </table:table-cell>
              <table:table-cell office:value-type="float" office:value="0.01">
                <text:p>0.01</text:p>
                <draw:g>
                  <svg:desc>'lambda1 poisson'.C2:'lambda1 poisson'.C36</svg:desc>
                </draw:g>
              </table:table-cell>
              <table:table-cell office:value-type="float" office:value="1.2">
                <text:p>1.2</text:p>
                <draw:g>
                  <svg:desc>'lambda1 poisson'.D2:'lambda1 poisson'.D3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.52">
                <text:p>92.52</text:p>
              </table:table-cell>
              <table:table-cell office:value-type="float" office:value="86.56">
                <text:p>86.56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12">
                <text:p>3.12</text:p>
              </table:table-cell>
              <table:table-cell office:value-type="float" office:value="2.13">
                <text:p>2.13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">
                <text:p>1.75</text:p>
              </table:table-cell>
              <table:table-cell office:value-type="float" office:value="2.09">
                <text:p>2.09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05">
                <text:p>1.05</text:p>
              </table:table-cell>
              <table:table-cell office:value-type="float" office:value="1.73">
                <text:p>1.7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3">
                <text:p>0.63</text:p>
              </table:table-cell>
              <table:table-cell office:value-type="float" office:value="1.72">
                <text:p>1.72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6">
                <text:p>0.36</text:p>
              </table:table-cell>
              <table:table-cell office:value-type="float" office:value="1.44">
                <text:p>1.44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1">
                <text:p>0.21</text:p>
              </table:table-cell>
              <table:table-cell office:value-type="float" office:value="1.47">
                <text:p>1.47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9">
                <text:p>0.09</text:p>
              </table:table-cell>
              <table:table-cell office:value-type="float" office:value="0.93">
                <text:p>0.93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2">
                <text:p>0.12</text:p>
              </table:table-cell>
              <table:table-cell office:value-type="float" office:value="0.91">
                <text:p>0.91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6">
                <text:p>0.06</text:p>
              </table:table-cell>
              <table:table-cell office:value-type="float" office:value="0.33">
                <text:p>0.3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6">
                <text:p>0.06</text:p>
              </table:table-cell>
              <table:table-cell office:value-type="float" office:value="0.2">
                <text:p>0.2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Canneal.A3:Canneal.D32 Canneal.B2:Canneal.D2" chart:data-source-has-labels="both" svg:x="1.598cm" svg:y="1.639cm" svg:width="22.474cm" svg:height="14.396cm">
          <chartooo:coordinate-region svg:x="2.484cm" svg:y="1.834cm" svg:width="21.58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Canneal.A3:Canneal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Canneal.B3:Canneal.B32" chart:label-cell-address="Canneal.B2:Canneal.B2" chart:class="chart:bar">
            <chart:data-point chart:repeated="30"/>
          </chart:series>
          <chart:series chart:style-name="ch11" chart:values-cell-range-address="Canneal.C3:Canneal.C32" chart:label-cell-address="Canneal.C2:Canneal.C2" chart:class="chart:bar">
            <chart:data-point chart:repeated="30"/>
          </chart:series>
          <chart:series chart:style-name="ch12" chart:values-cell-range-address="Canneal.D3:Canneal.D32" chart:label-cell-address="Canneal.D2:Canneal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Canneal.B2:Canneal.B2</svg:desc>
                </draw:g>
              </table:table-cell>
              <table:table-cell office:value-type="string">
                <text:p>Fuzzy Token</text:p>
                <draw:g>
                  <svg:desc>Canneal.C2:Canneal.C2</svg:desc>
                </draw:g>
              </table:table-cell>
              <table:table-cell office:value-type="string">
                <text:p>Token</text:p>
                <draw:g>
                  <svg:desc>Canneal.D2:Canneal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Canneal.A3:Canneal.A32</svg:desc>
                </draw:g>
              </table:table-cell>
              <table:table-cell office:value-type="float" office:value="0">
                <text:p>0</text:p>
                <draw:g>
                  <svg:desc>Canneal.B3:Canneal.B32</svg:desc>
                </draw:g>
              </table:table-cell>
              <table:table-cell office:value-type="float" office:value="0.00215445">
                <text:p>0.00215445</text:p>
                <draw:g>
                  <svg:desc>Canneal.C3:Canneal.C32</svg:desc>
                </draw:g>
              </table:table-cell>
              <table:table-cell office:value-type="float" office:value="0.358986">
                <text:p>0.358986</text:p>
                <draw:g>
                  <svg:desc>Canneal.D3:Canneal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1.2834">
                <text:p>91.2834</text:p>
              </table:table-cell>
              <table:table-cell office:value-type="float" office:value="89.3443">
                <text:p>89.3443</text:p>
              </table:table-cell>
              <table:table-cell office:value-type="float" office:value="1.94008">
                <text:p>1.940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73373">
                <text:p>2.73373</text:p>
              </table:table-cell>
              <table:table-cell office:value-type="float" office:value="1.57167">
                <text:p>1.57167</text:p>
              </table:table-cell>
              <table:table-cell office:value-type="float" office:value="1.82994">
                <text:p>1.829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05804">
                <text:p>2.05804</text:p>
              </table:table-cell>
              <table:table-cell office:value-type="float" office:value="1.34761">
                <text:p>1.34761</text:p>
              </table:table-cell>
              <table:table-cell office:value-type="float" office:value="1.86172">
                <text:p>1.861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18845">
                <text:p>1.18845</text:p>
              </table:table-cell>
              <table:table-cell office:value-type="float" office:value="1.21188">
                <text:p>1.21188</text:p>
              </table:table-cell>
              <table:table-cell office:value-type="float" office:value="1.90885">
                <text:p>1.908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66716">
                <text:p>0.766716</text:p>
              </table:table-cell>
              <table:table-cell office:value-type="float" office:value="1.0775">
                <text:p>1.0775</text:p>
              </table:table-cell>
              <table:table-cell office:value-type="float" office:value="1.9005">
                <text:p>1.900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09797">
                <text:p>0.509797</text:p>
              </table:table-cell>
              <table:table-cell office:value-type="float" office:value="1.02444">
                <text:p>1.02444</text:p>
              </table:table-cell>
              <table:table-cell office:value-type="float" office:value="1.90454">
                <text:p>1.904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12308">
                <text:p>0.412308</text:p>
              </table:table-cell>
              <table:table-cell office:value-type="float" office:value="1.00532">
                <text:p>1.00532</text:p>
              </table:table-cell>
              <table:table-cell office:value-type="float" office:value="1.85741">
                <text:p>1.857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99469">
                <text:p>0.299469</text:p>
              </table:table-cell>
              <table:table-cell office:value-type="float" office:value="0.981623">
                <text:p>0.981623</text:p>
              </table:table-cell>
              <table:table-cell office:value-type="float" office:value="1.8908">
                <text:p>1.89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73703">
                <text:p>0.173703</text:p>
              </table:table-cell>
              <table:table-cell office:value-type="float" office:value="0.736284">
                <text:p>0.736284</text:p>
              </table:table-cell>
              <table:table-cell office:value-type="float" office:value="1.87087">
                <text:p>1.870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32768">
                <text:p>0.132768</text:p>
              </table:table-cell>
              <table:table-cell office:value-type="float" office:value="0.515184">
                <text:p>0.515184</text:p>
              </table:table-cell>
              <table:table-cell office:value-type="float" office:value="1.85067">
                <text:p>1.850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00721">
                <text:p>0.100721</text:p>
              </table:table-cell>
              <table:table-cell office:value-type="float" office:value="0.31859">
                <text:p>0.31859</text:p>
              </table:table-cell>
              <table:table-cell office:value-type="float" office:value="1.98452">
                <text:p>1.9845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826771">
                <text:p>0.0826771</text:p>
              </table:table-cell>
              <table:table-cell office:value-type="float" office:value="0.218677">
                <text:p>0.218677</text:p>
              </table:table-cell>
              <table:table-cell office:value-type="float" office:value="2.40545">
                <text:p>2.405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60158">
                <text:p>0.0560158</text:p>
              </table:table-cell>
              <table:table-cell office:value-type="float" office:value="0.145964">
                <text:p>0.145964</text:p>
              </table:table-cell>
              <table:table-cell office:value-type="float" office:value="3.2069">
                <text:p>3.206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374336">
                <text:p>0.0374336</text:p>
              </table:table-cell>
              <table:table-cell office:value-type="float" office:value="0.105299">
                <text:p>0.105299</text:p>
              </table:table-cell>
              <table:table-cell office:value-type="float" office:value="2.83472">
                <text:p>2.834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09703">
                <text:p>0.0309703</text:p>
              </table:table-cell>
              <table:table-cell office:value-type="float" office:value="0.0794454">
                <text:p>0.0794454</text:p>
              </table:table-cell>
              <table:table-cell office:value-type="float" office:value="2.22286">
                <text:p>2.2228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193901">
                <text:p>0.0193901</text:p>
              </table:table-cell>
              <table:table-cell office:value-type="float" office:value="0.0589781">
                <text:p>0.0589781</text:p>
              </table:table-cell>
              <table:table-cell office:value-type="float" office:value="1.93658">
                <text:p>1.936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96594">
                <text:p>0.0196594</text:p>
              </table:table-cell>
              <table:table-cell office:value-type="float" office:value="0.0460514">
                <text:p>0.0460514</text:p>
              </table:table-cell>
              <table:table-cell office:value-type="float" office:value="1.89538">
                <text:p>1.8953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6697">
                <text:p>0.016697</text:p>
              </table:table-cell>
              <table:table-cell office:value-type="float" office:value="0.0315089">
                <text:p>0.0315089</text:p>
              </table:table-cell>
              <table:table-cell office:value-type="float" office:value="1.8469">
                <text:p>1.84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18495">
                <text:p>0.0118495</text:p>
              </table:table-cell>
              <table:table-cell office:value-type="float" office:value="0.026392">
                <text:p>0.026392</text:p>
              </table:table-cell>
              <table:table-cell office:value-type="float" office:value="1.87518">
                <text:p>1.8751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888712">
                <text:p>0.00888712</text:p>
              </table:table-cell>
              <table:table-cell office:value-type="float" office:value="0.0253148">
                <text:p>0.0253148</text:p>
              </table:table-cell>
              <table:table-cell office:value-type="float" office:value="1.84906">
                <text:p>1.849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942573">
                <text:p>0.00942573</text:p>
              </table:table-cell>
              <table:table-cell office:value-type="float" office:value="0.0188515">
                <text:p>0.0188515</text:p>
              </table:table-cell>
              <table:table-cell office:value-type="float" office:value="1.82267">
                <text:p>1.8226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754058">
                <text:p>0.00754058</text:p>
              </table:table-cell>
              <table:table-cell office:value-type="float" office:value="0.0129267">
                <text:p>0.0129267</text:p>
              </table:table-cell>
              <table:table-cell office:value-type="float" office:value="1.85822">
                <text:p>1.858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565544">
                <text:p>0.00565544</text:p>
              </table:table-cell>
              <table:table-cell office:value-type="float" office:value="0.0129267">
                <text:p>0.0129267</text:p>
              </table:table-cell>
              <table:table-cell office:value-type="float" office:value="2.07339">
                <text:p>2.0733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430891">
                <text:p>0.00430891</text:p>
              </table:table-cell>
              <table:table-cell office:value-type="float" office:value="0.0123881">
                <text:p>0.0123881</text:p>
              </table:table-cell>
              <table:table-cell office:value-type="float" office:value="2.48866">
                <text:p>2.488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50099">
                <text:p>0.00350099</text:p>
              </table:table-cell>
              <table:table-cell office:value-type="float" office:value="0.0107723">
                <text:p>0.0107723</text:p>
              </table:table-cell>
              <table:table-cell office:value-type="float" office:value="2.47143">
                <text:p>2.4714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50099">
                <text:p>0.00350099</text:p>
              </table:table-cell>
              <table:table-cell office:value-type="float" office:value="0.00754058">
                <text:p>0.00754058</text:p>
              </table:table-cell>
              <table:table-cell office:value-type="float" office:value="3.07387">
                <text:p>3.073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40396">
                <text:p>0.0040396</text:p>
              </table:table-cell>
              <table:table-cell office:value-type="float" office:value="0.00565544">
                <text:p>0.00565544</text:p>
              </table:table-cell>
              <table:table-cell office:value-type="float" office:value="2.57026">
                <text:p>2.5702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161584">
                <text:p>0.00161584</text:p>
              </table:table-cell>
              <table:table-cell office:value-type="float" office:value="0.00646336">
                <text:p>0.00646336</text:p>
              </table:table-cell>
              <table:table-cell office:value-type="float" office:value="2.43076">
                <text:p>2.430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107723">
                <text:p>0.00107723</text:p>
              </table:table-cell>
              <table:table-cell office:value-type="float" office:value="0.00538613">
                <text:p>0.00538613</text:p>
              </table:table-cell>
              <table:table-cell office:value-type="float" office:value="2.20778">
                <text:p>2.207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Canneal.F2:Canneal.I12" chart:data-source-has-labels="both" svg:x="0.32cm" svg:y="0.179cm" svg:width="12.639cm" svg:height="8.637cm">
          <chartooo:coordinate-region svg:x="1.206cm" svg:y="0.374cm" svg:width="11.753cm" svg:height="7.803cm"/>
          <chart:axis chart:dimension="x" chart:name="primary-x" chart:style-name="ch4" chartooo:axis-type="auto">
            <chartooo:date-scale/>
            <chart:categories table:cell-range-address="Canneal.F3:Canneal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nneal.G3:Canneal.G12" chart:label-cell-address="Canneal.G2:Canneal.G2" chart:class="chart:bar">
            <chart:data-point chart:repeated="10"/>
          </chart:series>
          <chart:series chart:style-name="ch8" chart:values-cell-range-address="Canneal.H3:Canneal.H12" chart:label-cell-address="Canneal.H2:Canneal.H2" chart:class="chart:bar">
            <chart:data-point chart:repeated="10"/>
          </chart:series>
          <chart:series chart:style-name="ch9" chart:values-cell-range-address="Canneal.I3:Canneal.I12" chart:label-cell-address="Canneal.I2:Canneal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Canneal.G2:Canneal.G2</svg:desc>
                </draw:g>
              </table:table-cell>
              <table:table-cell office:value-type="string">
                <text:p>Fuzzy Token</text:p>
                <draw:g>
                  <svg:desc>Canneal.H2:Canneal.H2</svg:desc>
                </draw:g>
              </table:table-cell>
              <table:table-cell office:value-type="string">
                <text:p>Token</text:p>
                <draw:g>
                  <svg:desc>Canneal.I2:Canneal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anneal.F3:Canneal.F12</svg:desc>
                </draw:g>
              </table:table-cell>
              <table:table-cell office:value-type="float" office:value="91.2834">
                <text:p>91.2834</text:p>
                <draw:g>
                  <svg:desc>Canneal.G3:Canneal.G12</svg:desc>
                </draw:g>
              </table:table-cell>
              <table:table-cell office:value-type="float" office:value="89.34645445">
                <text:p>89.34645445</text:p>
                <draw:g>
                  <svg:desc>Canneal.H3:Canneal.H12</svg:desc>
                </draw:g>
              </table:table-cell>
              <table:table-cell office:value-type="float" office:value="2.299066">
                <text:p>2.299066</text:p>
                <draw:g>
                  <svg:desc>Canneal.I3:Canneal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79177">
                <text:p>4.79177</text:p>
              </table:table-cell>
              <table:table-cell office:value-type="float" office:value="2.91928">
                <text:p>2.91928</text:p>
              </table:table-cell>
              <table:table-cell office:value-type="float" office:value="3.69166">
                <text:p>3.691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955166">
                <text:p>1.955166</text:p>
              </table:table-cell>
              <table:table-cell office:value-type="float" office:value="2.28938">
                <text:p>2.28938</text:p>
              </table:table-cell>
              <table:table-cell office:value-type="float" office:value="3.80935">
                <text:p>3.809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22105">
                <text:p>0.922105</text:p>
              </table:table-cell>
              <table:table-cell office:value-type="float" office:value="2.02976">
                <text:p>2.02976</text:p>
              </table:table-cell>
              <table:table-cell office:value-type="float" office:value="3.76195">
                <text:p>3.761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73172">
                <text:p>0.473172</text:p>
              </table:table-cell>
              <table:table-cell office:value-type="float" office:value="1.717907">
                <text:p>1.717907</text:p>
              </table:table-cell>
              <table:table-cell office:value-type="float" office:value="3.76167">
                <text:p>3.761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3489">
                <text:p>0.233489</text:p>
              </table:table-cell>
              <table:table-cell office:value-type="float" office:value="0.833774">
                <text:p>0.833774</text:p>
              </table:table-cell>
              <table:table-cell office:value-type="float" office:value="3.83519">
                <text:p>3.83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86929">
                <text:p>0.1386929</text:p>
              </table:table-cell>
              <table:table-cell office:value-type="float" office:value="0.364641">
                <text:p>0.364641</text:p>
              </table:table-cell>
              <table:table-cell office:value-type="float" office:value="5.61235">
                <text:p>5.612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684039">
                <text:p>0.0684039</text:p>
              </table:table-cell>
              <table:table-cell office:value-type="float" office:value="0.1847444">
                <text:p>0.1847444</text:p>
              </table:table-cell>
              <table:table-cell office:value-type="float" office:value="5.05758">
                <text:p>5.057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90495">
                <text:p>0.0390495</text:p>
              </table:table-cell>
              <table:table-cell office:value-type="float" office:value="0.1050295">
                <text:p>0.1050295</text:p>
              </table:table-cell>
              <table:table-cell office:value-type="float" office:value="3.83196">
                <text:p>3.831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85465">
                <text:p>0.0285465</text:p>
              </table:table-cell>
              <table:table-cell office:value-type="float" office:value="0.0579009">
                <text:p>0.0579009</text:p>
              </table:table-cell>
              <table:table-cell office:value-type="float" office:value="3.72208">
                <text:p>3.722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Canneal.A3:Canneal.D32 Canneal.B2:Canneal.D2" chart:data-source-has-labels="both" svg:x="1.598cm" svg:y="1.639cm" svg:width="22.474cm" svg:height="14.396cm">
          <chartooo:coordinate-region svg:x="2.272cm" svg:y="1.834cm" svg:width="21.49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Canneal.A3:Canneal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Canneal.B3:Canneal.B32" chart:label-cell-address="Canneal.B2:Canneal.B2" chart:class="chart:line">
            <chart:data-point chart:repeated="30"/>
          </chart:series>
          <chart:series chart:style-name="ch11" chart:values-cell-range-address="Canneal.C3:Canneal.C32" chart:label-cell-address="Canneal.C2:Canneal.C2" chart:class="chart:line">
            <chart:data-point chart:repeated="30"/>
          </chart:series>
          <chart:series chart:style-name="ch12" chart:values-cell-range-address="Canneal.D3:Canneal.D32" chart:label-cell-address="Canneal.D2:Canneal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Canneal.B2:Canneal.B2</svg:desc>
                </draw:g>
              </table:table-cell>
              <table:table-cell office:value-type="string">
                <text:p>Fuzzy Token</text:p>
                <draw:g>
                  <svg:desc>Canneal.C2:Canneal.C2</svg:desc>
                </draw:g>
              </table:table-cell>
              <table:table-cell office:value-type="string">
                <text:p>Token</text:p>
                <draw:g>
                  <svg:desc>Canneal.D2:Canneal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Canneal.A3:Canneal.A32</svg:desc>
                </draw:g>
              </table:table-cell>
              <table:table-cell office:value-type="float" office:value="0">
                <text:p>0</text:p>
                <draw:g>
                  <svg:desc>Canneal.B3:Canneal.B32</svg:desc>
                </draw:g>
              </table:table-cell>
              <table:table-cell office:value-type="float" office:value="0.00215445">
                <text:p>0.00215445</text:p>
                <draw:g>
                  <svg:desc>Canneal.C3:Canneal.C32</svg:desc>
                </draw:g>
              </table:table-cell>
              <table:table-cell office:value-type="float" office:value="0.358986">
                <text:p>0.358986</text:p>
                <draw:g>
                  <svg:desc>Canneal.D3:Canneal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1.2834">
                <text:p>91.2834</text:p>
              </table:table-cell>
              <table:table-cell office:value-type="float" office:value="89.3443">
                <text:p>89.3443</text:p>
              </table:table-cell>
              <table:table-cell office:value-type="float" office:value="1.94008">
                <text:p>1.940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73373">
                <text:p>2.73373</text:p>
              </table:table-cell>
              <table:table-cell office:value-type="float" office:value="1.57167">
                <text:p>1.57167</text:p>
              </table:table-cell>
              <table:table-cell office:value-type="float" office:value="1.82994">
                <text:p>1.829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05804">
                <text:p>2.05804</text:p>
              </table:table-cell>
              <table:table-cell office:value-type="float" office:value="1.34761">
                <text:p>1.34761</text:p>
              </table:table-cell>
              <table:table-cell office:value-type="float" office:value="1.86172">
                <text:p>1.861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18845">
                <text:p>1.18845</text:p>
              </table:table-cell>
              <table:table-cell office:value-type="float" office:value="1.21188">
                <text:p>1.21188</text:p>
              </table:table-cell>
              <table:table-cell office:value-type="float" office:value="1.90885">
                <text:p>1.908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66716">
                <text:p>0.766716</text:p>
              </table:table-cell>
              <table:table-cell office:value-type="float" office:value="1.0775">
                <text:p>1.0775</text:p>
              </table:table-cell>
              <table:table-cell office:value-type="float" office:value="1.9005">
                <text:p>1.900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09797">
                <text:p>0.509797</text:p>
              </table:table-cell>
              <table:table-cell office:value-type="float" office:value="1.02444">
                <text:p>1.02444</text:p>
              </table:table-cell>
              <table:table-cell office:value-type="float" office:value="1.90454">
                <text:p>1.904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12308">
                <text:p>0.412308</text:p>
              </table:table-cell>
              <table:table-cell office:value-type="float" office:value="1.00532">
                <text:p>1.00532</text:p>
              </table:table-cell>
              <table:table-cell office:value-type="float" office:value="1.85741">
                <text:p>1.857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99469">
                <text:p>0.299469</text:p>
              </table:table-cell>
              <table:table-cell office:value-type="float" office:value="0.981623">
                <text:p>0.981623</text:p>
              </table:table-cell>
              <table:table-cell office:value-type="float" office:value="1.8908">
                <text:p>1.89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73703">
                <text:p>0.173703</text:p>
              </table:table-cell>
              <table:table-cell office:value-type="float" office:value="0.736284">
                <text:p>0.736284</text:p>
              </table:table-cell>
              <table:table-cell office:value-type="float" office:value="1.87087">
                <text:p>1.870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32768">
                <text:p>0.132768</text:p>
              </table:table-cell>
              <table:table-cell office:value-type="float" office:value="0.515184">
                <text:p>0.515184</text:p>
              </table:table-cell>
              <table:table-cell office:value-type="float" office:value="1.85067">
                <text:p>1.850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00721">
                <text:p>0.100721</text:p>
              </table:table-cell>
              <table:table-cell office:value-type="float" office:value="0.31859">
                <text:p>0.31859</text:p>
              </table:table-cell>
              <table:table-cell office:value-type="float" office:value="1.98452">
                <text:p>1.9845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826771">
                <text:p>0.0826771</text:p>
              </table:table-cell>
              <table:table-cell office:value-type="float" office:value="0.218677">
                <text:p>0.218677</text:p>
              </table:table-cell>
              <table:table-cell office:value-type="float" office:value="2.40545">
                <text:p>2.405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60158">
                <text:p>0.0560158</text:p>
              </table:table-cell>
              <table:table-cell office:value-type="float" office:value="0.145964">
                <text:p>0.145964</text:p>
              </table:table-cell>
              <table:table-cell office:value-type="float" office:value="3.2069">
                <text:p>3.206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374336">
                <text:p>0.0374336</text:p>
              </table:table-cell>
              <table:table-cell office:value-type="float" office:value="0.105299">
                <text:p>0.105299</text:p>
              </table:table-cell>
              <table:table-cell office:value-type="float" office:value="2.83472">
                <text:p>2.834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09703">
                <text:p>0.0309703</text:p>
              </table:table-cell>
              <table:table-cell office:value-type="float" office:value="0.0794454">
                <text:p>0.0794454</text:p>
              </table:table-cell>
              <table:table-cell office:value-type="float" office:value="2.22286">
                <text:p>2.2228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193901">
                <text:p>0.0193901</text:p>
              </table:table-cell>
              <table:table-cell office:value-type="float" office:value="0.0589781">
                <text:p>0.0589781</text:p>
              </table:table-cell>
              <table:table-cell office:value-type="float" office:value="1.93658">
                <text:p>1.936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96594">
                <text:p>0.0196594</text:p>
              </table:table-cell>
              <table:table-cell office:value-type="float" office:value="0.0460514">
                <text:p>0.0460514</text:p>
              </table:table-cell>
              <table:table-cell office:value-type="float" office:value="1.89538">
                <text:p>1.8953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6697">
                <text:p>0.016697</text:p>
              </table:table-cell>
              <table:table-cell office:value-type="float" office:value="0.0315089">
                <text:p>0.0315089</text:p>
              </table:table-cell>
              <table:table-cell office:value-type="float" office:value="1.8469">
                <text:p>1.84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18495">
                <text:p>0.0118495</text:p>
              </table:table-cell>
              <table:table-cell office:value-type="float" office:value="0.026392">
                <text:p>0.026392</text:p>
              </table:table-cell>
              <table:table-cell office:value-type="float" office:value="1.87518">
                <text:p>1.8751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888712">
                <text:p>0.00888712</text:p>
              </table:table-cell>
              <table:table-cell office:value-type="float" office:value="0.0253148">
                <text:p>0.0253148</text:p>
              </table:table-cell>
              <table:table-cell office:value-type="float" office:value="1.84906">
                <text:p>1.849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942573">
                <text:p>0.00942573</text:p>
              </table:table-cell>
              <table:table-cell office:value-type="float" office:value="0.0188515">
                <text:p>0.0188515</text:p>
              </table:table-cell>
              <table:table-cell office:value-type="float" office:value="1.82267">
                <text:p>1.8226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754058">
                <text:p>0.00754058</text:p>
              </table:table-cell>
              <table:table-cell office:value-type="float" office:value="0.0129267">
                <text:p>0.0129267</text:p>
              </table:table-cell>
              <table:table-cell office:value-type="float" office:value="1.85822">
                <text:p>1.858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565544">
                <text:p>0.00565544</text:p>
              </table:table-cell>
              <table:table-cell office:value-type="float" office:value="0.0129267">
                <text:p>0.0129267</text:p>
              </table:table-cell>
              <table:table-cell office:value-type="float" office:value="2.07339">
                <text:p>2.0733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430891">
                <text:p>0.00430891</text:p>
              </table:table-cell>
              <table:table-cell office:value-type="float" office:value="0.0123881">
                <text:p>0.0123881</text:p>
              </table:table-cell>
              <table:table-cell office:value-type="float" office:value="2.48866">
                <text:p>2.488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50099">
                <text:p>0.00350099</text:p>
              </table:table-cell>
              <table:table-cell office:value-type="float" office:value="0.0107723">
                <text:p>0.0107723</text:p>
              </table:table-cell>
              <table:table-cell office:value-type="float" office:value="2.47143">
                <text:p>2.4714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50099">
                <text:p>0.00350099</text:p>
              </table:table-cell>
              <table:table-cell office:value-type="float" office:value="0.00754058">
                <text:p>0.00754058</text:p>
              </table:table-cell>
              <table:table-cell office:value-type="float" office:value="3.07387">
                <text:p>3.073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40396">
                <text:p>0.0040396</text:p>
              </table:table-cell>
              <table:table-cell office:value-type="float" office:value="0.00565544">
                <text:p>0.00565544</text:p>
              </table:table-cell>
              <table:table-cell office:value-type="float" office:value="2.57026">
                <text:p>2.5702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161584">
                <text:p>0.00161584</text:p>
              </table:table-cell>
              <table:table-cell office:value-type="float" office:value="0.00646336">
                <text:p>0.00646336</text:p>
              </table:table-cell>
              <table:table-cell office:value-type="float" office:value="2.43076">
                <text:p>2.430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107723">
                <text:p>0.00107723</text:p>
              </table:table-cell>
              <table:table-cell office:value-type="float" office:value="0.00538613">
                <text:p>0.00538613</text:p>
              </table:table-cell>
              <table:table-cell office:value-type="float" office:value="2.20778">
                <text:p>2.207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CC.A2:CC.D32" chart:data-source-has-labels="both" svg:x="1.598cm" svg:y="1.639cm" svg:width="22.474cm" svg:height="14.396cm">
          <chartooo:coordinate-region svg:x="2.378cm" svg:y="1.834cm" svg:width="21.694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CC.A3:CC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CC.B3:CC.B32" chart:label-cell-address="CC.B2:CC.B2" chart:class="chart:bar">
            <chart:data-point chart:repeated="30"/>
          </chart:series>
          <chart:series chart:style-name="ch11" chart:values-cell-range-address="CC.C3:CC.C32" chart:label-cell-address="CC.C2:CC.C2" chart:class="chart:bar">
            <chart:data-point chart:repeated="30"/>
          </chart:series>
          <chart:series chart:style-name="ch12" chart:values-cell-range-address="CC.D3:CC.D32" chart:label-cell-address="CC.D2:CC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CC.B2:CC.B2</svg:desc>
                </draw:g>
              </table:table-cell>
              <table:table-cell office:value-type="string">
                <text:p>Fuzzy Token</text:p>
                <draw:g>
                  <svg:desc>CC.C2:CC.C2</svg:desc>
                </draw:g>
              </table:table-cell>
              <table:table-cell office:value-type="string">
                <text:p>Token</text:p>
                <draw:g>
                  <svg:desc>CC.D2:CC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CC.A3:CC.A32</svg:desc>
                </draw:g>
              </table:table-cell>
              <table:table-cell office:value-type="float" office:value="0">
                <text:p>0</text:p>
                <draw:g>
                  <svg:desc>CC.B3:CC.B32</svg:desc>
                </draw:g>
              </table:table-cell>
              <table:table-cell office:value-type="float" office:value="0.0630821">
                <text:p>0.0630821</text:p>
                <draw:g>
                  <svg:desc>CC.C3:CC.C32</svg:desc>
                </draw:g>
              </table:table-cell>
              <table:table-cell office:value-type="float" office:value="0.11192">
                <text:p>0.11192</text:p>
                <draw:g>
                  <svg:desc>CC.D3:CC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40168">
                <text:p>3.40168</text:p>
              </table:table-cell>
              <table:table-cell office:value-type="float" office:value="3.07339">
                <text:p>3.07339</text:p>
              </table:table-cell>
              <table:table-cell office:value-type="float" office:value="0.702721">
                <text:p>0.7027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84227">
                <text:p>1.84227</text:p>
              </table:table-cell>
              <table:table-cell office:value-type="float" office:value="0.501265">
                <text:p>0.501265</text:p>
              </table:table-cell>
              <table:table-cell office:value-type="float" office:value="0.596227">
                <text:p>0.5962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9798">
                <text:p>1.39798</text:p>
              </table:table-cell>
              <table:table-cell office:value-type="float" office:value="0.489734">
                <text:p>0.489734</text:p>
              </table:table-cell>
              <table:table-cell office:value-type="float" office:value="0.633534">
                <text:p>0.6335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12802">
                <text:p>1.12802</text:p>
              </table:table-cell>
              <table:table-cell office:value-type="float" office:value="0.494482">
                <text:p>0.494482</text:p>
              </table:table-cell>
              <table:table-cell office:value-type="float" office:value="0.67898">
                <text:p>0.678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31308">
                <text:p>0.931308</text:p>
              </table:table-cell>
              <table:table-cell office:value-type="float" office:value="0.446323">
                <text:p>0.446323</text:p>
              </table:table-cell>
              <table:table-cell office:value-type="float" office:value="0.564347">
                <text:p>0.56434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80047">
                <text:p>0.780047</text:p>
              </table:table-cell>
              <table:table-cell office:value-type="float" office:value="0.480916">
                <text:p>0.480916</text:p>
              </table:table-cell>
              <table:table-cell office:value-type="float" office:value="0.573165">
                <text:p>0.5731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95938">
                <text:p>0.695938</text:p>
              </table:table-cell>
              <table:table-cell office:value-type="float" office:value="0.489056">
                <text:p>0.489056</text:p>
              </table:table-cell>
              <table:table-cell office:value-type="float" office:value="0.529075">
                <text:p>0.529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86053">
                <text:p>0.586053</text:p>
              </table:table-cell>
              <table:table-cell office:value-type="float" office:value="0.490412">
                <text:p>0.490412</text:p>
              </table:table-cell>
              <table:table-cell office:value-type="float" office:value="0.569774">
                <text:p>0.5697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0103">
                <text:p>0.550103</text:p>
              </table:table-cell>
              <table:table-cell office:value-type="float" office:value="0.51144">
                <text:p>0.51144</text:p>
              </table:table-cell>
              <table:table-cell office:value-type="float" office:value="0.548068">
                <text:p>0.54806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06691">
                <text:p>0.506691</text:p>
              </table:table-cell>
              <table:table-cell office:value-type="float" office:value="0.457175">
                <text:p>0.457175</text:p>
              </table:table-cell>
              <table:table-cell office:value-type="float" office:value="0.520257">
                <text:p>0.5202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6826">
                <text:p>0.436826</text:p>
              </table:table-cell>
              <table:table-cell office:value-type="float" office:value="0.455141">
                <text:p>0.455141</text:p>
              </table:table-cell>
              <table:table-cell office:value-type="float" office:value="0.577235">
                <text:p>0.57723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96807">
                <text:p>0.396807</text:p>
              </table:table-cell>
              <table:table-cell office:value-type="float" office:value="0.465315">
                <text:p>0.465315</text:p>
              </table:table-cell>
              <table:table-cell office:value-type="float" office:value="0.584018">
                <text:p>0.5840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69674">
                <text:p>0.369674</text:p>
              </table:table-cell>
              <table:table-cell office:value-type="float" office:value="0.484986">
                <text:p>0.484986</text:p>
              </table:table-cell>
              <table:table-cell office:value-type="float" office:value="0.589444">
                <text:p>0.5894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58143">
                <text:p>0.358143</text:p>
              </table:table-cell>
              <table:table-cell office:value-type="float" office:value="0.491769">
                <text:p>0.491769</text:p>
              </table:table-cell>
              <table:table-cell office:value-type="float" office:value="0.649135">
                <text:p>0.6491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35081">
                <text:p>0.335081</text:p>
              </table:table-cell>
              <table:table-cell office:value-type="float" office:value="0.46328">
                <text:p>0.46328</text:p>
              </table:table-cell>
              <table:table-cell office:value-type="float" office:value="0.621324">
                <text:p>0.6213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13375">
                <text:p>0.313375</text:p>
              </table:table-cell>
              <table:table-cell office:value-type="float" office:value="0.47549">
                <text:p>0.47549</text:p>
              </table:table-cell>
              <table:table-cell office:value-type="float" office:value="0.61929">
                <text:p>0.619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876">
                <text:p>0.2876</text:p>
              </table:table-cell>
              <table:table-cell office:value-type="float" office:value="0.477524">
                <text:p>0.477524</text:p>
              </table:table-cell>
              <table:table-cell office:value-type="float" office:value="0.58334">
                <text:p>0.583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52328">
                <text:p>0.252328</text:p>
              </table:table-cell>
              <table:table-cell office:value-type="float" office:value="0.493125">
                <text:p>0.493125</text:p>
              </table:table-cell>
              <table:table-cell office:value-type="float" office:value="0.592836">
                <text:p>0.5928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75391">
                <text:p>0.275391</text:p>
              </table:table-cell>
              <table:table-cell office:value-type="float" office:value="0.550781">
                <text:p>0.550781</text:p>
              </table:table-cell>
              <table:table-cell office:value-type="float" office:value="0.636925">
                <text:p>0.6369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44189">
                <text:p>0.244189</text:p>
              </table:table-cell>
              <table:table-cell office:value-type="float" office:value="0.489734">
                <text:p>0.489734</text:p>
              </table:table-cell>
              <table:table-cell office:value-type="float" office:value="0.584696">
                <text:p>0.5846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02812">
                <text:p>0.202812</text:p>
              </table:table-cell>
              <table:table-cell office:value-type="float" office:value="0.480238">
                <text:p>0.480238</text:p>
              </table:table-cell>
              <table:table-cell office:value-type="float" office:value="0.574522">
                <text:p>0.57452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96708">
                <text:p>0.196708</text:p>
              </table:table-cell>
              <table:table-cell office:value-type="float" office:value="0.499908">
                <text:p>0.499908</text:p>
              </table:table-cell>
              <table:table-cell office:value-type="float" office:value="0.602332">
                <text:p>0.6023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85855">
                <text:p>0.185855</text:p>
              </table:table-cell>
              <table:table-cell office:value-type="float" office:value="0.474811">
                <text:p>0.474811</text:p>
              </table:table-cell>
              <table:table-cell office:value-type="float" office:value="0.607758">
                <text:p>0.60775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68897">
                <text:p>0.168897</text:p>
              </table:table-cell>
              <table:table-cell office:value-type="float" office:value="0.476168">
                <text:p>0.476168</text:p>
              </table:table-cell>
              <table:table-cell office:value-type="float" office:value="0.585374">
                <text:p>0.5853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70254">
                <text:p>0.170254</text:p>
              </table:table-cell>
              <table:table-cell office:value-type="float" office:value="0.510761">
                <text:p>0.510761</text:p>
              </table:table-cell>
              <table:table-cell office:value-type="float" office:value="0.704077">
                <text:p>0.70407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55331">
                <text:p>0.155331</text:p>
              </table:table-cell>
              <table:table-cell office:value-type="float" office:value="0.50737">
                <text:p>0.50737</text:p>
              </table:table-cell>
              <table:table-cell office:value-type="float" office:value="0.646422">
                <text:p>0.6464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72967">
                <text:p>0.172967</text:p>
              </table:table-cell>
              <table:table-cell office:value-type="float" office:value="0.519579">
                <text:p>0.519579</text:p>
              </table:table-cell>
              <table:table-cell office:value-type="float" office:value="0.662023">
                <text:p>0.66202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68219">
                <text:p>0.168219</text:p>
              </table:table-cell>
              <table:table-cell office:value-type="float" office:value="0.561634">
                <text:p>0.561634</text:p>
              </table:table-cell>
              <table:table-cell office:value-type="float" office:value="0.689155">
                <text:p>0.6891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62114">
                <text:p>0.162114</text:p>
              </table:table-cell>
              <table:table-cell office:value-type="float" office:value="0.545355">
                <text:p>0.545355</text:p>
              </table:table-cell>
              <table:table-cell office:value-type="float" office:value="0.729853">
                <text:p>0.72985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CC.F2:CC.I12" chart:data-source-has-labels="both" svg:x="0.32cm" svg:y="0.179cm" svg:width="12.639cm" svg:height="8.637cm">
          <chartooo:coordinate-region svg:x="1.1cm" svg:y="0.374cm" svg:width="11.859cm" svg:height="7.803cm"/>
          <chart:axis chart:dimension="x" chart:name="primary-x" chart:style-name="ch4" chartooo:axis-type="auto">
            <chartooo:date-scale/>
            <chart:categories table:cell-range-address="CC.F3:CC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C.G3:CC.G12" chart:label-cell-address="CC.G2:CC.G2" chart:class="chart:bar">
            <chart:data-point chart:repeated="10"/>
          </chart:series>
          <chart:series chart:style-name="ch8" chart:values-cell-range-address="CC.H3:CC.H12" chart:label-cell-address="CC.H2:CC.H2" chart:class="chart:bar">
            <chart:data-point chart:repeated="10"/>
          </chart:series>
          <chart:series chart:style-name="ch9" chart:values-cell-range-address="CC.I3:CC.I12" chart:label-cell-address="CC.I2:CC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CC.G2:CC.G2</svg:desc>
                </draw:g>
              </table:table-cell>
              <table:table-cell office:value-type="string">
                <text:p>Fuzzy Token</text:p>
                <draw:g>
                  <svg:desc>CC.H2:CC.H2</svg:desc>
                </draw:g>
              </table:table-cell>
              <table:table-cell office:value-type="string">
                <text:p>Token</text:p>
                <draw:g>
                  <svg:desc>CC.I2:CC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C.F3:CC.F12</svg:desc>
                </draw:g>
              </table:table-cell>
              <table:table-cell office:value-type="float" office:value="3.40168">
                <text:p>3.40168</text:p>
                <draw:g>
                  <svg:desc>CC.G3:CC.G12</svg:desc>
                </draw:g>
              </table:table-cell>
              <table:table-cell office:value-type="float" office:value="3.1364721">
                <text:p>3.1364721</text:p>
                <draw:g>
                  <svg:desc>CC.H3:CC.H12</svg:desc>
                </draw:g>
              </table:table-cell>
              <table:table-cell office:value-type="float" office:value="0.814641">
                <text:p>0.814641</text:p>
                <draw:g>
                  <svg:desc>CC.I3:CC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24025">
                <text:p>3.24025</text:p>
              </table:table-cell>
              <table:table-cell office:value-type="float" office:value="0.990999">
                <text:p>0.990999</text:p>
              </table:table-cell>
              <table:table-cell office:value-type="float" office:value="1.229761">
                <text:p>1.2297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059328">
                <text:p>2.059328</text:p>
              </table:table-cell>
              <table:table-cell office:value-type="float" office:value="0.940805">
                <text:p>0.940805</text:p>
              </table:table-cell>
              <table:table-cell office:value-type="float" office:value="1.243327">
                <text:p>1.2433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75985">
                <text:p>1.475985</text:p>
              </table:table-cell>
              <table:table-cell office:value-type="float" office:value="0.969972">
                <text:p>0.969972</text:p>
              </table:table-cell>
              <table:table-cell office:value-type="float" office:value="1.10224">
                <text:p>1.102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36156">
                <text:p>1.136156</text:p>
              </table:table-cell>
              <table:table-cell office:value-type="float" office:value="1.001852">
                <text:p>1.001852</text:p>
              </table:table-cell>
              <table:table-cell office:value-type="float" office:value="1.117842">
                <text:p>1.1178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43517">
                <text:p>0.943517</text:p>
              </table:table-cell>
              <table:table-cell office:value-type="float" office:value="0.912316">
                <text:p>0.912316</text:p>
              </table:table-cell>
              <table:table-cell office:value-type="float" office:value="1.097492">
                <text:p>1.0974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6481">
                <text:p>0.766481</text:p>
              </table:table-cell>
              <table:table-cell office:value-type="float" office:value="0.950301">
                <text:p>0.950301</text:p>
              </table:table-cell>
              <table:table-cell office:value-type="float" office:value="1.173462">
                <text:p>1.1734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93224">
                <text:p>0.693224</text:p>
              </table:table-cell>
              <table:table-cell office:value-type="float" office:value="0.955049">
                <text:p>0.955049</text:p>
              </table:table-cell>
              <table:table-cell office:value-type="float" office:value="1.270459">
                <text:p>1.2704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00975">
                <text:p>0.600975</text:p>
              </table:table-cell>
              <table:table-cell office:value-type="float" office:value="0.953014">
                <text:p>0.953014</text:p>
              </table:table-cell>
              <table:table-cell office:value-type="float" office:value="1.20263">
                <text:p>1.202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27719">
                <text:p>0.527719</text:p>
              </table:table-cell>
              <table:table-cell office:value-type="float" office:value="1.043906">
                <text:p>1.043906</text:p>
              </table:table-cell>
              <table:table-cell office:value-type="float" office:value="1.229761">
                <text:p>1.2297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CC.A2:CC.D32" chart:data-source-has-labels="both" svg:x="1.598cm" svg:y="1.639cm" svg:width="22.474cm" svg:height="14.396cm">
          <chartooo:coordinate-region svg:x="2.378cm" svg:y="1.834cm" svg:width="21.596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CC.A3:CC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CC.B3:CC.B32" chart:label-cell-address="CC.B2:CC.B2" chart:class="chart:line">
            <chart:data-point chart:repeated="30"/>
          </chart:series>
          <chart:series chart:style-name="ch11" chart:values-cell-range-address="CC.C3:CC.C32" chart:label-cell-address="CC.C2:CC.C2" chart:class="chart:line">
            <chart:data-point chart:repeated="30"/>
          </chart:series>
          <chart:series chart:style-name="ch12" chart:values-cell-range-address="CC.D3:CC.D32" chart:label-cell-address="CC.D2:CC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CC.B2:CC.B2</svg:desc>
                </draw:g>
              </table:table-cell>
              <table:table-cell office:value-type="string">
                <text:p>Fuzzy Token</text:p>
                <draw:g>
                  <svg:desc>CC.C2:CC.C2</svg:desc>
                </draw:g>
              </table:table-cell>
              <table:table-cell office:value-type="string">
                <text:p>Token</text:p>
                <draw:g>
                  <svg:desc>CC.D2:CC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CC.A3:CC.A32</svg:desc>
                </draw:g>
              </table:table-cell>
              <table:table-cell office:value-type="float" office:value="0">
                <text:p>0</text:p>
                <draw:g>
                  <svg:desc>CC.B3:CC.B32</svg:desc>
                </draw:g>
              </table:table-cell>
              <table:table-cell office:value-type="float" office:value="0.0630821">
                <text:p>0.0630821</text:p>
                <draw:g>
                  <svg:desc>CC.C3:CC.C32</svg:desc>
                </draw:g>
              </table:table-cell>
              <table:table-cell office:value-type="float" office:value="0.11192">
                <text:p>0.11192</text:p>
                <draw:g>
                  <svg:desc>CC.D3:CC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40168">
                <text:p>3.40168</text:p>
              </table:table-cell>
              <table:table-cell office:value-type="float" office:value="3.07339">
                <text:p>3.07339</text:p>
              </table:table-cell>
              <table:table-cell office:value-type="float" office:value="0.702721">
                <text:p>0.7027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84227">
                <text:p>1.84227</text:p>
              </table:table-cell>
              <table:table-cell office:value-type="float" office:value="0.501265">
                <text:p>0.501265</text:p>
              </table:table-cell>
              <table:table-cell office:value-type="float" office:value="0.596227">
                <text:p>0.5962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9798">
                <text:p>1.39798</text:p>
              </table:table-cell>
              <table:table-cell office:value-type="float" office:value="0.489734">
                <text:p>0.489734</text:p>
              </table:table-cell>
              <table:table-cell office:value-type="float" office:value="0.633534">
                <text:p>0.6335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12802">
                <text:p>1.12802</text:p>
              </table:table-cell>
              <table:table-cell office:value-type="float" office:value="0.494482">
                <text:p>0.494482</text:p>
              </table:table-cell>
              <table:table-cell office:value-type="float" office:value="0.67898">
                <text:p>0.678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31308">
                <text:p>0.931308</text:p>
              </table:table-cell>
              <table:table-cell office:value-type="float" office:value="0.446323">
                <text:p>0.446323</text:p>
              </table:table-cell>
              <table:table-cell office:value-type="float" office:value="0.564347">
                <text:p>0.56434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80047">
                <text:p>0.780047</text:p>
              </table:table-cell>
              <table:table-cell office:value-type="float" office:value="0.480916">
                <text:p>0.480916</text:p>
              </table:table-cell>
              <table:table-cell office:value-type="float" office:value="0.573165">
                <text:p>0.5731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95938">
                <text:p>0.695938</text:p>
              </table:table-cell>
              <table:table-cell office:value-type="float" office:value="0.489056">
                <text:p>0.489056</text:p>
              </table:table-cell>
              <table:table-cell office:value-type="float" office:value="0.529075">
                <text:p>0.529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86053">
                <text:p>0.586053</text:p>
              </table:table-cell>
              <table:table-cell office:value-type="float" office:value="0.490412">
                <text:p>0.490412</text:p>
              </table:table-cell>
              <table:table-cell office:value-type="float" office:value="0.569774">
                <text:p>0.5697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0103">
                <text:p>0.550103</text:p>
              </table:table-cell>
              <table:table-cell office:value-type="float" office:value="0.51144">
                <text:p>0.51144</text:p>
              </table:table-cell>
              <table:table-cell office:value-type="float" office:value="0.548068">
                <text:p>0.54806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06691">
                <text:p>0.506691</text:p>
              </table:table-cell>
              <table:table-cell office:value-type="float" office:value="0.457175">
                <text:p>0.457175</text:p>
              </table:table-cell>
              <table:table-cell office:value-type="float" office:value="0.520257">
                <text:p>0.5202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6826">
                <text:p>0.436826</text:p>
              </table:table-cell>
              <table:table-cell office:value-type="float" office:value="0.455141">
                <text:p>0.455141</text:p>
              </table:table-cell>
              <table:table-cell office:value-type="float" office:value="0.577235">
                <text:p>0.57723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96807">
                <text:p>0.396807</text:p>
              </table:table-cell>
              <table:table-cell office:value-type="float" office:value="0.465315">
                <text:p>0.465315</text:p>
              </table:table-cell>
              <table:table-cell office:value-type="float" office:value="0.584018">
                <text:p>0.5840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69674">
                <text:p>0.369674</text:p>
              </table:table-cell>
              <table:table-cell office:value-type="float" office:value="0.484986">
                <text:p>0.484986</text:p>
              </table:table-cell>
              <table:table-cell office:value-type="float" office:value="0.589444">
                <text:p>0.5894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58143">
                <text:p>0.358143</text:p>
              </table:table-cell>
              <table:table-cell office:value-type="float" office:value="0.491769">
                <text:p>0.491769</text:p>
              </table:table-cell>
              <table:table-cell office:value-type="float" office:value="0.649135">
                <text:p>0.6491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35081">
                <text:p>0.335081</text:p>
              </table:table-cell>
              <table:table-cell office:value-type="float" office:value="0.46328">
                <text:p>0.46328</text:p>
              </table:table-cell>
              <table:table-cell office:value-type="float" office:value="0.621324">
                <text:p>0.6213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13375">
                <text:p>0.313375</text:p>
              </table:table-cell>
              <table:table-cell office:value-type="float" office:value="0.47549">
                <text:p>0.47549</text:p>
              </table:table-cell>
              <table:table-cell office:value-type="float" office:value="0.61929">
                <text:p>0.619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876">
                <text:p>0.2876</text:p>
              </table:table-cell>
              <table:table-cell office:value-type="float" office:value="0.477524">
                <text:p>0.477524</text:p>
              </table:table-cell>
              <table:table-cell office:value-type="float" office:value="0.58334">
                <text:p>0.583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52328">
                <text:p>0.252328</text:p>
              </table:table-cell>
              <table:table-cell office:value-type="float" office:value="0.493125">
                <text:p>0.493125</text:p>
              </table:table-cell>
              <table:table-cell office:value-type="float" office:value="0.592836">
                <text:p>0.5928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75391">
                <text:p>0.275391</text:p>
              </table:table-cell>
              <table:table-cell office:value-type="float" office:value="0.550781">
                <text:p>0.550781</text:p>
              </table:table-cell>
              <table:table-cell office:value-type="float" office:value="0.636925">
                <text:p>0.6369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44189">
                <text:p>0.244189</text:p>
              </table:table-cell>
              <table:table-cell office:value-type="float" office:value="0.489734">
                <text:p>0.489734</text:p>
              </table:table-cell>
              <table:table-cell office:value-type="float" office:value="0.584696">
                <text:p>0.5846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02812">
                <text:p>0.202812</text:p>
              </table:table-cell>
              <table:table-cell office:value-type="float" office:value="0.480238">
                <text:p>0.480238</text:p>
              </table:table-cell>
              <table:table-cell office:value-type="float" office:value="0.574522">
                <text:p>0.57452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96708">
                <text:p>0.196708</text:p>
              </table:table-cell>
              <table:table-cell office:value-type="float" office:value="0.499908">
                <text:p>0.499908</text:p>
              </table:table-cell>
              <table:table-cell office:value-type="float" office:value="0.602332">
                <text:p>0.6023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85855">
                <text:p>0.185855</text:p>
              </table:table-cell>
              <table:table-cell office:value-type="float" office:value="0.474811">
                <text:p>0.474811</text:p>
              </table:table-cell>
              <table:table-cell office:value-type="float" office:value="0.607758">
                <text:p>0.60775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68897">
                <text:p>0.168897</text:p>
              </table:table-cell>
              <table:table-cell office:value-type="float" office:value="0.476168">
                <text:p>0.476168</text:p>
              </table:table-cell>
              <table:table-cell office:value-type="float" office:value="0.585374">
                <text:p>0.5853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70254">
                <text:p>0.170254</text:p>
              </table:table-cell>
              <table:table-cell office:value-type="float" office:value="0.510761">
                <text:p>0.510761</text:p>
              </table:table-cell>
              <table:table-cell office:value-type="float" office:value="0.704077">
                <text:p>0.70407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55331">
                <text:p>0.155331</text:p>
              </table:table-cell>
              <table:table-cell office:value-type="float" office:value="0.50737">
                <text:p>0.50737</text:p>
              </table:table-cell>
              <table:table-cell office:value-type="float" office:value="0.646422">
                <text:p>0.6464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72967">
                <text:p>0.172967</text:p>
              </table:table-cell>
              <table:table-cell office:value-type="float" office:value="0.519579">
                <text:p>0.519579</text:p>
              </table:table-cell>
              <table:table-cell office:value-type="float" office:value="0.662023">
                <text:p>0.66202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68219">
                <text:p>0.168219</text:p>
              </table:table-cell>
              <table:table-cell office:value-type="float" office:value="0.561634">
                <text:p>0.561634</text:p>
              </table:table-cell>
              <table:table-cell office:value-type="float" office:value="0.689155">
                <text:p>0.6891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62114">
                <text:p>0.162114</text:p>
              </table:table-cell>
              <table:table-cell office:value-type="float" office:value="0.545355">
                <text:p>0.545355</text:p>
              </table:table-cell>
              <table:table-cell office:value-type="float" office:value="0.729853">
                <text:p>0.7298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FFT.A3:FFT.D32 FFT.B2:FFT.D2" chart:data-source-has-labels="both" svg:x="1.598cm" svg:y="1.639cm" svg:width="22.474cm" svg:height="14.396cm">
          <chartooo:coordinate-region svg:x="2.484cm" svg:y="1.834cm" svg:width="21.58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FFT.A3:FFT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FFT.B3:FFT.B32" chart:label-cell-address="FFT.B2:FFT.B2" chart:class="chart:bar">
            <chart:data-point chart:repeated="30"/>
          </chart:series>
          <chart:series chart:style-name="ch11" chart:values-cell-range-address="FFT.C3:FFT.C32" chart:label-cell-address="FFT.C2:FFT.C2" chart:class="chart:bar">
            <chart:data-point chart:repeated="30"/>
          </chart:series>
          <chart:series chart:style-name="ch12" chart:values-cell-range-address="FFT.D3:FFT.D32" chart:label-cell-address="FFT.D2:FFT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FFT.B2:FFT.B2</svg:desc>
                </draw:g>
              </table:table-cell>
              <table:table-cell office:value-type="string">
                <text:p>Fuzzy Token</text:p>
                <draw:g>
                  <svg:desc>FFT.C2:FFT.C2</svg:desc>
                </draw:g>
              </table:table-cell>
              <table:table-cell office:value-type="string">
                <text:p>Token</text:p>
                <draw:g>
                  <svg:desc>FFT.D2:FFT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FFT.A3:FFT.A32</svg:desc>
                </draw:g>
              </table:table-cell>
              <table:table-cell office:value-type="float" office:value="0">
                <text:p>0</text:p>
                <draw:g>
                  <svg:desc>FFT.B3:FFT.B32</svg:desc>
                </draw:g>
              </table:table-cell>
              <table:table-cell office:value-type="float" office:value="0">
                <text:p>0</text:p>
                <draw:g>
                  <svg:desc>FFT.C3:FFT.C32</svg:desc>
                </draw:g>
              </table:table-cell>
              <table:table-cell office:value-type="float" office:value="1.32159">
                <text:p>1.32159</text:p>
                <draw:g>
                  <svg:desc>FFT.D3:FFT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.0617">
                <text:p>93.0617</text:p>
              </table:table-cell>
              <table:table-cell office:value-type="float" office:value="93.2819">
                <text:p>93.2819</text:p>
              </table:table-cell>
              <table:table-cell office:value-type="float" office:value="8.14978">
                <text:p>8.149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20264">
                <text:p>0.220264</text:p>
              </table:table-cell>
              <table:table-cell office:value-type="float" office:value="0.110132">
                <text:p>0.110132</text:p>
              </table:table-cell>
              <table:table-cell office:value-type="float" office:value="6.4978">
                <text:p>6.49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6.4978">
                <text:p>6.49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6.27753">
                <text:p>6.277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6.05727">
                <text:p>6.0572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7.15859">
                <text:p>7.158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5.50661">
                <text:p>5.506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60793">
                <text:p>6.607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0132">
                <text:p>0.110132</text:p>
              </table:table-cell>
              <table:table-cell office:value-type="float" office:value="0.110132">
                <text:p>0.110132</text:p>
              </table:table-cell>
              <table:table-cell office:value-type="float" office:value="5.06608">
                <text:p>5.066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6.1674">
                <text:p>6.16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6.05727">
                <text:p>6.057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4.95595">
                <text:p>4.955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5.17621">
                <text:p>5.176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1.87225">
                <text:p>1.872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0.660793">
                <text:p>0.6607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10132">
                <text:p>0.110132</text:p>
              </table:table-cell>
              <table:table-cell office:value-type="float" office:value="0.220264">
                <text:p>0.220264</text:p>
              </table:table-cell>
              <table:table-cell office:value-type="float" office:value="0.660793">
                <text:p>0.6607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660793">
                <text:p>0.66079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991189">
                <text:p>0.9911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660793">
                <text:p>0.66079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0.550661">
                <text:p>0.5506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881057">
                <text:p>0.88105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550661">
                <text:p>0.5506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440529">
                <text:p>0.44052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550661">
                <text:p>0.55066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10132">
                <text:p>0.110132</text:p>
              </table:table-cell>
              <table:table-cell office:value-type="float" office:value="0.220264">
                <text:p>0.220264</text:p>
              </table:table-cell>
              <table:table-cell office:value-type="float" office:value="1.21145">
                <text:p>1.2114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10132">
                <text:p>0.110132</text:p>
              </table:table-cell>
              <table:table-cell office:value-type="float" office:value="0.110132">
                <text:p>0.110132</text:p>
              </table:table-cell>
              <table:table-cell office:value-type="float" office:value="0.770925">
                <text:p>0.7709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770925">
                <text:p>0.77092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20264">
                <text:p>0.220264</text:p>
              </table:table-cell>
              <table:table-cell office:value-type="float" office:value="0.220264">
                <text:p>0.220264</text:p>
              </table:table-cell>
              <table:table-cell office:value-type="float" office:value="0.550661">
                <text:p>0.55066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10132">
                <text:p>0.110132</text:p>
              </table:table-cell>
              <table:table-cell office:value-type="float" office:value="0.110132">
                <text:p>0.110132</text:p>
              </table:table-cell>
              <table:table-cell office:value-type="float" office:value="0.550661">
                <text:p>0.55066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FFT.F3:FFT.I12 FFT.G2:FFT.I2" chart:data-source-has-labels="both" svg:x="0.32cm" svg:y="0.179cm" svg:width="12.639cm" svg:height="8.637cm">
          <chartooo:coordinate-region svg:x="1.206cm" svg:y="0.374cm" svg:width="11.753cm" svg:height="7.803cm"/>
          <chart:axis chart:dimension="x" chart:name="primary-x" chart:style-name="ch4" chartooo:axis-type="auto">
            <chartooo:date-scale/>
            <chart:categories table:cell-range-address="FFT.F3:FF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FT.G3:FFT.G12" chart:label-cell-address="FFT.G2:FFT.G2" chart:class="chart:bar">
            <chart:data-point chart:repeated="10"/>
          </chart:series>
          <chart:series chart:style-name="ch8" chart:values-cell-range-address="FFT.H3:FFT.H12" chart:label-cell-address="FFT.H2:FFT.H2" chart:class="chart:bar">
            <chart:data-point chart:repeated="10"/>
          </chart:series>
          <chart:series chart:style-name="ch9" chart:values-cell-range-address="FFT.I3:FFT.I12" chart:label-cell-address="FFT.I2:FFT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FFT.G2:FFT.G2</svg:desc>
                </draw:g>
              </table:table-cell>
              <table:table-cell office:value-type="string">
                <text:p>Fuzzy Token</text:p>
                <draw:g>
                  <svg:desc>FFT.H2:FFT.H2</svg:desc>
                </draw:g>
              </table:table-cell>
              <table:table-cell office:value-type="string">
                <text:p>Token</text:p>
                <draw:g>
                  <svg:desc>FFT.I2:FFT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FT.F3:FFT.F12</svg:desc>
                </draw:g>
              </table:table-cell>
              <table:table-cell office:value-type="float" office:value="93.0617">
                <text:p>93.0617</text:p>
                <draw:g>
                  <svg:desc>FFT.G3:FFT.G12</svg:desc>
                </draw:g>
              </table:table-cell>
              <table:table-cell office:value-type="float" office:value="93.2819">
                <text:p>93.2819</text:p>
                <draw:g>
                  <svg:desc>FFT.H3:FFT.H12</svg:desc>
                </draw:g>
              </table:table-cell>
              <table:table-cell office:value-type="float" office:value="9.47137">
                <text:p>9.47137</text:p>
                <draw:g>
                  <svg:desc>FFT.I3:FFT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0264">
                <text:p>0.220264</text:p>
              </table:table-cell>
              <table:table-cell office:value-type="float" office:value="0.330396">
                <text:p>0.330396</text:p>
              </table:table-cell>
              <table:table-cell office:value-type="float" office:value="12.9956">
                <text:p>12.99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12.3348">
                <text:p>12.33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330396">
                <text:p>0.330396</text:p>
              </table:table-cell>
              <table:table-cell office:value-type="float" office:value="12.6652">
                <text:p>12.66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0132">
                <text:p>0.110132</text:p>
              </table:table-cell>
              <table:table-cell office:value-type="float" office:value="0.110132">
                <text:p>0.110132</text:p>
              </table:table-cell>
              <table:table-cell office:value-type="float" office:value="11.67401">
                <text:p>11.674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440528">
                <text:p>0.440528</text:p>
              </table:table-cell>
              <table:table-cell office:value-type="float" office:value="12.22467">
                <text:p>12.224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10.13216">
                <text:p>10.132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330396">
                <text:p>0.330396</text:p>
              </table:table-cell>
              <table:table-cell office:value-type="float" office:value="2.533043">
                <text:p>2.5330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10132">
                <text:p>0.110132</text:p>
              </table:table-cell>
              <table:table-cell office:value-type="float" office:value="0.330396">
                <text:p>0.330396</text:p>
              </table:table-cell>
              <table:table-cell office:value-type="float" office:value="1.321586">
                <text:p>1.3215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1.651982">
                <text:p>1.65198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FFT.A3:FFT.D32 FFT.B2:FFT.D2" chart:data-source-has-labels="both" svg:x="1.598cm" svg:y="1.639cm" svg:width="22.474cm" svg:height="14.396cm">
          <chartooo:coordinate-region svg:x="2.272cm" svg:y="1.834cm" svg:width="21.49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FFT.A3:FFT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FFT.B3:FFT.B32" chart:label-cell-address="FFT.B2:FFT.B2" chart:class="chart:line">
            <chart:data-point chart:repeated="30"/>
          </chart:series>
          <chart:series chart:style-name="ch11" chart:values-cell-range-address="FFT.C3:FFT.C32" chart:label-cell-address="FFT.C2:FFT.C2" chart:class="chart:line">
            <chart:data-point chart:repeated="30"/>
          </chart:series>
          <chart:series chart:style-name="ch12" chart:values-cell-range-address="FFT.D3:FFT.D32" chart:label-cell-address="FFT.D2:FFT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FFT.B2:FFT.B2</svg:desc>
                </draw:g>
              </table:table-cell>
              <table:table-cell office:value-type="string">
                <text:p>Fuzzy Token</text:p>
                <draw:g>
                  <svg:desc>FFT.C2:FFT.C2</svg:desc>
                </draw:g>
              </table:table-cell>
              <table:table-cell office:value-type="string">
                <text:p>Token</text:p>
                <draw:g>
                  <svg:desc>FFT.D2:FFT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FFT.A3:FFT.A32</svg:desc>
                </draw:g>
              </table:table-cell>
              <table:table-cell office:value-type="float" office:value="0">
                <text:p>0</text:p>
                <draw:g>
                  <svg:desc>FFT.B3:FFT.B32</svg:desc>
                </draw:g>
              </table:table-cell>
              <table:table-cell office:value-type="float" office:value="0">
                <text:p>0</text:p>
                <draw:g>
                  <svg:desc>FFT.C3:FFT.C32</svg:desc>
                </draw:g>
              </table:table-cell>
              <table:table-cell office:value-type="float" office:value="1.32159">
                <text:p>1.32159</text:p>
                <draw:g>
                  <svg:desc>FFT.D3:FFT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.0617">
                <text:p>93.0617</text:p>
              </table:table-cell>
              <table:table-cell office:value-type="float" office:value="93.2819">
                <text:p>93.2819</text:p>
              </table:table-cell>
              <table:table-cell office:value-type="float" office:value="8.14978">
                <text:p>8.149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20264">
                <text:p>0.220264</text:p>
              </table:table-cell>
              <table:table-cell office:value-type="float" office:value="0.110132">
                <text:p>0.110132</text:p>
              </table:table-cell>
              <table:table-cell office:value-type="float" office:value="6.4978">
                <text:p>6.49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6.4978">
                <text:p>6.49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6.27753">
                <text:p>6.277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6.05727">
                <text:p>6.0572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7.15859">
                <text:p>7.158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5.50661">
                <text:p>5.506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60793">
                <text:p>6.607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0132">
                <text:p>0.110132</text:p>
              </table:table-cell>
              <table:table-cell office:value-type="float" office:value="0.110132">
                <text:p>0.110132</text:p>
              </table:table-cell>
              <table:table-cell office:value-type="float" office:value="5.06608">
                <text:p>5.066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6.1674">
                <text:p>6.16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6.05727">
                <text:p>6.057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4.95595">
                <text:p>4.955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5.17621">
                <text:p>5.176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1.87225">
                <text:p>1.872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0.660793">
                <text:p>0.6607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10132">
                <text:p>0.110132</text:p>
              </table:table-cell>
              <table:table-cell office:value-type="float" office:value="0.220264">
                <text:p>0.220264</text:p>
              </table:table-cell>
              <table:table-cell office:value-type="float" office:value="0.660793">
                <text:p>0.6607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660793">
                <text:p>0.66079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991189">
                <text:p>0.9911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660793">
                <text:p>0.66079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220264">
                <text:p>0.220264</text:p>
              </table:table-cell>
              <table:table-cell office:value-type="float" office:value="0.550661">
                <text:p>0.5506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881057">
                <text:p>0.88105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550661">
                <text:p>0.5506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440529">
                <text:p>0.44052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550661">
                <text:p>0.55066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10132">
                <text:p>0.110132</text:p>
              </table:table-cell>
              <table:table-cell office:value-type="float" office:value="0.220264">
                <text:p>0.220264</text:p>
              </table:table-cell>
              <table:table-cell office:value-type="float" office:value="1.21145">
                <text:p>1.2114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10132">
                <text:p>0.110132</text:p>
              </table:table-cell>
              <table:table-cell office:value-type="float" office:value="0.110132">
                <text:p>0.110132</text:p>
              </table:table-cell>
              <table:table-cell office:value-type="float" office:value="0.770925">
                <text:p>0.7709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770925">
                <text:p>0.77092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20264">
                <text:p>0.220264</text:p>
              </table:table-cell>
              <table:table-cell office:value-type="float" office:value="0.220264">
                <text:p>0.220264</text:p>
              </table:table-cell>
              <table:table-cell office:value-type="float" office:value="0.550661">
                <text:p>0.55066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10132">
                <text:p>0.110132</text:p>
              </table:table-cell>
              <table:table-cell office:value-type="float" office:value="0.110132">
                <text:p>0.110132</text:p>
              </table:table-cell>
              <table:table-cell office:value-type="float" office:value="0.550661">
                <text:p>0.55066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'Ocean-C'.A3:'Ocean-C'.D32 'Ocean-C'.B2:'Ocean-C'.D2" chart:data-source-has-labels="both" svg:x="1.598cm" svg:y="1.639cm" svg:width="22.474cm" svg:height="14.396cm">
          <chartooo:coordinate-region svg:x="2.484cm" svg:y="1.834cm" svg:width="21.58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'Ocean-C'.A3:'Ocean-C'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'Ocean-C'.B3:'Ocean-C'.B32" chart:label-cell-address="'Ocean-C'.B2:'Ocean-C'.B2" chart:class="chart:bar">
            <chart:data-point chart:repeated="30"/>
          </chart:series>
          <chart:series chart:style-name="ch11" chart:values-cell-range-address="'Ocean-C'.C3:'Ocean-C'.C32" chart:label-cell-address="'Ocean-C'.C2:'Ocean-C'.C2" chart:class="chart:bar">
            <chart:data-point chart:repeated="30"/>
          </chart:series>
          <chart:series chart:style-name="ch12" chart:values-cell-range-address="'Ocean-C'.D3:'Ocean-C'.D32" chart:label-cell-address="'Ocean-C'.D2:'Ocean-C'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'Ocean-C'.B2:'Ocean-C'.B2</svg:desc>
                </draw:g>
              </table:table-cell>
              <table:table-cell office:value-type="string">
                <text:p>Fuzzy Token</text:p>
                <draw:g>
                  <svg:desc>'Ocean-C'.C2:'Ocean-C'.C2</svg:desc>
                </draw:g>
              </table:table-cell>
              <table:table-cell office:value-type="string">
                <text:p>Token</text:p>
                <draw:g>
                  <svg:desc>'Ocean-C'.D2:'Ocean-C'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Ocean-C'.A3:'Ocean-C'.A32</svg:desc>
                </draw:g>
              </table:table-cell>
              <table:table-cell office:value-type="float" office:value="0">
                <text:p>0</text:p>
                <draw:g>
                  <svg:desc>'Ocean-C'.B3:'Ocean-C'.B32</svg:desc>
                </draw:g>
              </table:table-cell>
              <table:table-cell office:value-type="float" office:value="0.0082233">
                <text:p>0.0082233</text:p>
                <draw:g>
                  <svg:desc>'Ocean-C'.C3:'Ocean-C'.C32</svg:desc>
                </draw:g>
              </table:table-cell>
              <table:table-cell office:value-type="float" office:value="1.52953">
                <text:p>1.52953</text:p>
                <draw:g>
                  <svg:desc>'Ocean-C'.D3:'Ocean-C'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063">
                <text:p>96.5063</text:p>
              </table:table-cell>
              <table:table-cell office:value-type="float" office:value="95.7321">
                <text:p>95.7321</text:p>
              </table:table-cell>
              <table:table-cell office:value-type="float" office:value="7.45853">
                <text:p>7.458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331">
                <text:p>0.55331</text:p>
              </table:table-cell>
              <table:table-cell office:value-type="float" office:value="0.435835">
                <text:p>0.435835</text:p>
              </table:table-cell>
              <table:table-cell office:value-type="float" office:value="7.29172">
                <text:p>7.291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0048">
                <text:p>0.370048</text:p>
              </table:table-cell>
              <table:table-cell office:value-type="float" office:value="0.445233">
                <text:p>0.445233</text:p>
              </table:table-cell>
              <table:table-cell office:value-type="float" office:value="7.32578">
                <text:p>7.325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31427">
                <text:p>0.231427</text:p>
              </table:table-cell>
              <table:table-cell office:value-type="float" office:value="0.375922">
                <text:p>0.375922</text:p>
              </table:table-cell>
              <table:table-cell office:value-type="float" office:value="7.502">
                <text:p>7.5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5612">
                <text:p>0.185612</text:p>
              </table:table-cell>
              <table:table-cell office:value-type="float" office:value="0.332456">
                <text:p>0.332456</text:p>
              </table:table-cell>
              <table:table-cell office:value-type="float" office:value="7.4644">
                <text:p>7.46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50369">
                <text:p>0.150369</text:p>
              </table:table-cell>
              <table:table-cell office:value-type="float" office:value="0.321883">
                <text:p>0.321883</text:p>
              </table:table-cell>
              <table:table-cell office:value-type="float" office:value="7.61595">
                <text:p>7.615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2175">
                <text:p>0.122175</text:p>
              </table:table-cell>
              <table:table-cell office:value-type="float" office:value="0.326582">
                <text:p>0.326582</text:p>
              </table:table-cell>
              <table:table-cell office:value-type="float" office:value="7.34223">
                <text:p>7.342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24524">
                <text:p>0.124524</text:p>
              </table:table-cell>
              <table:table-cell office:value-type="float" office:value="0.308961">
                <text:p>0.308961</text:p>
              </table:table-cell>
              <table:table-cell office:value-type="float" office:value="7.54194">
                <text:p>7.541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9825">
                <text:p>0.119825</text:p>
              </table:table-cell>
              <table:table-cell office:value-type="float" office:value="0.223204">
                <text:p>0.223204</text:p>
              </table:table-cell>
              <table:table-cell office:value-type="float" office:value="7.36573">
                <text:p>7.365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13951">
                <text:p>0.113951</text:p>
              </table:table-cell>
              <table:table-cell office:value-type="float" office:value="0.169165">
                <text:p>0.169165</text:p>
              </table:table-cell>
              <table:table-cell office:value-type="float" office:value="7.27292">
                <text:p>7.272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892815">
                <text:p>0.0892815</text:p>
              </table:table-cell>
              <table:table-cell office:value-type="float" office:value="0.136272">
                <text:p>0.136272</text:p>
              </table:table-cell>
              <table:table-cell office:value-type="float" office:value="7.49847">
                <text:p>7.4984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13951">
                <text:p>0.113951</text:p>
              </table:table-cell>
              <table:table-cell office:value-type="float" office:value="0.14332">
                <text:p>0.14332</text:p>
              </table:table-cell>
              <table:table-cell office:value-type="float" office:value="7.43386">
                <text:p>7.433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04553">
                <text:p>0.104553</text:p>
              </table:table-cell>
              <table:table-cell office:value-type="float" office:value="0.111602">
                <text:p>0.111602</text:p>
              </table:table-cell>
              <table:table-cell office:value-type="float" office:value="5.52136">
                <text:p>5.5213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77534">
                <text:p>0.077534</text:p>
              </table:table-cell>
              <table:table-cell office:value-type="float" office:value="0.101029">
                <text:p>0.101029</text:p>
              </table:table-cell>
              <table:table-cell office:value-type="float" office:value="1.48959">
                <text:p>1.489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40097">
                <text:p>0.0740097</text:p>
              </table:table-cell>
              <table:table-cell office:value-type="float" office:value="0.11865">
                <text:p>0.11865</text:p>
              </table:table-cell>
              <table:table-cell office:value-type="float" office:value="0.574456">
                <text:p>0.57445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77534">
                <text:p>0.077534</text:p>
              </table:table-cell>
              <table:table-cell office:value-type="float" office:value="0.103379">
                <text:p>0.103379</text:p>
              </table:table-cell>
              <table:table-cell office:value-type="float" office:value="0.333631">
                <text:p>0.3336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40097">
                <text:p>0.0740097</text:p>
              </table:table-cell>
              <table:table-cell office:value-type="float" office:value="0.0904563">
                <text:p>0.0904563</text:p>
              </table:table-cell>
              <table:table-cell office:value-type="float" office:value="0.256097">
                <text:p>0.2560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681359">
                <text:p>0.0681359</text:p>
              </table:table-cell>
              <table:table-cell office:value-type="float" office:value="0.0693107">
                <text:p>0.0693107</text:p>
              </table:table-cell>
              <table:table-cell office:value-type="float" office:value="0.197359">
                <text:p>0.1973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552136">
                <text:p>0.0552136</text:p>
              </table:table-cell>
              <table:table-cell office:value-type="float" office:value="0.0763592">
                <text:p>0.0763592</text:p>
              </table:table-cell>
              <table:table-cell office:value-type="float" office:value="0.16799">
                <text:p>0.1679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646116">
                <text:p>0.0646116</text:p>
              </table:table-cell>
              <table:table-cell office:value-type="float" office:value="0.0599126">
                <text:p>0.0599126</text:p>
              </table:table-cell>
              <table:table-cell office:value-type="float" office:value="0.178563">
                <text:p>0.17856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52136">
                <text:p>0.0552136</text:p>
              </table:table-cell>
              <table:table-cell office:value-type="float" office:value="0.0646116">
                <text:p>0.0646116</text:p>
              </table:table-cell>
              <table:table-cell office:value-type="float" office:value="0.14332">
                <text:p>0.1433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634369">
                <text:p>0.0634369</text:p>
              </table:table-cell>
              <table:table-cell office:value-type="float" office:value="0.0528641">
                <text:p>0.0528641</text:p>
              </table:table-cell>
              <table:table-cell office:value-type="float" office:value="0.116301">
                <text:p>0.1163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48165">
                <text:p>0.048165</text:p>
              </table:table-cell>
              <table:table-cell office:value-type="float" office:value="0.0516893">
                <text:p>0.0516893</text:p>
              </table:table-cell>
              <table:table-cell office:value-type="float" office:value="0.086932">
                <text:p>0.08693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493398">
                <text:p>0.0493398</text:p>
              </table:table-cell>
              <table:table-cell office:value-type="float" office:value="0.0364175">
                <text:p>0.0364175</text:p>
              </table:table-cell>
              <table:table-cell office:value-type="float" office:value="0.0728349">
                <text:p>0.072834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516893">
                <text:p>0.0516893</text:p>
              </table:table-cell>
              <table:table-cell office:value-type="float" office:value="0.0352427">
                <text:p>0.0352427</text:p>
              </table:table-cell>
              <table:table-cell office:value-type="float" office:value="0.0693107">
                <text:p>0.069310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8767">
                <text:p>0.038767</text:p>
              </table:table-cell>
              <table:table-cell office:value-type="float" office:value="0.0199709">
                <text:p>0.0199709</text:p>
              </table:table-cell>
              <table:table-cell office:value-type="float" office:value="0.0375922">
                <text:p>0.03759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8767">
                <text:p>0.038767</text:p>
              </table:table-cell>
              <table:table-cell office:value-type="float" office:value="0.0176214">
                <text:p>0.0176214</text:p>
              </table:table-cell>
              <table:table-cell office:value-type="float" office:value="0.0258447">
                <text:p>0.025844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293689">
                <text:p>0.0293689</text:p>
              </table:table-cell>
              <table:table-cell office:value-type="float" office:value="0.0164466">
                <text:p>0.0164466</text:p>
              </table:table-cell>
              <table:table-cell office:value-type="float" office:value="0.0211456">
                <text:p>0.021145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93689">
                <text:p>0.0293689</text:p>
              </table:table-cell>
              <table:table-cell office:value-type="float" office:value="0.0082233">
                <text:p>0.0082233</text:p>
              </table:table-cell>
              <table:table-cell office:value-type="float" office:value="0.0082233">
                <text:p>0.00822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2cm" svg:height="17.461cm" xlink:href=".." xlink:type="simple" chart:class="chart:line" chart:style-name="ch1">
        <chart:title svg:x="8.3cm" svg:y="0.485cm" chart:style-name="ch2">
          <text:p>Latency distribution (lambda2=0.0017)</text:p>
        </chart:title>
        <chart:legend svg:x="5.095cm" svg:y="4.4cm" style:legend-expansion="custom" chartooo:width="5.039cm" chartooo:height="1.675cm" style:legend-expansion-aspect-ratio="3.00835820895522" chart:style-name="ch3"/>
        <chart:plot-area chart:style-name="ch4" table:cell-range-address="'lambda2 poisson'.A1:'lambda2 poisson'.D36" chart:data-source-has-labels="both" svg:x="1.598cm" svg:y="1.639cm" svg:width="22.473cm" svg:height="14.396cm">
          <chartooo:coordinate-region svg:x="2.272cm" svg:y="1.834cm" svg:width="21.701cm" svg:height="13.296cm"/>
          <chart:axis chart:dimension="x" chart:name="primary-x" chart:style-name="ch5" chartooo:axis-type="auto">
            <chartooo:date-scale/>
            <chart:title svg:x="10.577cm" svg:y="16.384cm" chart:style-name="ch6">
              <text:p>latency values (in cycles)</text:p>
            </chart:title>
            <chart:categories table:cell-range-address="'lambda2 poisson'.A2:'lambda2 poisson'.A36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'lambda2 poisson'.B2:'lambda2 poisson'.B36" chart:label-cell-address="'lambda2 poisson'.B1:'lambda2 poisson'.B1" chart:class="chart:line">
            <chart:data-point chart:repeated="35"/>
          </chart:series>
          <chart:series chart:style-name="ch11" chart:values-cell-range-address="'lambda2 poisson'.C2:'lambda2 poisson'.C36" chart:label-cell-address="'lambda2 poisson'.C1:'lambda2 poisson'.C1" chart:class="chart:line">
            <chart:data-point chart:repeated="35"/>
          </chart:series>
          <chart:series chart:style-name="ch12" chart:values-cell-range-address="'lambda2 poisson'.D2:'lambda2 poisson'.D36" chart:label-cell-address="'lambda2 poisson'.D1:'lambda2 poisson'.D1" chart:class="chart:line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 (tail 3427: 1.29%)</text:p>
                <draw:g>
                  <svg:desc>'lambda2 poisson'.B1:'lambda2 poisson'.B1</svg:desc>
                </draw:g>
              </table:table-cell>
              <table:table-cell office:value-type="string">
                <text:p>Fuzzy (tail 335: 0%)</text:p>
                <draw:g>
                  <svg:desc>'lambda2 poisson'.C1:'lambda2 poisson'.C1</svg:desc>
                </draw:g>
              </table:table-cell>
              <table:table-cell office:value-type="string">
                <text:p>Token (tail 350: 0%)</text:p>
                <draw:g>
                  <svg:desc>'lambda2 poisson'.D1:'lambda2 poisson'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lambda2 poisson'.A2:'lambda2 poisson'.A36</svg:desc>
                </draw:g>
              </table:table-cell>
              <table:table-cell office:value-type="float" office:value="0">
                <text:p>0</text:p>
                <draw:g>
                  <svg:desc>'lambda2 poisson'.B2:'lambda2 poisson'.B36</svg:desc>
                </draw:g>
              </table:table-cell>
              <table:table-cell office:value-type="float" office:value="0.13">
                <text:p>0.13</text:p>
                <draw:g>
                  <svg:desc>'lambda2 poisson'.C2:'lambda2 poisson'.C36</svg:desc>
                </draw:g>
              </table:table-cell>
              <table:table-cell office:value-type="float" office:value="0.8">
                <text:p>0.8</text:p>
                <draw:g>
                  <svg:desc>'lambda2 poisson'.D2:'lambda2 poisson'.D3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.66">
                <text:p>59.66</text:p>
              </table:table-cell>
              <table:table-cell office:value-type="float" office:value="33.15">
                <text:p>33.1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41">
                <text:p>8.41</text:p>
              </table:table-cell>
              <table:table-cell office:value-type="float" office:value="6.11">
                <text:p>6.11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42">
                <text:p>6.42</text:p>
              </table:table-cell>
              <table:table-cell office:value-type="float" office:value="5.78">
                <text:p>5.7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6">
                <text:p>4.6</text:p>
              </table:table-cell>
              <table:table-cell office:value-type="float" office:value="5.03">
                <text:p>5.03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07">
                <text:p>3.07</text:p>
              </table:table-cell>
              <table:table-cell office:value-type="float" office:value="4.99">
                <text:p>4.99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.06">
                <text:p>2.06</text:p>
              </table:table-cell>
              <table:table-cell office:value-type="float" office:value="3.94">
                <text:p>3.94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">
                <text:p>1.7</text:p>
              </table:table-cell>
              <table:table-cell office:value-type="float" office:value="4.04">
                <text:p>4.04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57">
                <text:p>1.57</text:p>
              </table:table-cell>
              <table:table-cell office:value-type="float" office:value="3.47">
                <text:p>3.4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1">
                <text:p>1.11</text:p>
              </table:table-cell>
              <table:table-cell office:value-type="float" office:value="3.62">
                <text:p>3.62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6">
                <text:p>0.86</text:p>
              </table:table-cell>
              <table:table-cell office:value-type="float" office:value="3.23">
                <text:p>3.23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5">
                <text:p>0.85</text:p>
              </table:table-cell>
              <table:table-cell office:value-type="float" office:value="2.79">
                <text:p>2.79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2.49">
                <text:p>2.49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2">
                <text:p>0.52</text:p>
              </table:table-cell>
              <table:table-cell office:value-type="float" office:value="2.53">
                <text:p>2.53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6">
                <text:p>0.56</text:p>
              </table:table-cell>
              <table:table-cell office:value-type="float" office:value="2.4">
                <text:p>2.4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">
                <text:p>0.6</text:p>
              </table:table-cell>
              <table:table-cell office:value-type="float" office:value="2.34">
                <text:p>2.3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8">
                <text:p>0.38</text:p>
              </table:table-cell>
              <table:table-cell office:value-type="float" office:value="2.03">
                <text:p>2.03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3">
                <text:p>0.33</text:p>
              </table:table-cell>
              <table:table-cell office:value-type="float" office:value="1.95">
                <text:p>1.95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9">
                <text:p>0.29</text:p>
              </table:table-cell>
              <table:table-cell office:value-type="float" office:value="1.65">
                <text:p>1.6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">
                <text:p>0.17</text:p>
              </table:table-cell>
              <table:table-cell office:value-type="float" office:value="1.38">
                <text:p>1.38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">
                <text:p>0.3</text:p>
              </table:table-cell>
              <table:table-cell office:value-type="float" office:value="1.07">
                <text:p>1.07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7">
                <text:p>0.27</text:p>
              </table:table-cell>
              <table:table-cell office:value-type="float" office:value="1.02">
                <text:p>1.0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1">
                <text:p>0.21</text:p>
              </table:table-cell>
              <table:table-cell office:value-type="float" office:value="0.97">
                <text:p>0.9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">
                <text:p>0.2</text:p>
              </table:table-cell>
              <table:table-cell office:value-type="float" office:value="0.86">
                <text:p>0.8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5">
                <text:p>0.25</text:p>
              </table:table-cell>
              <table:table-cell office:value-type="float" office:value="0.55">
                <text:p>0.5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3">
                <text:p>0.13</text:p>
              </table:table-cell>
              <table:table-cell office:value-type="float" office:value="0.39">
                <text:p>0.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4">
                <text:p>0.24</text:p>
              </table:table-cell>
              <table:table-cell office:value-type="float" office:value="0.23">
                <text:p>0.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9">
                <text:p>0.19</text:p>
              </table:table-cell>
              <table:table-cell office:value-type="float" office:value="0.14">
                <text:p>0.1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16">
                <text:p>0.16</text:p>
              </table:table-cell>
              <table:table-cell office:value-type="float" office:value="0.11">
                <text:p>0.1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'Ocean-C'.F3:'Ocean-C'.I12 'Ocean-C'.G2:'Ocean-C'.I2" chart:data-source-has-labels="both" svg:x="0.32cm" svg:y="0.179cm" svg:width="12.639cm" svg:height="8.637cm">
          <chartooo:coordinate-region svg:x="1.206cm" svg:y="0.374cm" svg:width="11.753cm" svg:height="7.803cm"/>
          <chart:axis chart:dimension="x" chart:name="primary-x" chart:style-name="ch4" chartooo:axis-type="auto">
            <chartooo:date-scale/>
            <chart:categories table:cell-range-address="'Ocean-C'.F3:'Ocean-C'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cean-C'.G3:'Ocean-C'.G12" chart:label-cell-address="'Ocean-C'.G2:'Ocean-C'.G2" chart:class="chart:bar">
            <chart:data-point chart:repeated="10"/>
          </chart:series>
          <chart:series chart:style-name="ch8" chart:values-cell-range-address="'Ocean-C'.H3:'Ocean-C'.H12" chart:label-cell-address="'Ocean-C'.H2:'Ocean-C'.H2" chart:class="chart:bar">
            <chart:data-point chart:repeated="10"/>
          </chart:series>
          <chart:series chart:style-name="ch9" chart:values-cell-range-address="'Ocean-C'.I3:'Ocean-C'.I12" chart:label-cell-address="'Ocean-C'.I2:'Ocean-C'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'Ocean-C'.G2:'Ocean-C'.G2</svg:desc>
                </draw:g>
              </table:table-cell>
              <table:table-cell office:value-type="string">
                <text:p>Fuzzy Token</text:p>
                <draw:g>
                  <svg:desc>'Ocean-C'.H2:'Ocean-C'.H2</svg:desc>
                </draw:g>
              </table:table-cell>
              <table:table-cell office:value-type="string">
                <text:p>Token</text:p>
                <draw:g>
                  <svg:desc>'Ocean-C'.I2:'Ocean-C'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Ocean-C'.F3:'Ocean-C'.F12</svg:desc>
                </draw:g>
              </table:table-cell>
              <table:table-cell office:value-type="float" office:value="96.5063">
                <text:p>96.5063</text:p>
                <draw:g>
                  <svg:desc>'Ocean-C'.G3:'Ocean-C'.G12</svg:desc>
                </draw:g>
              </table:table-cell>
              <table:table-cell office:value-type="float" office:value="95.7403233">
                <text:p>95.7403233</text:p>
                <draw:g>
                  <svg:desc>'Ocean-C'.H3:'Ocean-C'.H12</svg:desc>
                </draw:g>
              </table:table-cell>
              <table:table-cell office:value-type="float" office:value="8.98806">
                <text:p>8.98806</text:p>
                <draw:g>
                  <svg:desc>'Ocean-C'.I3:'Ocean-C'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3358">
                <text:p>0.923358</text:p>
              </table:table-cell>
              <table:table-cell office:value-type="float" office:value="0.881068">
                <text:p>0.881068</text:p>
              </table:table-cell>
              <table:table-cell office:value-type="float" office:value="14.6175">
                <text:p>14.61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17039">
                <text:p>0.417039</text:p>
              </table:table-cell>
              <table:table-cell office:value-type="float" office:value="0.708378">
                <text:p>0.708378</text:p>
              </table:table-cell>
              <table:table-cell office:value-type="float" office:value="14.9664">
                <text:p>14.96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72544">
                <text:p>0.272544</text:p>
              </table:table-cell>
              <table:table-cell office:value-type="float" office:value="0.648465">
                <text:p>0.648465</text:p>
              </table:table-cell>
              <table:table-cell office:value-type="float" office:value="14.95818">
                <text:p>14.958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4349">
                <text:p>0.244349</text:p>
              </table:table-cell>
              <table:table-cell office:value-type="float" office:value="0.532165">
                <text:p>0.532165</text:p>
              </table:table-cell>
              <table:table-cell office:value-type="float" office:value="14.90767">
                <text:p>14.907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032325">
                <text:p>0.2032325</text:p>
              </table:table-cell>
              <table:table-cell office:value-type="float" office:value="0.305437">
                <text:p>0.305437</text:p>
              </table:table-cell>
              <table:table-cell office:value-type="float" office:value="14.77139">
                <text:p>14.771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18504">
                <text:p>0.218504</text:p>
              </table:table-cell>
              <table:table-cell office:value-type="float" office:value="0.254922">
                <text:p>0.254922</text:p>
              </table:table-cell>
              <table:table-cell office:value-type="float" office:value="12.95522">
                <text:p>12.955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515437">
                <text:p>0.1515437</text:p>
              </table:table-cell>
              <table:table-cell office:value-type="float" office:value="0.219679">
                <text:p>0.219679</text:p>
              </table:table-cell>
              <table:table-cell office:value-type="float" office:value="2.064046">
                <text:p>2.06404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515437">
                <text:p>0.1515437</text:p>
              </table:table-cell>
              <table:table-cell office:value-type="float" office:value="0.1938353">
                <text:p>0.1938353</text:p>
              </table:table-cell>
              <table:table-cell office:value-type="float" office:value="0.589728">
                <text:p>0.5897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33495">
                <text:p>0.1233495</text:p>
              </table:table-cell>
              <table:table-cell office:value-type="float" office:value="0.1456699">
                <text:p>0.1456699</text:p>
              </table:table-cell>
              <table:table-cell office:value-type="float" office:value="0.365349">
                <text:p>0.36534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'Ocean-C'.A3:'Ocean-C'.D32 'Ocean-C'.B2:'Ocean-C'.D2" chart:data-source-has-labels="both" svg:x="1.598cm" svg:y="1.639cm" svg:width="22.474cm" svg:height="14.396cm">
          <chartooo:coordinate-region svg:x="2.272cm" svg:y="1.834cm" svg:width="21.49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'Ocean-C'.A3:'Ocean-C'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'Ocean-C'.B3:'Ocean-C'.B32" chart:label-cell-address="'Ocean-C'.B2:'Ocean-C'.B2" chart:class="chart:line">
            <chart:data-point chart:repeated="30"/>
          </chart:series>
          <chart:series chart:style-name="ch11" chart:values-cell-range-address="'Ocean-C'.C3:'Ocean-C'.C32" chart:label-cell-address="'Ocean-C'.C2:'Ocean-C'.C2" chart:class="chart:line">
            <chart:data-point chart:repeated="30"/>
          </chart:series>
          <chart:series chart:style-name="ch12" chart:values-cell-range-address="'Ocean-C'.D3:'Ocean-C'.D32" chart:label-cell-address="'Ocean-C'.D2:'Ocean-C'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'Ocean-C'.B2:'Ocean-C'.B2</svg:desc>
                </draw:g>
              </table:table-cell>
              <table:table-cell office:value-type="string">
                <text:p>Fuzzy Token</text:p>
                <draw:g>
                  <svg:desc>'Ocean-C'.C2:'Ocean-C'.C2</svg:desc>
                </draw:g>
              </table:table-cell>
              <table:table-cell office:value-type="string">
                <text:p>Token</text:p>
                <draw:g>
                  <svg:desc>'Ocean-C'.D2:'Ocean-C'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Ocean-C'.A3:'Ocean-C'.A32</svg:desc>
                </draw:g>
              </table:table-cell>
              <table:table-cell office:value-type="float" office:value="0">
                <text:p>0</text:p>
                <draw:g>
                  <svg:desc>'Ocean-C'.B3:'Ocean-C'.B32</svg:desc>
                </draw:g>
              </table:table-cell>
              <table:table-cell office:value-type="float" office:value="0.0082233">
                <text:p>0.0082233</text:p>
                <draw:g>
                  <svg:desc>'Ocean-C'.C3:'Ocean-C'.C32</svg:desc>
                </draw:g>
              </table:table-cell>
              <table:table-cell office:value-type="float" office:value="1.52953">
                <text:p>1.52953</text:p>
                <draw:g>
                  <svg:desc>'Ocean-C'.D3:'Ocean-C'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063">
                <text:p>96.5063</text:p>
              </table:table-cell>
              <table:table-cell office:value-type="float" office:value="95.7321">
                <text:p>95.7321</text:p>
              </table:table-cell>
              <table:table-cell office:value-type="float" office:value="7.45853">
                <text:p>7.458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331">
                <text:p>0.55331</text:p>
              </table:table-cell>
              <table:table-cell office:value-type="float" office:value="0.435835">
                <text:p>0.435835</text:p>
              </table:table-cell>
              <table:table-cell office:value-type="float" office:value="7.29172">
                <text:p>7.291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0048">
                <text:p>0.370048</text:p>
              </table:table-cell>
              <table:table-cell office:value-type="float" office:value="0.445233">
                <text:p>0.445233</text:p>
              </table:table-cell>
              <table:table-cell office:value-type="float" office:value="7.32578">
                <text:p>7.325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31427">
                <text:p>0.231427</text:p>
              </table:table-cell>
              <table:table-cell office:value-type="float" office:value="0.375922">
                <text:p>0.375922</text:p>
              </table:table-cell>
              <table:table-cell office:value-type="float" office:value="7.502">
                <text:p>7.5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5612">
                <text:p>0.185612</text:p>
              </table:table-cell>
              <table:table-cell office:value-type="float" office:value="0.332456">
                <text:p>0.332456</text:p>
              </table:table-cell>
              <table:table-cell office:value-type="float" office:value="7.4644">
                <text:p>7.46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50369">
                <text:p>0.150369</text:p>
              </table:table-cell>
              <table:table-cell office:value-type="float" office:value="0.321883">
                <text:p>0.321883</text:p>
              </table:table-cell>
              <table:table-cell office:value-type="float" office:value="7.61595">
                <text:p>7.615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2175">
                <text:p>0.122175</text:p>
              </table:table-cell>
              <table:table-cell office:value-type="float" office:value="0.326582">
                <text:p>0.326582</text:p>
              </table:table-cell>
              <table:table-cell office:value-type="float" office:value="7.34223">
                <text:p>7.342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24524">
                <text:p>0.124524</text:p>
              </table:table-cell>
              <table:table-cell office:value-type="float" office:value="0.308961">
                <text:p>0.308961</text:p>
              </table:table-cell>
              <table:table-cell office:value-type="float" office:value="7.54194">
                <text:p>7.541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9825">
                <text:p>0.119825</text:p>
              </table:table-cell>
              <table:table-cell office:value-type="float" office:value="0.223204">
                <text:p>0.223204</text:p>
              </table:table-cell>
              <table:table-cell office:value-type="float" office:value="7.36573">
                <text:p>7.365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13951">
                <text:p>0.113951</text:p>
              </table:table-cell>
              <table:table-cell office:value-type="float" office:value="0.169165">
                <text:p>0.169165</text:p>
              </table:table-cell>
              <table:table-cell office:value-type="float" office:value="7.27292">
                <text:p>7.272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892815">
                <text:p>0.0892815</text:p>
              </table:table-cell>
              <table:table-cell office:value-type="float" office:value="0.136272">
                <text:p>0.136272</text:p>
              </table:table-cell>
              <table:table-cell office:value-type="float" office:value="7.49847">
                <text:p>7.4984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13951">
                <text:p>0.113951</text:p>
              </table:table-cell>
              <table:table-cell office:value-type="float" office:value="0.14332">
                <text:p>0.14332</text:p>
              </table:table-cell>
              <table:table-cell office:value-type="float" office:value="7.43386">
                <text:p>7.433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04553">
                <text:p>0.104553</text:p>
              </table:table-cell>
              <table:table-cell office:value-type="float" office:value="0.111602">
                <text:p>0.111602</text:p>
              </table:table-cell>
              <table:table-cell office:value-type="float" office:value="5.52136">
                <text:p>5.5213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77534">
                <text:p>0.077534</text:p>
              </table:table-cell>
              <table:table-cell office:value-type="float" office:value="0.101029">
                <text:p>0.101029</text:p>
              </table:table-cell>
              <table:table-cell office:value-type="float" office:value="1.48959">
                <text:p>1.489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40097">
                <text:p>0.0740097</text:p>
              </table:table-cell>
              <table:table-cell office:value-type="float" office:value="0.11865">
                <text:p>0.11865</text:p>
              </table:table-cell>
              <table:table-cell office:value-type="float" office:value="0.574456">
                <text:p>0.57445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77534">
                <text:p>0.077534</text:p>
              </table:table-cell>
              <table:table-cell office:value-type="float" office:value="0.103379">
                <text:p>0.103379</text:p>
              </table:table-cell>
              <table:table-cell office:value-type="float" office:value="0.333631">
                <text:p>0.3336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40097">
                <text:p>0.0740097</text:p>
              </table:table-cell>
              <table:table-cell office:value-type="float" office:value="0.0904563">
                <text:p>0.0904563</text:p>
              </table:table-cell>
              <table:table-cell office:value-type="float" office:value="0.256097">
                <text:p>0.2560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681359">
                <text:p>0.0681359</text:p>
              </table:table-cell>
              <table:table-cell office:value-type="float" office:value="0.0693107">
                <text:p>0.0693107</text:p>
              </table:table-cell>
              <table:table-cell office:value-type="float" office:value="0.197359">
                <text:p>0.1973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552136">
                <text:p>0.0552136</text:p>
              </table:table-cell>
              <table:table-cell office:value-type="float" office:value="0.0763592">
                <text:p>0.0763592</text:p>
              </table:table-cell>
              <table:table-cell office:value-type="float" office:value="0.16799">
                <text:p>0.1679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646116">
                <text:p>0.0646116</text:p>
              </table:table-cell>
              <table:table-cell office:value-type="float" office:value="0.0599126">
                <text:p>0.0599126</text:p>
              </table:table-cell>
              <table:table-cell office:value-type="float" office:value="0.178563">
                <text:p>0.17856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52136">
                <text:p>0.0552136</text:p>
              </table:table-cell>
              <table:table-cell office:value-type="float" office:value="0.0646116">
                <text:p>0.0646116</text:p>
              </table:table-cell>
              <table:table-cell office:value-type="float" office:value="0.14332">
                <text:p>0.1433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634369">
                <text:p>0.0634369</text:p>
              </table:table-cell>
              <table:table-cell office:value-type="float" office:value="0.0528641">
                <text:p>0.0528641</text:p>
              </table:table-cell>
              <table:table-cell office:value-type="float" office:value="0.116301">
                <text:p>0.1163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48165">
                <text:p>0.048165</text:p>
              </table:table-cell>
              <table:table-cell office:value-type="float" office:value="0.0516893">
                <text:p>0.0516893</text:p>
              </table:table-cell>
              <table:table-cell office:value-type="float" office:value="0.086932">
                <text:p>0.08693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493398">
                <text:p>0.0493398</text:p>
              </table:table-cell>
              <table:table-cell office:value-type="float" office:value="0.0364175">
                <text:p>0.0364175</text:p>
              </table:table-cell>
              <table:table-cell office:value-type="float" office:value="0.0728349">
                <text:p>0.072834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516893">
                <text:p>0.0516893</text:p>
              </table:table-cell>
              <table:table-cell office:value-type="float" office:value="0.0352427">
                <text:p>0.0352427</text:p>
              </table:table-cell>
              <table:table-cell office:value-type="float" office:value="0.0693107">
                <text:p>0.069310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8767">
                <text:p>0.038767</text:p>
              </table:table-cell>
              <table:table-cell office:value-type="float" office:value="0.0199709">
                <text:p>0.0199709</text:p>
              </table:table-cell>
              <table:table-cell office:value-type="float" office:value="0.0375922">
                <text:p>0.03759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8767">
                <text:p>0.038767</text:p>
              </table:table-cell>
              <table:table-cell office:value-type="float" office:value="0.0176214">
                <text:p>0.0176214</text:p>
              </table:table-cell>
              <table:table-cell office:value-type="float" office:value="0.0258447">
                <text:p>0.025844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293689">
                <text:p>0.0293689</text:p>
              </table:table-cell>
              <table:table-cell office:value-type="float" office:value="0.0164466">
                <text:p>0.0164466</text:p>
              </table:table-cell>
              <table:table-cell office:value-type="float" office:value="0.0211456">
                <text:p>0.021145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93689">
                <text:p>0.0293689</text:p>
              </table:table-cell>
              <table:table-cell office:value-type="float" office:value="0.0082233">
                <text:p>0.0082233</text:p>
              </table:table-cell>
              <table:table-cell office:value-type="float" office:value="0.0082233">
                <text:p>0.008223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'Ocean-NC'.A3:'Ocean-NC'.D32 'Ocean-NC'.B2:'Ocean-NC'.D2" chart:data-source-has-labels="both" svg:x="1.598cm" svg:y="1.639cm" svg:width="22.474cm" svg:height="14.396cm">
          <chartooo:coordinate-region svg:x="2.484cm" svg:y="1.834cm" svg:width="21.58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'Ocean-NC'.A3:'Ocean-NC'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'Ocean-NC'.B3:'Ocean-NC'.B32" chart:label-cell-address="'Ocean-NC'.B2:'Ocean-NC'.B2" chart:class="chart:bar">
            <chart:data-point chart:repeated="30"/>
          </chart:series>
          <chart:series chart:style-name="ch11" chart:values-cell-range-address="'Ocean-NC'.C3:'Ocean-NC'.C32" chart:label-cell-address="'Ocean-NC'.C2:'Ocean-NC'.C2" chart:class="chart:bar">
            <chart:data-point chart:repeated="30"/>
          </chart:series>
          <chart:series chart:style-name="ch12" chart:values-cell-range-address="'Ocean-NC'.D3:'Ocean-NC'.D32" chart:label-cell-address="'Ocean-NC'.D2:'Ocean-NC'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'Ocean-NC'.B2:'Ocean-NC'.B2</svg:desc>
                </draw:g>
              </table:table-cell>
              <table:table-cell office:value-type="string">
                <text:p>Fuzzy Token</text:p>
                <draw:g>
                  <svg:desc>'Ocean-NC'.C2:'Ocean-NC'.C2</svg:desc>
                </draw:g>
              </table:table-cell>
              <table:table-cell office:value-type="string">
                <text:p>Token</text:p>
                <draw:g>
                  <svg:desc>'Ocean-NC'.D2:'Ocean-NC'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Ocean-NC'.A3:'Ocean-NC'.A32</svg:desc>
                </draw:g>
              </table:table-cell>
              <table:table-cell office:value-type="float" office:value="0">
                <text:p>0</text:p>
                <draw:g>
                  <svg:desc>'Ocean-NC'.B3:'Ocean-NC'.B32</svg:desc>
                </draw:g>
              </table:table-cell>
              <table:table-cell office:value-type="float" office:value="0.0324621">
                <text:p>0.0324621</text:p>
                <draw:g>
                  <svg:desc>'Ocean-NC'.C3:'Ocean-NC'.C32</svg:desc>
                </draw:g>
              </table:table-cell>
              <table:table-cell office:value-type="float" office:value="1.46801">
                <text:p>1.46801</text:p>
                <draw:g>
                  <svg:desc>'Ocean-NC'.D3:'Ocean-NC'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.1682">
                <text:p>92.1682</text:p>
              </table:table-cell>
              <table:table-cell office:value-type="float" office:value="91.8592">
                <text:p>91.8592</text:p>
              </table:table-cell>
              <table:table-cell office:value-type="float" office:value="7.65023">
                <text:p>7.650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28018">
                <text:p>0.428018</text:p>
              </table:table-cell>
              <table:table-cell office:value-type="float" office:value="0.357083">
                <text:p>0.357083</text:p>
              </table:table-cell>
              <table:table-cell office:value-type="float" office:value="7.00099">
                <text:p>7.000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172">
                <text:p>0.27172</text:p>
              </table:table-cell>
              <table:table-cell office:value-type="float" office:value="0.341453">
                <text:p>0.341453</text:p>
              </table:table-cell>
              <table:table-cell office:value-type="float" office:value="6.9577">
                <text:p>6.95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97177">
                <text:p>0.197177</text:p>
              </table:table-cell>
              <table:table-cell office:value-type="float" office:value="0.35588">
                <text:p>0.35588</text:p>
              </table:table-cell>
              <table:table-cell office:value-type="float" office:value="6.94929">
                <text:p>6.949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6231">
                <text:p>0.16231</text:p>
              </table:table-cell>
              <table:table-cell office:value-type="float" office:value="0.330632">
                <text:p>0.330632</text:p>
              </table:table-cell>
              <table:table-cell office:value-type="float" office:value="7.09597">
                <text:p>7.095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44276">
                <text:p>0.144276</text:p>
              </table:table-cell>
              <table:table-cell office:value-type="float" office:value="0.343857">
                <text:p>0.343857</text:p>
              </table:table-cell>
              <table:table-cell office:value-type="float" office:value="7.29916">
                <text:p>7.299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9848">
                <text:p>0.129848</text:p>
              </table:table-cell>
              <table:table-cell office:value-type="float" office:value="0.319811">
                <text:p>0.319811</text:p>
              </table:table-cell>
              <table:table-cell office:value-type="float" office:value="7.14286">
                <text:p>7.142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38264">
                <text:p>0.138264</text:p>
              </table:table-cell>
              <table:table-cell office:value-type="float" office:value="0.281338">
                <text:p>0.281338</text:p>
              </table:table-cell>
              <table:table-cell office:value-type="float" office:value="7.2691">
                <text:p>7.26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3016">
                <text:p>0.113016</text:p>
              </table:table-cell>
              <table:table-cell office:value-type="float" office:value="0.242864">
                <text:p>0.242864</text:p>
              </table:table-cell>
              <table:table-cell office:value-type="float" office:value="7.30156">
                <text:p>7.301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29848">
                <text:p>0.129848</text:p>
              </table:table-cell>
              <table:table-cell office:value-type="float" office:value="0.260899">
                <text:p>0.260899</text:p>
              </table:table-cell>
              <table:table-cell office:value-type="float" office:value="7.27511">
                <text:p>7.275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6241">
                <text:p>0.126241</text:p>
              </table:table-cell>
              <table:table-cell office:value-type="float" office:value="0.252483">
                <text:p>0.252483</text:p>
              </table:table-cell>
              <table:table-cell office:value-type="float" office:value="7.43622">
                <text:p>7.436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92577">
                <text:p>0.092577</text:p>
              </table:table-cell>
              <table:table-cell office:value-type="float" office:value="0.276529">
                <text:p>0.276529</text:p>
              </table:table-cell>
              <table:table-cell office:value-type="float" office:value="7.29795">
                <text:p>7.29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13016">
                <text:p>0.113016</text:p>
              </table:table-cell>
              <table:table-cell office:value-type="float" office:value="0.26691">
                <text:p>0.26691</text:p>
              </table:table-cell>
              <table:table-cell office:value-type="float" office:value="5.24443">
                <text:p>5.2444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21432">
                <text:p>0.121432</text:p>
              </table:table-cell>
              <table:table-cell office:value-type="float" office:value="0.229639">
                <text:p>0.229639</text:p>
              </table:table-cell>
              <table:table-cell office:value-type="float" office:value="1.0989">
                <text:p>1.09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2634">
                <text:p>0.122634</text:p>
              </table:table-cell>
              <table:table-cell office:value-type="float" office:value="0.246471">
                <text:p>0.246471</text:p>
              </table:table-cell>
              <table:table-cell office:value-type="float" office:value="0.549451">
                <text:p>0.54945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26241">
                <text:p>0.126241</text:p>
              </table:table-cell>
              <table:table-cell office:value-type="float" office:value="0.275326">
                <text:p>0.275326</text:p>
              </table:table-cell>
              <table:table-cell office:value-type="float" office:value="0.411186">
                <text:p>0.41118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15421">
                <text:p>0.115421</text:p>
              </table:table-cell>
              <table:table-cell office:value-type="float" office:value="0.253685">
                <text:p>0.253685</text:p>
              </table:table-cell>
              <table:table-cell office:value-type="float" office:value="0.441244">
                <text:p>0.44124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829586">
                <text:p>0.0829586</text:p>
              </table:table-cell>
              <table:table-cell office:value-type="float" office:value="0.25128">
                <text:p>0.25128</text:p>
              </table:table-cell>
              <table:table-cell office:value-type="float" office:value="0.383533">
                <text:p>0.3835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46">
                <text:p>0.1046</text:p>
              </table:table-cell>
              <table:table-cell office:value-type="float" office:value="0.226032">
                <text:p>0.226032</text:p>
              </table:table-cell>
              <table:table-cell office:value-type="float" office:value="0.400365">
                <text:p>0.40036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15421">
                <text:p>0.115421</text:p>
              </table:table-cell>
              <table:table-cell office:value-type="float" office:value="0.239257">
                <text:p>0.239257</text:p>
              </table:table-cell>
              <table:table-cell office:value-type="float" office:value="0.367903">
                <text:p>0.3679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853632">
                <text:p>0.0853632</text:p>
              </table:table-cell>
              <table:table-cell office:value-type="float" office:value="0.212807">
                <text:p>0.212807</text:p>
              </table:table-cell>
              <table:table-cell office:value-type="float" office:value="0.342655">
                <text:p>0.34265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985885">
                <text:p>0.0985885</text:p>
              </table:table-cell>
              <table:table-cell office:value-type="float" office:value="0.189963">
                <text:p>0.189963</text:p>
              </table:table-cell>
              <table:table-cell office:value-type="float" office:value="0.306586">
                <text:p>0.3065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03398">
                <text:p>0.103398</text:p>
              </table:table-cell>
              <table:table-cell office:value-type="float" office:value="0.176738">
                <text:p>0.176738</text:p>
              </table:table-cell>
              <table:table-cell office:value-type="float" office:value="0.265708">
                <text:p>0.26570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973862">
                <text:p>0.0973862</text:p>
              </table:table-cell>
              <table:table-cell office:value-type="float" office:value="0.170726">
                <text:p>0.170726</text:p>
              </table:table-cell>
              <table:table-cell office:value-type="float" office:value="0.247674">
                <text:p>0.2476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889701">
                <text:p>0.0889701</text:p>
              </table:table-cell>
              <table:table-cell office:value-type="float" office:value="0.164715">
                <text:p>0.164715</text:p>
              </table:table-cell>
              <table:table-cell office:value-type="float" office:value="0.198379">
                <text:p>0.19837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829586">
                <text:p>0.0829586</text:p>
              </table:table-cell>
              <table:table-cell office:value-type="float" office:value="0.152692">
                <text:p>0.152692</text:p>
              </table:table-cell>
              <table:table-cell office:value-type="float" office:value="0.158703">
                <text:p>0.1587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757448">
                <text:p>0.0757448</text:p>
              </table:table-cell>
              <table:table-cell office:value-type="float" office:value="0.140669">
                <text:p>0.140669</text:p>
              </table:table-cell>
              <table:table-cell office:value-type="float" office:value="0.15149">
                <text:p>0.1514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841609">
                <text:p>0.0841609</text:p>
              </table:table-cell>
              <table:table-cell office:value-type="float" office:value="0.158703">
                <text:p>0.158703</text:p>
              </table:table-cell>
              <table:table-cell office:value-type="float" office:value="0.126241">
                <text:p>0.126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757448">
                <text:p>0.0757448</text:p>
              </table:table-cell>
              <table:table-cell office:value-type="float" office:value="0.140669">
                <text:p>0.140669</text:p>
              </table:table-cell>
              <table:table-cell office:value-type="float" office:value="0.13586">
                <text:p>0.1358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'Ocean-NC'.F3:'Ocean-NC'.I12 'Ocean-NC'.G2:'Ocean-NC'.I2" chart:data-source-has-labels="both" svg:x="0.32cm" svg:y="0.179cm" svg:width="12.639cm" svg:height="8.637cm">
          <chartooo:coordinate-region svg:x="1.206cm" svg:y="0.374cm" svg:width="11.753cm" svg:height="7.803cm"/>
          <chart:axis chart:dimension="x" chart:name="primary-x" chart:style-name="ch4" chartooo:axis-type="auto">
            <chartooo:date-scale/>
            <chart:categories table:cell-range-address="'Ocean-NC'.F3:'Ocean-NC'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cean-NC'.G3:'Ocean-NC'.G12" chart:label-cell-address="'Ocean-NC'.G2:'Ocean-NC'.G2" chart:class="chart:bar">
            <chart:data-point chart:repeated="10"/>
          </chart:series>
          <chart:series chart:style-name="ch8" chart:values-cell-range-address="'Ocean-NC'.H3:'Ocean-NC'.H12" chart:label-cell-address="'Ocean-NC'.H2:'Ocean-NC'.H2" chart:class="chart:bar">
            <chart:data-point chart:repeated="10"/>
          </chart:series>
          <chart:series chart:style-name="ch9" chart:values-cell-range-address="'Ocean-NC'.I3:'Ocean-NC'.I12" chart:label-cell-address="'Ocean-NC'.I2:'Ocean-NC'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'Ocean-NC'.G2:'Ocean-NC'.G2</svg:desc>
                </draw:g>
              </table:table-cell>
              <table:table-cell office:value-type="string">
                <text:p>Fuzzy Token</text:p>
                <draw:g>
                  <svg:desc>'Ocean-NC'.H2:'Ocean-NC'.H2</svg:desc>
                </draw:g>
              </table:table-cell>
              <table:table-cell office:value-type="string">
                <text:p>Token</text:p>
                <draw:g>
                  <svg:desc>'Ocean-NC'.I2:'Ocean-NC'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Ocean-NC'.F3:'Ocean-NC'.F12</svg:desc>
                </draw:g>
              </table:table-cell>
              <table:table-cell office:value-type="float" office:value="92.1682">
                <text:p>92.1682</text:p>
                <draw:g>
                  <svg:desc>'Ocean-NC'.G3:'Ocean-NC'.G12</svg:desc>
                </draw:g>
              </table:table-cell>
              <table:table-cell office:value-type="float" office:value="91.8916621">
                <text:p>91.8916621</text:p>
                <draw:g>
                  <svg:desc>'Ocean-NC'.H3:'Ocean-NC'.H12</svg:desc>
                </draw:g>
              </table:table-cell>
              <table:table-cell office:value-type="float" office:value="9.11824">
                <text:p>9.11824</text:p>
                <draw:g>
                  <svg:desc>'Ocean-NC'.I3:'Ocean-NC'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99738">
                <text:p>0.699738</text:p>
              </table:table-cell>
              <table:table-cell office:value-type="float" office:value="0.698536">
                <text:p>0.698536</text:p>
              </table:table-cell>
              <table:table-cell office:value-type="float" office:value="13.95869">
                <text:p>13.958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59487">
                <text:p>0.359487</text:p>
              </table:table-cell>
              <table:table-cell office:value-type="float" office:value="0.686512">
                <text:p>0.686512</text:p>
              </table:table-cell>
              <table:table-cell office:value-type="float" office:value="14.04526">
                <text:p>14.045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74124">
                <text:p>0.274124</text:p>
              </table:table-cell>
              <table:table-cell office:value-type="float" office:value="0.663668">
                <text:p>0.663668</text:p>
              </table:table-cell>
              <table:table-cell office:value-type="float" office:value="14.44202">
                <text:p>14.442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5128">
                <text:p>0.25128</text:p>
              </table:table-cell>
              <table:table-cell office:value-type="float" office:value="0.524202">
                <text:p>0.524202</text:p>
              </table:table-cell>
              <table:table-cell office:value-type="float" office:value="14.57066">
                <text:p>14.570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6089">
                <text:p>0.256089</text:p>
              </table:table-cell>
              <table:table-cell office:value-type="float" office:value="0.513382">
                <text:p>0.513382</text:p>
              </table:table-cell>
              <table:table-cell office:value-type="float" office:value="14.71133">
                <text:p>14.711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05593">
                <text:p>0.205593</text:p>
              </table:table-cell>
              <table:table-cell office:value-type="float" office:value="0.543439">
                <text:p>0.543439</text:p>
              </table:table-cell>
              <table:table-cell office:value-type="float" office:value="12.54238">
                <text:p>12.542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44066">
                <text:p>0.244066</text:p>
              </table:table-cell>
              <table:table-cell office:value-type="float" office:value="0.47611">
                <text:p>0.47611</text:p>
              </table:table-cell>
              <table:table-cell office:value-type="float" office:value="1.648351">
                <text:p>1.6483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41662">
                <text:p>0.241662</text:p>
              </table:table-cell>
              <table:table-cell office:value-type="float" office:value="0.529011">
                <text:p>0.529011</text:p>
              </table:table-cell>
              <table:table-cell office:value-type="float" office:value="0.85243">
                <text:p>0.852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75586">
                <text:p>0.1875586</text:p>
              </table:table-cell>
              <table:table-cell office:value-type="float" office:value="0.477312">
                <text:p>0.477312</text:p>
              </table:table-cell>
              <table:table-cell office:value-type="float" office:value="0.783898">
                <text:p>0.7838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'Ocean-NC'.A3:'Ocean-NC'.D32 'Ocean-NC'.B2:'Ocean-NC'.D2" chart:data-source-has-labels="both" svg:x="1.598cm" svg:y="1.639cm" svg:width="22.474cm" svg:height="14.396cm">
          <chartooo:coordinate-region svg:x="2.272cm" svg:y="1.834cm" svg:width="21.49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'Ocean-NC'.A3:'Ocean-NC'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'Ocean-NC'.B3:'Ocean-NC'.B32" chart:label-cell-address="'Ocean-NC'.B2:'Ocean-NC'.B2" chart:class="chart:line">
            <chart:data-point chart:repeated="30"/>
          </chart:series>
          <chart:series chart:style-name="ch11" chart:values-cell-range-address="'Ocean-NC'.C3:'Ocean-NC'.C32" chart:label-cell-address="'Ocean-NC'.C2:'Ocean-NC'.C2" chart:class="chart:line">
            <chart:data-point chart:repeated="30"/>
          </chart:series>
          <chart:series chart:style-name="ch12" chart:values-cell-range-address="'Ocean-NC'.D3:'Ocean-NC'.D32" chart:label-cell-address="'Ocean-NC'.D2:'Ocean-NC'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'Ocean-NC'.B2:'Ocean-NC'.B2</svg:desc>
                </draw:g>
              </table:table-cell>
              <table:table-cell office:value-type="string">
                <text:p>Fuzzy Token</text:p>
                <draw:g>
                  <svg:desc>'Ocean-NC'.C2:'Ocean-NC'.C2</svg:desc>
                </draw:g>
              </table:table-cell>
              <table:table-cell office:value-type="string">
                <text:p>Token</text:p>
                <draw:g>
                  <svg:desc>'Ocean-NC'.D2:'Ocean-NC'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Ocean-NC'.A3:'Ocean-NC'.A32</svg:desc>
                </draw:g>
              </table:table-cell>
              <table:table-cell office:value-type="float" office:value="0">
                <text:p>0</text:p>
                <draw:g>
                  <svg:desc>'Ocean-NC'.B3:'Ocean-NC'.B32</svg:desc>
                </draw:g>
              </table:table-cell>
              <table:table-cell office:value-type="float" office:value="0.0324621">
                <text:p>0.0324621</text:p>
                <draw:g>
                  <svg:desc>'Ocean-NC'.C3:'Ocean-NC'.C32</svg:desc>
                </draw:g>
              </table:table-cell>
              <table:table-cell office:value-type="float" office:value="1.46801">
                <text:p>1.46801</text:p>
                <draw:g>
                  <svg:desc>'Ocean-NC'.D3:'Ocean-NC'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.1682">
                <text:p>92.1682</text:p>
              </table:table-cell>
              <table:table-cell office:value-type="float" office:value="91.8592">
                <text:p>91.8592</text:p>
              </table:table-cell>
              <table:table-cell office:value-type="float" office:value="7.65023">
                <text:p>7.650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28018">
                <text:p>0.428018</text:p>
              </table:table-cell>
              <table:table-cell office:value-type="float" office:value="0.357083">
                <text:p>0.357083</text:p>
              </table:table-cell>
              <table:table-cell office:value-type="float" office:value="7.00099">
                <text:p>7.000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172">
                <text:p>0.27172</text:p>
              </table:table-cell>
              <table:table-cell office:value-type="float" office:value="0.341453">
                <text:p>0.341453</text:p>
              </table:table-cell>
              <table:table-cell office:value-type="float" office:value="6.9577">
                <text:p>6.95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97177">
                <text:p>0.197177</text:p>
              </table:table-cell>
              <table:table-cell office:value-type="float" office:value="0.35588">
                <text:p>0.35588</text:p>
              </table:table-cell>
              <table:table-cell office:value-type="float" office:value="6.94929">
                <text:p>6.949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6231">
                <text:p>0.16231</text:p>
              </table:table-cell>
              <table:table-cell office:value-type="float" office:value="0.330632">
                <text:p>0.330632</text:p>
              </table:table-cell>
              <table:table-cell office:value-type="float" office:value="7.09597">
                <text:p>7.095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44276">
                <text:p>0.144276</text:p>
              </table:table-cell>
              <table:table-cell office:value-type="float" office:value="0.343857">
                <text:p>0.343857</text:p>
              </table:table-cell>
              <table:table-cell office:value-type="float" office:value="7.29916">
                <text:p>7.299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9848">
                <text:p>0.129848</text:p>
              </table:table-cell>
              <table:table-cell office:value-type="float" office:value="0.319811">
                <text:p>0.319811</text:p>
              </table:table-cell>
              <table:table-cell office:value-type="float" office:value="7.14286">
                <text:p>7.142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38264">
                <text:p>0.138264</text:p>
              </table:table-cell>
              <table:table-cell office:value-type="float" office:value="0.281338">
                <text:p>0.281338</text:p>
              </table:table-cell>
              <table:table-cell office:value-type="float" office:value="7.2691">
                <text:p>7.26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3016">
                <text:p>0.113016</text:p>
              </table:table-cell>
              <table:table-cell office:value-type="float" office:value="0.242864">
                <text:p>0.242864</text:p>
              </table:table-cell>
              <table:table-cell office:value-type="float" office:value="7.30156">
                <text:p>7.301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29848">
                <text:p>0.129848</text:p>
              </table:table-cell>
              <table:table-cell office:value-type="float" office:value="0.260899">
                <text:p>0.260899</text:p>
              </table:table-cell>
              <table:table-cell office:value-type="float" office:value="7.27511">
                <text:p>7.275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6241">
                <text:p>0.126241</text:p>
              </table:table-cell>
              <table:table-cell office:value-type="float" office:value="0.252483">
                <text:p>0.252483</text:p>
              </table:table-cell>
              <table:table-cell office:value-type="float" office:value="7.43622">
                <text:p>7.436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92577">
                <text:p>0.092577</text:p>
              </table:table-cell>
              <table:table-cell office:value-type="float" office:value="0.276529">
                <text:p>0.276529</text:p>
              </table:table-cell>
              <table:table-cell office:value-type="float" office:value="7.29795">
                <text:p>7.29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13016">
                <text:p>0.113016</text:p>
              </table:table-cell>
              <table:table-cell office:value-type="float" office:value="0.26691">
                <text:p>0.26691</text:p>
              </table:table-cell>
              <table:table-cell office:value-type="float" office:value="5.24443">
                <text:p>5.2444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21432">
                <text:p>0.121432</text:p>
              </table:table-cell>
              <table:table-cell office:value-type="float" office:value="0.229639">
                <text:p>0.229639</text:p>
              </table:table-cell>
              <table:table-cell office:value-type="float" office:value="1.0989">
                <text:p>1.09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2634">
                <text:p>0.122634</text:p>
              </table:table-cell>
              <table:table-cell office:value-type="float" office:value="0.246471">
                <text:p>0.246471</text:p>
              </table:table-cell>
              <table:table-cell office:value-type="float" office:value="0.549451">
                <text:p>0.54945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26241">
                <text:p>0.126241</text:p>
              </table:table-cell>
              <table:table-cell office:value-type="float" office:value="0.275326">
                <text:p>0.275326</text:p>
              </table:table-cell>
              <table:table-cell office:value-type="float" office:value="0.411186">
                <text:p>0.41118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15421">
                <text:p>0.115421</text:p>
              </table:table-cell>
              <table:table-cell office:value-type="float" office:value="0.253685">
                <text:p>0.253685</text:p>
              </table:table-cell>
              <table:table-cell office:value-type="float" office:value="0.441244">
                <text:p>0.44124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829586">
                <text:p>0.0829586</text:p>
              </table:table-cell>
              <table:table-cell office:value-type="float" office:value="0.25128">
                <text:p>0.25128</text:p>
              </table:table-cell>
              <table:table-cell office:value-type="float" office:value="0.383533">
                <text:p>0.3835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46">
                <text:p>0.1046</text:p>
              </table:table-cell>
              <table:table-cell office:value-type="float" office:value="0.226032">
                <text:p>0.226032</text:p>
              </table:table-cell>
              <table:table-cell office:value-type="float" office:value="0.400365">
                <text:p>0.40036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15421">
                <text:p>0.115421</text:p>
              </table:table-cell>
              <table:table-cell office:value-type="float" office:value="0.239257">
                <text:p>0.239257</text:p>
              </table:table-cell>
              <table:table-cell office:value-type="float" office:value="0.367903">
                <text:p>0.3679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853632">
                <text:p>0.0853632</text:p>
              </table:table-cell>
              <table:table-cell office:value-type="float" office:value="0.212807">
                <text:p>0.212807</text:p>
              </table:table-cell>
              <table:table-cell office:value-type="float" office:value="0.342655">
                <text:p>0.34265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985885">
                <text:p>0.0985885</text:p>
              </table:table-cell>
              <table:table-cell office:value-type="float" office:value="0.189963">
                <text:p>0.189963</text:p>
              </table:table-cell>
              <table:table-cell office:value-type="float" office:value="0.306586">
                <text:p>0.3065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03398">
                <text:p>0.103398</text:p>
              </table:table-cell>
              <table:table-cell office:value-type="float" office:value="0.176738">
                <text:p>0.176738</text:p>
              </table:table-cell>
              <table:table-cell office:value-type="float" office:value="0.265708">
                <text:p>0.26570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973862">
                <text:p>0.0973862</text:p>
              </table:table-cell>
              <table:table-cell office:value-type="float" office:value="0.170726">
                <text:p>0.170726</text:p>
              </table:table-cell>
              <table:table-cell office:value-type="float" office:value="0.247674">
                <text:p>0.2476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889701">
                <text:p>0.0889701</text:p>
              </table:table-cell>
              <table:table-cell office:value-type="float" office:value="0.164715">
                <text:p>0.164715</text:p>
              </table:table-cell>
              <table:table-cell office:value-type="float" office:value="0.198379">
                <text:p>0.19837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829586">
                <text:p>0.0829586</text:p>
              </table:table-cell>
              <table:table-cell office:value-type="float" office:value="0.152692">
                <text:p>0.152692</text:p>
              </table:table-cell>
              <table:table-cell office:value-type="float" office:value="0.158703">
                <text:p>0.1587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757448">
                <text:p>0.0757448</text:p>
              </table:table-cell>
              <table:table-cell office:value-type="float" office:value="0.140669">
                <text:p>0.140669</text:p>
              </table:table-cell>
              <table:table-cell office:value-type="float" office:value="0.15149">
                <text:p>0.1514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841609">
                <text:p>0.0841609</text:p>
              </table:table-cell>
              <table:table-cell office:value-type="float" office:value="0.158703">
                <text:p>0.158703</text:p>
              </table:table-cell>
              <table:table-cell office:value-type="float" office:value="0.126241">
                <text:p>0.126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757448">
                <text:p>0.0757448</text:p>
              </table:table-cell>
              <table:table-cell office:value-type="float" office:value="0.140669">
                <text:p>0.140669</text:p>
              </table:table-cell>
              <table:table-cell office:value-type="float" office:value="0.13586">
                <text:p>0.1358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Pagerank.A2:Pagerank.D32" chart:data-source-has-labels="both" svg:x="1.598cm" svg:y="1.639cm" svg:width="22.474cm" svg:height="14.396cm">
          <chartooo:coordinate-region svg:x="2.378cm" svg:y="1.834cm" svg:width="21.694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Pagerank.A3:Pagerank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Pagerank.B3:Pagerank.B32" chart:label-cell-address="Pagerank.B2:Pagerank.B2" chart:class="chart:bar">
            <chart:data-point chart:repeated="30"/>
          </chart:series>
          <chart:series chart:style-name="ch11" chart:values-cell-range-address="Pagerank.C3:Pagerank.C32" chart:label-cell-address="Pagerank.C2:Pagerank.C2" chart:class="chart:bar">
            <chart:data-point chart:repeated="30"/>
          </chart:series>
          <chart:series chart:style-name="ch12" chart:values-cell-range-address="Pagerank.D3:Pagerank.D32" chart:label-cell-address="Pagerank.D2:Pagerank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Pagerank.B2:Pagerank.B2</svg:desc>
                </draw:g>
              </table:table-cell>
              <table:table-cell office:value-type="string">
                <text:p>Fuzzy Token</text:p>
                <draw:g>
                  <svg:desc>Pagerank.C2:Pagerank.C2</svg:desc>
                </draw:g>
              </table:table-cell>
              <table:table-cell office:value-type="string">
                <text:p>Token</text:p>
                <draw:g>
                  <svg:desc>Pagerank.D2:Pagerank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agerank.A3:Pagerank.A32</svg:desc>
                </draw:g>
              </table:table-cell>
              <table:table-cell office:value-type="float" office:value="0">
                <text:p>0</text:p>
                <draw:g>
                  <svg:desc>Pagerank.B3:Pagerank.B32</svg:desc>
                </draw:g>
              </table:table-cell>
              <table:table-cell office:value-type="float" office:value="0.00833979">
                <text:p>0.00833979</text:p>
                <draw:g>
                  <svg:desc>Pagerank.C3:Pagerank.C32</svg:desc>
                </draw:g>
              </table:table-cell>
              <table:table-cell office:value-type="float" office:value="0.0381247">
                <text:p>0.0381247</text:p>
                <draw:g>
                  <svg:desc>Pagerank.D3:Pagerank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507">
                <text:p>1.62507</text:p>
              </table:table-cell>
              <table:table-cell office:value-type="float" office:value="1.69417">
                <text:p>1.69417</text:p>
              </table:table-cell>
              <table:table-cell office:value-type="float" office:value="0.159647">
                <text:p>0.1596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09764">
                <text:p>0.0309764</text:p>
              </table:table-cell>
              <table:table-cell office:value-type="float" office:value="0.0274022">
                <text:p>0.0274022</text:p>
              </table:table-cell>
              <table:table-cell office:value-type="float" office:value="0.15369">
                <text:p>0.153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14452">
                <text:p>0.0214452</text:p>
              </table:table-cell>
              <table:table-cell office:value-type="float" office:value="0.0345505">
                <text:p>0.0345505</text:p>
              </table:table-cell>
              <table:table-cell office:value-type="float" office:value="0.15369">
                <text:p>0.153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833979">
                <text:p>0.00833979</text:p>
              </table:table-cell>
              <table:table-cell office:value-type="float" office:value="0.0345505">
                <text:p>0.0345505</text:p>
              </table:table-cell>
              <table:table-cell office:value-type="float" office:value="0.156073">
                <text:p>0.1560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833979">
                <text:p>0.00833979</text:p>
              </table:table-cell>
              <table:table-cell office:value-type="float" office:value="0.0309764">
                <text:p>0.0309764</text:p>
              </table:table-cell>
              <table:table-cell office:value-type="float" office:value="0.169179">
                <text:p>0.16917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1914">
                <text:p>0.011914</text:p>
              </table:table-cell>
              <table:table-cell office:value-type="float" office:value="0.0369333">
                <text:p>0.0369333</text:p>
              </table:table-cell>
              <table:table-cell office:value-type="float" office:value="0.16203">
                <text:p>0.162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833979">
                <text:p>0.00833979</text:p>
              </table:table-cell>
              <table:table-cell office:value-type="float" office:value="0.0309764">
                <text:p>0.0309764</text:p>
              </table:table-cell>
              <table:table-cell office:value-type="float" office:value="0.137011">
                <text:p>0.1370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31054">
                <text:p>0.0131054</text:p>
              </table:table-cell>
              <table:table-cell office:value-type="float" office:value="0.0321677">
                <text:p>0.0321677</text:p>
              </table:table-cell>
              <table:table-cell office:value-type="float" office:value="0.152499">
                <text:p>0.1524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42968">
                <text:p>0.0142968</text:p>
              </table:table-cell>
              <table:table-cell office:value-type="float" office:value="0.0345505">
                <text:p>0.0345505</text:p>
              </table:table-cell>
              <table:table-cell office:value-type="float" office:value="0.151308">
                <text:p>0.1513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142968">
                <text:p>0.0142968</text:p>
              </table:table-cell>
              <table:table-cell office:value-type="float" office:value="0.0262108">
                <text:p>0.0262108</text:p>
              </table:table-cell>
              <table:table-cell office:value-type="float" office:value="0.152499">
                <text:p>0.1524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1914">
                <text:p>0.011914</text:p>
              </table:table-cell>
              <table:table-cell office:value-type="float" office:value="0.0321677">
                <text:p>0.0321677</text:p>
              </table:table-cell>
              <table:table-cell office:value-type="float" office:value="0.151308">
                <text:p>0.15130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154882">
                <text:p>0.0154882</text:p>
              </table:table-cell>
              <table:table-cell office:value-type="float" office:value="0.0345505">
                <text:p>0.0345505</text:p>
              </table:table-cell>
              <table:table-cell office:value-type="float" office:value="0.165604">
                <text:p>0.1656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42968">
                <text:p>0.0142968</text:p>
              </table:table-cell>
              <table:table-cell office:value-type="float" office:value="0.0274022">
                <text:p>0.0274022</text:p>
              </table:table-cell>
              <table:table-cell office:value-type="float" office:value="0.129862">
                <text:p>0.1298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154882">
                <text:p>0.0154882</text:p>
              </table:table-cell>
              <table:table-cell office:value-type="float" office:value="0.0309764">
                <text:p>0.0309764</text:p>
              </table:table-cell>
              <table:table-cell office:value-type="float" office:value="0.0405075">
                <text:p>0.04050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90624">
                <text:p>0.0190624</text:p>
              </table:table-cell>
              <table:table-cell office:value-type="float" office:value="0.0369333">
                <text:p>0.0369333</text:p>
              </table:table-cell>
              <table:table-cell office:value-type="float" office:value="0.0345505">
                <text:p>0.034550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23828">
                <text:p>0.023828</text:p>
              </table:table-cell>
              <table:table-cell office:value-type="float" office:value="0.0321677">
                <text:p>0.0321677</text:p>
              </table:table-cell>
              <table:table-cell office:value-type="float" office:value="0.0333591">
                <text:p>0.0333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66796">
                <text:p>0.0166796</text:p>
              </table:table-cell>
              <table:table-cell office:value-type="float" office:value="0.0321677">
                <text:p>0.0321677</text:p>
              </table:table-cell>
              <table:table-cell office:value-type="float" office:value="0.0309764">
                <text:p>0.03097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07226">
                <text:p>0.0107226</text:p>
              </table:table-cell>
              <table:table-cell office:value-type="float" office:value="0.029785">
                <text:p>0.029785</text:p>
              </table:table-cell>
              <table:table-cell office:value-type="float" office:value="0.0357419">
                <text:p>0.03574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26366">
                <text:p>0.0226366</text:p>
              </table:table-cell>
              <table:table-cell office:value-type="float" office:value="0.0262108">
                <text:p>0.0262108</text:p>
              </table:table-cell>
              <table:table-cell office:value-type="float" office:value="0.029785">
                <text:p>0.02978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953118">
                <text:p>0.00953118</text:p>
              </table:table-cell>
              <table:table-cell office:value-type="float" office:value="0.0285936">
                <text:p>0.0285936</text:p>
              </table:table-cell>
              <table:table-cell office:value-type="float" office:value="0.0345505">
                <text:p>0.03455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07226">
                <text:p>0.0107226</text:p>
              </table:table-cell>
              <table:table-cell office:value-type="float" office:value="0.0285936">
                <text:p>0.0285936</text:p>
              </table:table-cell>
              <table:table-cell office:value-type="float" office:value="0.0357419">
                <text:p>0.03574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190624">
                <text:p>0.0190624</text:p>
              </table:table-cell>
              <table:table-cell office:value-type="float" office:value="0.0250194">
                <text:p>0.0250194</text:p>
              </table:table-cell>
              <table:table-cell office:value-type="float" office:value="0.0405075">
                <text:p>0.04050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107226">
                <text:p>0.0107226</text:p>
              </table:table-cell>
              <table:table-cell office:value-type="float" office:value="0.0357419">
                <text:p>0.0357419</text:p>
              </table:table-cell>
              <table:table-cell office:value-type="float" office:value="0.0321677">
                <text:p>0.032167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107226">
                <text:p>0.0107226</text:p>
              </table:table-cell>
              <table:table-cell office:value-type="float" office:value="0.0309764">
                <text:p>0.0309764</text:p>
              </table:table-cell>
              <table:table-cell office:value-type="float" office:value="0.0274022">
                <text:p>0.02740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54882">
                <text:p>0.0154882</text:p>
              </table:table-cell>
              <table:table-cell office:value-type="float" office:value="0.0262108">
                <text:p>0.0262108</text:p>
              </table:table-cell>
              <table:table-cell office:value-type="float" office:value="0.0309764">
                <text:p>0.030976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166796">
                <text:p>0.0166796</text:p>
              </table:table-cell>
              <table:table-cell office:value-type="float" office:value="0.0321677">
                <text:p>0.0321677</text:p>
              </table:table-cell>
              <table:table-cell office:value-type="float" office:value="0.0345505">
                <text:p>0.03455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02538">
                <text:p>0.0202538</text:p>
              </table:table-cell>
              <table:table-cell office:value-type="float" office:value="0.0369333">
                <text:p>0.0369333</text:p>
              </table:table-cell>
              <table:table-cell office:value-type="float" office:value="0.0500387">
                <text:p>0.050038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131054">
                <text:p>0.0131054</text:p>
              </table:table-cell>
              <table:table-cell office:value-type="float" office:value="0.0488473">
                <text:p>0.0488473</text:p>
              </table:table-cell>
              <table:table-cell office:value-type="float" office:value="0.0416989">
                <text:p>0.04169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1914">
                <text:p>0.011914</text:p>
              </table:table-cell>
              <table:table-cell office:value-type="float" office:value="0.0345505">
                <text:p>0.0345505</text:p>
              </table:table-cell>
              <table:table-cell office:value-type="float" office:value="0.0345505">
                <text:p>0.034550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Pagerank.F2:Pagerank.I12" chart:data-source-has-labels="both" svg:x="0.32cm" svg:y="0.179cm" svg:width="12.639cm" svg:height="8.637cm">
          <chartooo:coordinate-region svg:x="1.1cm" svg:y="0.375cm" svg:width="11.859cm" svg:height="7.802cm"/>
          <chart:axis chart:dimension="x" chart:name="primary-x" chart:style-name="ch4" chartooo:axis-type="auto">
            <chartooo:date-scale/>
            <chart:categories table:cell-range-address="Pagerank.F3:Pagerank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gerank.G3:Pagerank.G12" chart:label-cell-address="Pagerank.G2:Pagerank.G2" chart:class="chart:bar">
            <chart:data-point chart:repeated="10"/>
          </chart:series>
          <chart:series chart:style-name="ch8" chart:values-cell-range-address="Pagerank.H3:Pagerank.H12" chart:label-cell-address="Pagerank.H2:Pagerank.H2" chart:class="chart:bar">
            <chart:data-point chart:repeated="10"/>
          </chart:series>
          <chart:series chart:style-name="ch9" chart:values-cell-range-address="Pagerank.I3:Pagerank.I12" chart:label-cell-address="Pagerank.I2:Pagerank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Pagerank.G2:Pagerank.G2</svg:desc>
                </draw:g>
              </table:table-cell>
              <table:table-cell office:value-type="string">
                <text:p>Fuzzy Token</text:p>
                <draw:g>
                  <svg:desc>Pagerank.H2:Pagerank.H2</svg:desc>
                </draw:g>
              </table:table-cell>
              <table:table-cell office:value-type="string">
                <text:p>Token</text:p>
                <draw:g>
                  <svg:desc>Pagerank.I2:Pagerank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agerank.F3:Pagerank.F12</svg:desc>
                </draw:g>
              </table:table-cell>
              <table:table-cell office:value-type="float" office:value="1.62507">
                <text:p>1.62507</text:p>
                <draw:g>
                  <svg:desc>Pagerank.G3:Pagerank.G12</svg:desc>
                </draw:g>
              </table:table-cell>
              <table:table-cell office:value-type="float" office:value="1.70250979">
                <text:p>1.70250979</text:p>
                <draw:g>
                  <svg:desc>Pagerank.H3:Pagerank.H12</svg:desc>
                </draw:g>
              </table:table-cell>
              <table:table-cell office:value-type="float" office:value="0.1977717">
                <text:p>0.1977717</text:p>
                <draw:g>
                  <svg:desc>Pagerank.I3:Pagerank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24216">
                <text:p>0.0524216</text:p>
              </table:table-cell>
              <table:table-cell office:value-type="float" office:value="0.0619527">
                <text:p>0.0619527</text:p>
              </table:table-cell>
              <table:table-cell office:value-type="float" office:value="0.30738">
                <text:p>0.307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667958">
                <text:p>0.01667958</text:p>
              </table:table-cell>
              <table:table-cell office:value-type="float" office:value="0.0655269">
                <text:p>0.0655269</text:p>
              </table:table-cell>
              <table:table-cell office:value-type="float" office:value="0.325252">
                <text:p>0.3252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025379">
                <text:p>0.02025379</text:p>
              </table:table-cell>
              <table:table-cell office:value-type="float" office:value="0.0679097">
                <text:p>0.0679097</text:p>
              </table:table-cell>
              <table:table-cell office:value-type="float" office:value="0.299041">
                <text:p>0.299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74022">
                <text:p>0.0274022</text:p>
              </table:table-cell>
              <table:table-cell office:value-type="float" office:value="0.0667182">
                <text:p>0.0667182</text:p>
              </table:table-cell>
              <table:table-cell office:value-type="float" office:value="0.303807">
                <text:p>0.3038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62108">
                <text:p>0.0262108</text:p>
              </table:table-cell>
              <table:table-cell office:value-type="float" office:value="0.0583785">
                <text:p>0.0583785</text:p>
              </table:table-cell>
              <table:table-cell office:value-type="float" office:value="0.303807">
                <text:p>0.3038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9785">
                <text:p>0.029785</text:p>
              </table:table-cell>
              <table:table-cell office:value-type="float" office:value="0.0619527">
                <text:p>0.0619527</text:p>
              </table:table-cell>
              <table:table-cell office:value-type="float" office:value="0.295466">
                <text:p>0.2954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45506">
                <text:p>0.0345506</text:p>
              </table:table-cell>
              <table:table-cell office:value-type="float" office:value="0.0679097">
                <text:p>0.0679097</text:p>
              </table:table-cell>
              <table:table-cell office:value-type="float" office:value="0.075058">
                <text:p>0.0750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405076">
                <text:p>0.0405076</text:p>
              </table:table-cell>
              <table:table-cell office:value-type="float" office:value="0.0643354">
                <text:p>0.0643354</text:p>
              </table:table-cell>
              <table:table-cell office:value-type="float" office:value="0.0643355">
                <text:p>0.06433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33592">
                <text:p>0.0333592</text:p>
              </table:table-cell>
              <table:table-cell office:value-type="float" office:value="0.0559958">
                <text:p>0.0559958</text:p>
              </table:table-cell>
              <table:table-cell office:value-type="float" office:value="0.0655269">
                <text:p>0.065526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Pagerank.A2:Pagerank.D32" chart:data-source-has-labels="both" svg:x="1.598cm" svg:y="1.639cm" svg:width="22.474cm" svg:height="14.396cm">
          <chartooo:coordinate-region svg:x="2.378cm" svg:y="1.834cm" svg:width="21.596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Pagerank.A3:Pagerank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Pagerank.B3:Pagerank.B32" chart:label-cell-address="Pagerank.B2:Pagerank.B2" chart:class="chart:line">
            <chart:data-point chart:repeated="30"/>
          </chart:series>
          <chart:series chart:style-name="ch11" chart:values-cell-range-address="Pagerank.C3:Pagerank.C32" chart:label-cell-address="Pagerank.C2:Pagerank.C2" chart:class="chart:line">
            <chart:data-point chart:repeated="30"/>
          </chart:series>
          <chart:series chart:style-name="ch12" chart:values-cell-range-address="Pagerank.D3:Pagerank.D32" chart:label-cell-address="Pagerank.D2:Pagerank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Pagerank.B2:Pagerank.B2</svg:desc>
                </draw:g>
              </table:table-cell>
              <table:table-cell office:value-type="string">
                <text:p>Fuzzy Token</text:p>
                <draw:g>
                  <svg:desc>Pagerank.C2:Pagerank.C2</svg:desc>
                </draw:g>
              </table:table-cell>
              <table:table-cell office:value-type="string">
                <text:p>Token</text:p>
                <draw:g>
                  <svg:desc>Pagerank.D2:Pagerank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agerank.A3:Pagerank.A32</svg:desc>
                </draw:g>
              </table:table-cell>
              <table:table-cell office:value-type="float" office:value="0">
                <text:p>0</text:p>
                <draw:g>
                  <svg:desc>Pagerank.B3:Pagerank.B32</svg:desc>
                </draw:g>
              </table:table-cell>
              <table:table-cell office:value-type="float" office:value="0.00833979">
                <text:p>0.00833979</text:p>
                <draw:g>
                  <svg:desc>Pagerank.C3:Pagerank.C32</svg:desc>
                </draw:g>
              </table:table-cell>
              <table:table-cell office:value-type="float" office:value="0.0381247">
                <text:p>0.0381247</text:p>
                <draw:g>
                  <svg:desc>Pagerank.D3:Pagerank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507">
                <text:p>1.62507</text:p>
              </table:table-cell>
              <table:table-cell office:value-type="float" office:value="1.69417">
                <text:p>1.69417</text:p>
              </table:table-cell>
              <table:table-cell office:value-type="float" office:value="0.159647">
                <text:p>0.1596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09764">
                <text:p>0.0309764</text:p>
              </table:table-cell>
              <table:table-cell office:value-type="float" office:value="0.0274022">
                <text:p>0.0274022</text:p>
              </table:table-cell>
              <table:table-cell office:value-type="float" office:value="0.15369">
                <text:p>0.153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14452">
                <text:p>0.0214452</text:p>
              </table:table-cell>
              <table:table-cell office:value-type="float" office:value="0.0345505">
                <text:p>0.0345505</text:p>
              </table:table-cell>
              <table:table-cell office:value-type="float" office:value="0.15369">
                <text:p>0.153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833979">
                <text:p>0.00833979</text:p>
              </table:table-cell>
              <table:table-cell office:value-type="float" office:value="0.0345505">
                <text:p>0.0345505</text:p>
              </table:table-cell>
              <table:table-cell office:value-type="float" office:value="0.156073">
                <text:p>0.1560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833979">
                <text:p>0.00833979</text:p>
              </table:table-cell>
              <table:table-cell office:value-type="float" office:value="0.0309764">
                <text:p>0.0309764</text:p>
              </table:table-cell>
              <table:table-cell office:value-type="float" office:value="0.169179">
                <text:p>0.16917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1914">
                <text:p>0.011914</text:p>
              </table:table-cell>
              <table:table-cell office:value-type="float" office:value="0.0369333">
                <text:p>0.0369333</text:p>
              </table:table-cell>
              <table:table-cell office:value-type="float" office:value="0.16203">
                <text:p>0.162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833979">
                <text:p>0.00833979</text:p>
              </table:table-cell>
              <table:table-cell office:value-type="float" office:value="0.0309764">
                <text:p>0.0309764</text:p>
              </table:table-cell>
              <table:table-cell office:value-type="float" office:value="0.137011">
                <text:p>0.1370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31054">
                <text:p>0.0131054</text:p>
              </table:table-cell>
              <table:table-cell office:value-type="float" office:value="0.0321677">
                <text:p>0.0321677</text:p>
              </table:table-cell>
              <table:table-cell office:value-type="float" office:value="0.152499">
                <text:p>0.1524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42968">
                <text:p>0.0142968</text:p>
              </table:table-cell>
              <table:table-cell office:value-type="float" office:value="0.0345505">
                <text:p>0.0345505</text:p>
              </table:table-cell>
              <table:table-cell office:value-type="float" office:value="0.151308">
                <text:p>0.1513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142968">
                <text:p>0.0142968</text:p>
              </table:table-cell>
              <table:table-cell office:value-type="float" office:value="0.0262108">
                <text:p>0.0262108</text:p>
              </table:table-cell>
              <table:table-cell office:value-type="float" office:value="0.152499">
                <text:p>0.1524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1914">
                <text:p>0.011914</text:p>
              </table:table-cell>
              <table:table-cell office:value-type="float" office:value="0.0321677">
                <text:p>0.0321677</text:p>
              </table:table-cell>
              <table:table-cell office:value-type="float" office:value="0.151308">
                <text:p>0.15130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154882">
                <text:p>0.0154882</text:p>
              </table:table-cell>
              <table:table-cell office:value-type="float" office:value="0.0345505">
                <text:p>0.0345505</text:p>
              </table:table-cell>
              <table:table-cell office:value-type="float" office:value="0.165604">
                <text:p>0.1656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42968">
                <text:p>0.0142968</text:p>
              </table:table-cell>
              <table:table-cell office:value-type="float" office:value="0.0274022">
                <text:p>0.0274022</text:p>
              </table:table-cell>
              <table:table-cell office:value-type="float" office:value="0.129862">
                <text:p>0.1298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154882">
                <text:p>0.0154882</text:p>
              </table:table-cell>
              <table:table-cell office:value-type="float" office:value="0.0309764">
                <text:p>0.0309764</text:p>
              </table:table-cell>
              <table:table-cell office:value-type="float" office:value="0.0405075">
                <text:p>0.04050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90624">
                <text:p>0.0190624</text:p>
              </table:table-cell>
              <table:table-cell office:value-type="float" office:value="0.0369333">
                <text:p>0.0369333</text:p>
              </table:table-cell>
              <table:table-cell office:value-type="float" office:value="0.0345505">
                <text:p>0.034550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23828">
                <text:p>0.023828</text:p>
              </table:table-cell>
              <table:table-cell office:value-type="float" office:value="0.0321677">
                <text:p>0.0321677</text:p>
              </table:table-cell>
              <table:table-cell office:value-type="float" office:value="0.0333591">
                <text:p>0.0333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66796">
                <text:p>0.0166796</text:p>
              </table:table-cell>
              <table:table-cell office:value-type="float" office:value="0.0321677">
                <text:p>0.0321677</text:p>
              </table:table-cell>
              <table:table-cell office:value-type="float" office:value="0.0309764">
                <text:p>0.03097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07226">
                <text:p>0.0107226</text:p>
              </table:table-cell>
              <table:table-cell office:value-type="float" office:value="0.029785">
                <text:p>0.029785</text:p>
              </table:table-cell>
              <table:table-cell office:value-type="float" office:value="0.0357419">
                <text:p>0.03574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26366">
                <text:p>0.0226366</text:p>
              </table:table-cell>
              <table:table-cell office:value-type="float" office:value="0.0262108">
                <text:p>0.0262108</text:p>
              </table:table-cell>
              <table:table-cell office:value-type="float" office:value="0.029785">
                <text:p>0.02978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953118">
                <text:p>0.00953118</text:p>
              </table:table-cell>
              <table:table-cell office:value-type="float" office:value="0.0285936">
                <text:p>0.0285936</text:p>
              </table:table-cell>
              <table:table-cell office:value-type="float" office:value="0.0345505">
                <text:p>0.03455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07226">
                <text:p>0.0107226</text:p>
              </table:table-cell>
              <table:table-cell office:value-type="float" office:value="0.0285936">
                <text:p>0.0285936</text:p>
              </table:table-cell>
              <table:table-cell office:value-type="float" office:value="0.0357419">
                <text:p>0.03574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190624">
                <text:p>0.0190624</text:p>
              </table:table-cell>
              <table:table-cell office:value-type="float" office:value="0.0250194">
                <text:p>0.0250194</text:p>
              </table:table-cell>
              <table:table-cell office:value-type="float" office:value="0.0405075">
                <text:p>0.04050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107226">
                <text:p>0.0107226</text:p>
              </table:table-cell>
              <table:table-cell office:value-type="float" office:value="0.0357419">
                <text:p>0.0357419</text:p>
              </table:table-cell>
              <table:table-cell office:value-type="float" office:value="0.0321677">
                <text:p>0.032167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107226">
                <text:p>0.0107226</text:p>
              </table:table-cell>
              <table:table-cell office:value-type="float" office:value="0.0309764">
                <text:p>0.0309764</text:p>
              </table:table-cell>
              <table:table-cell office:value-type="float" office:value="0.0274022">
                <text:p>0.02740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54882">
                <text:p>0.0154882</text:p>
              </table:table-cell>
              <table:table-cell office:value-type="float" office:value="0.0262108">
                <text:p>0.0262108</text:p>
              </table:table-cell>
              <table:table-cell office:value-type="float" office:value="0.0309764">
                <text:p>0.030976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166796">
                <text:p>0.0166796</text:p>
              </table:table-cell>
              <table:table-cell office:value-type="float" office:value="0.0321677">
                <text:p>0.0321677</text:p>
              </table:table-cell>
              <table:table-cell office:value-type="float" office:value="0.0345505">
                <text:p>0.03455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02538">
                <text:p>0.0202538</text:p>
              </table:table-cell>
              <table:table-cell office:value-type="float" office:value="0.0369333">
                <text:p>0.0369333</text:p>
              </table:table-cell>
              <table:table-cell office:value-type="float" office:value="0.0500387">
                <text:p>0.050038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131054">
                <text:p>0.0131054</text:p>
              </table:table-cell>
              <table:table-cell office:value-type="float" office:value="0.0488473">
                <text:p>0.0488473</text:p>
              </table:table-cell>
              <table:table-cell office:value-type="float" office:value="0.0416989">
                <text:p>0.04169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1914">
                <text:p>0.011914</text:p>
              </table:table-cell>
              <table:table-cell office:value-type="float" office:value="0.0345505">
                <text:p>0.0345505</text:p>
              </table:table-cell>
              <table:table-cell office:value-type="float" office:value="0.0345505">
                <text:p>0.034550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radiosity.A3:radiosity.D32 radiosity.B2:radiosity.D2" chart:data-source-has-labels="both" svg:x="1.598cm" svg:y="1.639cm" svg:width="22.474cm" svg:height="14.396cm">
          <chartooo:coordinate-region svg:x="2.484cm" svg:y="1.834cm" svg:width="21.58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radiosity.A3:radiosity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radiosity.B3:radiosity.B32" chart:label-cell-address="radiosity.B2:radiosity.B2" chart:class="chart:bar">
            <chart:data-point chart:repeated="30"/>
          </chart:series>
          <chart:series chart:style-name="ch11" chart:values-cell-range-address="radiosity.C3:radiosity.C32" chart:label-cell-address="radiosity.C2:radiosity.C2" chart:class="chart:bar">
            <chart:data-point chart:repeated="30"/>
          </chart:series>
          <chart:series chart:style-name="ch12" chart:values-cell-range-address="radiosity.D3:radiosity.D32" chart:label-cell-address="radiosity.D2:radiosity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radiosity.B2:radiosity.B2</svg:desc>
                </draw:g>
              </table:table-cell>
              <table:table-cell office:value-type="string">
                <text:p>Fuzzy Token</text:p>
                <draw:g>
                  <svg:desc>radiosity.C2:radiosity.C2</svg:desc>
                </draw:g>
              </table:table-cell>
              <table:table-cell office:value-type="string">
                <text:p>Token</text:p>
                <draw:g>
                  <svg:desc>radiosity.D2:radiosity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radiosity.A3:radiosity.A32</svg:desc>
                </draw:g>
              </table:table-cell>
              <table:table-cell office:value-type="float" office:value="0">
                <text:p>0</text:p>
                <draw:g>
                  <svg:desc>radiosity.B3:radiosity.B32</svg:desc>
                </draw:g>
              </table:table-cell>
              <table:table-cell office:value-type="float" office:value="0.00091996">
                <text:p>0.00091996</text:p>
                <draw:g>
                  <svg:desc>radiosity.C3:radiosity.C32</svg:desc>
                </draw:g>
              </table:table-cell>
              <table:table-cell office:value-type="float" office:value="1.0394">
                <text:p>1.0394</text:p>
                <draw:g>
                  <svg:desc>radiosity.D3:radiosity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.2289">
                <text:p>99.2289</text:p>
              </table:table-cell>
              <table:table-cell office:value-type="float" office:value="98.6848">
                <text:p>98.6848</text:p>
              </table:table-cell>
              <table:table-cell office:value-type="float" office:value="5.19226">
                <text:p>5.192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3486">
                <text:p>0.333486</text:p>
              </table:table-cell>
              <table:table-cell office:value-type="float" office:value="0.191965">
                <text:p>0.191965</text:p>
              </table:table-cell>
              <table:table-cell office:value-type="float" office:value="5.19609">
                <text:p>5.196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98251">
                <text:p>0.198251</text:p>
              </table:table-cell>
              <table:table-cell office:value-type="float" office:value="0.195492">
                <text:p>0.195492</text:p>
              </table:table-cell>
              <table:table-cell office:value-type="float" office:value="5.2381">
                <text:p>5.23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785033">
                <text:p>0.0785033</text:p>
              </table:table-cell>
              <table:table-cell office:value-type="float" office:value="0.173106">
                <text:p>0.173106</text:p>
              </table:table-cell>
              <table:table-cell office:value-type="float" office:value="5.24868">
                <text:p>5.248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72246">
                <text:p>0.0472246</text:p>
              </table:table-cell>
              <table:table-cell office:value-type="float" office:value="0.15026">
                <text:p>0.15026</text:p>
              </table:table-cell>
              <table:table-cell office:value-type="float" office:value="5.27122">
                <text:p>5.271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56056">
                <text:p>0.0256056</text:p>
              </table:table-cell>
              <table:table-cell office:value-type="float" office:value="0.14474">
                <text:p>0.14474</text:p>
              </table:table-cell>
              <table:table-cell office:value-type="float" office:value="5.30556">
                <text:p>5.305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48727">
                <text:p>0.0148727</text:p>
              </table:table-cell>
              <table:table-cell office:value-type="float" office:value="0.125421">
                <text:p>0.125421</text:p>
              </table:table-cell>
              <table:table-cell office:value-type="float" office:value="5.44279">
                <text:p>5.4427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02729">
                <text:p>0.0102729</text:p>
              </table:table-cell>
              <table:table-cell office:value-type="float" office:value="0.106715">
                <text:p>0.106715</text:p>
              </table:table-cell>
              <table:table-cell office:value-type="float" office:value="5.50152">
                <text:p>5.501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68997">
                <text:p>0.0068997</text:p>
              </table:table-cell>
              <table:table-cell office:value-type="float" office:value="0.0604107">
                <text:p>0.0604107</text:p>
              </table:table-cell>
              <table:table-cell office:value-type="float" office:value="5.78548">
                <text:p>5.7854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413982">
                <text:p>0.00413982</text:p>
              </table:table-cell>
              <table:table-cell office:value-type="float" office:value="0.0343452">
                <text:p>0.0343452</text:p>
              </table:table-cell>
              <table:table-cell office:value-type="float" office:value="8.32671">
                <text:p>8.326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98649">
                <text:p>0.00398649</text:p>
              </table:table-cell>
              <table:table-cell office:value-type="float" office:value="0.0245323">
                <text:p>0.0245323</text:p>
              </table:table-cell>
              <table:table-cell office:value-type="float" office:value="7.55027">
                <text:p>7.550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275988">
                <text:p>0.00275988</text:p>
              </table:table-cell>
              <table:table-cell office:value-type="float" office:value="0.0171726">
                <text:p>0.0171726</text:p>
              </table:table-cell>
              <table:table-cell office:value-type="float" office:value="7.19225">
                <text:p>7.192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21986">
                <text:p>0.00321986</text:p>
              </table:table-cell>
              <table:table-cell office:value-type="float" office:value="0.015026">
                <text:p>0.015026</text:p>
              </table:table-cell>
              <table:table-cell office:value-type="float" office:value="5.59321">
                <text:p>5.593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53327">
                <text:p>0.00153327</text:p>
              </table:table-cell>
              <table:table-cell office:value-type="float" office:value="0.0137994">
                <text:p>0.0137994</text:p>
              </table:table-cell>
              <table:table-cell office:value-type="float" office:value="2.4083">
                <text:p>2.40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91321">
                <text:p>0.00291321</text:p>
              </table:table-cell>
              <table:table-cell office:value-type="float" office:value="0.0105795">
                <text:p>0.0105795</text:p>
              </table:table-cell>
              <table:table-cell office:value-type="float" office:value="2.09061">
                <text:p>2.0906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214657">
                <text:p>0.00214657</text:p>
              </table:table-cell>
              <table:table-cell office:value-type="float" office:value="0.00766634">
                <text:p>0.00766634</text:p>
              </table:table-cell>
              <table:table-cell office:value-type="float" office:value="2.06838">
                <text:p>2.068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245323">
                <text:p>0.00245323</text:p>
              </table:table-cell>
              <table:table-cell office:value-type="float" office:value="0.00659305">
                <text:p>0.00659305</text:p>
              </table:table-cell>
              <table:table-cell office:value-type="float" office:value="2.05657">
                <text:p>2.0565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168659">
                <text:p>0.00168659</text:p>
              </table:table-cell>
              <table:table-cell office:value-type="float" office:value="0.0062864">
                <text:p>0.0062864</text:p>
              </table:table-cell>
              <table:table-cell office:value-type="float" office:value="2.4057">
                <text:p>2.40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37994">
                <text:p>0.00137994</text:p>
              </table:table-cell>
              <table:table-cell office:value-type="float" office:value="0.0045998">
                <text:p>0.0045998</text:p>
              </table:table-cell>
              <table:table-cell office:value-type="float" office:value="2.43912">
                <text:p>2.439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91996">
                <text:p>0.00091996</text:p>
              </table:table-cell>
              <table:table-cell office:value-type="float" office:value="0.00321986">
                <text:p>0.00321986</text:p>
              </table:table-cell>
              <table:table-cell office:value-type="float" office:value="2.55933">
                <text:p>2.559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91996">
                <text:p>0.00091996</text:p>
              </table:table-cell>
              <table:table-cell office:value-type="float" office:value="0.00444648">
                <text:p>0.00444648</text:p>
              </table:table-cell>
              <table:table-cell office:value-type="float" office:value="1.98926">
                <text:p>1.9892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766634">
                <text:p>0.000766634</text:p>
              </table:table-cell>
              <table:table-cell office:value-type="float" office:value="0.00183992">
                <text:p>0.00183992</text:p>
              </table:table-cell>
              <table:table-cell office:value-type="float" office:value="1.66022">
                <text:p>1.660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45998">
                <text:p>0.00045998</text:p>
              </table:table-cell>
              <table:table-cell office:value-type="float" office:value="0.00183992">
                <text:p>0.00183992</text:p>
              </table:table-cell>
              <table:table-cell office:value-type="float" office:value="1.34774">
                <text:p>1.3477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766634">
                <text:p>0.000766634</text:p>
              </table:table-cell>
              <table:table-cell office:value-type="float" office:value="0.00168659">
                <text:p>0.00168659</text:p>
              </table:table-cell>
              <table:table-cell office:value-type="float" office:value="0.47332">
                <text:p>0.473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45998">
                <text:p>0.00045998</text:p>
              </table:table-cell>
              <table:table-cell office:value-type="float" office:value="0.00183992">
                <text:p>0.00183992</text:p>
              </table:table-cell>
              <table:table-cell office:value-type="float" office:value="0.229683">
                <text:p>0.22968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45998">
                <text:p>0.00045998</text:p>
              </table:table-cell>
              <table:table-cell office:value-type="float" office:value="0.00122661">
                <text:p>0.00122661</text:p>
              </table:table-cell>
              <table:table-cell office:value-type="float" office:value="0.126341">
                <text:p>0.1263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613307">
                <text:p>0.000613307</text:p>
              </table:table-cell>
              <table:table-cell office:value-type="float" office:value="0.00122661">
                <text:p>0.00122661</text:p>
              </table:table-cell>
              <table:table-cell office:value-type="float" office:value="0.068997">
                <text:p>0.06899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613307">
                <text:p>0.000613307</text:p>
              </table:table-cell>
              <table:table-cell office:value-type="float" office:value="0.00122661">
                <text:p>0.00122661</text:p>
              </table:table-cell>
              <table:table-cell office:value-type="float" office:value="0.0734435">
                <text:p>0.07344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45998">
                <text:p>0.00045998</text:p>
              </table:table-cell>
              <table:table-cell office:value-type="float" office:value="0.00091996">
                <text:p>0.00091996</text:p>
              </table:table-cell>
              <table:table-cell office:value-type="float" office:value="0.0463047">
                <text:p>0.046304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radiosity.F3:radiosity.I12 radiosity.G2:radiosity.I2" chart:data-source-has-labels="both" svg:x="0.32cm" svg:y="0.179cm" svg:width="12.639cm" svg:height="8.637cm">
          <chartooo:coordinate-region svg:x="1.206cm" svg:y="0.374cm" svg:width="11.753cm" svg:height="7.803cm"/>
          <chart:axis chart:dimension="x" chart:name="primary-x" chart:style-name="ch4" chartooo:axis-type="auto">
            <chartooo:date-scale/>
            <chart:categories table:cell-range-address="radiosity.F3:radiosity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diosity.G3:radiosity.G12" chart:label-cell-address="radiosity.G2:radiosity.G2" chart:class="chart:bar">
            <chart:data-point chart:repeated="10"/>
          </chart:series>
          <chart:series chart:style-name="ch8" chart:values-cell-range-address="radiosity.H3:radiosity.H12" chart:label-cell-address="radiosity.H2:radiosity.H2" chart:class="chart:bar">
            <chart:data-point chart:repeated="10"/>
          </chart:series>
          <chart:series chart:style-name="ch9" chart:values-cell-range-address="radiosity.I3:radiosity.I12" chart:label-cell-address="radiosity.I2:radiosity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radiosity.G2:radiosity.G2</svg:desc>
                </draw:g>
              </table:table-cell>
              <table:table-cell office:value-type="string">
                <text:p>Fuzzy Token</text:p>
                <draw:g>
                  <svg:desc>radiosity.H2:radiosity.H2</svg:desc>
                </draw:g>
              </table:table-cell>
              <table:table-cell office:value-type="string">
                <text:p>Token</text:p>
                <draw:g>
                  <svg:desc>radiosity.I2:radiosity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radiosity.F3:radiosity.F12</svg:desc>
                </draw:g>
              </table:table-cell>
              <table:table-cell office:value-type="float" office:value="99.2289">
                <text:p>99.2289</text:p>
                <draw:g>
                  <svg:desc>radiosity.G3:radiosity.G12</svg:desc>
                </draw:g>
              </table:table-cell>
              <table:table-cell office:value-type="float" office:value="98.68571996">
                <text:p>98.68571996</text:p>
                <draw:g>
                  <svg:desc>radiosity.H3:radiosity.H12</svg:desc>
                </draw:g>
              </table:table-cell>
              <table:table-cell office:value-type="float" office:value="6.23166">
                <text:p>6.23166</text:p>
                <draw:g>
                  <svg:desc>radiosity.I3:radiosity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31737">
                <text:p>0.531737</text:p>
              </table:table-cell>
              <table:table-cell office:value-type="float" office:value="0.387457">
                <text:p>0.387457</text:p>
              </table:table-cell>
              <table:table-cell office:value-type="float" office:value="10.43419">
                <text:p>10.434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257279">
                <text:p>0.1257279</text:p>
              </table:table-cell>
              <table:table-cell office:value-type="float" office:value="0.323366">
                <text:p>0.323366</text:p>
              </table:table-cell>
              <table:table-cell office:value-type="float" office:value="10.5199">
                <text:p>10.51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04783">
                <text:p>0.0404783</text:p>
              </table:table-cell>
              <table:table-cell office:value-type="float" office:value="0.270161">
                <text:p>0.270161</text:p>
              </table:table-cell>
              <table:table-cell office:value-type="float" office:value="10.74835">
                <text:p>10.748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71726">
                <text:p>0.0171726</text:p>
              </table:table-cell>
              <table:table-cell office:value-type="float" office:value="0.1671257">
                <text:p>0.1671257</text:p>
              </table:table-cell>
              <table:table-cell office:value-type="float" office:value="11.287">
                <text:p>11.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812631">
                <text:p>0.00812631</text:p>
              </table:table-cell>
              <table:table-cell office:value-type="float" office:value="0.0588775">
                <text:p>0.0588775</text:p>
              </table:table-cell>
              <table:table-cell office:value-type="float" office:value="15.87698">
                <text:p>15.876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597974">
                <text:p>0.00597974</text:p>
              </table:table-cell>
              <table:table-cell office:value-type="float" office:value="0.0321986">
                <text:p>0.0321986</text:p>
              </table:table-cell>
              <table:table-cell office:value-type="float" office:value="12.78546">
                <text:p>12.785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444648">
                <text:p>0.00444648</text:p>
              </table:table-cell>
              <table:table-cell office:value-type="float" office:value="0.0243789">
                <text:p>0.0243789</text:p>
              </table:table-cell>
              <table:table-cell office:value-type="float" office:value="4.49891">
                <text:p>4.498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45998">
                <text:p>0.0045998</text:p>
              </table:table-cell>
              <table:table-cell office:value-type="float" office:value="0.01425939">
                <text:p>0.01425939</text:p>
              </table:table-cell>
              <table:table-cell office:value-type="float" office:value="4.12495">
                <text:p>4.124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06653">
                <text:p>0.00306653</text:p>
              </table:table-cell>
              <table:table-cell office:value-type="float" office:value="0.0108862">
                <text:p>0.0108862</text:p>
              </table:table-cell>
              <table:table-cell office:value-type="float" office:value="4.84482">
                <text:p>4.8448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2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5.095cm" svg:y="4.929cm" style:legend-expansion="custom" chartooo:width="6.998cm" chartooo:height="1.687cm" style:legend-expansion-aspect-ratio="4.14819205690575" chart:style-name="ch3"/>
        <chart:plot-area chart:style-name="ch4" table:cell-range-address="'lambda3 (0.0021) poisson'.A1:'lambda3 (0.0021) poisson'.D36" chart:data-source-has-labels="both" svg:x="1.598cm" svg:y="1.639cm" svg:width="22.473cm" svg:height="14.396cm">
          <chartooo:coordinate-region svg:x="2.272cm" svg:y="1.834cm" svg:width="21.701cm" svg:height="13.296cm"/>
          <chart:axis chart:dimension="x" chart:name="primary-x" chart:style-name="ch5" chartooo:axis-type="auto">
            <chartooo:date-scale/>
            <chart:title svg:x="10.577cm" svg:y="16.384cm" chart:style-name="ch6">
              <text:p>latency values (in cycles)</text:p>
            </chart:title>
            <chart:categories table:cell-range-address="'lambda3 (0.0021) poisson'.A2:'lambda3 (0.0021) poisson'.A36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'lambda3 (0.0021) poisson'.B2:'lambda3 (0.0021) poisson'.B36" chart:label-cell-address="'lambda3 (0.0021) poisson'.B1:'lambda3 (0.0021) poisson'.B1" chart:class="chart:line">
            <chart:data-point chart:repeated="35"/>
          </chart:series>
          <chart:series chart:style-name="ch11" chart:values-cell-range-address="'lambda3 (0.0021) poisson'.C2:'lambda3 (0.0021) poisson'.C36" chart:label-cell-address="'lambda3 (0.0021) poisson'.C1:'lambda3 (0.0021) poisson'.C1" chart:class="chart:line">
            <chart:data-point chart:repeated="35"/>
          </chart:series>
          <chart:series chart:style-name="ch12" chart:values-cell-range-address="'lambda3 (0.0021) poisson'.D2:'lambda3 (0.0021) poisson'.D36" chart:label-cell-address="'lambda3 (0.0021) poisson'.D1:'lambda3 (0.0021) poisson'.D1" chart:class="chart:line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 (tail 109774: 28.92%)</text:p>
                <draw:g>
                  <svg:desc>'lambda3 (0.0021) poisson'.B1:'lambda3 (0.0021) poisson'.B1</svg:desc>
                </draw:g>
              </table:table-cell>
              <table:table-cell office:value-type="string">
                <text:p>Fuzzy (tail 397: 0%)</text:p>
                <draw:g>
                  <svg:desc>'lambda3 (0.0021) poisson'.C1:'lambda3 (0.0021) poisson'.C1</svg:desc>
                </draw:g>
              </table:table-cell>
              <table:table-cell office:value-type="string">
                <text:p>Token (tail 447: 0%)</text:p>
                <draw:g>
                  <svg:desc>'lambda3 (0.0021) poisson'.D1:'lambda3 (0.0021) poisson'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lambda3 (0.0021) poisson'.A2:'lambda3 (0.0021) poisson'.A36</svg:desc>
                </draw:g>
              </table:table-cell>
              <table:table-cell office:value-type="float" office:value="0">
                <text:p>0</text:p>
                <draw:g>
                  <svg:desc>'lambda3 (0.0021) poisson'.B2:'lambda3 (0.0021) poisson'.B36</svg:desc>
                </draw:g>
              </table:table-cell>
              <table:table-cell office:value-type="float" office:value="0.22">
                <text:p>0.22</text:p>
                <draw:g>
                  <svg:desc>'lambda3 (0.0021) poisson'.C2:'lambda3 (0.0021) poisson'.C36</svg:desc>
                </draw:g>
              </table:table-cell>
              <table:table-cell office:value-type="float" office:value="0.83">
                <text:p>0.83</text:p>
                <draw:g>
                  <svg:desc>'lambda3 (0.0021) poisson'.D2:'lambda3 (0.0021) poisson'.D3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66">
                <text:p>24.66</text:p>
              </table:table-cell>
              <table:table-cell office:value-type="float" office:value="12.24">
                <text:p>12.2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4">
                <text:p>8.04</text:p>
              </table:table-cell>
              <table:table-cell office:value-type="float" office:value="4.87">
                <text:p>4.8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67">
                <text:p>5.67</text:p>
              </table:table-cell>
              <table:table-cell office:value-type="float" office:value="4.64">
                <text:p>4.64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3">
                <text:p>4.3</text:p>
              </table:table-cell>
              <table:table-cell office:value-type="float" office:value="3.94">
                <text:p>3.9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94">
                <text:p>2.94</text:p>
              </table:table-cell>
              <table:table-cell office:value-type="float" office:value="3.54">
                <text:p>3.5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.47">
                <text:p>2.47</text:p>
              </table:table-cell>
              <table:table-cell office:value-type="float" office:value="3.47">
                <text:p>3.4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3.66">
                <text:p>3.66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63">
                <text:p>1.63</text:p>
              </table:table-cell>
              <table:table-cell office:value-type="float" office:value="3.21">
                <text:p>3.2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1">
                <text:p>1.41</text:p>
              </table:table-cell>
              <table:table-cell office:value-type="float" office:value="3.08">
                <text:p>3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2">
                <text:p>0.92</text:p>
              </table:table-cell>
              <table:table-cell office:value-type="float" office:value="3.24">
                <text:p>3.2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">
                <text:p>0.98</text:p>
              </table:table-cell>
              <table:table-cell office:value-type="float" office:value="3.08">
                <text:p>3.0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05">
                <text:p>1.05</text:p>
              </table:table-cell>
              <table:table-cell office:value-type="float" office:value="3.4">
                <text:p>3.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">
                <text:p>0.75</text:p>
              </table:table-cell>
              <table:table-cell office:value-type="float" office:value="3.21">
                <text:p>3.21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">
                <text:p>0.6</text:p>
              </table:table-cell>
              <table:table-cell office:value-type="float" office:value="3.05">
                <text:p>3.05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3">
                <text:p>0.53</text:p>
              </table:table-cell>
              <table:table-cell office:value-type="float" office:value="3.13">
                <text:p>3.1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8">
                <text:p>0.58</text:p>
              </table:table-cell>
              <table:table-cell office:value-type="float" office:value="3.28">
                <text:p>3.28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3">
                <text:p>0.53</text:p>
              </table:table-cell>
              <table:table-cell office:value-type="float" office:value="3.09">
                <text:p>3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">
                <text:p>0.34</text:p>
              </table:table-cell>
              <table:table-cell office:value-type="float" office:value="2.61">
                <text:p>2.6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6">
                <text:p>0.36</text:p>
              </table:table-cell>
              <table:table-cell office:value-type="float" office:value="2.73">
                <text:p>2.7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8">
                <text:p>0.38</text:p>
              </table:table-cell>
              <table:table-cell office:value-type="float" office:value="2.49">
                <text:p>2.4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2">
                <text:p>0.42</text:p>
              </table:table-cell>
              <table:table-cell office:value-type="float" office:value="2.57">
                <text:p>2.57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9">
                <text:p>0.39</text:p>
              </table:table-cell>
              <table:table-cell office:value-type="float" office:value="2.51">
                <text:p>2.5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1">
                <text:p>0.21</text:p>
              </table:table-cell>
              <table:table-cell office:value-type="float" office:value="2.14">
                <text:p>2.1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7">
                <text:p>0.37</text:p>
              </table:table-cell>
              <table:table-cell office:value-type="float" office:value="1.64">
                <text:p>1.6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9">
                <text:p>0.29</text:p>
              </table:table-cell>
              <table:table-cell office:value-type="float" office:value="1.45">
                <text:p>1.4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2">
                <text:p>0.32</text:p>
              </table:table-cell>
              <table:table-cell office:value-type="float" office:value="1.34">
                <text:p>1.3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42">
                <text:p>0.42</text:p>
              </table:table-cell>
              <table:table-cell office:value-type="float" office:value="1.1">
                <text:p>1.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">
                <text:p>0.36</text:p>
              </table:table-cell>
              <table:table-cell office:value-type="float" office:value="0.88">
                <text:p>0.8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26">
                <text:p>0.26</text:p>
              </table:table-cell>
              <table:table-cell office:value-type="float" office:value="0.69">
                <text:p>0.6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1">
                <text:p>0.21</text:p>
              </table:table-cell>
              <table:table-cell office:value-type="float" office:value="0.52">
                <text:p>0.5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3">
                <text:p>0.23</text:p>
              </table:table-cell>
              <table:table-cell office:value-type="float" office:value="0.49">
                <text:p>0.4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6">
                <text:p>0.16</text:p>
              </table:table-cell>
              <table:table-cell office:value-type="float" office:value="0.46">
                <text:p>0.4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17">
                <text:p>0.17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radiosity.A3:radiosity.D32 radiosity.B2:radiosity.D2" chart:data-source-has-labels="both" svg:x="1.598cm" svg:y="1.639cm" svg:width="22.474cm" svg:height="14.396cm">
          <chartooo:coordinate-region svg:x="2.272cm" svg:y="1.834cm" svg:width="21.49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radiosity.A3:radiosity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radiosity.B3:radiosity.B32" chart:label-cell-address="radiosity.B2:radiosity.B2" chart:class="chart:line">
            <chart:data-point chart:repeated="30"/>
          </chart:series>
          <chart:series chart:style-name="ch11" chart:values-cell-range-address="radiosity.C3:radiosity.C32" chart:label-cell-address="radiosity.C2:radiosity.C2" chart:class="chart:line">
            <chart:data-point chart:repeated="30"/>
          </chart:series>
          <chart:series chart:style-name="ch12" chart:values-cell-range-address="radiosity.D3:radiosity.D32" chart:label-cell-address="radiosity.D2:radiosity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radiosity.B2:radiosity.B2</svg:desc>
                </draw:g>
              </table:table-cell>
              <table:table-cell office:value-type="string">
                <text:p>Fuzzy Token</text:p>
                <draw:g>
                  <svg:desc>radiosity.C2:radiosity.C2</svg:desc>
                </draw:g>
              </table:table-cell>
              <table:table-cell office:value-type="string">
                <text:p>Token</text:p>
                <draw:g>
                  <svg:desc>radiosity.D2:radiosity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radiosity.A3:radiosity.A32</svg:desc>
                </draw:g>
              </table:table-cell>
              <table:table-cell office:value-type="float" office:value="0">
                <text:p>0</text:p>
                <draw:g>
                  <svg:desc>radiosity.B3:radiosity.B32</svg:desc>
                </draw:g>
              </table:table-cell>
              <table:table-cell office:value-type="float" office:value="0.00091996">
                <text:p>0.00091996</text:p>
                <draw:g>
                  <svg:desc>radiosity.C3:radiosity.C32</svg:desc>
                </draw:g>
              </table:table-cell>
              <table:table-cell office:value-type="float" office:value="1.0394">
                <text:p>1.0394</text:p>
                <draw:g>
                  <svg:desc>radiosity.D3:radiosity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.2289">
                <text:p>99.2289</text:p>
              </table:table-cell>
              <table:table-cell office:value-type="float" office:value="98.6848">
                <text:p>98.6848</text:p>
              </table:table-cell>
              <table:table-cell office:value-type="float" office:value="5.19226">
                <text:p>5.192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3486">
                <text:p>0.333486</text:p>
              </table:table-cell>
              <table:table-cell office:value-type="float" office:value="0.191965">
                <text:p>0.191965</text:p>
              </table:table-cell>
              <table:table-cell office:value-type="float" office:value="5.19609">
                <text:p>5.196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98251">
                <text:p>0.198251</text:p>
              </table:table-cell>
              <table:table-cell office:value-type="float" office:value="0.195492">
                <text:p>0.195492</text:p>
              </table:table-cell>
              <table:table-cell office:value-type="float" office:value="5.2381">
                <text:p>5.23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785033">
                <text:p>0.0785033</text:p>
              </table:table-cell>
              <table:table-cell office:value-type="float" office:value="0.173106">
                <text:p>0.173106</text:p>
              </table:table-cell>
              <table:table-cell office:value-type="float" office:value="5.24868">
                <text:p>5.248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72246">
                <text:p>0.0472246</text:p>
              </table:table-cell>
              <table:table-cell office:value-type="float" office:value="0.15026">
                <text:p>0.15026</text:p>
              </table:table-cell>
              <table:table-cell office:value-type="float" office:value="5.27122">
                <text:p>5.271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56056">
                <text:p>0.0256056</text:p>
              </table:table-cell>
              <table:table-cell office:value-type="float" office:value="0.14474">
                <text:p>0.14474</text:p>
              </table:table-cell>
              <table:table-cell office:value-type="float" office:value="5.30556">
                <text:p>5.305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48727">
                <text:p>0.0148727</text:p>
              </table:table-cell>
              <table:table-cell office:value-type="float" office:value="0.125421">
                <text:p>0.125421</text:p>
              </table:table-cell>
              <table:table-cell office:value-type="float" office:value="5.44279">
                <text:p>5.4427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02729">
                <text:p>0.0102729</text:p>
              </table:table-cell>
              <table:table-cell office:value-type="float" office:value="0.106715">
                <text:p>0.106715</text:p>
              </table:table-cell>
              <table:table-cell office:value-type="float" office:value="5.50152">
                <text:p>5.501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68997">
                <text:p>0.0068997</text:p>
              </table:table-cell>
              <table:table-cell office:value-type="float" office:value="0.0604107">
                <text:p>0.0604107</text:p>
              </table:table-cell>
              <table:table-cell office:value-type="float" office:value="5.78548">
                <text:p>5.7854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413982">
                <text:p>0.00413982</text:p>
              </table:table-cell>
              <table:table-cell office:value-type="float" office:value="0.0343452">
                <text:p>0.0343452</text:p>
              </table:table-cell>
              <table:table-cell office:value-type="float" office:value="8.32671">
                <text:p>8.326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98649">
                <text:p>0.00398649</text:p>
              </table:table-cell>
              <table:table-cell office:value-type="float" office:value="0.0245323">
                <text:p>0.0245323</text:p>
              </table:table-cell>
              <table:table-cell office:value-type="float" office:value="7.55027">
                <text:p>7.550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275988">
                <text:p>0.00275988</text:p>
              </table:table-cell>
              <table:table-cell office:value-type="float" office:value="0.0171726">
                <text:p>0.0171726</text:p>
              </table:table-cell>
              <table:table-cell office:value-type="float" office:value="7.19225">
                <text:p>7.192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21986">
                <text:p>0.00321986</text:p>
              </table:table-cell>
              <table:table-cell office:value-type="float" office:value="0.015026">
                <text:p>0.015026</text:p>
              </table:table-cell>
              <table:table-cell office:value-type="float" office:value="5.59321">
                <text:p>5.593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53327">
                <text:p>0.00153327</text:p>
              </table:table-cell>
              <table:table-cell office:value-type="float" office:value="0.0137994">
                <text:p>0.0137994</text:p>
              </table:table-cell>
              <table:table-cell office:value-type="float" office:value="2.4083">
                <text:p>2.40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91321">
                <text:p>0.00291321</text:p>
              </table:table-cell>
              <table:table-cell office:value-type="float" office:value="0.0105795">
                <text:p>0.0105795</text:p>
              </table:table-cell>
              <table:table-cell office:value-type="float" office:value="2.09061">
                <text:p>2.0906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214657">
                <text:p>0.00214657</text:p>
              </table:table-cell>
              <table:table-cell office:value-type="float" office:value="0.00766634">
                <text:p>0.00766634</text:p>
              </table:table-cell>
              <table:table-cell office:value-type="float" office:value="2.06838">
                <text:p>2.068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245323">
                <text:p>0.00245323</text:p>
              </table:table-cell>
              <table:table-cell office:value-type="float" office:value="0.00659305">
                <text:p>0.00659305</text:p>
              </table:table-cell>
              <table:table-cell office:value-type="float" office:value="2.05657">
                <text:p>2.0565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168659">
                <text:p>0.00168659</text:p>
              </table:table-cell>
              <table:table-cell office:value-type="float" office:value="0.0062864">
                <text:p>0.0062864</text:p>
              </table:table-cell>
              <table:table-cell office:value-type="float" office:value="2.4057">
                <text:p>2.40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37994">
                <text:p>0.00137994</text:p>
              </table:table-cell>
              <table:table-cell office:value-type="float" office:value="0.0045998">
                <text:p>0.0045998</text:p>
              </table:table-cell>
              <table:table-cell office:value-type="float" office:value="2.43912">
                <text:p>2.439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91996">
                <text:p>0.00091996</text:p>
              </table:table-cell>
              <table:table-cell office:value-type="float" office:value="0.00321986">
                <text:p>0.00321986</text:p>
              </table:table-cell>
              <table:table-cell office:value-type="float" office:value="2.55933">
                <text:p>2.559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91996">
                <text:p>0.00091996</text:p>
              </table:table-cell>
              <table:table-cell office:value-type="float" office:value="0.00444648">
                <text:p>0.00444648</text:p>
              </table:table-cell>
              <table:table-cell office:value-type="float" office:value="1.98926">
                <text:p>1.9892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766634">
                <text:p>0.000766634</text:p>
              </table:table-cell>
              <table:table-cell office:value-type="float" office:value="0.00183992">
                <text:p>0.00183992</text:p>
              </table:table-cell>
              <table:table-cell office:value-type="float" office:value="1.66022">
                <text:p>1.660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45998">
                <text:p>0.00045998</text:p>
              </table:table-cell>
              <table:table-cell office:value-type="float" office:value="0.00183992">
                <text:p>0.00183992</text:p>
              </table:table-cell>
              <table:table-cell office:value-type="float" office:value="1.34774">
                <text:p>1.3477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766634">
                <text:p>0.000766634</text:p>
              </table:table-cell>
              <table:table-cell office:value-type="float" office:value="0.00168659">
                <text:p>0.00168659</text:p>
              </table:table-cell>
              <table:table-cell office:value-type="float" office:value="0.47332">
                <text:p>0.473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45998">
                <text:p>0.00045998</text:p>
              </table:table-cell>
              <table:table-cell office:value-type="float" office:value="0.00183992">
                <text:p>0.00183992</text:p>
              </table:table-cell>
              <table:table-cell office:value-type="float" office:value="0.229683">
                <text:p>0.22968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45998">
                <text:p>0.00045998</text:p>
              </table:table-cell>
              <table:table-cell office:value-type="float" office:value="0.00122661">
                <text:p>0.00122661</text:p>
              </table:table-cell>
              <table:table-cell office:value-type="float" office:value="0.126341">
                <text:p>0.1263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613307">
                <text:p>0.000613307</text:p>
              </table:table-cell>
              <table:table-cell office:value-type="float" office:value="0.00122661">
                <text:p>0.00122661</text:p>
              </table:table-cell>
              <table:table-cell office:value-type="float" office:value="0.068997">
                <text:p>0.06899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613307">
                <text:p>0.000613307</text:p>
              </table:table-cell>
              <table:table-cell office:value-type="float" office:value="0.00122661">
                <text:p>0.00122661</text:p>
              </table:table-cell>
              <table:table-cell office:value-type="float" office:value="0.0734435">
                <text:p>0.07344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45998">
                <text:p>0.00045998</text:p>
              </table:table-cell>
              <table:table-cell office:value-type="float" office:value="0.00091996">
                <text:p>0.00091996</text:p>
              </table:table-cell>
              <table:table-cell office:value-type="float" office:value="0.0463047">
                <text:p>0.046304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chart:data-source-has-labels="both" svg:x="1.598cm" svg:y="1.639cm" svg:width="22.474cm" svg:height="14.396cm">
          <chartooo:coordinate-region svg:x="3.276cm" svg:y="1.834cm" svg:width="20.796cm" svg:height="12.661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local-table.$A$2:.$A$31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local-table.$B$2:.$B$31" chart:label-cell-address="local-table.$B$1" chart:class="chart:line">
            <chart:data-point chart:repeated="30"/>
          </chart:series>
          <chart:series chart:style-name="ch11" chart:values-cell-range-address="local-table.$C$2:.$C$31" chart:label-cell-address="local-table.$C$1" chart:class="chart:line">
            <chart:data-point chart:repeated="30"/>
          </chart:series>
          <chart:series chart:style-name="ch12" chart:values-cell-range-address="local-table.$D$2:.$D$31" chart:label-cell-address="local-table.$D$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</table:table-cell>
              <table:table-cell office:value-type="string">
                <text:p>Fuzzy Token</text:p>
              </table:table-cell>
              <table:table-cell office:value-type="string">
                <text:p>Token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0014">
                <text:p>1.500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.7234">
                <text:p>99.7234</text:p>
              </table:table-cell>
              <table:table-cell office:value-type="float" office:value="99.6303">
                <text:p>99.6303</text:p>
              </table:table-cell>
              <table:table-cell office:value-type="float" office:value="7.31403">
                <text:p>7.314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9086">
                <text:p>0.139086</text:p>
              </table:table-cell>
              <table:table-cell office:value-type="float" office:value="0.0522879">
                <text:p>0.0522879</text:p>
              </table:table-cell>
              <table:table-cell office:value-type="float" office:value="7.29938">
                <text:p>7.299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94775">
                <text:p>0.0794775</text:p>
              </table:table-cell>
              <table:table-cell office:value-type="float" office:value="0.0460133">
                <text:p>0.0460133</text:p>
              </table:table-cell>
              <table:table-cell office:value-type="float" office:value="7.36527">
                <text:p>7.365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51635">
                <text:p>0.0151635</text:p>
              </table:table-cell>
              <table:table-cell office:value-type="float" office:value="0.0528107">
                <text:p>0.0528107</text:p>
              </table:table-cell>
              <table:table-cell office:value-type="float" office:value="7.42069">
                <text:p>7.420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15033">
                <text:p>0.0115033</text:p>
              </table:table-cell>
              <table:table-cell office:value-type="float" office:value="0.0554251">
                <text:p>0.0554251</text:p>
              </table:table-cell>
              <table:table-cell office:value-type="float" office:value="7.28945">
                <text:p>7.289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13727">
                <text:p>0.00313727</text:p>
              </table:table-cell>
              <table:table-cell office:value-type="float" office:value="0.0449676">
                <text:p>0.0449676</text:p>
              </table:table-cell>
              <table:table-cell office:value-type="float" office:value="7.34435">
                <text:p>7.344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575166">
                <text:p>0.00575166</text:p>
              </table:table-cell>
              <table:table-cell office:value-type="float" office:value="0.0376473">
                <text:p>0.0376473</text:p>
              </table:table-cell>
              <table:table-cell office:value-type="float" office:value="7.40396">
                <text:p>7.4039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392159">
                <text:p>0.0392159</text:p>
              </table:table-cell>
              <table:table-cell office:value-type="float" office:value="7.3067">
                <text:p>7.30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679742">
                <text:p>0.00679742</text:p>
              </table:table-cell>
              <table:table-cell office:value-type="float" office:value="7.46775">
                <text:p>7.4677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00470591">
                <text:p>0.00470591</text:p>
              </table:table-cell>
              <table:table-cell office:value-type="float" office:value="7.4552">
                <text:p>7.45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366015">
                <text:p>0.00366015</text:p>
              </table:table-cell>
              <table:table-cell office:value-type="float" office:value="7.69834">
                <text:p>7.6983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156864">
                <text:p>0.00156864</text:p>
              </table:table-cell>
              <table:table-cell office:value-type="float" office:value="0.00366015">
                <text:p>0.00366015</text:p>
              </table:table-cell>
              <table:table-cell office:value-type="float" office:value="7.782">
                <text:p>7.7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209151">
                <text:p>0.00209151</text:p>
              </table:table-cell>
              <table:table-cell office:value-type="float" office:value="5.33179">
                <text:p>5.3317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692291">
                <text:p>0.6922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00313727">
                <text:p>0.00313727</text:p>
              </table:table-cell>
              <table:table-cell office:value-type="float" office:value="0.393728">
                <text:p>0.39372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261439">
                <text:p>0.00261439</text:p>
              </table:table-cell>
              <table:table-cell office:value-type="float" office:value="0.37229">
                <text:p>0.372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382224">
                <text:p>0.38222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">
                <text:p>0</text:p>
              </table:table-cell>
              <table:table-cell office:value-type="float" office:value="0.394773">
                <text:p>0.3947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362355">
                <text:p>0.36235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388499">
                <text:p>0.3884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0156864">
                <text:p>0.00156864</text:p>
              </table:table-cell>
              <table:table-cell office:value-type="float" office:value="0.353466">
                <text:p>0.35346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34144">
                <text:p>0.3414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156864">
                <text:p>0.00156864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264054">
                <text:p>0.26405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4056">
                <text:p>0.06640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156864">
                <text:p>0.00156864</text:p>
              </table:table-cell>
              <table:table-cell office:value-type="float" office:value="0.00156864">
                <text:p>0.0015686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0156864">
                <text:p>0.00156864</text:p>
              </table:table-cell>
              <table:table-cell office:value-type="float" office:value="0.000522879">
                <text:p>0.0005228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00104576">
                <text:p>0.001045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00104576">
                <text:p>0.0010457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raytrace.F3:raytrace.I12 raytrace.G2:raytrace.I2" chart:data-source-has-labels="both" svg:x="0.32cm" svg:y="0.179cm" svg:width="12.639cm" svg:height="8.637cm">
          <chartooo:coordinate-region svg:x="1.206cm" svg:y="0.374cm" svg:width="11.753cm" svg:height="7.803cm"/>
          <chart:axis chart:dimension="x" chart:name="primary-x" chart:style-name="ch4" chartooo:axis-type="auto">
            <chartooo:date-scale/>
            <chart:categories table:cell-range-address="raytrace.F3:raytrace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ytrace.G3:raytrace.G12" chart:label-cell-address="raytrace.G2:raytrace.G2" chart:class="chart:bar">
            <chart:data-point chart:repeated="10"/>
          </chart:series>
          <chart:series chart:style-name="ch8" chart:values-cell-range-address="raytrace.H3:raytrace.H12" chart:label-cell-address="raytrace.H2:raytrace.H2" chart:class="chart:bar">
            <chart:data-point chart:repeated="10"/>
          </chart:series>
          <chart:series chart:style-name="ch9" chart:values-cell-range-address="raytrace.I3:raytrace.I12" chart:label-cell-address="raytrace.I2:raytrace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raytrace.G2:raytrace.G2</svg:desc>
                </draw:g>
              </table:table-cell>
              <table:table-cell office:value-type="string">
                <text:p>Fuzzy Token</text:p>
                <draw:g>
                  <svg:desc>raytrace.H2:raytrace.H2</svg:desc>
                </draw:g>
              </table:table-cell>
              <table:table-cell office:value-type="string">
                <text:p>Token</text:p>
                <draw:g>
                  <svg:desc>raytrace.I2:raytrace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raytrace.F3:raytrace.F12</svg:desc>
                </draw:g>
              </table:table-cell>
              <table:table-cell office:value-type="float" office:value="99.7234">
                <text:p>99.7234</text:p>
                <draw:g>
                  <svg:desc>raytrace.G3:raytrace.G12</svg:desc>
                </draw:g>
              </table:table-cell>
              <table:table-cell office:value-type="float" office:value="99.6303">
                <text:p>99.6303</text:p>
                <draw:g>
                  <svg:desc>raytrace.H3:raytrace.H12</svg:desc>
                </draw:g>
              </table:table-cell>
              <table:table-cell office:value-type="float" office:value="8.81417">
                <text:p>8.81417</text:p>
                <draw:g>
                  <svg:desc>raytrace.I3:raytrace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85635">
                <text:p>0.2185635</text:p>
              </table:table-cell>
              <table:table-cell office:value-type="float" office:value="0.0983012">
                <text:p>0.0983012</text:p>
              </table:table-cell>
              <table:table-cell office:value-type="float" office:value="14.66465">
                <text:p>14.664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66668">
                <text:p>0.0266668</text:p>
              </table:table-cell>
              <table:table-cell office:value-type="float" office:value="0.1082358">
                <text:p>0.1082358</text:p>
              </table:table-cell>
              <table:table-cell office:value-type="float" office:value="14.71014">
                <text:p>14.710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888893">
                <text:p>0.00888893</text:p>
              </table:table-cell>
              <table:table-cell office:value-type="float" office:value="0.0826149">
                <text:p>0.0826149</text:p>
              </table:table-cell>
              <table:table-cell office:value-type="float" office:value="14.74831">
                <text:p>14.748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09152">
                <text:p>0.00209152</text:p>
              </table:table-cell>
              <table:table-cell office:value-type="float" office:value="0.04601332">
                <text:p>0.04601332</text:p>
              </table:table-cell>
              <table:table-cell office:value-type="float" office:value="14.77445">
                <text:p>14.774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1568639">
                <text:p>0.001568639</text:p>
              </table:table-cell>
              <table:table-cell office:value-type="float" office:value="0.00836606">
                <text:p>0.00836606</text:p>
              </table:table-cell>
              <table:table-cell office:value-type="float" office:value="15.15354">
                <text:p>15.153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26144">
                <text:p>0.0026144</text:p>
              </table:table-cell>
              <table:table-cell office:value-type="float" office:value="0.00575166">
                <text:p>0.00575166</text:p>
              </table:table-cell>
              <table:table-cell office:value-type="float" office:value="13.11379">
                <text:p>13.113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1568639">
                <text:p>0.001568639</text:p>
              </table:table-cell>
              <table:table-cell office:value-type="float" office:value="0.003660149">
                <text:p>0.003660149</text:p>
              </table:table-cell>
              <table:table-cell office:value-type="float" office:value="1.086019">
                <text:p>1.0860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366015">
                <text:p>0.00366015</text:p>
              </table:table-cell>
              <table:table-cell office:value-type="float" office:value="0.754514">
                <text:p>0.7545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757128">
                <text:p>0.75712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raytrace.A2:raytrace.D32" chart:data-source-has-labels="both" svg:x="1.598cm" svg:y="1.639cm" svg:width="22.474cm" svg:height="14.396cm">
          <chartooo:coordinate-region svg:x="2.484cm" svg:y="1.834cm" svg:width="21.58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raytrace.A3:raytrace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raytrace.B3:raytrace.B32" chart:label-cell-address="raytrace.B2:raytrace.B2" chart:class="chart:bar">
            <chart:data-point chart:repeated="30"/>
          </chart:series>
          <chart:series chart:style-name="ch11" chart:values-cell-range-address="raytrace.C3:raytrace.C32" chart:label-cell-address="raytrace.C2:raytrace.C2" chart:class="chart:bar">
            <chart:data-point chart:repeated="30"/>
          </chart:series>
          <chart:series chart:style-name="ch12" chart:values-cell-range-address="raytrace.D3:raytrace.D32" chart:label-cell-address="raytrace.D2:raytrace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raytrace.B2:raytrace.B2</svg:desc>
                </draw:g>
              </table:table-cell>
              <table:table-cell office:value-type="string">
                <text:p>Fuzzy Token</text:p>
                <draw:g>
                  <svg:desc>raytrace.C2:raytrace.C2</svg:desc>
                </draw:g>
              </table:table-cell>
              <table:table-cell office:value-type="string">
                <text:p>Token</text:p>
                <draw:g>
                  <svg:desc>raytrace.D2:raytrace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raytrace.A3:raytrace.A32</svg:desc>
                </draw:g>
              </table:table-cell>
              <table:table-cell office:value-type="float" office:value="0">
                <text:p>0</text:p>
                <draw:g>
                  <svg:desc>raytrace.B3:raytrace.B32</svg:desc>
                </draw:g>
              </table:table-cell>
              <table:table-cell office:value-type="float" office:value="0">
                <text:p>0</text:p>
                <draw:g>
                  <svg:desc>raytrace.C3:raytrace.C32</svg:desc>
                </draw:g>
              </table:table-cell>
              <table:table-cell office:value-type="float" office:value="1.50014">
                <text:p>1.50014</text:p>
                <draw:g>
                  <svg:desc>raytrace.D3:raytrace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.7234">
                <text:p>99.7234</text:p>
              </table:table-cell>
              <table:table-cell office:value-type="float" office:value="99.6303">
                <text:p>99.6303</text:p>
              </table:table-cell>
              <table:table-cell office:value-type="float" office:value="7.31403">
                <text:p>7.314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9086">
                <text:p>0.139086</text:p>
              </table:table-cell>
              <table:table-cell office:value-type="float" office:value="0.0522879">
                <text:p>0.0522879</text:p>
              </table:table-cell>
              <table:table-cell office:value-type="float" office:value="7.29938">
                <text:p>7.299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94775">
                <text:p>0.0794775</text:p>
              </table:table-cell>
              <table:table-cell office:value-type="float" office:value="0.0460133">
                <text:p>0.0460133</text:p>
              </table:table-cell>
              <table:table-cell office:value-type="float" office:value="7.36527">
                <text:p>7.365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51635">
                <text:p>0.0151635</text:p>
              </table:table-cell>
              <table:table-cell office:value-type="float" office:value="0.0528107">
                <text:p>0.0528107</text:p>
              </table:table-cell>
              <table:table-cell office:value-type="float" office:value="7.42069">
                <text:p>7.420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15033">
                <text:p>0.0115033</text:p>
              </table:table-cell>
              <table:table-cell office:value-type="float" office:value="0.0554251">
                <text:p>0.0554251</text:p>
              </table:table-cell>
              <table:table-cell office:value-type="float" office:value="7.28945">
                <text:p>7.289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13727">
                <text:p>0.00313727</text:p>
              </table:table-cell>
              <table:table-cell office:value-type="float" office:value="0.0449676">
                <text:p>0.0449676</text:p>
              </table:table-cell>
              <table:table-cell office:value-type="float" office:value="7.34435">
                <text:p>7.344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575166">
                <text:p>0.00575166</text:p>
              </table:table-cell>
              <table:table-cell office:value-type="float" office:value="0.0376473">
                <text:p>0.0376473</text:p>
              </table:table-cell>
              <table:table-cell office:value-type="float" office:value="7.40396">
                <text:p>7.4039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392159">
                <text:p>0.0392159</text:p>
              </table:table-cell>
              <table:table-cell office:value-type="float" office:value="7.3067">
                <text:p>7.30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679742">
                <text:p>0.00679742</text:p>
              </table:table-cell>
              <table:table-cell office:value-type="float" office:value="7.46775">
                <text:p>7.4677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00470591">
                <text:p>0.00470591</text:p>
              </table:table-cell>
              <table:table-cell office:value-type="float" office:value="7.4552">
                <text:p>7.45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366015">
                <text:p>0.00366015</text:p>
              </table:table-cell>
              <table:table-cell office:value-type="float" office:value="7.69834">
                <text:p>7.6983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156864">
                <text:p>0.00156864</text:p>
              </table:table-cell>
              <table:table-cell office:value-type="float" office:value="0.00366015">
                <text:p>0.00366015</text:p>
              </table:table-cell>
              <table:table-cell office:value-type="float" office:value="7.782">
                <text:p>7.7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209151">
                <text:p>0.00209151</text:p>
              </table:table-cell>
              <table:table-cell office:value-type="float" office:value="5.33179">
                <text:p>5.3317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692291">
                <text:p>0.6922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00313727">
                <text:p>0.00313727</text:p>
              </table:table-cell>
              <table:table-cell office:value-type="float" office:value="0.393728">
                <text:p>0.39372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00261439">
                <text:p>0.00261439</text:p>
              </table:table-cell>
              <table:table-cell office:value-type="float" office:value="0.37229">
                <text:p>0.372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382224">
                <text:p>0.38222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">
                <text:p>0</text:p>
              </table:table-cell>
              <table:table-cell office:value-type="float" office:value="0.394773">
                <text:p>0.3947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362355">
                <text:p>0.36235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388499">
                <text:p>0.3884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0156864">
                <text:p>0.00156864</text:p>
              </table:table-cell>
              <table:table-cell office:value-type="float" office:value="0.353466">
                <text:p>0.35346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00104576">
                <text:p>0.00104576</text:p>
              </table:table-cell>
              <table:table-cell office:value-type="float" office:value="0.34144">
                <text:p>0.3414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156864">
                <text:p>0.00156864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264054">
                <text:p>0.26405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4056">
                <text:p>0.06640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156864">
                <text:p>0.00156864</text:p>
              </table:table-cell>
              <table:table-cell office:value-type="float" office:value="0.00156864">
                <text:p>0.0015686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0156864">
                <text:p>0.00156864</text:p>
              </table:table-cell>
              <table:table-cell office:value-type="float" office:value="0.000522879">
                <text:p>0.0005228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00104576">
                <text:p>0.001045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522879">
                <text:p>0.000522879</text:p>
              </table:table-cell>
              <table:table-cell office:value-type="float" office:value="0.00104576">
                <text:p>0.0010457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sssp.A2:sssp.D32" chart:data-source-has-labels="both" svg:x="1.598cm" svg:y="1.639cm" svg:width="22.474cm" svg:height="14.396cm">
          <chartooo:coordinate-region svg:x="2.484cm" svg:y="1.834cm" svg:width="21.58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sssp.A3:sssp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sssp.B3:sssp.B32" chart:label-cell-address="sssp.B2:sssp.B2" chart:class="chart:bar">
            <chart:data-point chart:repeated="30"/>
          </chart:series>
          <chart:series chart:style-name="ch11" chart:values-cell-range-address="sssp.C3:sssp.C32" chart:label-cell-address="sssp.C2:sssp.C2" chart:class="chart:bar">
            <chart:data-point chart:repeated="30"/>
          </chart:series>
          <chart:series chart:style-name="ch12" chart:values-cell-range-address="sssp.D3:sssp.D32" chart:label-cell-address="sssp.D2:sssp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ssp.B2:sssp.B2</svg:desc>
                </draw:g>
              </table:table-cell>
              <table:table-cell office:value-type="string">
                <text:p>Fuzzy Token</text:p>
                <draw:g>
                  <svg:desc>sssp.C2:sssp.C2</svg:desc>
                </draw:g>
              </table:table-cell>
              <table:table-cell office:value-type="string">
                <text:p>Token</text:p>
                <draw:g>
                  <svg:desc>sssp.D2:sssp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ssp.A3:sssp.A32</svg:desc>
                </draw:g>
              </table:table-cell>
              <table:table-cell office:value-type="float" office:value="0">
                <text:p>0</text:p>
                <draw:g>
                  <svg:desc>sssp.B3:sssp.B32</svg:desc>
                </draw:g>
              </table:table-cell>
              <table:table-cell office:value-type="float" office:value="0.0115811">
                <text:p>0.0115811</text:p>
                <draw:g>
                  <svg:desc>sssp.C3:sssp.C32</svg:desc>
                </draw:g>
              </table:table-cell>
              <table:table-cell office:value-type="float" office:value="1.46875">
                <text:p>1.46875</text:p>
                <draw:g>
                  <svg:desc>sssp.D3:sssp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.895">
                <text:p>97.895</text:p>
              </table:table-cell>
              <table:table-cell office:value-type="float" office:value="97.773">
                <text:p>97.773</text:p>
              </table:table-cell>
              <table:table-cell office:value-type="float" office:value="7.27497">
                <text:p>7.274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90747">
                <text:p>0.190747</text:p>
              </table:table-cell>
              <table:table-cell office:value-type="float" office:value="0.111042">
                <text:p>0.111042</text:p>
              </table:table-cell>
              <table:table-cell office:value-type="float" office:value="7.39623">
                <text:p>7.396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1042">
                <text:p>0.111042</text:p>
              </table:table-cell>
              <table:table-cell office:value-type="float" office:value="0.108999">
                <text:p>0.108999</text:p>
              </table:table-cell>
              <table:table-cell office:value-type="float" office:value="7.53725">
                <text:p>7.537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6787">
                <text:p>0.036787</text:p>
              </table:table-cell>
              <table:table-cell office:value-type="float" office:value="0.12058">
                <text:p>0.12058</text:p>
              </table:table-cell>
              <table:table-cell office:value-type="float" office:value="8.38607">
                <text:p>8.386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92933">
                <text:p>0.0292933</text:p>
              </table:table-cell>
              <table:table-cell office:value-type="float" office:value="0.10423">
                <text:p>0.10423</text:p>
              </table:table-cell>
              <table:table-cell office:value-type="float" office:value="7.56722">
                <text:p>7.567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56685">
                <text:p>0.0156685</text:p>
              </table:table-cell>
              <table:table-cell office:value-type="float" office:value="0.111042">
                <text:p>0.111042</text:p>
              </table:table-cell>
              <table:table-cell office:value-type="float" office:value="7.38942">
                <text:p>7.389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36248">
                <text:p>0.0136248</text:p>
              </table:table-cell>
              <table:table-cell office:value-type="float" office:value="0.0926487">
                <text:p>0.0926487</text:p>
              </table:table-cell>
              <table:table-cell office:value-type="float" office:value="7.34514">
                <text:p>7.345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29436">
                <text:p>0.0129436</text:p>
              </table:table-cell>
              <table:table-cell office:value-type="float" office:value="0.08788">
                <text:p>0.08788</text:p>
              </table:table-cell>
              <table:table-cell office:value-type="float" office:value="7.27769">
                <text:p>7.277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885613">
                <text:p>0.00885613</text:p>
              </table:table-cell>
              <table:table-cell office:value-type="float" office:value="0.0599492">
                <text:p>0.0599492</text:p>
              </table:table-cell>
              <table:table-cell office:value-type="float" office:value="7.30018">
                <text:p>7.3001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681241">
                <text:p>0.00681241</text:p>
              </table:table-cell>
              <table:table-cell office:value-type="float" office:value="0.0476868">
                <text:p>0.0476868</text:p>
              </table:table-cell>
              <table:table-cell office:value-type="float" office:value="7.42348">
                <text:p>7.423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22623">
                <text:p>0.0122623</text:p>
              </table:table-cell>
              <table:table-cell office:value-type="float" office:value="0.0422369">
                <text:p>0.0422369</text:p>
              </table:table-cell>
              <table:table-cell office:value-type="float" office:value="7.5025">
                <text:p>7.50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115811">
                <text:p>0.0115811</text:p>
              </table:table-cell>
              <table:table-cell office:value-type="float" office:value="0.0544993">
                <text:p>0.0544993</text:p>
              </table:table-cell>
              <table:table-cell office:value-type="float" office:value="7.34105">
                <text:p>7.341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7031">
                <text:p>0.017031</text:p>
              </table:table-cell>
              <table:table-cell office:value-type="float" office:value="0.0422369">
                <text:p>0.0422369</text:p>
              </table:table-cell>
              <table:table-cell office:value-type="float" office:value="5.25237">
                <text:p>5.252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177123">
                <text:p>0.0177123</text:p>
              </table:table-cell>
              <table:table-cell office:value-type="float" office:value="0.039512">
                <text:p>0.039512</text:p>
              </table:table-cell>
              <table:table-cell office:value-type="float" office:value="0.553167">
                <text:p>0.5531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36248">
                <text:p>0.0136248</text:p>
              </table:table-cell>
              <table:table-cell office:value-type="float" office:value="0.0401932">
                <text:p>0.0401932</text:p>
              </table:table-cell>
              <table:table-cell office:value-type="float" office:value="0.177123">
                <text:p>0.1771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885613">
                <text:p>0.00885613</text:p>
              </table:table-cell>
              <table:table-cell office:value-type="float" office:value="0.0299746">
                <text:p>0.0299746</text:p>
              </table:table-cell>
              <table:table-cell office:value-type="float" office:value="0.277265">
                <text:p>0.2772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24809">
                <text:p>0.0224809</text:p>
              </table:table-cell>
              <table:table-cell office:value-type="float" office:value="0.0408744">
                <text:p>0.0408744</text:p>
              </table:table-cell>
              <table:table-cell office:value-type="float" office:value="0.857682">
                <text:p>0.85768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22623">
                <text:p>0.0122623</text:p>
              </table:table-cell>
              <table:table-cell office:value-type="float" office:value="0.036787">
                <text:p>0.036787</text:p>
              </table:table-cell>
              <table:table-cell office:value-type="float" office:value="0.169629">
                <text:p>0.1696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63498">
                <text:p>0.0163498</text:p>
              </table:table-cell>
              <table:table-cell office:value-type="float" office:value="0.0347433">
                <text:p>0.0347433</text:p>
              </table:table-cell>
              <table:table-cell office:value-type="float" office:value="0.117173">
                <text:p>0.11717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17031">
                <text:p>0.017031</text:p>
              </table:table-cell>
              <table:table-cell office:value-type="float" office:value="0.0442806">
                <text:p>0.0442806</text:p>
              </table:table-cell>
              <table:table-cell office:value-type="float" office:value="0.134886">
                <text:p>0.13488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15811">
                <text:p>0.0115811</text:p>
              </table:table-cell>
              <table:table-cell office:value-type="float" office:value="0.0313371">
                <text:p>0.0313371</text:p>
              </table:table-cell>
              <table:table-cell office:value-type="float" office:value="0.12603">
                <text:p>0.1260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163498">
                <text:p>0.0163498</text:p>
              </table:table-cell>
              <table:table-cell office:value-type="float" office:value="0.0299746">
                <text:p>0.0299746</text:p>
              </table:table-cell>
              <table:table-cell office:value-type="float" office:value="0.117855">
                <text:p>0.117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17997">
                <text:p>0.0217997</text:p>
              </table:table-cell>
              <table:table-cell office:value-type="float" office:value="0.0347433">
                <text:p>0.0347433</text:p>
              </table:table-cell>
              <table:table-cell office:value-type="float" office:value="0.102186">
                <text:p>0.10218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17031">
                <text:p>0.017031</text:p>
              </table:table-cell>
              <table:table-cell office:value-type="float" office:value="0.0333808">
                <text:p>0.0333808</text:p>
              </table:table-cell>
              <table:table-cell office:value-type="float" office:value="0.053818">
                <text:p>0.0538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9756">
                <text:p>0.019756</text:p>
              </table:table-cell>
              <table:table-cell office:value-type="float" office:value="0.0320183">
                <text:p>0.0320183</text:p>
              </table:table-cell>
              <table:table-cell office:value-type="float" office:value="0.0429182">
                <text:p>0.042918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17031">
                <text:p>0.017031</text:p>
              </table:table-cell>
              <table:table-cell office:value-type="float" office:value="0.0374682">
                <text:p>0.0374682</text:p>
              </table:table-cell>
              <table:table-cell office:value-type="float" office:value="0.036787">
                <text:p>0.0367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163498">
                <text:p>0.0163498</text:p>
              </table:table-cell>
              <table:table-cell office:value-type="float" office:value="0.034062">
                <text:p>0.034062</text:p>
              </table:table-cell>
              <table:table-cell office:value-type="float" office:value="0.0313371">
                <text:p>0.031337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177123">
                <text:p>0.0177123</text:p>
              </table:table-cell>
              <table:table-cell office:value-type="float" office:value="0.0347433">
                <text:p>0.0347433</text:p>
              </table:table-cell>
              <table:table-cell office:value-type="float" office:value="0.0333808">
                <text:p>0.03338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77123">
                <text:p>0.0177123</text:p>
              </table:table-cell>
              <table:table-cell office:value-type="float" office:value="0.0326996">
                <text:p>0.0326996</text:p>
              </table:table-cell>
              <table:table-cell office:value-type="float" office:value="0.0333808">
                <text:p>0.033380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sssp.F2:sssp.I12" chart:data-source-has-labels="both" svg:x="0.32cm" svg:y="0.179cm" svg:width="12.639cm" svg:height="8.637cm">
          <chartooo:coordinate-region svg:x="1.206cm" svg:y="0.374cm" svg:width="11.753cm" svg:height="7.803cm"/>
          <chart:axis chart:dimension="x" chart:name="primary-x" chart:style-name="ch4" chartooo:axis-type="auto">
            <chartooo:date-scale/>
            <chart:categories table:cell-range-address="sssp.F3:sssp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ssp.G3:sssp.G12" chart:label-cell-address="sssp.G2:sssp.G2" chart:class="chart:bar">
            <chart:data-point chart:repeated="10"/>
          </chart:series>
          <chart:series chart:style-name="ch8" chart:values-cell-range-address="sssp.H3:sssp.H12" chart:label-cell-address="sssp.H2:sssp.H2" chart:class="chart:bar">
            <chart:data-point chart:repeated="10"/>
          </chart:series>
          <chart:series chart:style-name="ch9" chart:values-cell-range-address="sssp.I3:sssp.I12" chart:label-cell-address="sssp.I2:sssp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ssp.G2:sssp.G2</svg:desc>
                </draw:g>
              </table:table-cell>
              <table:table-cell office:value-type="string">
                <text:p>Fuzzy Token</text:p>
                <draw:g>
                  <svg:desc>sssp.H2:sssp.H2</svg:desc>
                </draw:g>
              </table:table-cell>
              <table:table-cell office:value-type="string">
                <text:p>Token</text:p>
                <draw:g>
                  <svg:desc>sssp.I2:sssp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ssp.F3:sssp.F12</svg:desc>
                </draw:g>
              </table:table-cell>
              <table:table-cell office:value-type="float" office:value="97.895">
                <text:p>97.895</text:p>
                <draw:g>
                  <svg:desc>sssp.G3:sssp.G12</svg:desc>
                </draw:g>
              </table:table-cell>
              <table:table-cell office:value-type="float" office:value="97.7845811">
                <text:p>97.7845811</text:p>
                <draw:g>
                  <svg:desc>sssp.H3:sssp.H12</svg:desc>
                </draw:g>
              </table:table-cell>
              <table:table-cell office:value-type="float" office:value="8.74372">
                <text:p>8.74372</text:p>
                <draw:g>
                  <svg:desc>sssp.I3:sssp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1789">
                <text:p>0.301789</text:p>
              </table:table-cell>
              <table:table-cell office:value-type="float" office:value="0.220041">
                <text:p>0.220041</text:p>
              </table:table-cell>
              <table:table-cell office:value-type="float" office:value="14.93348">
                <text:p>14.933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60803">
                <text:p>0.0660803</text:p>
              </table:table-cell>
              <table:table-cell office:value-type="float" office:value="0.22481">
                <text:p>0.22481</text:p>
              </table:table-cell>
              <table:table-cell office:value-type="float" office:value="15.95329">
                <text:p>15.953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92933">
                <text:p>0.0292933</text:p>
              </table:table-cell>
              <table:table-cell office:value-type="float" office:value="0.2036907">
                <text:p>0.2036907</text:p>
              </table:table-cell>
              <table:table-cell office:value-type="float" office:value="14.73456">
                <text:p>14.734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179973">
                <text:p>0.02179973</text:p>
              </table:table-cell>
              <table:table-cell office:value-type="float" office:value="0.1478292">
                <text:p>0.1478292</text:p>
              </table:table-cell>
              <table:table-cell office:value-type="float" office:value="14.57787">
                <text:p>14.577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907471">
                <text:p>0.01907471</text:p>
              </table:table-cell>
              <table:table-cell office:value-type="float" office:value="0.0899237">
                <text:p>0.0899237</text:p>
              </table:table-cell>
              <table:table-cell office:value-type="float" office:value="14.92598">
                <text:p>14.925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86121">
                <text:p>0.0286121</text:p>
              </table:table-cell>
              <table:table-cell office:value-type="float" office:value="0.0967362">
                <text:p>0.0967362</text:p>
              </table:table-cell>
              <table:table-cell office:value-type="float" office:value="12.59342">
                <text:p>12.593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13371">
                <text:p>0.0313371</text:p>
              </table:table-cell>
              <table:table-cell office:value-type="float" office:value="0.0797052">
                <text:p>0.0797052</text:p>
              </table:table-cell>
              <table:table-cell office:value-type="float" office:value="0.73029">
                <text:p>0.73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133703">
                <text:p>0.03133703</text:p>
              </table:table-cell>
              <table:table-cell office:value-type="float" office:value="0.070849">
                <text:p>0.070849</text:p>
              </table:table-cell>
              <table:table-cell office:value-type="float" office:value="1.134947">
                <text:p>1.1349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86121">
                <text:p>0.0286121</text:p>
              </table:table-cell>
              <table:table-cell office:value-type="float" office:value="0.0715303">
                <text:p>0.0715303</text:p>
              </table:table-cell>
              <table:table-cell office:value-type="float" office:value="0.286802">
                <text:p>0.28680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sssp.A2:sssp.D32" chart:data-source-has-labels="both" svg:x="1.598cm" svg:y="1.639cm" svg:width="22.474cm" svg:height="14.396cm">
          <chartooo:coordinate-region svg:x="2.272cm" svg:y="1.834cm" svg:width="21.49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sssp.A3:sssp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sssp.B3:sssp.B32" chart:label-cell-address="sssp.B2:sssp.B2" chart:class="chart:line">
            <chart:data-point chart:repeated="30"/>
          </chart:series>
          <chart:series chart:style-name="ch11" chart:values-cell-range-address="sssp.C3:sssp.C32" chart:label-cell-address="sssp.C2:sssp.C2" chart:class="chart:line">
            <chart:data-point chart:repeated="30"/>
          </chart:series>
          <chart:series chart:style-name="ch12" chart:values-cell-range-address="sssp.D3:sssp.D32" chart:label-cell-address="sssp.D2:sssp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ssp.B2:sssp.B2</svg:desc>
                </draw:g>
              </table:table-cell>
              <table:table-cell office:value-type="string">
                <text:p>Fuzzy Token</text:p>
                <draw:g>
                  <svg:desc>sssp.C2:sssp.C2</svg:desc>
                </draw:g>
              </table:table-cell>
              <table:table-cell office:value-type="string">
                <text:p>Token</text:p>
                <draw:g>
                  <svg:desc>sssp.D2:sssp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ssp.A3:sssp.A32</svg:desc>
                </draw:g>
              </table:table-cell>
              <table:table-cell office:value-type="float" office:value="0">
                <text:p>0</text:p>
                <draw:g>
                  <svg:desc>sssp.B3:sssp.B32</svg:desc>
                </draw:g>
              </table:table-cell>
              <table:table-cell office:value-type="float" office:value="0.0115811">
                <text:p>0.0115811</text:p>
                <draw:g>
                  <svg:desc>sssp.C3:sssp.C32</svg:desc>
                </draw:g>
              </table:table-cell>
              <table:table-cell office:value-type="float" office:value="1.46875">
                <text:p>1.46875</text:p>
                <draw:g>
                  <svg:desc>sssp.D3:sssp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.895">
                <text:p>97.895</text:p>
              </table:table-cell>
              <table:table-cell office:value-type="float" office:value="97.773">
                <text:p>97.773</text:p>
              </table:table-cell>
              <table:table-cell office:value-type="float" office:value="7.27497">
                <text:p>7.274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90747">
                <text:p>0.190747</text:p>
              </table:table-cell>
              <table:table-cell office:value-type="float" office:value="0.111042">
                <text:p>0.111042</text:p>
              </table:table-cell>
              <table:table-cell office:value-type="float" office:value="7.39623">
                <text:p>7.396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1042">
                <text:p>0.111042</text:p>
              </table:table-cell>
              <table:table-cell office:value-type="float" office:value="0.108999">
                <text:p>0.108999</text:p>
              </table:table-cell>
              <table:table-cell office:value-type="float" office:value="7.53725">
                <text:p>7.537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6787">
                <text:p>0.036787</text:p>
              </table:table-cell>
              <table:table-cell office:value-type="float" office:value="0.12058">
                <text:p>0.12058</text:p>
              </table:table-cell>
              <table:table-cell office:value-type="float" office:value="8.38607">
                <text:p>8.386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92933">
                <text:p>0.0292933</text:p>
              </table:table-cell>
              <table:table-cell office:value-type="float" office:value="0.10423">
                <text:p>0.10423</text:p>
              </table:table-cell>
              <table:table-cell office:value-type="float" office:value="7.56722">
                <text:p>7.567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56685">
                <text:p>0.0156685</text:p>
              </table:table-cell>
              <table:table-cell office:value-type="float" office:value="0.111042">
                <text:p>0.111042</text:p>
              </table:table-cell>
              <table:table-cell office:value-type="float" office:value="7.38942">
                <text:p>7.389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36248">
                <text:p>0.0136248</text:p>
              </table:table-cell>
              <table:table-cell office:value-type="float" office:value="0.0926487">
                <text:p>0.0926487</text:p>
              </table:table-cell>
              <table:table-cell office:value-type="float" office:value="7.34514">
                <text:p>7.345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29436">
                <text:p>0.0129436</text:p>
              </table:table-cell>
              <table:table-cell office:value-type="float" office:value="0.08788">
                <text:p>0.08788</text:p>
              </table:table-cell>
              <table:table-cell office:value-type="float" office:value="7.27769">
                <text:p>7.277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885613">
                <text:p>0.00885613</text:p>
              </table:table-cell>
              <table:table-cell office:value-type="float" office:value="0.0599492">
                <text:p>0.0599492</text:p>
              </table:table-cell>
              <table:table-cell office:value-type="float" office:value="7.30018">
                <text:p>7.3001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681241">
                <text:p>0.00681241</text:p>
              </table:table-cell>
              <table:table-cell office:value-type="float" office:value="0.0476868">
                <text:p>0.0476868</text:p>
              </table:table-cell>
              <table:table-cell office:value-type="float" office:value="7.42348">
                <text:p>7.423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22623">
                <text:p>0.0122623</text:p>
              </table:table-cell>
              <table:table-cell office:value-type="float" office:value="0.0422369">
                <text:p>0.0422369</text:p>
              </table:table-cell>
              <table:table-cell office:value-type="float" office:value="7.5025">
                <text:p>7.50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115811">
                <text:p>0.0115811</text:p>
              </table:table-cell>
              <table:table-cell office:value-type="float" office:value="0.0544993">
                <text:p>0.0544993</text:p>
              </table:table-cell>
              <table:table-cell office:value-type="float" office:value="7.34105">
                <text:p>7.341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7031">
                <text:p>0.017031</text:p>
              </table:table-cell>
              <table:table-cell office:value-type="float" office:value="0.0422369">
                <text:p>0.0422369</text:p>
              </table:table-cell>
              <table:table-cell office:value-type="float" office:value="5.25237">
                <text:p>5.252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177123">
                <text:p>0.0177123</text:p>
              </table:table-cell>
              <table:table-cell office:value-type="float" office:value="0.039512">
                <text:p>0.039512</text:p>
              </table:table-cell>
              <table:table-cell office:value-type="float" office:value="0.553167">
                <text:p>0.5531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36248">
                <text:p>0.0136248</text:p>
              </table:table-cell>
              <table:table-cell office:value-type="float" office:value="0.0401932">
                <text:p>0.0401932</text:p>
              </table:table-cell>
              <table:table-cell office:value-type="float" office:value="0.177123">
                <text:p>0.1771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885613">
                <text:p>0.00885613</text:p>
              </table:table-cell>
              <table:table-cell office:value-type="float" office:value="0.0299746">
                <text:p>0.0299746</text:p>
              </table:table-cell>
              <table:table-cell office:value-type="float" office:value="0.277265">
                <text:p>0.2772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24809">
                <text:p>0.0224809</text:p>
              </table:table-cell>
              <table:table-cell office:value-type="float" office:value="0.0408744">
                <text:p>0.0408744</text:p>
              </table:table-cell>
              <table:table-cell office:value-type="float" office:value="0.857682">
                <text:p>0.85768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22623">
                <text:p>0.0122623</text:p>
              </table:table-cell>
              <table:table-cell office:value-type="float" office:value="0.036787">
                <text:p>0.036787</text:p>
              </table:table-cell>
              <table:table-cell office:value-type="float" office:value="0.169629">
                <text:p>0.1696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63498">
                <text:p>0.0163498</text:p>
              </table:table-cell>
              <table:table-cell office:value-type="float" office:value="0.0347433">
                <text:p>0.0347433</text:p>
              </table:table-cell>
              <table:table-cell office:value-type="float" office:value="0.117173">
                <text:p>0.11717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17031">
                <text:p>0.017031</text:p>
              </table:table-cell>
              <table:table-cell office:value-type="float" office:value="0.0442806">
                <text:p>0.0442806</text:p>
              </table:table-cell>
              <table:table-cell office:value-type="float" office:value="0.134886">
                <text:p>0.13488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15811">
                <text:p>0.0115811</text:p>
              </table:table-cell>
              <table:table-cell office:value-type="float" office:value="0.0313371">
                <text:p>0.0313371</text:p>
              </table:table-cell>
              <table:table-cell office:value-type="float" office:value="0.12603">
                <text:p>0.1260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163498">
                <text:p>0.0163498</text:p>
              </table:table-cell>
              <table:table-cell office:value-type="float" office:value="0.0299746">
                <text:p>0.0299746</text:p>
              </table:table-cell>
              <table:table-cell office:value-type="float" office:value="0.117855">
                <text:p>0.117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17997">
                <text:p>0.0217997</text:p>
              </table:table-cell>
              <table:table-cell office:value-type="float" office:value="0.0347433">
                <text:p>0.0347433</text:p>
              </table:table-cell>
              <table:table-cell office:value-type="float" office:value="0.102186">
                <text:p>0.10218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17031">
                <text:p>0.017031</text:p>
              </table:table-cell>
              <table:table-cell office:value-type="float" office:value="0.0333808">
                <text:p>0.0333808</text:p>
              </table:table-cell>
              <table:table-cell office:value-type="float" office:value="0.053818">
                <text:p>0.0538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9756">
                <text:p>0.019756</text:p>
              </table:table-cell>
              <table:table-cell office:value-type="float" office:value="0.0320183">
                <text:p>0.0320183</text:p>
              </table:table-cell>
              <table:table-cell office:value-type="float" office:value="0.0429182">
                <text:p>0.042918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17031">
                <text:p>0.017031</text:p>
              </table:table-cell>
              <table:table-cell office:value-type="float" office:value="0.0374682">
                <text:p>0.0374682</text:p>
              </table:table-cell>
              <table:table-cell office:value-type="float" office:value="0.036787">
                <text:p>0.0367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163498">
                <text:p>0.0163498</text:p>
              </table:table-cell>
              <table:table-cell office:value-type="float" office:value="0.034062">
                <text:p>0.034062</text:p>
              </table:table-cell>
              <table:table-cell office:value-type="float" office:value="0.0313371">
                <text:p>0.031337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177123">
                <text:p>0.0177123</text:p>
              </table:table-cell>
              <table:table-cell office:value-type="float" office:value="0.0347433">
                <text:p>0.0347433</text:p>
              </table:table-cell>
              <table:table-cell office:value-type="float" office:value="0.0333808">
                <text:p>0.03338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77123">
                <text:p>0.0177123</text:p>
              </table:table-cell>
              <table:table-cell office:value-type="float" office:value="0.0326996">
                <text:p>0.0326996</text:p>
              </table:table-cell>
              <table:table-cell office:value-type="float" office:value="0.0333808">
                <text:p>0.0333808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streamcluster.A3:streamcluster.D32 streamcluster.B2:streamcluster.D2" chart:data-source-has-labels="both" svg:x="1.598cm" svg:y="1.639cm" svg:width="22.474cm" svg:height="14.396cm">
          <chartooo:coordinate-region svg:x="2.272cm" svg:y="1.834cm" svg:width="21.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streamcluster.A3:streamcluster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streamcluster.B3:streamcluster.B32" chart:label-cell-address="streamcluster.B2:streamcluster.B2" chart:class="chart:bar">
            <chart:data-point chart:repeated="30"/>
          </chart:series>
          <chart:series chart:style-name="ch11" chart:values-cell-range-address="streamcluster.C3:streamcluster.C32" chart:label-cell-address="streamcluster.C2:streamcluster.C2" chart:class="chart:bar">
            <chart:data-point chart:repeated="30"/>
          </chart:series>
          <chart:series chart:style-name="ch12" chart:values-cell-range-address="streamcluster.D3:streamcluster.D32" chart:label-cell-address="streamcluster.D2:streamcluster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treamcluster.B2:streamcluster.B2</svg:desc>
                </draw:g>
              </table:table-cell>
              <table:table-cell office:value-type="string">
                <text:p>Fuzzy Token</text:p>
                <draw:g>
                  <svg:desc>streamcluster.C2:streamcluster.C2</svg:desc>
                </draw:g>
              </table:table-cell>
              <table:table-cell office:value-type="string">
                <text:p>Token</text:p>
                <draw:g>
                  <svg:desc>streamcluster.D2:streamcluster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treamcluster.A3:streamcluster.A32</svg:desc>
                </draw:g>
              </table:table-cell>
              <table:table-cell office:value-type="float" office:value="0">
                <text:p>0</text:p>
                <draw:g>
                  <svg:desc>streamcluster.B3:streamcluster.B32</svg:desc>
                </draw:g>
              </table:table-cell>
              <table:table-cell office:value-type="float" office:value="0.111145">
                <text:p>0.111145</text:p>
                <draw:g>
                  <svg:desc>streamcluster.C3:streamcluster.C32</svg:desc>
                </draw:g>
              </table:table-cell>
              <table:table-cell office:value-type="float" office:value="0.835185">
                <text:p>0.835185</text:p>
                <draw:g>
                  <svg:desc>streamcluster.D3:streamcluster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.5769">
                <text:p>49.5769</text:p>
              </table:table-cell>
              <table:table-cell office:value-type="float" office:value="38.913">
                <text:p>38.913</text:p>
              </table:table-cell>
              <table:table-cell office:value-type="float" office:value="4.13949">
                <text:p>4.139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26382">
                <text:p>5.26382</text:p>
              </table:table-cell>
              <table:table-cell office:value-type="float" office:value="3.79708">
                <text:p>3.79708</text:p>
              </table:table-cell>
              <table:table-cell office:value-type="float" office:value="4.38624">
                <text:p>4.386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68292">
                <text:p>3.68292</text:p>
              </table:table-cell>
              <table:table-cell office:value-type="float" office:value="3.69662">
                <text:p>3.69662</text:p>
              </table:table-cell>
              <table:table-cell office:value-type="float" office:value="4.16811">
                <text:p>4.168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52962">
                <text:p>2.52962</text:p>
              </table:table-cell>
              <table:table-cell office:value-type="float" office:value="3.18192">
                <text:p>3.18192</text:p>
              </table:table-cell>
              <table:table-cell office:value-type="float" office:value="4.14543">
                <text:p>4.145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82975">
                <text:p>1.82975</text:p>
              </table:table-cell>
              <table:table-cell office:value-type="float" office:value="2.80808">
                <text:p>2.80808</text:p>
              </table:table-cell>
              <table:table-cell office:value-type="float" office:value="4.16839">
                <text:p>4.1683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27434">
                <text:p>1.27434</text:p>
              </table:table-cell>
              <table:table-cell office:value-type="float" office:value="2.54238">
                <text:p>2.54238</text:p>
              </table:table-cell>
              <table:table-cell office:value-type="float" office:value="4.16814">
                <text:p>4.168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2126">
                <text:p>1.02126</text:p>
              </table:table-cell>
              <table:table-cell office:value-type="float" office:value="2.32874">
                <text:p>2.32874</text:p>
              </table:table-cell>
              <table:table-cell office:value-type="float" office:value="4.18952">
                <text:p>4.189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59734">
                <text:p>0.859734</text:p>
              </table:table-cell>
              <table:table-cell office:value-type="float" office:value="2.14576">
                <text:p>2.14576</text:p>
              </table:table-cell>
              <table:table-cell office:value-type="float" office:value="4.179">
                <text:p>4.1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7765">
                <text:p>0.67765</text:p>
              </table:table-cell>
              <table:table-cell office:value-type="float" office:value="1.94911">
                <text:p>1.94911</text:p>
              </table:table-cell>
              <table:table-cell office:value-type="float" office:value="4.17106">
                <text:p>4.1710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30327">
                <text:p>0.530327</text:p>
              </table:table-cell>
              <table:table-cell office:value-type="float" office:value="1.76172">
                <text:p>1.76172</text:p>
              </table:table-cell>
              <table:table-cell office:value-type="float" office:value="4.17406">
                <text:p>4.174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56195">
                <text:p>0.456195</text:p>
              </table:table-cell>
              <table:table-cell office:value-type="float" office:value="1.59415">
                <text:p>1.59415</text:p>
              </table:table-cell>
              <table:table-cell office:value-type="float" office:value="4.48493">
                <text:p>4.4849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16501">
                <text:p>0.416501</text:p>
              </table:table-cell>
              <table:table-cell office:value-type="float" office:value="1.44763">
                <text:p>1.44763</text:p>
              </table:table-cell>
              <table:table-cell office:value-type="float" office:value="4.12537">
                <text:p>4.125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8826">
                <text:p>0.38826</text:p>
              </table:table-cell>
              <table:table-cell office:value-type="float" office:value="1.31314">
                <text:p>1.31314</text:p>
              </table:table-cell>
              <table:table-cell office:value-type="float" office:value="4.03479">
                <text:p>4.0347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61609">
                <text:p>0.361609</text:p>
              </table:table-cell>
              <table:table-cell office:value-type="float" office:value="1.20527">
                <text:p>1.20527</text:p>
              </table:table-cell>
              <table:table-cell office:value-type="float" office:value="3.71505">
                <text:p>3.715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23465">
                <text:p>0.323465</text:p>
              </table:table-cell>
              <table:table-cell office:value-type="float" office:value="1.09675">
                <text:p>1.09675</text:p>
              </table:table-cell>
              <table:table-cell office:value-type="float" office:value="3.70693">
                <text:p>3.706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88527">
                <text:p>0.288527</text:p>
              </table:table-cell>
              <table:table-cell office:value-type="float" office:value="0.986846">
                <text:p>0.986846</text:p>
              </table:table-cell>
              <table:table-cell office:value-type="float" office:value="3.04779">
                <text:p>3.047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48955">
                <text:p>0.248955</text:p>
              </table:table-cell>
              <table:table-cell office:value-type="float" office:value="0.883677">
                <text:p>0.883677</text:p>
              </table:table-cell>
              <table:table-cell office:value-type="float" office:value="2.42176">
                <text:p>2.4217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25133">
                <text:p>0.225133</text:p>
              </table:table-cell>
              <table:table-cell office:value-type="float" office:value="0.778231">
                <text:p>0.778231</text:p>
              </table:table-cell>
              <table:table-cell office:value-type="float" office:value="1.88005">
                <text:p>1.880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7388">
                <text:p>0.207388</text:p>
              </table:table-cell>
              <table:table-cell office:value-type="float" office:value="0.676882">
                <text:p>0.676882</text:p>
              </table:table-cell>
              <table:table-cell office:value-type="float" office:value="1.32254">
                <text:p>1.3225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93672">
                <text:p>0.193672</text:p>
              </table:table-cell>
              <table:table-cell office:value-type="float" office:value="0.589316">
                <text:p>0.589316</text:p>
              </table:table-cell>
              <table:table-cell office:value-type="float" office:value="0.909358">
                <text:p>0.90935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88848">
                <text:p>0.188848</text:p>
              </table:table-cell>
              <table:table-cell office:value-type="float" office:value="0.4983">
                <text:p>0.4983</text:p>
              </table:table-cell>
              <table:table-cell office:value-type="float" office:value="0.602264">
                <text:p>0.60226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482">
                <text:p>0.18482</text:p>
              </table:table-cell>
              <table:table-cell office:value-type="float" office:value="0.422308">
                <text:p>0.422308</text:p>
              </table:table-cell>
              <table:table-cell office:value-type="float" office:value="0.387856">
                <text:p>0.3878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75307">
                <text:p>0.175307</text:p>
              </table:table-cell>
              <table:table-cell office:value-type="float" office:value="0.353457">
                <text:p>0.353457</text:p>
              </table:table-cell>
              <table:table-cell office:value-type="float" office:value="0.300883">
                <text:p>0.30088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71494">
                <text:p>0.171494</text:p>
              </table:table-cell>
              <table:table-cell office:value-type="float" office:value="0.29998">
                <text:p>0.29998</text:p>
              </table:table-cell>
              <table:table-cell office:value-type="float" office:value="0.243781">
                <text:p>0.24378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64865">
                <text:p>0.164865</text:p>
              </table:table-cell>
              <table:table-cell office:value-type="float" office:value="0.251932">
                <text:p>0.251932</text:p>
              </table:table-cell>
              <table:table-cell office:value-type="float" office:value="0.199735">
                <text:p>0.19973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57374">
                <text:p>0.157374</text:p>
              </table:table-cell>
              <table:table-cell office:value-type="float" office:value="0.216645">
                <text:p>0.216645</text:p>
              </table:table-cell>
              <table:table-cell office:value-type="float" office:value="0.190384">
                <text:p>0.1903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46837">
                <text:p>0.146837</text:p>
              </table:table-cell>
              <table:table-cell office:value-type="float" office:value="0.191557">
                <text:p>0.191557</text:p>
              </table:table-cell>
              <table:table-cell office:value-type="float" office:value="0.198051">
                <text:p>0.19805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38699">
                <text:p>0.138699</text:p>
              </table:table-cell>
              <table:table-cell office:value-type="float" office:value="0.176991">
                <text:p>0.176991</text:p>
              </table:table-cell>
              <table:table-cell office:value-type="float" office:value="0.188687">
                <text:p>0.18868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32919">
                <text:p>0.132919</text:p>
              </table:table-cell>
              <table:table-cell office:value-type="float" office:value="0.166064">
                <text:p>0.166064</text:p>
              </table:table-cell>
              <table:table-cell office:value-type="float" office:value="0.163989">
                <text:p>0.1639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streamcluster.F3:streamcluster.I12 streamcluster.G2:streamcluster.I2" chart:data-source-has-labels="both" svg:x="0.32cm" svg:y="0.179cm" svg:width="12.639cm" svg:height="8.637cm">
          <chartooo:coordinate-region svg:x="0.994cm" svg:y="0.374cm" svg:width="11.965cm" svg:height="7.803cm"/>
          <chart:axis chart:dimension="x" chart:name="primary-x" chart:style-name="ch4" chartooo:axis-type="auto">
            <chartooo:date-scale/>
            <chart:categories table:cell-range-address="streamcluster.F3:streamcluster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eamcluster.G3:streamcluster.G12" chart:label-cell-address="streamcluster.G2:streamcluster.G2" chart:class="chart:bar">
            <chart:data-point chart:repeated="10"/>
          </chart:series>
          <chart:series chart:style-name="ch8" chart:values-cell-range-address="streamcluster.H3:streamcluster.H12" chart:label-cell-address="streamcluster.H2:streamcluster.H2" chart:class="chart:bar">
            <chart:data-point chart:repeated="10"/>
          </chart:series>
          <chart:series chart:style-name="ch9" chart:values-cell-range-address="streamcluster.I3:streamcluster.I12" chart:label-cell-address="streamcluster.I2:streamcluster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treamcluster.G2:streamcluster.G2</svg:desc>
                </draw:g>
              </table:table-cell>
              <table:table-cell office:value-type="string">
                <text:p>Fuzzy Token</text:p>
                <draw:g>
                  <svg:desc>streamcluster.H2:streamcluster.H2</svg:desc>
                </draw:g>
              </table:table-cell>
              <table:table-cell office:value-type="string">
                <text:p>Token</text:p>
                <draw:g>
                  <svg:desc>streamcluster.I2:streamcluster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reamcluster.F3:streamcluster.F12</svg:desc>
                </draw:g>
              </table:table-cell>
              <table:table-cell office:value-type="float" office:value="49.5769">
                <text:p>49.5769</text:p>
                <draw:g>
                  <svg:desc>streamcluster.G3:streamcluster.G12</svg:desc>
                </draw:g>
              </table:table-cell>
              <table:table-cell office:value-type="float" office:value="39.024145">
                <text:p>39.024145</text:p>
                <draw:g>
                  <svg:desc>streamcluster.H3:streamcluster.H12</svg:desc>
                </draw:g>
              </table:table-cell>
              <table:table-cell office:value-type="float" office:value="4.974675">
                <text:p>4.974675</text:p>
                <draw:g>
                  <svg:desc>streamcluster.I3:streamcluster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94674">
                <text:p>8.94674</text:p>
              </table:table-cell>
              <table:table-cell office:value-type="float" office:value="7.4937">
                <text:p>7.4937</text:p>
              </table:table-cell>
              <table:table-cell office:value-type="float" office:value="8.55435">
                <text:p>8.554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35937">
                <text:p>4.35937</text:p>
              </table:table-cell>
              <table:table-cell office:value-type="float" office:value="5.99">
                <text:p>5.99</text:p>
              </table:table-cell>
              <table:table-cell office:value-type="float" office:value="8.31382">
                <text:p>8.313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2956">
                <text:p>2.2956</text:p>
              </table:table-cell>
              <table:table-cell office:value-type="float" office:value="4.87112">
                <text:p>4.87112</text:p>
              </table:table-cell>
              <table:table-cell office:value-type="float" office:value="8.35766">
                <text:p>8.357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37384">
                <text:p>1.537384</text:p>
              </table:table-cell>
              <table:table-cell office:value-type="float" office:value="4.09487">
                <text:p>4.09487</text:p>
              </table:table-cell>
              <table:table-cell office:value-type="float" office:value="8.35006">
                <text:p>8.350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6522">
                <text:p>0.986522</text:p>
              </table:table-cell>
              <table:table-cell office:value-type="float" office:value="3.35587">
                <text:p>3.35587</text:p>
              </table:table-cell>
              <table:table-cell office:value-type="float" office:value="8.65899">
                <text:p>8.658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04761">
                <text:p>0.804761</text:p>
              </table:table-cell>
              <table:table-cell office:value-type="float" office:value="2.76077">
                <text:p>2.76077</text:p>
              </table:table-cell>
              <table:table-cell office:value-type="float" office:value="8.16016">
                <text:p>8.160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85074">
                <text:p>0.685074</text:p>
              </table:table-cell>
              <table:table-cell office:value-type="float" office:value="2.30202">
                <text:p>2.30202</text:p>
              </table:table-cell>
              <table:table-cell office:value-type="float" office:value="7.42198">
                <text:p>7.421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37482">
                <text:p>0.537482</text:p>
              </table:table-cell>
              <table:table-cell office:value-type="float" office:value="1.870523">
                <text:p>1.870523</text:p>
              </table:table-cell>
              <table:table-cell office:value-type="float" office:value="5.46955">
                <text:p>5.469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32521">
                <text:p>0.432521</text:p>
              </table:table-cell>
              <table:table-cell office:value-type="float" office:value="1.455113">
                <text:p>1.455113</text:p>
              </table:table-cell>
              <table:table-cell office:value-type="float" office:value="3.20259">
                <text:p>3.2025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streamcluster.A3:streamcluster.D32 streamcluster.B2:streamcluster.D2" chart:data-source-has-labels="both" svg:x="1.598cm" svg:y="1.639cm" svg:width="22.474cm" svg:height="14.396cm">
          <chartooo:coordinate-region svg:x="2.272cm" svg:y="1.834cm" svg:width="21.702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streamcluster.A3:streamcluster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streamcluster.B3:streamcluster.B32" chart:label-cell-address="streamcluster.B2:streamcluster.B2" chart:class="chart:line">
            <chart:data-point chart:repeated="30"/>
          </chart:series>
          <chart:series chart:style-name="ch11" chart:values-cell-range-address="streamcluster.C3:streamcluster.C32" chart:label-cell-address="streamcluster.C2:streamcluster.C2" chart:class="chart:line">
            <chart:data-point chart:repeated="30"/>
          </chart:series>
          <chart:series chart:style-name="ch12" chart:values-cell-range-address="streamcluster.D3:streamcluster.D32" chart:label-cell-address="streamcluster.D2:streamcluster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treamcluster.B2:streamcluster.B2</svg:desc>
                </draw:g>
              </table:table-cell>
              <table:table-cell office:value-type="string">
                <text:p>Fuzzy Token</text:p>
                <draw:g>
                  <svg:desc>streamcluster.C2:streamcluster.C2</svg:desc>
                </draw:g>
              </table:table-cell>
              <table:table-cell office:value-type="string">
                <text:p>Token</text:p>
                <draw:g>
                  <svg:desc>streamcluster.D2:streamcluster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treamcluster.A3:streamcluster.A32</svg:desc>
                </draw:g>
              </table:table-cell>
              <table:table-cell office:value-type="float" office:value="0">
                <text:p>0</text:p>
                <draw:g>
                  <svg:desc>streamcluster.B3:streamcluster.B32</svg:desc>
                </draw:g>
              </table:table-cell>
              <table:table-cell office:value-type="float" office:value="0.111145">
                <text:p>0.111145</text:p>
                <draw:g>
                  <svg:desc>streamcluster.C3:streamcluster.C32</svg:desc>
                </draw:g>
              </table:table-cell>
              <table:table-cell office:value-type="float" office:value="0.835185">
                <text:p>0.835185</text:p>
                <draw:g>
                  <svg:desc>streamcluster.D3:streamcluster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.5769">
                <text:p>49.5769</text:p>
              </table:table-cell>
              <table:table-cell office:value-type="float" office:value="38.913">
                <text:p>38.913</text:p>
              </table:table-cell>
              <table:table-cell office:value-type="float" office:value="4.13949">
                <text:p>4.139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26382">
                <text:p>5.26382</text:p>
              </table:table-cell>
              <table:table-cell office:value-type="float" office:value="3.79708">
                <text:p>3.79708</text:p>
              </table:table-cell>
              <table:table-cell office:value-type="float" office:value="4.38624">
                <text:p>4.386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68292">
                <text:p>3.68292</text:p>
              </table:table-cell>
              <table:table-cell office:value-type="float" office:value="3.69662">
                <text:p>3.69662</text:p>
              </table:table-cell>
              <table:table-cell office:value-type="float" office:value="4.16811">
                <text:p>4.168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52962">
                <text:p>2.52962</text:p>
              </table:table-cell>
              <table:table-cell office:value-type="float" office:value="3.18192">
                <text:p>3.18192</text:p>
              </table:table-cell>
              <table:table-cell office:value-type="float" office:value="4.14543">
                <text:p>4.145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82975">
                <text:p>1.82975</text:p>
              </table:table-cell>
              <table:table-cell office:value-type="float" office:value="2.80808">
                <text:p>2.80808</text:p>
              </table:table-cell>
              <table:table-cell office:value-type="float" office:value="4.16839">
                <text:p>4.1683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27434">
                <text:p>1.27434</text:p>
              </table:table-cell>
              <table:table-cell office:value-type="float" office:value="2.54238">
                <text:p>2.54238</text:p>
              </table:table-cell>
              <table:table-cell office:value-type="float" office:value="4.16814">
                <text:p>4.168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2126">
                <text:p>1.02126</text:p>
              </table:table-cell>
              <table:table-cell office:value-type="float" office:value="2.32874">
                <text:p>2.32874</text:p>
              </table:table-cell>
              <table:table-cell office:value-type="float" office:value="4.18952">
                <text:p>4.189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59734">
                <text:p>0.859734</text:p>
              </table:table-cell>
              <table:table-cell office:value-type="float" office:value="2.14576">
                <text:p>2.14576</text:p>
              </table:table-cell>
              <table:table-cell office:value-type="float" office:value="4.179">
                <text:p>4.1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7765">
                <text:p>0.67765</text:p>
              </table:table-cell>
              <table:table-cell office:value-type="float" office:value="1.94911">
                <text:p>1.94911</text:p>
              </table:table-cell>
              <table:table-cell office:value-type="float" office:value="4.17106">
                <text:p>4.1710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30327">
                <text:p>0.530327</text:p>
              </table:table-cell>
              <table:table-cell office:value-type="float" office:value="1.76172">
                <text:p>1.76172</text:p>
              </table:table-cell>
              <table:table-cell office:value-type="float" office:value="4.17406">
                <text:p>4.174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56195">
                <text:p>0.456195</text:p>
              </table:table-cell>
              <table:table-cell office:value-type="float" office:value="1.59415">
                <text:p>1.59415</text:p>
              </table:table-cell>
              <table:table-cell office:value-type="float" office:value="4.48493">
                <text:p>4.4849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16501">
                <text:p>0.416501</text:p>
              </table:table-cell>
              <table:table-cell office:value-type="float" office:value="1.44763">
                <text:p>1.44763</text:p>
              </table:table-cell>
              <table:table-cell office:value-type="float" office:value="4.12537">
                <text:p>4.125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8826">
                <text:p>0.38826</text:p>
              </table:table-cell>
              <table:table-cell office:value-type="float" office:value="1.31314">
                <text:p>1.31314</text:p>
              </table:table-cell>
              <table:table-cell office:value-type="float" office:value="4.03479">
                <text:p>4.0347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61609">
                <text:p>0.361609</text:p>
              </table:table-cell>
              <table:table-cell office:value-type="float" office:value="1.20527">
                <text:p>1.20527</text:p>
              </table:table-cell>
              <table:table-cell office:value-type="float" office:value="3.71505">
                <text:p>3.715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23465">
                <text:p>0.323465</text:p>
              </table:table-cell>
              <table:table-cell office:value-type="float" office:value="1.09675">
                <text:p>1.09675</text:p>
              </table:table-cell>
              <table:table-cell office:value-type="float" office:value="3.70693">
                <text:p>3.706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88527">
                <text:p>0.288527</text:p>
              </table:table-cell>
              <table:table-cell office:value-type="float" office:value="0.986846">
                <text:p>0.986846</text:p>
              </table:table-cell>
              <table:table-cell office:value-type="float" office:value="3.04779">
                <text:p>3.047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48955">
                <text:p>0.248955</text:p>
              </table:table-cell>
              <table:table-cell office:value-type="float" office:value="0.883677">
                <text:p>0.883677</text:p>
              </table:table-cell>
              <table:table-cell office:value-type="float" office:value="2.42176">
                <text:p>2.4217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25133">
                <text:p>0.225133</text:p>
              </table:table-cell>
              <table:table-cell office:value-type="float" office:value="0.778231">
                <text:p>0.778231</text:p>
              </table:table-cell>
              <table:table-cell office:value-type="float" office:value="1.88005">
                <text:p>1.880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7388">
                <text:p>0.207388</text:p>
              </table:table-cell>
              <table:table-cell office:value-type="float" office:value="0.676882">
                <text:p>0.676882</text:p>
              </table:table-cell>
              <table:table-cell office:value-type="float" office:value="1.32254">
                <text:p>1.3225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93672">
                <text:p>0.193672</text:p>
              </table:table-cell>
              <table:table-cell office:value-type="float" office:value="0.589316">
                <text:p>0.589316</text:p>
              </table:table-cell>
              <table:table-cell office:value-type="float" office:value="0.909358">
                <text:p>0.90935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88848">
                <text:p>0.188848</text:p>
              </table:table-cell>
              <table:table-cell office:value-type="float" office:value="0.4983">
                <text:p>0.4983</text:p>
              </table:table-cell>
              <table:table-cell office:value-type="float" office:value="0.602264">
                <text:p>0.60226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482">
                <text:p>0.18482</text:p>
              </table:table-cell>
              <table:table-cell office:value-type="float" office:value="0.422308">
                <text:p>0.422308</text:p>
              </table:table-cell>
              <table:table-cell office:value-type="float" office:value="0.387856">
                <text:p>0.3878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75307">
                <text:p>0.175307</text:p>
              </table:table-cell>
              <table:table-cell office:value-type="float" office:value="0.353457">
                <text:p>0.353457</text:p>
              </table:table-cell>
              <table:table-cell office:value-type="float" office:value="0.300883">
                <text:p>0.30088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71494">
                <text:p>0.171494</text:p>
              </table:table-cell>
              <table:table-cell office:value-type="float" office:value="0.29998">
                <text:p>0.29998</text:p>
              </table:table-cell>
              <table:table-cell office:value-type="float" office:value="0.243781">
                <text:p>0.24378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64865">
                <text:p>0.164865</text:p>
              </table:table-cell>
              <table:table-cell office:value-type="float" office:value="0.251932">
                <text:p>0.251932</text:p>
              </table:table-cell>
              <table:table-cell office:value-type="float" office:value="0.199735">
                <text:p>0.19973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57374">
                <text:p>0.157374</text:p>
              </table:table-cell>
              <table:table-cell office:value-type="float" office:value="0.216645">
                <text:p>0.216645</text:p>
              </table:table-cell>
              <table:table-cell office:value-type="float" office:value="0.190384">
                <text:p>0.1903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46837">
                <text:p>0.146837</text:p>
              </table:table-cell>
              <table:table-cell office:value-type="float" office:value="0.191557">
                <text:p>0.191557</text:p>
              </table:table-cell>
              <table:table-cell office:value-type="float" office:value="0.198051">
                <text:p>0.19805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38699">
                <text:p>0.138699</text:p>
              </table:table-cell>
              <table:table-cell office:value-type="float" office:value="0.176991">
                <text:p>0.176991</text:p>
              </table:table-cell>
              <table:table-cell office:value-type="float" office:value="0.188687">
                <text:p>0.18868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32919">
                <text:p>0.132919</text:p>
              </table:table-cell>
              <table:table-cell office:value-type="float" office:value="0.166064">
                <text:p>0.166064</text:p>
              </table:table-cell>
              <table:table-cell office:value-type="float" office:value="0.163989">
                <text:p>0.1639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3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BFS.A2:BFS.D32" chart:data-source-has-labels="both" svg:x="1.598cm" svg:y="1.639cm" svg:width="22.474cm" svg:height="14.396cm">
          <chartooo:coordinate-region svg:x="2.272cm" svg:y="1.834cm" svg:width="21.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BFS.A3:BFS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BFS.B3:BFS.B32" chart:label-cell-address="BFS.B2:BFS.B2" chart:class="chart:bar">
            <chart:data-point chart:repeated="30"/>
          </chart:series>
          <chart:series chart:style-name="ch11" chart:values-cell-range-address="BFS.C3:BFS.C32" chart:label-cell-address="BFS.C2:BFS.C2" chart:class="chart:bar">
            <chart:data-point chart:repeated="30"/>
          </chart:series>
          <chart:series chart:style-name="ch12" chart:values-cell-range-address="BFS.D3:BFS.D32" chart:label-cell-address="BFS.D2:BFS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BFS.B2:BFS.B2</svg:desc>
                </draw:g>
              </table:table-cell>
              <table:table-cell office:value-type="string">
                <text:p>Fuzzy Token</text:p>
                <draw:g>
                  <svg:desc>BFS.C2:BFS.C2</svg:desc>
                </draw:g>
              </table:table-cell>
              <table:table-cell office:value-type="string">
                <text:p>Token</text:p>
                <draw:g>
                  <svg:desc>BFS.D2:BFS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FS.A3:BFS.A32</svg:desc>
                </draw:g>
              </table:table-cell>
              <table:table-cell office:value-type="float" office:value="0">
                <text:p>0</text:p>
                <draw:g>
                  <svg:desc>BFS.B3:BFS.B32</svg:desc>
                </draw:g>
              </table:table-cell>
              <table:table-cell office:value-type="float" office:value="0.109546">
                <text:p>0.109546</text:p>
                <draw:g>
                  <svg:desc>BFS.C3:BFS.C32</svg:desc>
                </draw:g>
              </table:table-cell>
              <table:table-cell office:value-type="float" office:value="0.306729">
                <text:p>0.306729</text:p>
                <draw:g>
                  <svg:desc>BFS.D3:BFS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2207">
                <text:p>25.2207</text:p>
              </table:table-cell>
              <table:table-cell office:value-type="float" office:value="24.9014">
                <text:p>24.9014</text:p>
              </table:table-cell>
              <table:table-cell office:value-type="float" office:value="1.58059">
                <text:p>1.580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29264">
                <text:p>3.29264</text:p>
              </table:table-cell>
              <table:table-cell office:value-type="float" office:value="1.47731">
                <text:p>1.47731</text:p>
              </table:table-cell>
              <table:table-cell office:value-type="float" office:value="1.74648">
                <text:p>1.746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51956">
                <text:p>2.51956</text:p>
              </table:table-cell>
              <table:table-cell office:value-type="float" office:value="1.51174">
                <text:p>1.51174</text:p>
              </table:table-cell>
              <table:table-cell office:value-type="float" office:value="1.8216">
                <text:p>1.82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84664">
                <text:p>1.84664</text:p>
              </table:table-cell>
              <table:table-cell office:value-type="float" office:value="1.33333">
                <text:p>1.33333</text:p>
              </table:table-cell>
              <table:table-cell office:value-type="float" office:value="1.74961">
                <text:p>1.749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3662">
                <text:p>1.43662</text:p>
              </table:table-cell>
              <table:table-cell office:value-type="float" office:value="1.30203">
                <text:p>1.30203</text:p>
              </table:table-cell>
              <table:table-cell office:value-type="float" office:value="1.83412">
                <text:p>1.834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16432">
                <text:p>1.16432</text:p>
              </table:table-cell>
              <table:table-cell office:value-type="float" office:value="1.2144">
                <text:p>1.2144</text:p>
              </table:table-cell>
              <table:table-cell office:value-type="float" office:value="1.74648">
                <text:p>1.746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266">
                <text:p>1.0266</text:p>
              </table:table-cell>
              <table:table-cell office:value-type="float" office:value="1.15806">
                <text:p>1.15806</text:p>
              </table:table-cell>
              <table:table-cell office:value-type="float" office:value="2.04382">
                <text:p>2.043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42097">
                <text:p>0.942097</text:p>
              </table:table-cell>
              <table:table-cell office:value-type="float" office:value="1.05477">
                <text:p>1.05477</text:p>
              </table:table-cell>
              <table:table-cell office:value-type="float" office:value="1.98748">
                <text:p>1.987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9953">
                <text:p>0.769953</text:p>
              </table:table-cell>
              <table:table-cell office:value-type="float" office:value="1.00782">
                <text:p>1.00782</text:p>
              </table:table-cell>
              <table:table-cell office:value-type="float" office:value="2.12833">
                <text:p>2.1283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57121">
                <text:p>0.557121</text:p>
              </table:table-cell>
              <table:table-cell office:value-type="float" office:value="0.929577">
                <text:p>0.929577</text:p>
              </table:table-cell>
              <table:table-cell office:value-type="float" office:value="2.02504">
                <text:p>2.025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04069">
                <text:p>0.604069</text:p>
              </table:table-cell>
              <table:table-cell office:value-type="float" office:value="0.995305">
                <text:p>0.995305</text:p>
              </table:table-cell>
              <table:table-cell office:value-type="float" office:value="2.10329">
                <text:p>2.1032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50704">
                <text:p>0.450704</text:p>
              </table:table-cell>
              <table:table-cell office:value-type="float" office:value="0.835681">
                <text:p>0.835681</text:p>
              </table:table-cell>
              <table:table-cell office:value-type="float" office:value="2.10642">
                <text:p>2.106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82003">
                <text:p>0.482003</text:p>
              </table:table-cell>
              <table:table-cell office:value-type="float" office:value="0.832551">
                <text:p>0.832551</text:p>
              </table:table-cell>
              <table:table-cell office:value-type="float" office:value="2.1471">
                <text:p>2.147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22535">
                <text:p>0.422535</text:p>
              </table:table-cell>
              <table:table-cell office:value-type="float" office:value="0.901408">
                <text:p>0.901408</text:p>
              </table:table-cell>
              <table:table-cell office:value-type="float" office:value="1.76213">
                <text:p>1.762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91236">
                <text:p>0.391236</text:p>
              </table:table-cell>
              <table:table-cell office:value-type="float" office:value="0.85133">
                <text:p>0.85133</text:p>
              </table:table-cell>
              <table:table-cell office:value-type="float" office:value="1.65571">
                <text:p>1.6557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10016">
                <text:p>0.410016</text:p>
              </table:table-cell>
              <table:table-cell office:value-type="float" office:value="0.773083">
                <text:p>0.773083</text:p>
              </table:table-cell>
              <table:table-cell office:value-type="float" office:value="1.6338">
                <text:p>1.63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03599">
                <text:p>0.303599</text:p>
              </table:table-cell>
              <table:table-cell office:value-type="float" office:value="0.707355">
                <text:p>0.707355</text:p>
              </table:table-cell>
              <table:table-cell office:value-type="float" office:value="1.69953">
                <text:p>1.699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7543">
                <text:p>0.27543</text:p>
              </table:table-cell>
              <table:table-cell office:value-type="float" office:value="0.713615">
                <text:p>0.713615</text:p>
              </table:table-cell>
              <table:table-cell office:value-type="float" office:value="1.55869">
                <text:p>1.558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8482">
                <text:p>0.28482</text:p>
              </table:table-cell>
              <table:table-cell office:value-type="float" office:value="0.732394">
                <text:p>0.732394</text:p>
              </table:table-cell>
              <table:table-cell office:value-type="float" office:value="1.46792">
                <text:p>1.4679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44131">
                <text:p>0.244131</text:p>
              </table:table-cell>
              <table:table-cell office:value-type="float" office:value="0.604069">
                <text:p>0.604069</text:p>
              </table:table-cell>
              <table:table-cell office:value-type="float" office:value="1.67449">
                <text:p>1.6744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78404">
                <text:p>0.178404</text:p>
              </table:table-cell>
              <table:table-cell office:value-type="float" office:value="0.732394">
                <text:p>0.732394</text:p>
              </table:table-cell>
              <table:table-cell office:value-type="float" office:value="1.65571">
                <text:p>1.6557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7793">
                <text:p>0.187793</text:p>
              </table:table-cell>
              <table:table-cell office:value-type="float" office:value="0.738654">
                <text:p>0.738654</text:p>
              </table:table-cell>
              <table:table-cell office:value-type="float" office:value="1.5493">
                <text:p>1.54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12833">
                <text:p>0.212833</text:p>
              </table:table-cell>
              <table:table-cell office:value-type="float" office:value="0.660407">
                <text:p>0.660407</text:p>
              </table:table-cell>
              <table:table-cell office:value-type="float" office:value="1.67449">
                <text:p>1.6744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90923">
                <text:p>0.190923</text:p>
              </table:table-cell>
              <table:table-cell office:value-type="float" office:value="0.651017">
                <text:p>0.651017</text:p>
              </table:table-cell>
              <table:table-cell office:value-type="float" office:value="1.50861">
                <text:p>1.5086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31612">
                <text:p>0.231612</text:p>
              </table:table-cell>
              <table:table-cell office:value-type="float" office:value="0.635368">
                <text:p>0.635368</text:p>
              </table:table-cell>
              <table:table-cell office:value-type="float" office:value="1.41784">
                <text:p>1.417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81534">
                <text:p>0.181534</text:p>
              </table:table-cell>
              <table:table-cell office:value-type="float" office:value="0.5759">
                <text:p>0.5759</text:p>
              </table:table-cell>
              <table:table-cell office:value-type="float" office:value="1.28013">
                <text:p>1.2801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72144">
                <text:p>0.172144</text:p>
              </table:table-cell>
              <table:table-cell office:value-type="float" office:value="0.607199">
                <text:p>0.607199</text:p>
              </table:table-cell>
              <table:table-cell office:value-type="float" office:value="1.19249">
                <text:p>1.1924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69014">
                <text:p>0.169014</text:p>
              </table:table-cell>
              <table:table-cell office:value-type="float" office:value="0.629108">
                <text:p>0.629108</text:p>
              </table:table-cell>
              <table:table-cell office:value-type="float" office:value="1.07668">
                <text:p>1.076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22066">
                <text:p>0.122066</text:p>
              </table:table-cell>
              <table:table-cell office:value-type="float" office:value="0.57903">
                <text:p>0.57903</text:p>
              </table:table-cell>
              <table:table-cell office:value-type="float" office:value="1.07355">
                <text:p>1.07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volrend.A3:volrend.D32 volrend.B2:volrend.D2" chart:data-source-has-labels="both" svg:x="1.598cm" svg:y="1.639cm" svg:width="22.474cm" svg:height="14.396cm">
          <chartooo:coordinate-region svg:x="2.272cm" svg:y="1.834cm" svg:width="21.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volrend.A3:volrend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volrend.B3:volrend.B32" chart:label-cell-address="volrend.B2:volrend.B2" chart:class="chart:bar">
            <chart:data-point chart:repeated="30"/>
          </chart:series>
          <chart:series chart:style-name="ch11" chart:values-cell-range-address="volrend.C3:volrend.C32" chart:label-cell-address="volrend.C2:volrend.C2" chart:class="chart:bar">
            <chart:data-point chart:repeated="30"/>
          </chart:series>
          <chart:series chart:style-name="ch12" chart:values-cell-range-address="volrend.D3:volrend.D32" chart:label-cell-address="volrend.D2:volrend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volrend.B2:volrend.B2</svg:desc>
                </draw:g>
              </table:table-cell>
              <table:table-cell office:value-type="string">
                <text:p>Fuzzy Token</text:p>
                <draw:g>
                  <svg:desc>volrend.C2:volrend.C2</svg:desc>
                </draw:g>
              </table:table-cell>
              <table:table-cell office:value-type="string">
                <text:p>Token</text:p>
                <draw:g>
                  <svg:desc>volrend.D2:volrend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volrend.A3:volrend.A32</svg:desc>
                </draw:g>
              </table:table-cell>
              <table:table-cell office:value-type="float" office:value="0">
                <text:p>0</text:p>
                <draw:g>
                  <svg:desc>volrend.B3:volrend.B32</svg:desc>
                </draw:g>
              </table:table-cell>
              <table:table-cell office:value-type="float" office:value="0.014768">
                <text:p>0.014768</text:p>
                <draw:g>
                  <svg:desc>volrend.C3:volrend.C32</svg:desc>
                </draw:g>
              </table:table-cell>
              <table:table-cell office:value-type="float" office:value="0.214439">
                <text:p>0.214439</text:p>
                <draw:g>
                  <svg:desc>volrend.D3:volrend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8207">
                <text:p>34.8207</text:p>
              </table:table-cell>
              <table:table-cell office:value-type="float" office:value="32.8991">
                <text:p>32.8991</text:p>
              </table:table-cell>
              <table:table-cell office:value-type="float" office:value="1.03639">
                <text:p>1.036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41659">
                <text:p>2.41659</text:p>
              </table:table-cell>
              <table:table-cell office:value-type="float" office:value="1.87594">
                <text:p>1.87594</text:p>
              </table:table-cell>
              <table:table-cell office:value-type="float" office:value="1.04519">
                <text:p>1.045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10679">
                <text:p>1.10679</text:p>
              </table:table-cell>
              <table:table-cell office:value-type="float" office:value="0.857656">
                <text:p>0.857656</text:p>
              </table:table-cell>
              <table:table-cell office:value-type="float" office:value="1.12601">
                <text:p>1.126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19585">
                <text:p>0.719585</text:p>
              </table:table-cell>
              <table:table-cell office:value-type="float" office:value="0.748009">
                <text:p>0.748009</text:p>
              </table:table-cell>
              <table:table-cell office:value-type="float" office:value="1.06603">
                <text:p>1.066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81578">
                <text:p>0.481578</text:p>
              </table:table-cell>
              <table:table-cell office:value-type="float" office:value="0.669718">
                <text:p>0.669718</text:p>
              </table:table-cell>
              <table:table-cell office:value-type="float" office:value="1.04286">
                <text:p>1.042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53926">
                <text:p>0.353926</text:p>
              </table:table-cell>
              <table:table-cell office:value-type="float" office:value="0.615906">
                <text:p>0.615906</text:p>
              </table:table-cell>
              <table:table-cell office:value-type="float" office:value="1.03872">
                <text:p>1.038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64104">
                <text:p>0.264104</text:p>
              </table:table-cell>
              <table:table-cell office:value-type="float" office:value="0.583538">
                <text:p>0.583538</text:p>
              </table:table-cell>
              <table:table-cell office:value-type="float" office:value="1.12206">
                <text:p>1.122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99368">
                <text:p>0.199368</text:p>
              </table:table-cell>
              <table:table-cell office:value-type="float" office:value="0.510102">
                <text:p>0.510102</text:p>
              </table:table-cell>
              <table:table-cell office:value-type="float" office:value="1.09637">
                <text:p>1.096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5772">
                <text:p>0.155772</text:p>
              </table:table-cell>
              <table:table-cell office:value-type="float" office:value="0.424428">
                <text:p>0.424428</text:p>
              </table:table-cell>
              <table:table-cell office:value-type="float" office:value="1.2659">
                <text:p>1.26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32204">
                <text:p>0.132204</text:p>
              </table:table-cell>
              <table:table-cell office:value-type="float" office:value="0.340068">
                <text:p>0.340068</text:p>
              </table:table-cell>
              <table:table-cell office:value-type="float" office:value="1.58098">
                <text:p>1.5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982172">
                <text:p>0.0982172</text:p>
              </table:table-cell>
              <table:table-cell office:value-type="float" office:value="0.278164">
                <text:p>0.278164</text:p>
              </table:table-cell>
              <table:table-cell office:value-type="float" office:value="1.47741">
                <text:p>1.477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811228">
                <text:p>0.0811228</text:p>
              </table:table-cell>
              <table:table-cell office:value-type="float" office:value="0.233253">
                <text:p>0.233253</text:p>
              </table:table-cell>
              <table:table-cell office:value-type="float" office:value="1.36584">
                <text:p>1.365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33342">
                <text:p>0.0733342</text:p>
              </table:table-cell>
              <table:table-cell office:value-type="float" office:value="0.208168">
                <text:p>0.208168</text:p>
              </table:table-cell>
              <table:table-cell office:value-type="float" office:value="1.0986">
                <text:p>1.098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601846">
                <text:p>0.0601846</text:p>
              </table:table-cell>
              <table:table-cell office:value-type="float" office:value="0.179846">
                <text:p>0.179846</text:p>
              </table:table-cell>
              <table:table-cell office:value-type="float" office:value="0.626527">
                <text:p>0.6265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52396">
                <text:p>0.052396</text:p>
              </table:table-cell>
              <table:table-cell office:value-type="float" office:value="0.157289">
                <text:p>0.157289</text:p>
              </table:table-cell>
              <table:table-cell office:value-type="float" office:value="0.543988">
                <text:p>0.5439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455178">
                <text:p>0.0455178</text:p>
              </table:table-cell>
              <table:table-cell office:value-type="float" office:value="0.146668">
                <text:p>0.146668</text:p>
              </table:table-cell>
              <table:table-cell office:value-type="float" office:value="0.455279">
                <text:p>0.4552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49981">
                <text:p>0.0349981</text:p>
              </table:table-cell>
              <table:table-cell office:value-type="float" office:value="0.127854">
                <text:p>0.127854</text:p>
              </table:table-cell>
              <table:table-cell office:value-type="float" office:value="0.416032">
                <text:p>0.4160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362119">
                <text:p>0.0362119</text:p>
              </table:table-cell>
              <table:table-cell office:value-type="float" office:value="0.121886">
                <text:p>0.121886</text:p>
              </table:table-cell>
              <table:table-cell office:value-type="float" office:value="0.42898">
                <text:p>0.428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04463">
                <text:p>0.0304463</text:p>
              </table:table-cell>
              <table:table-cell office:value-type="float" office:value="0.111164">
                <text:p>0.111164</text:p>
              </table:table-cell>
              <table:table-cell office:value-type="float" office:value="0.404501">
                <text:p>0.40450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297383">
                <text:p>0.0297383</text:p>
              </table:table-cell>
              <table:table-cell office:value-type="float" office:value="0.104489">
                <text:p>0.104489</text:p>
              </table:table-cell>
              <table:table-cell office:value-type="float" office:value="0.614288">
                <text:p>0.6142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07498">
                <text:p>0.0307498</text:p>
              </table:table-cell>
              <table:table-cell office:value-type="float" office:value="0.0937666">
                <text:p>0.0937666</text:p>
              </table:table-cell>
              <table:table-cell office:value-type="float" office:value="0.530737">
                <text:p>0.53073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281199">
                <text:p>0.0281199</text:p>
              </table:table-cell>
              <table:table-cell office:value-type="float" office:value="0.0890125">
                <text:p>0.0890125</text:p>
              </table:table-cell>
              <table:table-cell office:value-type="float" office:value="0.548438">
                <text:p>0.54843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49842">
                <text:p>0.0249842</text:p>
              </table:table-cell>
              <table:table-cell office:value-type="float" office:value="0.0829435">
                <text:p>0.0829435</text:p>
              </table:table-cell>
              <table:table-cell office:value-type="float" office:value="0.562701">
                <text:p>0.56270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223543">
                <text:p>0.0223543</text:p>
              </table:table-cell>
              <table:table-cell office:value-type="float" office:value="0.0804147">
                <text:p>0.0804147</text:p>
              </table:table-cell>
              <table:table-cell office:value-type="float" office:value="0.612062">
                <text:p>0.6120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18485">
                <text:p>0.0218485</text:p>
              </table:table-cell>
              <table:table-cell office:value-type="float" office:value="0.0762675">
                <text:p>0.0762675</text:p>
              </table:table-cell>
              <table:table-cell office:value-type="float" office:value="0.610747">
                <text:p>0.61074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225566">
                <text:p>0.0225566</text:p>
              </table:table-cell>
              <table:table-cell office:value-type="float" office:value="0.0734353">
                <text:p>0.0734353</text:p>
              </table:table-cell>
              <table:table-cell office:value-type="float" office:value="0.460134">
                <text:p>0.4601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04324">
                <text:p>0.0204324</text:p>
              </table:table-cell>
              <table:table-cell office:value-type="float" office:value="0.0673663">
                <text:p>0.0673663</text:p>
              </table:table-cell>
              <table:table-cell office:value-type="float" office:value="0.453964">
                <text:p>0.45396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195221">
                <text:p>0.0195221</text:p>
              </table:table-cell>
              <table:table-cell office:value-type="float" office:value="0.0666582">
                <text:p>0.0666582</text:p>
              </table:table-cell>
              <table:table-cell office:value-type="float" office:value="0.437476">
                <text:p>0.4374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20508">
                <text:p>0.0220508</text:p>
              </table:table-cell>
              <table:table-cell office:value-type="float" office:value="0.0596788">
                <text:p>0.0596788</text:p>
              </table:table-cell>
              <table:table-cell office:value-type="float" office:value="0.382046">
                <text:p>0.382046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volrend.F3:volrend.I12 volrend.G2:volrend.I2" chart:data-source-has-labels="both" svg:x="0.32cm" svg:y="0.179cm" svg:width="12.639cm" svg:height="8.637cm">
          <chartooo:coordinate-region svg:x="0.994cm" svg:y="0.375cm" svg:width="11.965cm" svg:height="7.802cm"/>
          <chart:axis chart:dimension="x" chart:name="primary-x" chart:style-name="ch4" chartooo:axis-type="auto">
            <chartooo:date-scale/>
            <chart:categories table:cell-range-address="volrend.F3:volrend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olrend.G3:volrend.G12" chart:label-cell-address="volrend.G2:volrend.G2" chart:class="chart:bar">
            <chart:data-point chart:repeated="10"/>
          </chart:series>
          <chart:series chart:style-name="ch8" chart:values-cell-range-address="volrend.H3:volrend.H12" chart:label-cell-address="volrend.H2:volrend.H2" chart:class="chart:bar">
            <chart:data-point chart:repeated="10"/>
          </chart:series>
          <chart:series chart:style-name="ch9" chart:values-cell-range-address="volrend.I3:volrend.I12" chart:label-cell-address="volrend.I2:volrend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volrend.G2:volrend.G2</svg:desc>
                </draw:g>
              </table:table-cell>
              <table:table-cell office:value-type="string">
                <text:p>Fuzzy Token</text:p>
                <draw:g>
                  <svg:desc>volrend.H2:volrend.H2</svg:desc>
                </draw:g>
              </table:table-cell>
              <table:table-cell office:value-type="string">
                <text:p>Token</text:p>
                <draw:g>
                  <svg:desc>volrend.I2:volrend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volrend.F3:volrend.F12</svg:desc>
                </draw:g>
              </table:table-cell>
              <table:table-cell office:value-type="float" office:value="34.8207">
                <text:p>34.8207</text:p>
                <draw:g>
                  <svg:desc>volrend.G3:volrend.G12</svg:desc>
                </draw:g>
              </table:table-cell>
              <table:table-cell office:value-type="float" office:value="32.913868">
                <text:p>32.913868</text:p>
                <draw:g>
                  <svg:desc>volrend.H3:volrend.H12</svg:desc>
                </draw:g>
              </table:table-cell>
              <table:table-cell office:value-type="float" office:value="1.250829">
                <text:p>1.250829</text:p>
                <draw:g>
                  <svg:desc>volrend.I3:volrend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52338">
                <text:p>3.52338</text:p>
              </table:table-cell>
              <table:table-cell office:value-type="float" office:value="2.733596">
                <text:p>2.733596</text:p>
              </table:table-cell>
              <table:table-cell office:value-type="float" office:value="2.1712">
                <text:p>2.17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201163">
                <text:p>1.201163</text:p>
              </table:table-cell>
              <table:table-cell office:value-type="float" office:value="1.417727">
                <text:p>1.417727</text:p>
              </table:table-cell>
              <table:table-cell office:value-type="float" office:value="2.10889">
                <text:p>2.108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1803">
                <text:p>0.61803</text:p>
              </table:table-cell>
              <table:table-cell office:value-type="float" office:value="1.199444">
                <text:p>1.199444</text:p>
              </table:table-cell>
              <table:table-cell office:value-type="float" office:value="2.16078">
                <text:p>2.160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5514">
                <text:p>0.35514</text:p>
              </table:table-cell>
              <table:table-cell office:value-type="float" office:value="0.93453">
                <text:p>0.93453</text:p>
              </table:table-cell>
              <table:table-cell office:value-type="float" office:value="2.36227">
                <text:p>2.362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04212">
                <text:p>0.2304212</text:p>
              </table:table-cell>
              <table:table-cell office:value-type="float" office:value="0.618232">
                <text:p>0.618232</text:p>
              </table:table-cell>
              <table:table-cell office:value-type="float" office:value="3.05839">
                <text:p>3.058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54457">
                <text:p>0.154457</text:p>
              </table:table-cell>
              <table:table-cell office:value-type="float" office:value="0.441421">
                <text:p>0.441421</text:p>
              </table:table-cell>
              <table:table-cell office:value-type="float" office:value="2.46444">
                <text:p>2.464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125806">
                <text:p>0.1125806</text:p>
              </table:table-cell>
              <table:table-cell office:value-type="float" office:value="0.337135">
                <text:p>0.337135</text:p>
              </table:table-cell>
              <table:table-cell office:value-type="float" office:value="1.170515">
                <text:p>1.1705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05159">
                <text:p>0.0805159</text:p>
              </table:table-cell>
              <table:table-cell office:value-type="float" office:value="0.274522">
                <text:p>0.274522</text:p>
              </table:table-cell>
              <table:table-cell office:value-type="float" office:value="0.871311">
                <text:p>0.8713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66582">
                <text:p>0.0666582</text:p>
              </table:table-cell>
              <table:table-cell office:value-type="float" office:value="0.23305">
                <text:p>0.23305</text:p>
              </table:table-cell>
              <table:table-cell office:value-type="float" office:value="0.833481">
                <text:p>0.83348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volrend.A3:volrend.D32 volrend.B2:volrend.D2" chart:data-source-has-labels="both" svg:x="1.598cm" svg:y="1.639cm" svg:width="22.474cm" svg:height="14.396cm">
          <chartooo:coordinate-region svg:x="2.272cm" svg:y="1.834cm" svg:width="21.702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volrend.A3:volrend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volrend.B3:volrend.B32" chart:label-cell-address="volrend.B2:volrend.B2" chart:class="chart:line">
            <chart:data-point chart:repeated="30"/>
          </chart:series>
          <chart:series chart:style-name="ch11" chart:values-cell-range-address="volrend.C3:volrend.C32" chart:label-cell-address="volrend.C2:volrend.C2" chart:class="chart:line">
            <chart:data-point chart:repeated="30"/>
          </chart:series>
          <chart:series chart:style-name="ch12" chart:values-cell-range-address="volrend.D3:volrend.D32" chart:label-cell-address="volrend.D2:volrend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volrend.B2:volrend.B2</svg:desc>
                </draw:g>
              </table:table-cell>
              <table:table-cell office:value-type="string">
                <text:p>Fuzzy Token</text:p>
                <draw:g>
                  <svg:desc>volrend.C2:volrend.C2</svg:desc>
                </draw:g>
              </table:table-cell>
              <table:table-cell office:value-type="string">
                <text:p>Token</text:p>
                <draw:g>
                  <svg:desc>volrend.D2:volrend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volrend.A3:volrend.A32</svg:desc>
                </draw:g>
              </table:table-cell>
              <table:table-cell office:value-type="float" office:value="0">
                <text:p>0</text:p>
                <draw:g>
                  <svg:desc>volrend.B3:volrend.B32</svg:desc>
                </draw:g>
              </table:table-cell>
              <table:table-cell office:value-type="float" office:value="0.014768">
                <text:p>0.014768</text:p>
                <draw:g>
                  <svg:desc>volrend.C3:volrend.C32</svg:desc>
                </draw:g>
              </table:table-cell>
              <table:table-cell office:value-type="float" office:value="0.214439">
                <text:p>0.214439</text:p>
                <draw:g>
                  <svg:desc>volrend.D3:volrend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8207">
                <text:p>34.8207</text:p>
              </table:table-cell>
              <table:table-cell office:value-type="float" office:value="32.8991">
                <text:p>32.8991</text:p>
              </table:table-cell>
              <table:table-cell office:value-type="float" office:value="1.03639">
                <text:p>1.036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41659">
                <text:p>2.41659</text:p>
              </table:table-cell>
              <table:table-cell office:value-type="float" office:value="1.87594">
                <text:p>1.87594</text:p>
              </table:table-cell>
              <table:table-cell office:value-type="float" office:value="1.04519">
                <text:p>1.045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10679">
                <text:p>1.10679</text:p>
              </table:table-cell>
              <table:table-cell office:value-type="float" office:value="0.857656">
                <text:p>0.857656</text:p>
              </table:table-cell>
              <table:table-cell office:value-type="float" office:value="1.12601">
                <text:p>1.126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19585">
                <text:p>0.719585</text:p>
              </table:table-cell>
              <table:table-cell office:value-type="float" office:value="0.748009">
                <text:p>0.748009</text:p>
              </table:table-cell>
              <table:table-cell office:value-type="float" office:value="1.06603">
                <text:p>1.066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81578">
                <text:p>0.481578</text:p>
              </table:table-cell>
              <table:table-cell office:value-type="float" office:value="0.669718">
                <text:p>0.669718</text:p>
              </table:table-cell>
              <table:table-cell office:value-type="float" office:value="1.04286">
                <text:p>1.042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53926">
                <text:p>0.353926</text:p>
              </table:table-cell>
              <table:table-cell office:value-type="float" office:value="0.615906">
                <text:p>0.615906</text:p>
              </table:table-cell>
              <table:table-cell office:value-type="float" office:value="1.03872">
                <text:p>1.038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64104">
                <text:p>0.264104</text:p>
              </table:table-cell>
              <table:table-cell office:value-type="float" office:value="0.583538">
                <text:p>0.583538</text:p>
              </table:table-cell>
              <table:table-cell office:value-type="float" office:value="1.12206">
                <text:p>1.122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99368">
                <text:p>0.199368</text:p>
              </table:table-cell>
              <table:table-cell office:value-type="float" office:value="0.510102">
                <text:p>0.510102</text:p>
              </table:table-cell>
              <table:table-cell office:value-type="float" office:value="1.09637">
                <text:p>1.096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5772">
                <text:p>0.155772</text:p>
              </table:table-cell>
              <table:table-cell office:value-type="float" office:value="0.424428">
                <text:p>0.424428</text:p>
              </table:table-cell>
              <table:table-cell office:value-type="float" office:value="1.2659">
                <text:p>1.26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32204">
                <text:p>0.132204</text:p>
              </table:table-cell>
              <table:table-cell office:value-type="float" office:value="0.340068">
                <text:p>0.340068</text:p>
              </table:table-cell>
              <table:table-cell office:value-type="float" office:value="1.58098">
                <text:p>1.5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982172">
                <text:p>0.0982172</text:p>
              </table:table-cell>
              <table:table-cell office:value-type="float" office:value="0.278164">
                <text:p>0.278164</text:p>
              </table:table-cell>
              <table:table-cell office:value-type="float" office:value="1.47741">
                <text:p>1.477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811228">
                <text:p>0.0811228</text:p>
              </table:table-cell>
              <table:table-cell office:value-type="float" office:value="0.233253">
                <text:p>0.233253</text:p>
              </table:table-cell>
              <table:table-cell office:value-type="float" office:value="1.36584">
                <text:p>1.365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33342">
                <text:p>0.0733342</text:p>
              </table:table-cell>
              <table:table-cell office:value-type="float" office:value="0.208168">
                <text:p>0.208168</text:p>
              </table:table-cell>
              <table:table-cell office:value-type="float" office:value="1.0986">
                <text:p>1.098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601846">
                <text:p>0.0601846</text:p>
              </table:table-cell>
              <table:table-cell office:value-type="float" office:value="0.179846">
                <text:p>0.179846</text:p>
              </table:table-cell>
              <table:table-cell office:value-type="float" office:value="0.626527">
                <text:p>0.6265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52396">
                <text:p>0.052396</text:p>
              </table:table-cell>
              <table:table-cell office:value-type="float" office:value="0.157289">
                <text:p>0.157289</text:p>
              </table:table-cell>
              <table:table-cell office:value-type="float" office:value="0.543988">
                <text:p>0.5439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455178">
                <text:p>0.0455178</text:p>
              </table:table-cell>
              <table:table-cell office:value-type="float" office:value="0.146668">
                <text:p>0.146668</text:p>
              </table:table-cell>
              <table:table-cell office:value-type="float" office:value="0.455279">
                <text:p>0.4552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49981">
                <text:p>0.0349981</text:p>
              </table:table-cell>
              <table:table-cell office:value-type="float" office:value="0.127854">
                <text:p>0.127854</text:p>
              </table:table-cell>
              <table:table-cell office:value-type="float" office:value="0.416032">
                <text:p>0.4160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362119">
                <text:p>0.0362119</text:p>
              </table:table-cell>
              <table:table-cell office:value-type="float" office:value="0.121886">
                <text:p>0.121886</text:p>
              </table:table-cell>
              <table:table-cell office:value-type="float" office:value="0.42898">
                <text:p>0.428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04463">
                <text:p>0.0304463</text:p>
              </table:table-cell>
              <table:table-cell office:value-type="float" office:value="0.111164">
                <text:p>0.111164</text:p>
              </table:table-cell>
              <table:table-cell office:value-type="float" office:value="0.404501">
                <text:p>0.40450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297383">
                <text:p>0.0297383</text:p>
              </table:table-cell>
              <table:table-cell office:value-type="float" office:value="0.104489">
                <text:p>0.104489</text:p>
              </table:table-cell>
              <table:table-cell office:value-type="float" office:value="0.614288">
                <text:p>0.6142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07498">
                <text:p>0.0307498</text:p>
              </table:table-cell>
              <table:table-cell office:value-type="float" office:value="0.0937666">
                <text:p>0.0937666</text:p>
              </table:table-cell>
              <table:table-cell office:value-type="float" office:value="0.530737">
                <text:p>0.53073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281199">
                <text:p>0.0281199</text:p>
              </table:table-cell>
              <table:table-cell office:value-type="float" office:value="0.0890125">
                <text:p>0.0890125</text:p>
              </table:table-cell>
              <table:table-cell office:value-type="float" office:value="0.548438">
                <text:p>0.54843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49842">
                <text:p>0.0249842</text:p>
              </table:table-cell>
              <table:table-cell office:value-type="float" office:value="0.0829435">
                <text:p>0.0829435</text:p>
              </table:table-cell>
              <table:table-cell office:value-type="float" office:value="0.562701">
                <text:p>0.56270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223543">
                <text:p>0.0223543</text:p>
              </table:table-cell>
              <table:table-cell office:value-type="float" office:value="0.0804147">
                <text:p>0.0804147</text:p>
              </table:table-cell>
              <table:table-cell office:value-type="float" office:value="0.612062">
                <text:p>0.6120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18485">
                <text:p>0.0218485</text:p>
              </table:table-cell>
              <table:table-cell office:value-type="float" office:value="0.0762675">
                <text:p>0.0762675</text:p>
              </table:table-cell>
              <table:table-cell office:value-type="float" office:value="0.610747">
                <text:p>0.61074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225566">
                <text:p>0.0225566</text:p>
              </table:table-cell>
              <table:table-cell office:value-type="float" office:value="0.0734353">
                <text:p>0.0734353</text:p>
              </table:table-cell>
              <table:table-cell office:value-type="float" office:value="0.460134">
                <text:p>0.4601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04324">
                <text:p>0.0204324</text:p>
              </table:table-cell>
              <table:table-cell office:value-type="float" office:value="0.0673663">
                <text:p>0.0673663</text:p>
              </table:table-cell>
              <table:table-cell office:value-type="float" office:value="0.453964">
                <text:p>0.45396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195221">
                <text:p>0.0195221</text:p>
              </table:table-cell>
              <table:table-cell office:value-type="float" office:value="0.0666582">
                <text:p>0.0666582</text:p>
              </table:table-cell>
              <table:table-cell office:value-type="float" office:value="0.437476">
                <text:p>0.4374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20508">
                <text:p>0.0220508</text:p>
              </table:table-cell>
              <table:table-cell office:value-type="float" office:value="0.0596788">
                <text:p>0.0596788</text:p>
              </table:table-cell>
              <table:table-cell office:value-type="float" office:value="0.382046">
                <text:p>0.382046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water.A2:water.D32" chart:data-source-has-labels="both" svg:x="1.598cm" svg:y="1.639cm" svg:width="22.474cm" svg:height="14.396cm">
          <chartooo:coordinate-region svg:x="2.272cm" svg:y="1.834cm" svg:width="21.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water.A3:water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water.B3:water.B32" chart:label-cell-address="water.B2:water.B2" chart:class="chart:bar">
            <chart:data-point chart:repeated="30"/>
          </chart:series>
          <chart:series chart:style-name="ch11" chart:values-cell-range-address="water.C3:water.C32" chart:label-cell-address="water.C2:water.C2" chart:class="chart:bar">
            <chart:data-point chart:repeated="30"/>
          </chart:series>
          <chart:series chart:style-name="ch12" chart:values-cell-range-address="water.D3:water.D32" chart:label-cell-address="water.D2:water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water.B2:water.B2</svg:desc>
                </draw:g>
              </table:table-cell>
              <table:table-cell office:value-type="string">
                <text:p>Fuzzy Token</text:p>
                <draw:g>
                  <svg:desc>water.C2:water.C2</svg:desc>
                </draw:g>
              </table:table-cell>
              <table:table-cell office:value-type="string">
                <text:p>Token</text:p>
                <draw:g>
                  <svg:desc>water.D2:water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water.A3:water.A32</svg:desc>
                </draw:g>
              </table:table-cell>
              <table:table-cell office:value-type="float" office:value="0">
                <text:p>0</text:p>
                <draw:g>
                  <svg:desc>water.B3:water.B32</svg:desc>
                </draw:g>
              </table:table-cell>
              <table:table-cell office:value-type="float" office:value="0.0772381">
                <text:p>0.0772381</text:p>
                <draw:g>
                  <svg:desc>water.C3:water.C32</svg:desc>
                </draw:g>
              </table:table-cell>
              <table:table-cell office:value-type="float" office:value="0.104273">
                <text:p>0.104273</text:p>
                <draw:g>
                  <svg:desc>water.D3:water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2579">
                <text:p>19.2579</text:p>
              </table:table-cell>
              <table:table-cell office:value-type="float" office:value="13.487">
                <text:p>13.487</text:p>
              </table:table-cell>
              <table:table-cell office:value-type="float" office:value="0.502291">
                <text:p>0.5022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82977">
                <text:p>3.82977</text:p>
              </table:table-cell>
              <table:table-cell office:value-type="float" office:value="1.79542">
                <text:p>1.79542</text:p>
              </table:table-cell>
              <table:table-cell office:value-type="float" office:value="0.536345">
                <text:p>0.5363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4283">
                <text:p>2.84283</text:p>
              </table:table-cell>
              <table:table-cell office:value-type="float" office:value="1.77644">
                <text:p>1.77644</text:p>
              </table:table-cell>
              <table:table-cell office:value-type="float" office:value="0.529554">
                <text:p>0.5295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14142">
                <text:p>2.14142</text:p>
              </table:table-cell>
              <table:table-cell office:value-type="float" office:value="1.51181">
                <text:p>1.51181</text:p>
              </table:table-cell>
              <table:table-cell office:value-type="float" office:value="0.536118">
                <text:p>0.5361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0626">
                <text:p>1.70626</text:p>
              </table:table-cell>
              <table:table-cell office:value-type="float" office:value="1.33267">
                <text:p>1.33267</text:p>
              </table:table-cell>
              <table:table-cell office:value-type="float" office:value="0.608124">
                <text:p>0.6081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32936">
                <text:p>1.32936</text:p>
              </table:table-cell>
              <table:table-cell office:value-type="float" office:value="1.29105">
                <text:p>1.29105</text:p>
              </table:table-cell>
              <table:table-cell office:value-type="float" office:value="0.585963">
                <text:p>0.5859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11685">
                <text:p>1.11685</text:p>
              </table:table-cell>
              <table:table-cell office:value-type="float" office:value="1.23311">
                <text:p>1.23311</text:p>
              </table:table-cell>
              <table:table-cell office:value-type="float" office:value="0.716719">
                <text:p>0.7167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00757">
                <text:p>1.00757</text:p>
              </table:table-cell>
              <table:table-cell office:value-type="float" office:value="1.21436">
                <text:p>1.21436</text:p>
              </table:table-cell>
              <table:table-cell office:value-type="float" office:value="0.943689">
                <text:p>0.9436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54428">
                <text:p>0.854428</text:p>
              </table:table-cell>
              <table:table-cell office:value-type="float" office:value="1.16926">
                <text:p>1.16926</text:p>
              </table:table-cell>
              <table:table-cell office:value-type="float" office:value="1.35808">
                <text:p>1.358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3823">
                <text:p>0.73823</text:p>
              </table:table-cell>
              <table:table-cell office:value-type="float" office:value="1.1315">
                <text:p>1.1315</text:p>
              </table:table-cell>
              <table:table-cell office:value-type="float" office:value="1.29254">
                <text:p>1.29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38311">
                <text:p>0.638311</text:p>
              </table:table-cell>
              <table:table-cell office:value-type="float" office:value="1.08611">
                <text:p>1.08611</text:p>
              </table:table-cell>
              <table:table-cell office:value-type="float" office:value="1.41397">
                <text:p>1.413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72251">
                <text:p>0.572251</text:p>
              </table:table-cell>
              <table:table-cell office:value-type="float" office:value="1.04949">
                <text:p>1.04949</text:p>
              </table:table-cell>
              <table:table-cell office:value-type="float" office:value="1.49206">
                <text:p>1.492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23153">
                <text:p>0.523153</text:p>
              </table:table-cell>
              <table:table-cell office:value-type="float" office:value="1.02505">
                <text:p>1.02505</text:p>
              </table:table-cell>
              <table:table-cell office:value-type="float" office:value="1.39821">
                <text:p>1.398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81788">
                <text:p>0.481788</text:p>
              </table:table-cell>
              <table:table-cell office:value-type="float" office:value="0.984144">
                <text:p>0.984144</text:p>
              </table:table-cell>
              <table:table-cell office:value-type="float" office:value="1.47116">
                <text:p>1.471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42178">
                <text:p>0.442178</text:p>
              </table:table-cell>
              <table:table-cell office:value-type="float" office:value="0.973356">
                <text:p>0.973356</text:p>
              </table:table-cell>
              <table:table-cell office:value-type="float" office:value="1.50047">
                <text:p>1.5004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1446">
                <text:p>0.41446</text:p>
              </table:table-cell>
              <table:table-cell office:value-type="float" office:value="0.929847">
                <text:p>0.929847</text:p>
              </table:table-cell>
              <table:table-cell office:value-type="float" office:value="1.38353">
                <text:p>1.383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72088">
                <text:p>0.372088</text:p>
              </table:table-cell>
              <table:table-cell office:value-type="float" office:value="0.90031">
                <text:p>0.90031</text:p>
              </table:table-cell>
              <table:table-cell office:value-type="float" office:value="1.36855">
                <text:p>1.3685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32836">
                <text:p>0.332836</text:p>
              </table:table-cell>
              <table:table-cell office:value-type="float" office:value="0.868303">
                <text:p>0.868303</text:p>
              </table:table-cell>
              <table:table-cell office:value-type="float" office:value="1.34177">
                <text:p>1.341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09375">
                <text:p>0.309375</text:p>
              </table:table-cell>
              <table:table-cell office:value-type="float" office:value="0.835289">
                <text:p>0.835289</text:p>
              </table:table-cell>
              <table:table-cell office:value-type="float" office:value="1.12822">
                <text:p>1.128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91048">
                <text:p>0.291048</text:p>
              </table:table-cell>
              <table:table-cell office:value-type="float" office:value="0.802958">
                <text:p>0.802958</text:p>
              </table:table-cell>
              <table:table-cell office:value-type="float" office:value="1.11487">
                <text:p>1.114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74964">
                <text:p>0.274964</text:p>
              </table:table-cell>
              <table:table-cell office:value-type="float" office:value="0.773551">
                <text:p>0.773551</text:p>
              </table:table-cell>
              <table:table-cell office:value-type="float" office:value="0.983722">
                <text:p>0.98372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5524">
                <text:p>0.25524</text:p>
              </table:table-cell>
              <table:table-cell office:value-type="float" office:value="0.747783">
                <text:p>0.747783</text:p>
              </table:table-cell>
              <table:table-cell office:value-type="float" office:value="0.860375">
                <text:p>0.8603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41463">
                <text:p>0.241463</text:p>
              </table:table-cell>
              <table:table-cell office:value-type="float" office:value="0.715192">
                <text:p>0.715192</text:p>
              </table:table-cell>
              <table:table-cell office:value-type="float" office:value="0.775696">
                <text:p>0.7756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26418">
                <text:p>0.226418</text:p>
              </table:table-cell>
              <table:table-cell office:value-type="float" office:value="0.689294">
                <text:p>0.689294</text:p>
              </table:table-cell>
              <table:table-cell office:value-type="float" office:value="0.66005">
                <text:p>0.660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23753">
                <text:p>0.223753</text:p>
              </table:table-cell>
              <table:table-cell office:value-type="float" office:value="0.665216">
                <text:p>0.665216</text:p>
              </table:table-cell>
              <table:table-cell office:value-type="float" office:value="0.645362">
                <text:p>0.64536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1485">
                <text:p>0.21485</text:p>
              </table:table-cell>
              <table:table-cell office:value-type="float" office:value="0.629375">
                <text:p>0.629375</text:p>
              </table:table-cell>
              <table:table-cell office:value-type="float" office:value="0.531569">
                <text:p>0.5315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12153">
                <text:p>0.212153</text:p>
              </table:table-cell>
              <table:table-cell office:value-type="float" office:value="0.613681">
                <text:p>0.613681</text:p>
              </table:table-cell>
              <table:table-cell office:value-type="float" office:value="0.514574">
                <text:p>0.51457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96718">
                <text:p>0.196718</text:p>
              </table:table-cell>
              <table:table-cell office:value-type="float" office:value="0.57979">
                <text:p>0.57979</text:p>
              </table:table-cell>
              <table:table-cell office:value-type="float" office:value="0.529294">
                <text:p>0.5292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89375">
                <text:p>0.189375</text:p>
              </table:table-cell>
              <table:table-cell office:value-type="float" office:value="0.55061">
                <text:p>0.55061</text:p>
              </table:table-cell>
              <table:table-cell office:value-type="float" office:value="0.520651">
                <text:p>0.52065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water.F2:water.I12" chart:data-source-has-labels="both" svg:x="0.32cm" svg:y="0.179cm" svg:width="12.639cm" svg:height="8.637cm">
          <chartooo:coordinate-region svg:x="0.994cm" svg:y="0.374cm" svg:width="11.965cm" svg:height="7.803cm"/>
          <chart:axis chart:dimension="x" chart:name="primary-x" chart:style-name="ch4" chartooo:axis-type="auto">
            <chartooo:date-scale/>
            <chart:categories table:cell-range-address="water.F3:water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ater.G3:water.G12" chart:label-cell-address="water.G2:water.G2" chart:class="chart:bar">
            <chart:data-point chart:repeated="10"/>
          </chart:series>
          <chart:series chart:style-name="ch8" chart:values-cell-range-address="water.H3:water.H12" chart:label-cell-address="water.H2:water.H2" chart:class="chart:bar">
            <chart:data-point chart:repeated="10"/>
          </chart:series>
          <chart:series chart:style-name="ch9" chart:values-cell-range-address="water.I3:water.I12" chart:label-cell-address="water.I2:water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water.G2:water.G2</svg:desc>
                </draw:g>
              </table:table-cell>
              <table:table-cell office:value-type="string">
                <text:p>Fuzzy Token</text:p>
                <draw:g>
                  <svg:desc>water.H2:water.H2</svg:desc>
                </draw:g>
              </table:table-cell>
              <table:table-cell office:value-type="string">
                <text:p>Token</text:p>
                <draw:g>
                  <svg:desc>water.I2:water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water.F3:water.F12</svg:desc>
                </draw:g>
              </table:table-cell>
              <table:table-cell office:value-type="float" office:value="19.2579">
                <text:p>19.2579</text:p>
                <draw:g>
                  <svg:desc>water.G3:water.G12</svg:desc>
                </draw:g>
              </table:table-cell>
              <table:table-cell office:value-type="float" office:value="13.5642381">
                <text:p>13.5642381</text:p>
                <draw:g>
                  <svg:desc>water.H3:water.H12</svg:desc>
                </draw:g>
              </table:table-cell>
              <table:table-cell office:value-type="float" office:value="0.606564">
                <text:p>0.606564</text:p>
                <draw:g>
                  <svg:desc>water.I3:water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6726">
                <text:p>6.6726</text:p>
              </table:table-cell>
              <table:table-cell office:value-type="float" office:value="3.57186">
                <text:p>3.57186</text:p>
              </table:table-cell>
              <table:table-cell office:value-type="float" office:value="1.065899">
                <text:p>1.065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84768">
                <text:p>3.84768</text:p>
              </table:table-cell>
              <table:table-cell office:value-type="float" office:value="2.84448">
                <text:p>2.84448</text:p>
              </table:table-cell>
              <table:table-cell office:value-type="float" office:value="1.144242">
                <text:p>1.1442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4621">
                <text:p>2.44621</text:p>
              </table:table-cell>
              <table:table-cell office:value-type="float" office:value="2.52416">
                <text:p>2.52416</text:p>
              </table:table-cell>
              <table:table-cell office:value-type="float" office:value="1.302682">
                <text:p>1.3026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61998">
                <text:p>1.861998</text:p>
              </table:table-cell>
              <table:table-cell office:value-type="float" office:value="2.38362">
                <text:p>2.38362</text:p>
              </table:table-cell>
              <table:table-cell office:value-type="float" office:value="2.301769">
                <text:p>2.3017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376541">
                <text:p>1.376541</text:p>
              </table:table-cell>
              <table:table-cell office:value-type="float" office:value="2.21761">
                <text:p>2.21761</text:p>
              </table:table-cell>
              <table:table-cell office:value-type="float" office:value="2.70651">
                <text:p>2.706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095404">
                <text:p>1.095404</text:p>
              </table:table-cell>
              <table:table-cell office:value-type="float" office:value="2.07454">
                <text:p>2.07454</text:p>
              </table:table-cell>
              <table:table-cell office:value-type="float" office:value="2.89027">
                <text:p>2.89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23966">
                <text:p>0.923966</text:p>
              </table:table-cell>
              <table:table-cell office:value-type="float" office:value="1.9575">
                <text:p>1.9575</text:p>
              </table:table-cell>
              <table:table-cell office:value-type="float" office:value="2.97163">
                <text:p>2.971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86548">
                <text:p>0.786548</text:p>
              </table:table-cell>
              <table:table-cell office:value-type="float" office:value="1.830157">
                <text:p>1.830157</text:p>
              </table:table-cell>
              <table:table-cell office:value-type="float" office:value="2.75208">
                <text:p>2.752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2211">
                <text:p>0.642211</text:p>
              </table:table-cell>
              <table:table-cell office:value-type="float" office:value="1.703592">
                <text:p>1.703592</text:p>
              </table:table-cell>
              <table:table-cell office:value-type="float" office:value="2.46999">
                <text:p>2.4699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water.A2:water.D32" chart:data-source-has-labels="both" svg:x="1.598cm" svg:y="1.639cm" svg:width="22.474cm" svg:height="14.396cm">
          <chartooo:coordinate-region svg:x="2.272cm" svg:y="1.834cm" svg:width="21.702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water.A3:water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water.B3:water.B32" chart:label-cell-address="water.B2:water.B2" chart:class="chart:line">
            <chart:data-point chart:repeated="30"/>
          </chart:series>
          <chart:series chart:style-name="ch11" chart:values-cell-range-address="water.C3:water.C32" chart:label-cell-address="water.C2:water.C2" chart:class="chart:line">
            <chart:data-point chart:repeated="30"/>
          </chart:series>
          <chart:series chart:style-name="ch12" chart:values-cell-range-address="water.D3:water.D32" chart:label-cell-address="water.D2:water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water.B2:water.B2</svg:desc>
                </draw:g>
              </table:table-cell>
              <table:table-cell office:value-type="string">
                <text:p>Fuzzy Token</text:p>
                <draw:g>
                  <svg:desc>water.C2:water.C2</svg:desc>
                </draw:g>
              </table:table-cell>
              <table:table-cell office:value-type="string">
                <text:p>Token</text:p>
                <draw:g>
                  <svg:desc>water.D2:water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water.A3:water.A32</svg:desc>
                </draw:g>
              </table:table-cell>
              <table:table-cell office:value-type="float" office:value="0">
                <text:p>0</text:p>
                <draw:g>
                  <svg:desc>water.B3:water.B32</svg:desc>
                </draw:g>
              </table:table-cell>
              <table:table-cell office:value-type="float" office:value="0.0772381">
                <text:p>0.0772381</text:p>
                <draw:g>
                  <svg:desc>water.C3:water.C32</svg:desc>
                </draw:g>
              </table:table-cell>
              <table:table-cell office:value-type="float" office:value="0.104273">
                <text:p>0.104273</text:p>
                <draw:g>
                  <svg:desc>water.D3:water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2579">
                <text:p>19.2579</text:p>
              </table:table-cell>
              <table:table-cell office:value-type="float" office:value="13.487">
                <text:p>13.487</text:p>
              </table:table-cell>
              <table:table-cell office:value-type="float" office:value="0.502291">
                <text:p>0.5022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82977">
                <text:p>3.82977</text:p>
              </table:table-cell>
              <table:table-cell office:value-type="float" office:value="1.79542">
                <text:p>1.79542</text:p>
              </table:table-cell>
              <table:table-cell office:value-type="float" office:value="0.536345">
                <text:p>0.5363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4283">
                <text:p>2.84283</text:p>
              </table:table-cell>
              <table:table-cell office:value-type="float" office:value="1.77644">
                <text:p>1.77644</text:p>
              </table:table-cell>
              <table:table-cell office:value-type="float" office:value="0.529554">
                <text:p>0.5295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14142">
                <text:p>2.14142</text:p>
              </table:table-cell>
              <table:table-cell office:value-type="float" office:value="1.51181">
                <text:p>1.51181</text:p>
              </table:table-cell>
              <table:table-cell office:value-type="float" office:value="0.536118">
                <text:p>0.5361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0626">
                <text:p>1.70626</text:p>
              </table:table-cell>
              <table:table-cell office:value-type="float" office:value="1.33267">
                <text:p>1.33267</text:p>
              </table:table-cell>
              <table:table-cell office:value-type="float" office:value="0.608124">
                <text:p>0.6081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32936">
                <text:p>1.32936</text:p>
              </table:table-cell>
              <table:table-cell office:value-type="float" office:value="1.29105">
                <text:p>1.29105</text:p>
              </table:table-cell>
              <table:table-cell office:value-type="float" office:value="0.585963">
                <text:p>0.5859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11685">
                <text:p>1.11685</text:p>
              </table:table-cell>
              <table:table-cell office:value-type="float" office:value="1.23311">
                <text:p>1.23311</text:p>
              </table:table-cell>
              <table:table-cell office:value-type="float" office:value="0.716719">
                <text:p>0.7167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00757">
                <text:p>1.00757</text:p>
              </table:table-cell>
              <table:table-cell office:value-type="float" office:value="1.21436">
                <text:p>1.21436</text:p>
              </table:table-cell>
              <table:table-cell office:value-type="float" office:value="0.943689">
                <text:p>0.9436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54428">
                <text:p>0.854428</text:p>
              </table:table-cell>
              <table:table-cell office:value-type="float" office:value="1.16926">
                <text:p>1.16926</text:p>
              </table:table-cell>
              <table:table-cell office:value-type="float" office:value="1.35808">
                <text:p>1.358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3823">
                <text:p>0.73823</text:p>
              </table:table-cell>
              <table:table-cell office:value-type="float" office:value="1.1315">
                <text:p>1.1315</text:p>
              </table:table-cell>
              <table:table-cell office:value-type="float" office:value="1.29254">
                <text:p>1.29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38311">
                <text:p>0.638311</text:p>
              </table:table-cell>
              <table:table-cell office:value-type="float" office:value="1.08611">
                <text:p>1.08611</text:p>
              </table:table-cell>
              <table:table-cell office:value-type="float" office:value="1.41397">
                <text:p>1.413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72251">
                <text:p>0.572251</text:p>
              </table:table-cell>
              <table:table-cell office:value-type="float" office:value="1.04949">
                <text:p>1.04949</text:p>
              </table:table-cell>
              <table:table-cell office:value-type="float" office:value="1.49206">
                <text:p>1.492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23153">
                <text:p>0.523153</text:p>
              </table:table-cell>
              <table:table-cell office:value-type="float" office:value="1.02505">
                <text:p>1.02505</text:p>
              </table:table-cell>
              <table:table-cell office:value-type="float" office:value="1.39821">
                <text:p>1.398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81788">
                <text:p>0.481788</text:p>
              </table:table-cell>
              <table:table-cell office:value-type="float" office:value="0.984144">
                <text:p>0.984144</text:p>
              </table:table-cell>
              <table:table-cell office:value-type="float" office:value="1.47116">
                <text:p>1.471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42178">
                <text:p>0.442178</text:p>
              </table:table-cell>
              <table:table-cell office:value-type="float" office:value="0.973356">
                <text:p>0.973356</text:p>
              </table:table-cell>
              <table:table-cell office:value-type="float" office:value="1.50047">
                <text:p>1.5004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1446">
                <text:p>0.41446</text:p>
              </table:table-cell>
              <table:table-cell office:value-type="float" office:value="0.929847">
                <text:p>0.929847</text:p>
              </table:table-cell>
              <table:table-cell office:value-type="float" office:value="1.38353">
                <text:p>1.383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72088">
                <text:p>0.372088</text:p>
              </table:table-cell>
              <table:table-cell office:value-type="float" office:value="0.90031">
                <text:p>0.90031</text:p>
              </table:table-cell>
              <table:table-cell office:value-type="float" office:value="1.36855">
                <text:p>1.3685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32836">
                <text:p>0.332836</text:p>
              </table:table-cell>
              <table:table-cell office:value-type="float" office:value="0.868303">
                <text:p>0.868303</text:p>
              </table:table-cell>
              <table:table-cell office:value-type="float" office:value="1.34177">
                <text:p>1.341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09375">
                <text:p>0.309375</text:p>
              </table:table-cell>
              <table:table-cell office:value-type="float" office:value="0.835289">
                <text:p>0.835289</text:p>
              </table:table-cell>
              <table:table-cell office:value-type="float" office:value="1.12822">
                <text:p>1.128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91048">
                <text:p>0.291048</text:p>
              </table:table-cell>
              <table:table-cell office:value-type="float" office:value="0.802958">
                <text:p>0.802958</text:p>
              </table:table-cell>
              <table:table-cell office:value-type="float" office:value="1.11487">
                <text:p>1.114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74964">
                <text:p>0.274964</text:p>
              </table:table-cell>
              <table:table-cell office:value-type="float" office:value="0.773551">
                <text:p>0.773551</text:p>
              </table:table-cell>
              <table:table-cell office:value-type="float" office:value="0.983722">
                <text:p>0.98372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5524">
                <text:p>0.25524</text:p>
              </table:table-cell>
              <table:table-cell office:value-type="float" office:value="0.747783">
                <text:p>0.747783</text:p>
              </table:table-cell>
              <table:table-cell office:value-type="float" office:value="0.860375">
                <text:p>0.8603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41463">
                <text:p>0.241463</text:p>
              </table:table-cell>
              <table:table-cell office:value-type="float" office:value="0.715192">
                <text:p>0.715192</text:p>
              </table:table-cell>
              <table:table-cell office:value-type="float" office:value="0.775696">
                <text:p>0.7756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26418">
                <text:p>0.226418</text:p>
              </table:table-cell>
              <table:table-cell office:value-type="float" office:value="0.689294">
                <text:p>0.689294</text:p>
              </table:table-cell>
              <table:table-cell office:value-type="float" office:value="0.66005">
                <text:p>0.660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23753">
                <text:p>0.223753</text:p>
              </table:table-cell>
              <table:table-cell office:value-type="float" office:value="0.665216">
                <text:p>0.665216</text:p>
              </table:table-cell>
              <table:table-cell office:value-type="float" office:value="0.645362">
                <text:p>0.64536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1485">
                <text:p>0.21485</text:p>
              </table:table-cell>
              <table:table-cell office:value-type="float" office:value="0.629375">
                <text:p>0.629375</text:p>
              </table:table-cell>
              <table:table-cell office:value-type="float" office:value="0.531569">
                <text:p>0.5315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12153">
                <text:p>0.212153</text:p>
              </table:table-cell>
              <table:table-cell office:value-type="float" office:value="0.613681">
                <text:p>0.613681</text:p>
              </table:table-cell>
              <table:table-cell office:value-type="float" office:value="0.514574">
                <text:p>0.51457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96718">
                <text:p>0.196718</text:p>
              </table:table-cell>
              <table:table-cell office:value-type="float" office:value="0.57979">
                <text:p>0.57979</text:p>
              </table:table-cell>
              <table:table-cell office:value-type="float" office:value="0.529294">
                <text:p>0.5292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89375">
                <text:p>0.189375</text:p>
              </table:table-cell>
              <table:table-cell office:value-type="float" office:value="0.55061">
                <text:p>0.55061</text:p>
              </table:table-cell>
              <table:table-cell office:value-type="float" office:value="0.520651">
                <text:p>0.52065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FFT_detail.A2:FFT_detail.D32" chart:data-source-has-labels="both" svg:x="1.598cm" svg:y="1.639cm" svg:width="22.474cm" svg:height="14.396cm">
          <chartooo:coordinate-region svg:x="2.484cm" svg:y="1.834cm" svg:width="21.588cm" svg:height="13.402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FFT_detail.A3:FFT_detail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FFT_detail.B3:FFT_detail.B32" chart:label-cell-address="FFT_detail.B2:FFT_detail.B2" chart:class="chart:bar">
            <chart:data-point chart:repeated="30"/>
          </chart:series>
          <chart:series chart:style-name="ch11" chart:values-cell-range-address="FFT_detail.C3:FFT_detail.C32" chart:label-cell-address="FFT_detail.C2:FFT_detail.C2" chart:class="chart:bar">
            <chart:data-point chart:repeated="30"/>
          </chart:series>
          <chart:series chart:style-name="ch12" chart:values-cell-range-address="FFT_detail.D3:FFT_detail.D32" chart:label-cell-address="FFT_detail.D2:FFT_detail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FFT_detail.B2:FFT_detail.B2</svg:desc>
                </draw:g>
              </table:table-cell>
              <table:table-cell office:value-type="string">
                <text:p>Fuzzy Token</text:p>
                <draw:g>
                  <svg:desc>FFT_detail.C2:FFT_detail.C2</svg:desc>
                </draw:g>
              </table:table-cell>
              <table:table-cell office:value-type="string">
                <text:p>Token</text:p>
                <draw:g>
                  <svg:desc>FFT_detail.D2:FFT_detail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FT_detail.A3:FFT_detail.A32</svg:desc>
                </draw:g>
              </table:table-cell>
              <table:table-cell office:value-type="float" office:value="0">
                <text:p>0</text:p>
                <draw:g>
                  <svg:desc>FFT_detail.B3:FFT_detail.B32</svg:desc>
                </draw:g>
              </table:table-cell>
              <table:table-cell office:value-type="float" office:value="0">
                <text:p>0</text:p>
                <draw:g>
                  <svg:desc>FFT_detail.C3:FFT_detail.C32</svg:desc>
                </draw:g>
              </table:table-cell>
              <table:table-cell office:value-type="float" office:value="0">
                <text:p>0</text:p>
                <draw:g>
                  <svg:desc>FFT_detail.D3:FFT_detail.D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2159">
                <text:p>1.32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1.63">
                <text:p>91.63</text:p>
              </table:table-cell>
              <table:table-cell office:value-type="float" office:value="91.7401">
                <text:p>91.7401</text:p>
              </table:table-cell>
              <table:table-cell office:value-type="float" office:value="1.87225">
                <text:p>1.872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0264">
                <text:p>0.220264</text:p>
              </table:table-cell>
              <table:table-cell office:value-type="float" office:value="0.330396">
                <text:p>0.330396</text:p>
              </table:table-cell>
              <table:table-cell office:value-type="float" office:value="1.43172">
                <text:p>1.431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0529">
                <text:p>0.440529</text:p>
              </table:table-cell>
              <table:table-cell office:value-type="float" office:value="0.440529">
                <text:p>0.440529</text:p>
              </table:table-cell>
              <table:table-cell office:value-type="float" office:value="1.10132">
                <text:p>1.101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50661">
                <text:p>0.550661</text:p>
              </table:table-cell>
              <table:table-cell office:value-type="float" office:value="0.550661">
                <text:p>0.550661</text:p>
              </table:table-cell>
              <table:table-cell office:value-type="float" office:value="1.65198">
                <text:p>1.65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20264">
                <text:p>0.220264</text:p>
              </table:table-cell>
              <table:table-cell office:value-type="float" office:value="0.220264">
                <text:p>0.220264</text:p>
              </table:table-cell>
              <table:table-cell office:value-type="float" office:value="2.09251">
                <text:p>2.092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2159">
                <text:p>1.321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145">
                <text:p>1.211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5198">
                <text:p>1.651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991189">
                <text:p>0.9911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2159">
                <text:p>1.321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70925">
                <text:p>0.7709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1.98238">
                <text:p>1.982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3172">
                <text:p>1.431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3172">
                <text:p>1.431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881057">
                <text:p>0.8810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0793">
                <text:p>0.6607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5198">
                <text:p>1.651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3172">
                <text:p>1.431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1189">
                <text:p>0.99118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1.54185">
                <text:p>1.541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145">
                <text:p>1.211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145">
                <text:p>1.211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145">
                <text:p>1.211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1.32159">
                <text:p>1.321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0132">
                <text:p>1.1013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FFT_detail.F2:FFT_detail.I12" chart:data-source-has-labels="both" svg:x="0.32cm" svg:y="0.179cm" svg:width="12.639cm" svg:height="8.637cm">
          <chartooo:coordinate-region svg:x="1.206cm" svg:y="0.374cm" svg:width="11.753cm" svg:height="7.803cm"/>
          <chart:axis chart:dimension="x" chart:name="primary-x" chart:style-name="ch4" chartooo:axis-type="auto">
            <chartooo:date-scale/>
            <chart:categories table:cell-range-address="FFT_detail.F3:FFT_detail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FT_detail.G3:FFT_detail.G12" chart:label-cell-address="FFT_detail.G2:FFT_detail.G2" chart:class="chart:bar">
            <chart:data-point chart:repeated="10"/>
          </chart:series>
          <chart:series chart:style-name="ch8" chart:values-cell-range-address="FFT_detail.H3:FFT_detail.H12" chart:label-cell-address="FFT_detail.H2:FFT_detail.H2" chart:class="chart:bar">
            <chart:data-point chart:repeated="10"/>
          </chart:series>
          <chart:series chart:style-name="ch9" chart:values-cell-range-address="FFT_detail.I3:FFT_detail.I12" chart:label-cell-address="FFT_detail.I2:FFT_detail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FFT_detail.G2:FFT_detail.G2</svg:desc>
                </draw:g>
              </table:table-cell>
              <table:table-cell office:value-type="string">
                <text:p>Fuzzy Token</text:p>
                <draw:g>
                  <svg:desc>FFT_detail.H2:FFT_detail.H2</svg:desc>
                </draw:g>
              </table:table-cell>
              <table:table-cell office:value-type="string">
                <text:p>Token</text:p>
                <draw:g>
                  <svg:desc>FFT_detail.I2:FFT_detail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FT_detail.F3:FFT_detail.F12</svg:desc>
                </draw:g>
              </table:table-cell>
              <table:table-cell office:value-type="float" office:value="0">
                <text:p>0</text:p>
                <draw:g>
                  <svg:desc>FFT_detail.G3:FFT_detail.G12</svg:desc>
                </draw:g>
              </table:table-cell>
              <table:table-cell office:value-type="float" office:value="0">
                <text:p>0</text:p>
                <draw:g>
                  <svg:desc>FFT_detail.H3:FFT_detail.H12</svg:desc>
                </draw:g>
              </table:table-cell>
              <table:table-cell office:value-type="float" office:value="0">
                <text:p>0</text:p>
                <draw:g>
                  <svg:desc>FFT_detail.I3:FFT_detail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1.63">
                <text:p>91.63</text:p>
              </table:table-cell>
              <table:table-cell office:value-type="float" office:value="91.7401">
                <text:p>91.7401</text:p>
              </table:table-cell>
              <table:table-cell office:value-type="float" office:value="3.19384">
                <text:p>3.193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60793">
                <text:p>0.660793</text:p>
              </table:table-cell>
              <table:table-cell office:value-type="float" office:value="0.770925">
                <text:p>0.770925</text:p>
              </table:table-cell>
              <table:table-cell office:value-type="float" office:value="2.53304">
                <text:p>2.533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70925">
                <text:p>0.770925</text:p>
              </table:table-cell>
              <table:table-cell office:value-type="float" office:value="0.770925">
                <text:p>0.770925</text:p>
              </table:table-cell>
              <table:table-cell office:value-type="float" office:value="3.74449">
                <text:p>3.744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3304">
                <text:p>2.533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2.643169">
                <text:p>2.6431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92515">
                <text:p>2.0925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3.4141">
                <text:p>3.41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2.312777">
                <text:p>2.312777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1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scatte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FFT_detail.A2:FFT_detail.D32" chart:data-source-has-labels="both" svg:x="1.598cm" svg:y="1.639cm" svg:width="22.474cm" svg:height="14.396cm">
          <chartooo:coordinate-region svg:x="1.881cm" svg:y="1.834cm" svg:width="22.094cm" svg:height="13.402cm"/>
          <chart:axis chart:dimension="x" chart:name="primary-x" chart:style-name="ch5" chartooo:axis-type="auto">
            <chart:title svg:x="10.578cm" svg:y="16.384cm" chart:style-name="ch6">
              <text:p>latency values (in cycles)</text:p>
            </chart:title>
            <chart:categories table:cell-range-address="FFT_detail.A3:FFT_detail.A3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1.059cm" chart:style-name="ch10">
              <text:p>percentage of all packets</text:p>
            </chart:title>
            <chart:grid chart:style-name="ch7" chart:class="major"/>
          </chart:axis>
          <chart:series chart:style-name="ch11" chart:values-cell-range-address="FFT_detail.B3:FFT_detail.B32" chart:label-cell-address="FFT_detail.B2:FFT_detail.B2" chart:class="chart:scatter">
            <chart:domain table:cell-range-address="FFT_detail.A3:FFT_detail.A32"/>
            <chart:data-point chart:repeated="30"/>
          </chart:series>
          <chart:series chart:style-name="ch12" chart:values-cell-range-address="FFT_detail.C3:FFT_detail.C32" chart:label-cell-address="FFT_detail.C2:FFT_detail.C2" chart:class="chart:scatter">
            <chart:data-point chart:repeated="30"/>
          </chart:series>
          <chart:series chart:style-name="ch13" chart:values-cell-range-address="FFT_detail.D3:FFT_detail.D32" chart:label-cell-address="FFT_detail.D2:FFT_detail.D2" chart:class="chart:scatter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FFT_detail.B2:FFT_detail.B2</svg:desc>
                </draw:g>
              </table:table-cell>
              <table:table-cell office:value-type="string">
                <text:p>Fuzzy Token</text:p>
                <draw:g>
                  <svg:desc>FFT_detail.C2:FFT_detail.C2</svg:desc>
                </draw:g>
              </table:table-cell>
              <table:table-cell office:value-type="string">
                <text:p>Token</text:p>
                <draw:g>
                  <svg:desc>FFT_detail.D2:FFT_detail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FT_detail.A3:FFT_detail.A32</svg:desc>
                </draw:g>
              </table:table-cell>
              <table:table-cell office:value-type="float" office:value="0">
                <text:p>0</text:p>
                <draw:g>
                  <svg:desc>FFT_detail.B3:FFT_detail.B32</svg:desc>
                </draw:g>
              </table:table-cell>
              <table:table-cell office:value-type="float" office:value="0">
                <text:p>0</text:p>
                <draw:g>
                  <svg:desc>FFT_detail.C3:FFT_detail.C32</svg:desc>
                </draw:g>
              </table:table-cell>
              <table:table-cell office:value-type="float" office:value="0">
                <text:p>0</text:p>
                <draw:g>
                  <svg:desc>FFT_detail.D3:FFT_detail.D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2159">
                <text:p>1.32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1.63">
                <text:p>91.63</text:p>
              </table:table-cell>
              <table:table-cell office:value-type="float" office:value="91.7401">
                <text:p>91.7401</text:p>
              </table:table-cell>
              <table:table-cell office:value-type="float" office:value="1.87225">
                <text:p>1.872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0264">
                <text:p>0.220264</text:p>
              </table:table-cell>
              <table:table-cell office:value-type="float" office:value="0.330396">
                <text:p>0.330396</text:p>
              </table:table-cell>
              <table:table-cell office:value-type="float" office:value="1.43172">
                <text:p>1.431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0529">
                <text:p>0.440529</text:p>
              </table:table-cell>
              <table:table-cell office:value-type="float" office:value="0.440529">
                <text:p>0.440529</text:p>
              </table:table-cell>
              <table:table-cell office:value-type="float" office:value="1.10132">
                <text:p>1.101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50661">
                <text:p>0.550661</text:p>
              </table:table-cell>
              <table:table-cell office:value-type="float" office:value="0.550661">
                <text:p>0.550661</text:p>
              </table:table-cell>
              <table:table-cell office:value-type="float" office:value="1.65198">
                <text:p>1.65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20264">
                <text:p>0.220264</text:p>
              </table:table-cell>
              <table:table-cell office:value-type="float" office:value="0.220264">
                <text:p>0.220264</text:p>
              </table:table-cell>
              <table:table-cell office:value-type="float" office:value="2.09251">
                <text:p>2.092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2159">
                <text:p>1.321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145">
                <text:p>1.211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5198">
                <text:p>1.651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991189">
                <text:p>0.9911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2159">
                <text:p>1.321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70925">
                <text:p>0.7709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1.98238">
                <text:p>1.982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3172">
                <text:p>1.431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3172">
                <text:p>1.431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0.881057">
                <text:p>0.8810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0793">
                <text:p>0.6607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5198">
                <text:p>1.651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3172">
                <text:p>1.431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1189">
                <text:p>0.99118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1.54185">
                <text:p>1.541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145">
                <text:p>1.211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145">
                <text:p>1.211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145">
                <text:p>1.211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110132">
                <text:p>0.110132</text:p>
              </table:table-cell>
              <table:table-cell office:value-type="float" office:value="1.32159">
                <text:p>1.321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0132">
                <text:p>1.10132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BFS.F2:BFS.I12" chart:data-source-has-labels="both" svg:x="0.32cm" svg:y="0.179cm" svg:width="12.639cm" svg:height="8.637cm">
          <chartooo:coordinate-region svg:x="0.994cm" svg:y="0.374cm" svg:width="11.965cm" svg:height="7.803cm"/>
          <chart:axis chart:dimension="x" chart:name="primary-x" chart:style-name="ch4" chartooo:axis-type="auto">
            <chartooo:date-scale/>
            <chart:categories table:cell-range-address="BFS.F3:BFS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FS.G3:BFS.G12" chart:label-cell-address="BFS.G2:BFS.G2" chart:class="chart:bar">
            <chart:data-point chart:repeated="10"/>
          </chart:series>
          <chart:series chart:style-name="ch8" chart:values-cell-range-address="BFS.H3:BFS.H12" chart:label-cell-address="BFS.H2:BFS.H2" chart:class="chart:bar">
            <chart:data-point chart:repeated="10"/>
          </chart:series>
          <chart:series chart:style-name="ch9" chart:values-cell-range-address="BFS.I3:BFS.I12" chart:label-cell-address="BFS.I2:BFS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BFS.G2:BFS.G2</svg:desc>
                </draw:g>
              </table:table-cell>
              <table:table-cell office:value-type="string">
                <text:p>Fuzzy Token</text:p>
                <draw:g>
                  <svg:desc>BFS.H2:BFS.H2</svg:desc>
                </draw:g>
              </table:table-cell>
              <table:table-cell office:value-type="string">
                <text:p>Token</text:p>
                <draw:g>
                  <svg:desc>BFS.I2:BFS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FS.F3:BFS.F12</svg:desc>
                </draw:g>
              </table:table-cell>
              <table:table-cell office:value-type="float" office:value="25.2207">
                <text:p>25.2207</text:p>
                <draw:g>
                  <svg:desc>BFS.G3:BFS.G12</svg:desc>
                </draw:g>
              </table:table-cell>
              <table:table-cell office:value-type="float" office:value="25.010946">
                <text:p>25.010946</text:p>
                <draw:g>
                  <svg:desc>BFS.H3:BFS.H12</svg:desc>
                </draw:g>
              </table:table-cell>
              <table:table-cell office:value-type="float" office:value="1.887319">
                <text:p>1.887319</text:p>
                <draw:g>
                  <svg:desc>BFS.I3:BFS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8122">
                <text:p>5.8122</text:p>
              </table:table-cell>
              <table:table-cell office:value-type="float" office:value="2.98905">
                <text:p>2.98905</text:p>
              </table:table-cell>
              <table:table-cell office:value-type="float" office:value="3.56808">
                <text:p>3.568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8326">
                <text:p>3.28326</text:p>
              </table:table-cell>
              <table:table-cell office:value-type="float" office:value="2.63536">
                <text:p>2.63536</text:p>
              </table:table-cell>
              <table:table-cell office:value-type="float" office:value="3.58373">
                <text:p>3.583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19092">
                <text:p>2.19092</text:p>
              </table:table-cell>
              <table:table-cell office:value-type="float" office:value="2.37246">
                <text:p>2.37246</text:p>
              </table:table-cell>
              <table:table-cell office:value-type="float" office:value="3.7903">
                <text:p>3.79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1205">
                <text:p>1.71205</text:p>
              </table:table-cell>
              <table:table-cell office:value-type="float" office:value="2.06259">
                <text:p>2.06259</text:p>
              </table:table-cell>
              <table:table-cell office:value-type="float" office:value="4.11581">
                <text:p>4.115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16119">
                <text:p>1.16119</text:p>
              </table:table-cell>
              <table:table-cell office:value-type="float" office:value="1.924882">
                <text:p>1.924882</text:p>
              </table:table-cell>
              <table:table-cell office:value-type="float" office:value="4.12833">
                <text:p>4.128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32707">
                <text:p>0.932707</text:p>
              </table:table-cell>
              <table:table-cell office:value-type="float" office:value="1.668232">
                <text:p>1.668232</text:p>
              </table:table-cell>
              <table:table-cell office:value-type="float" office:value="4.25352">
                <text:p>4.253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13771">
                <text:p>0.813771</text:p>
              </table:table-cell>
              <table:table-cell office:value-type="float" office:value="1.752738">
                <text:p>1.752738</text:p>
              </table:table-cell>
              <table:table-cell office:value-type="float" office:value="3.41784">
                <text:p>3.417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13615">
                <text:p>0.713615</text:p>
              </table:table-cell>
              <table:table-cell office:value-type="float" office:value="1.480438">
                <text:p>1.480438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6025">
                <text:p>0.56025</text:p>
              </table:table-cell>
              <table:table-cell office:value-type="float" office:value="1.446009">
                <text:p>1.446009</text:p>
              </table:table-cell>
              <table:table-cell office:value-type="float" office:value="3.02661">
                <text:p>3.026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3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BFS.A2:BFS.D32" chart:data-source-has-labels="both" svg:x="1.598cm" svg:y="1.639cm" svg:width="22.474cm" svg:height="14.396cm">
          <chartooo:coordinate-region svg:x="2.272cm" svg:y="1.834cm" svg:width="21.702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BFS.A3:BFS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BFS.B3:BFS.B32" chart:label-cell-address="BFS.B2:BFS.B2" chart:class="chart:line">
            <chart:data-point chart:repeated="30"/>
          </chart:series>
          <chart:series chart:style-name="ch11" chart:values-cell-range-address="BFS.C3:BFS.C32" chart:label-cell-address="BFS.C2:BFS.C2" chart:class="chart:line">
            <chart:data-point chart:repeated="30"/>
          </chart:series>
          <chart:series chart:style-name="ch12" chart:values-cell-range-address="BFS.D3:BFS.D32" chart:label-cell-address="BFS.D2:BFS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BFS.B2:BFS.B2</svg:desc>
                </draw:g>
              </table:table-cell>
              <table:table-cell office:value-type="string">
                <text:p>Fuzzy Token</text:p>
                <draw:g>
                  <svg:desc>BFS.C2:BFS.C2</svg:desc>
                </draw:g>
              </table:table-cell>
              <table:table-cell office:value-type="string">
                <text:p>Token</text:p>
                <draw:g>
                  <svg:desc>BFS.D2:BFS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FS.A3:BFS.A32</svg:desc>
                </draw:g>
              </table:table-cell>
              <table:table-cell office:value-type="float" office:value="0">
                <text:p>0</text:p>
                <draw:g>
                  <svg:desc>BFS.B3:BFS.B32</svg:desc>
                </draw:g>
              </table:table-cell>
              <table:table-cell office:value-type="float" office:value="0.109546">
                <text:p>0.109546</text:p>
                <draw:g>
                  <svg:desc>BFS.C3:BFS.C32</svg:desc>
                </draw:g>
              </table:table-cell>
              <table:table-cell office:value-type="float" office:value="0.306729">
                <text:p>0.306729</text:p>
                <draw:g>
                  <svg:desc>BFS.D3:BFS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2207">
                <text:p>25.2207</text:p>
              </table:table-cell>
              <table:table-cell office:value-type="float" office:value="24.9014">
                <text:p>24.9014</text:p>
              </table:table-cell>
              <table:table-cell office:value-type="float" office:value="1.58059">
                <text:p>1.580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29264">
                <text:p>3.29264</text:p>
              </table:table-cell>
              <table:table-cell office:value-type="float" office:value="1.47731">
                <text:p>1.47731</text:p>
              </table:table-cell>
              <table:table-cell office:value-type="float" office:value="1.74648">
                <text:p>1.746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51956">
                <text:p>2.51956</text:p>
              </table:table-cell>
              <table:table-cell office:value-type="float" office:value="1.51174">
                <text:p>1.51174</text:p>
              </table:table-cell>
              <table:table-cell office:value-type="float" office:value="1.8216">
                <text:p>1.82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84664">
                <text:p>1.84664</text:p>
              </table:table-cell>
              <table:table-cell office:value-type="float" office:value="1.33333">
                <text:p>1.33333</text:p>
              </table:table-cell>
              <table:table-cell office:value-type="float" office:value="1.74961">
                <text:p>1.749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3662">
                <text:p>1.43662</text:p>
              </table:table-cell>
              <table:table-cell office:value-type="float" office:value="1.30203">
                <text:p>1.30203</text:p>
              </table:table-cell>
              <table:table-cell office:value-type="float" office:value="1.83412">
                <text:p>1.834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16432">
                <text:p>1.16432</text:p>
              </table:table-cell>
              <table:table-cell office:value-type="float" office:value="1.2144">
                <text:p>1.2144</text:p>
              </table:table-cell>
              <table:table-cell office:value-type="float" office:value="1.74648">
                <text:p>1.746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266">
                <text:p>1.0266</text:p>
              </table:table-cell>
              <table:table-cell office:value-type="float" office:value="1.15806">
                <text:p>1.15806</text:p>
              </table:table-cell>
              <table:table-cell office:value-type="float" office:value="2.04382">
                <text:p>2.043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42097">
                <text:p>0.942097</text:p>
              </table:table-cell>
              <table:table-cell office:value-type="float" office:value="1.05477">
                <text:p>1.05477</text:p>
              </table:table-cell>
              <table:table-cell office:value-type="float" office:value="1.98748">
                <text:p>1.987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9953">
                <text:p>0.769953</text:p>
              </table:table-cell>
              <table:table-cell office:value-type="float" office:value="1.00782">
                <text:p>1.00782</text:p>
              </table:table-cell>
              <table:table-cell office:value-type="float" office:value="2.12833">
                <text:p>2.1283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57121">
                <text:p>0.557121</text:p>
              </table:table-cell>
              <table:table-cell office:value-type="float" office:value="0.929577">
                <text:p>0.929577</text:p>
              </table:table-cell>
              <table:table-cell office:value-type="float" office:value="2.02504">
                <text:p>2.025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04069">
                <text:p>0.604069</text:p>
              </table:table-cell>
              <table:table-cell office:value-type="float" office:value="0.995305">
                <text:p>0.995305</text:p>
              </table:table-cell>
              <table:table-cell office:value-type="float" office:value="2.10329">
                <text:p>2.1032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50704">
                <text:p>0.450704</text:p>
              </table:table-cell>
              <table:table-cell office:value-type="float" office:value="0.835681">
                <text:p>0.835681</text:p>
              </table:table-cell>
              <table:table-cell office:value-type="float" office:value="2.10642">
                <text:p>2.106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82003">
                <text:p>0.482003</text:p>
              </table:table-cell>
              <table:table-cell office:value-type="float" office:value="0.832551">
                <text:p>0.832551</text:p>
              </table:table-cell>
              <table:table-cell office:value-type="float" office:value="2.1471">
                <text:p>2.147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22535">
                <text:p>0.422535</text:p>
              </table:table-cell>
              <table:table-cell office:value-type="float" office:value="0.901408">
                <text:p>0.901408</text:p>
              </table:table-cell>
              <table:table-cell office:value-type="float" office:value="1.76213">
                <text:p>1.762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91236">
                <text:p>0.391236</text:p>
              </table:table-cell>
              <table:table-cell office:value-type="float" office:value="0.85133">
                <text:p>0.85133</text:p>
              </table:table-cell>
              <table:table-cell office:value-type="float" office:value="1.65571">
                <text:p>1.6557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10016">
                <text:p>0.410016</text:p>
              </table:table-cell>
              <table:table-cell office:value-type="float" office:value="0.773083">
                <text:p>0.773083</text:p>
              </table:table-cell>
              <table:table-cell office:value-type="float" office:value="1.6338">
                <text:p>1.63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03599">
                <text:p>0.303599</text:p>
              </table:table-cell>
              <table:table-cell office:value-type="float" office:value="0.707355">
                <text:p>0.707355</text:p>
              </table:table-cell>
              <table:table-cell office:value-type="float" office:value="1.69953">
                <text:p>1.699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7543">
                <text:p>0.27543</text:p>
              </table:table-cell>
              <table:table-cell office:value-type="float" office:value="0.713615">
                <text:p>0.713615</text:p>
              </table:table-cell>
              <table:table-cell office:value-type="float" office:value="1.55869">
                <text:p>1.558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8482">
                <text:p>0.28482</text:p>
              </table:table-cell>
              <table:table-cell office:value-type="float" office:value="0.732394">
                <text:p>0.732394</text:p>
              </table:table-cell>
              <table:table-cell office:value-type="float" office:value="1.46792">
                <text:p>1.4679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44131">
                <text:p>0.244131</text:p>
              </table:table-cell>
              <table:table-cell office:value-type="float" office:value="0.604069">
                <text:p>0.604069</text:p>
              </table:table-cell>
              <table:table-cell office:value-type="float" office:value="1.67449">
                <text:p>1.6744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78404">
                <text:p>0.178404</text:p>
              </table:table-cell>
              <table:table-cell office:value-type="float" office:value="0.732394">
                <text:p>0.732394</text:p>
              </table:table-cell>
              <table:table-cell office:value-type="float" office:value="1.65571">
                <text:p>1.6557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7793">
                <text:p>0.187793</text:p>
              </table:table-cell>
              <table:table-cell office:value-type="float" office:value="0.738654">
                <text:p>0.738654</text:p>
              </table:table-cell>
              <table:table-cell office:value-type="float" office:value="1.5493">
                <text:p>1.54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12833">
                <text:p>0.212833</text:p>
              </table:table-cell>
              <table:table-cell office:value-type="float" office:value="0.660407">
                <text:p>0.660407</text:p>
              </table:table-cell>
              <table:table-cell office:value-type="float" office:value="1.67449">
                <text:p>1.6744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90923">
                <text:p>0.190923</text:p>
              </table:table-cell>
              <table:table-cell office:value-type="float" office:value="0.651017">
                <text:p>0.651017</text:p>
              </table:table-cell>
              <table:table-cell office:value-type="float" office:value="1.50861">
                <text:p>1.5086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31612">
                <text:p>0.231612</text:p>
              </table:table-cell>
              <table:table-cell office:value-type="float" office:value="0.635368">
                <text:p>0.635368</text:p>
              </table:table-cell>
              <table:table-cell office:value-type="float" office:value="1.41784">
                <text:p>1.417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81534">
                <text:p>0.181534</text:p>
              </table:table-cell>
              <table:table-cell office:value-type="float" office:value="0.5759">
                <text:p>0.5759</text:p>
              </table:table-cell>
              <table:table-cell office:value-type="float" office:value="1.28013">
                <text:p>1.2801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72144">
                <text:p>0.172144</text:p>
              </table:table-cell>
              <table:table-cell office:value-type="float" office:value="0.607199">
                <text:p>0.607199</text:p>
              </table:table-cell>
              <table:table-cell office:value-type="float" office:value="1.19249">
                <text:p>1.1924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69014">
                <text:p>0.169014</text:p>
              </table:table-cell>
              <table:table-cell office:value-type="float" office:value="0.629108">
                <text:p>0.629108</text:p>
              </table:table-cell>
              <table:table-cell office:value-type="float" office:value="1.07668">
                <text:p>1.076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22066">
                <text:p>0.122066</text:p>
              </table:table-cell>
              <table:table-cell office:value-type="float" office:value="0.57903">
                <text:p>0.57903</text:p>
              </table:table-cell>
              <table:table-cell office:value-type="float" office:value="1.07355">
                <text:p>1.073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349cm" chart:symbol-height="0.34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bar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Bodytrack.A2:Bodytrack.D32" chart:data-source-has-labels="both" svg:x="1.598cm" svg:y="1.639cm" svg:width="22.474cm" svg:height="14.396cm">
          <chartooo:coordinate-region svg:x="2.272cm" svg:y="1.834cm" svg:width="21.8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Bodytrack.A3:Bodytrack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Bodytrack.B3:Bodytrack.B32" chart:label-cell-address="Bodytrack.B2:Bodytrack.B2" chart:class="chart:bar">
            <chart:data-point chart:repeated="30"/>
          </chart:series>
          <chart:series chart:style-name="ch11" chart:values-cell-range-address="Bodytrack.C3:Bodytrack.C32" chart:label-cell-address="Bodytrack.C2:Bodytrack.C2" chart:class="chart:bar">
            <chart:data-point chart:repeated="30"/>
          </chart:series>
          <chart:series chart:style-name="ch12" chart:values-cell-range-address="Bodytrack.D3:Bodytrack.D32" chart:label-cell-address="Bodytrack.D2:Bodytrack.D2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Bodytrack.B2:Bodytrack.B2</svg:desc>
                </draw:g>
              </table:table-cell>
              <table:table-cell office:value-type="string">
                <text:p>Fuzzy Token</text:p>
                <draw:g>
                  <svg:desc>Bodytrack.C2:Bodytrack.C2</svg:desc>
                </draw:g>
              </table:table-cell>
              <table:table-cell office:value-type="string">
                <text:p>Token</text:p>
                <draw:g>
                  <svg:desc>Bodytrack.D2:Bodytrack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odytrack.A3:Bodytrack.A32</svg:desc>
                </draw:g>
              </table:table-cell>
              <table:table-cell office:value-type="float" office:value="0">
                <text:p>0</text:p>
                <draw:g>
                  <svg:desc>Bodytrack.B3:Bodytrack.B32</svg:desc>
                </draw:g>
              </table:table-cell>
              <table:table-cell office:value-type="float" office:value="0.0718639">
                <text:p>0.0718639</text:p>
                <draw:g>
                  <svg:desc>Bodytrack.C3:Bodytrack.C32</svg:desc>
                </draw:g>
              </table:table-cell>
              <table:table-cell office:value-type="float" office:value="0.170651">
                <text:p>0.170651</text:p>
                <draw:g>
                  <svg:desc>Bodytrack.D3:Bodytrack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.1741">
                <text:p>37.1741</text:p>
              </table:table-cell>
              <table:table-cell office:value-type="float" office:value="33.2181">
                <text:p>33.2181</text:p>
              </table:table-cell>
              <table:table-cell office:value-type="float" office:value="1.08332">
                <text:p>1.083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54867">
                <text:p>3.54867</text:p>
              </table:table-cell>
              <table:table-cell office:value-type="float" office:value="2.04901">
                <text:p>2.04901</text:p>
              </table:table-cell>
              <table:table-cell office:value-type="float" office:value="1.40015">
                <text:p>1.400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5077">
                <text:p>2.45077</text:p>
              </table:table-cell>
              <table:table-cell office:value-type="float" office:value="1.67063">
                <text:p>1.67063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97084">
                <text:p>1.97084</text:p>
              </table:table-cell>
              <table:table-cell office:value-type="float" office:value="1.50591">
                <text:p>1.50591</text:p>
              </table:table-cell>
              <table:table-cell office:value-type="float" office:value="1.82232">
                <text:p>1.822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9083">
                <text:p>1.69083</text:p>
              </table:table-cell>
              <table:table-cell office:value-type="float" office:value="1.46805">
                <text:p>1.46805</text:p>
              </table:table-cell>
              <table:table-cell office:value-type="float" office:value="2.01021">
                <text:p>2.0102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51471">
                <text:p>1.51471</text:p>
              </table:table-cell>
              <table:table-cell office:value-type="float" office:value="1.51018">
                <text:p>1.51018</text:p>
              </table:table-cell>
              <table:table-cell office:value-type="float" office:value="1.56273">
                <text:p>1.562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7642">
                <text:p>1.27642</text:p>
              </table:table-cell>
              <table:table-cell office:value-type="float" office:value="1.36401">
                <text:p>1.36401</text:p>
              </table:table-cell>
              <table:table-cell office:value-type="float" office:value="2.07426">
                <text:p>2.0742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26793">
                <text:p>1.26793</text:p>
              </table:table-cell>
              <table:table-cell office:value-type="float" office:value="1.42311">
                <text:p>1.42311</text:p>
              </table:table-cell>
              <table:table-cell office:value-type="float" office:value="1.99063">
                <text:p>1.990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1535">
                <text:p>1.11535</text:p>
              </table:table-cell>
              <table:table-cell office:value-type="float" office:value="1.36015">
                <text:p>1.36015</text:p>
              </table:table-cell>
              <table:table-cell office:value-type="float" office:value="1.3814">
                <text:p>1.38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86701">
                <text:p>0.786701</text:p>
              </table:table-cell>
              <table:table-cell office:value-type="float" office:value="1.0891">
                <text:p>1.0891</text:p>
              </table:table-cell>
              <table:table-cell office:value-type="float" office:value="1.4392">
                <text:p>1.43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71875">
                <text:p>0.671875</text:p>
              </table:table-cell>
              <table:table-cell office:value-type="float" office:value="1.02823">
                <text:p>1.02823</text:p>
              </table:table-cell>
              <table:table-cell office:value-type="float" office:value="1.08988">
                <text:p>1.0898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80358">
                <text:p>0.380358</text:p>
              </table:table-cell>
              <table:table-cell office:value-type="float" office:value="0.778577">
                <text:p>0.778577</text:p>
              </table:table-cell>
              <table:table-cell office:value-type="float" office:value="0.847942">
                <text:p>0.8479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7236">
                <text:p>0.357236</text:p>
              </table:table-cell>
              <table:table-cell office:value-type="float" office:value="0.76259">
                <text:p>0.76259</text:p>
              </table:table-cell>
              <table:table-cell office:value-type="float" office:value="0.767121">
                <text:p>0.7671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40676">
                <text:p>0.340676</text:p>
              </table:table-cell>
              <table:table-cell office:value-type="float" office:value="0.765923">
                <text:p>0.765923</text:p>
              </table:table-cell>
              <table:table-cell office:value-type="float" office:value="0.734418">
                <text:p>0.7344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15576">
                <text:p>0.315576</text:p>
              </table:table-cell>
              <table:table-cell office:value-type="float" office:value="0.777744">
                <text:p>0.777744</text:p>
              </table:table-cell>
              <table:table-cell office:value-type="float" office:value="1.0979">
                <text:p>1.097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94277">
                <text:p>0.294277</text:p>
              </table:table-cell>
              <table:table-cell office:value-type="float" office:value="0.779671">
                <text:p>0.779671</text:p>
              </table:table-cell>
              <table:table-cell office:value-type="float" office:value="0.589076">
                <text:p>0.5890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76364">
                <text:p>0.276364</text:p>
              </table:table-cell>
              <table:table-cell office:value-type="float" office:value="0.779619">
                <text:p>0.779619</text:p>
              </table:table-cell>
              <table:table-cell office:value-type="float" office:value="0.557101">
                <text:p>0.5571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57877">
                <text:p>0.257877</text:p>
              </table:table-cell>
              <table:table-cell office:value-type="float" office:value="0.777484">
                <text:p>0.777484</text:p>
              </table:table-cell>
              <table:table-cell office:value-type="float" office:value="0.64365">
                <text:p>0.64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40327">
                <text:p>0.240327</text:p>
              </table:table-cell>
              <table:table-cell office:value-type="float" office:value="0.785503">
                <text:p>0.785503</text:p>
              </table:table-cell>
              <table:table-cell office:value-type="float" office:value="0.695309">
                <text:p>0.69530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28871">
                <text:p>0.228871</text:p>
              </table:table-cell>
              <table:table-cell office:value-type="float" office:value="0.773734">
                <text:p>0.773734</text:p>
              </table:table-cell>
              <table:table-cell office:value-type="float" office:value="0.694528">
                <text:p>0.6945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16217">
                <text:p>0.216217</text:p>
              </table:table-cell>
              <table:table-cell office:value-type="float" office:value="0.776338">
                <text:p>0.776338</text:p>
              </table:table-cell>
              <table:table-cell office:value-type="float" office:value="0.798262">
                <text:p>0.79826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06374">
                <text:p>0.206374</text:p>
              </table:table-cell>
              <table:table-cell office:value-type="float" office:value="0.77035">
                <text:p>0.77035</text:p>
              </table:table-cell>
              <table:table-cell office:value-type="float" office:value="0.80373">
                <text:p>0.803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97261">
                <text:p>0.197261</text:p>
              </table:table-cell>
              <table:table-cell office:value-type="float" office:value="0.758841">
                <text:p>0.758841</text:p>
              </table:table-cell>
              <table:table-cell office:value-type="float" office:value="0.694528">
                <text:p>0.69452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92574">
                <text:p>0.192574</text:p>
              </table:table-cell>
              <table:table-cell office:value-type="float" office:value="0.761913">
                <text:p>0.761913</text:p>
              </table:table-cell>
              <table:table-cell office:value-type="float" office:value="0.839349">
                <text:p>0.83934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80753">
                <text:p>0.180753</text:p>
              </table:table-cell>
              <table:table-cell office:value-type="float" office:value="0.738063">
                <text:p>0.738063</text:p>
              </table:table-cell>
              <table:table-cell office:value-type="float" office:value="0.842578">
                <text:p>0.8425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76535">
                <text:p>0.176535</text:p>
              </table:table-cell>
              <table:table-cell office:value-type="float" office:value="0.731293">
                <text:p>0.731293</text:p>
              </table:table-cell>
              <table:table-cell office:value-type="float" office:value="0.763892">
                <text:p>0.7638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67266">
                <text:p>0.167266</text:p>
              </table:table-cell>
              <table:table-cell office:value-type="float" office:value="0.723898">
                <text:p>0.723898</text:p>
              </table:table-cell>
              <table:table-cell office:value-type="float" office:value="1.17852">
                <text:p>1.1785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63881">
                <text:p>0.163881</text:p>
              </table:table-cell>
              <table:table-cell office:value-type="float" office:value="0.712442">
                <text:p>0.712442</text:p>
              </table:table-cell>
              <table:table-cell office:value-type="float" office:value="0.740667">
                <text:p>0.7406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56434">
                <text:p>0.156434</text:p>
              </table:table-cell>
              <table:table-cell office:value-type="float" office:value="0.681093">
                <text:p>0.681093</text:p>
              </table:table-cell>
              <table:table-cell office:value-type="float" office:value="0.537209">
                <text:p>0.5372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bar" chart:style-name="ch1">
        <chart:legend chart:legend-position="end" svg:x="13.279cm" svg:y="3.712cm" style:legend-expansion="high" chart:style-name="ch2"/>
        <chart:plot-area chart:style-name="ch3" table:cell-range-address="Bodytrack.F2:Bodytrack.I12" chart:data-source-has-labels="both" svg:x="0.32cm" svg:y="0.179cm" svg:width="12.639cm" svg:height="8.637cm">
          <chartooo:coordinate-region svg:x="0.994cm" svg:y="0.375cm" svg:width="11.965cm" svg:height="7.802cm"/>
          <chart:axis chart:dimension="x" chart:name="primary-x" chart:style-name="ch4" chartooo:axis-type="auto">
            <chartooo:date-scale/>
            <chart:categories table:cell-range-address="Bodytrack.F3:Bodytrack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odytrack.G3:Bodytrack.G12" chart:label-cell-address="Bodytrack.G2:Bodytrack.G2" chart:class="chart:bar">
            <chart:data-point chart:repeated="10"/>
          </chart:series>
          <chart:series chart:style-name="ch8" chart:values-cell-range-address="Bodytrack.H3:Bodytrack.H12" chart:label-cell-address="Bodytrack.H2:Bodytrack.H2" chart:class="chart:bar">
            <chart:data-point chart:repeated="10"/>
          </chart:series>
          <chart:series chart:style-name="ch9" chart:values-cell-range-address="Bodytrack.I3:Bodytrack.I12" chart:label-cell-address="Bodytrack.I2:Bodytrack.I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Bodytrack.G2:Bodytrack.G2</svg:desc>
                </draw:g>
              </table:table-cell>
              <table:table-cell office:value-type="string">
                <text:p>Fuzzy Token</text:p>
                <draw:g>
                  <svg:desc>Bodytrack.H2:Bodytrack.H2</svg:desc>
                </draw:g>
              </table:table-cell>
              <table:table-cell office:value-type="string">
                <text:p>Token</text:p>
                <draw:g>
                  <svg:desc>Bodytrack.I2:Bodytrack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odytrack.F3:Bodytrack.F12</svg:desc>
                </draw:g>
              </table:table-cell>
              <table:table-cell office:value-type="float" office:value="37.1741">
                <text:p>37.1741</text:p>
                <draw:g>
                  <svg:desc>Bodytrack.G3:Bodytrack.G12</svg:desc>
                </draw:g>
              </table:table-cell>
              <table:table-cell office:value-type="float" office:value="33.2899639">
                <text:p>33.2899639</text:p>
                <draw:g>
                  <svg:desc>Bodytrack.H3:Bodytrack.H12</svg:desc>
                </draw:g>
              </table:table-cell>
              <table:table-cell office:value-type="float" office:value="1.253971">
                <text:p>1.253971</text:p>
                <draw:g>
                  <svg:desc>Bodytrack.I3:Bodytrack.I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99944">
                <text:p>5.99944</text:p>
              </table:table-cell>
              <table:table-cell office:value-type="float" office:value="3.71964">
                <text:p>3.71964</text:p>
              </table:table-cell>
              <table:table-cell office:value-type="float" office:value="2.71515">
                <text:p>2.715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66167">
                <text:p>3.66167</text:p>
              </table:table-cell>
              <table:table-cell office:value-type="float" office:value="2.97396">
                <text:p>2.97396</text:p>
              </table:table-cell>
              <table:table-cell office:value-type="float" office:value="3.83253">
                <text:p>3.832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79113">
                <text:p>2.79113</text:p>
              </table:table-cell>
              <table:table-cell office:value-type="float" office:value="2.87419">
                <text:p>2.87419</text:p>
              </table:table-cell>
              <table:table-cell office:value-type="float" office:value="3.63699">
                <text:p>3.636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38328">
                <text:p>2.38328</text:p>
              </table:table-cell>
              <table:table-cell office:value-type="float" office:value="2.78326">
                <text:p>2.78326</text:p>
              </table:table-cell>
              <table:table-cell office:value-type="float" office:value="3.37203">
                <text:p>3.372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58576">
                <text:p>1.458576</text:p>
              </table:table-cell>
              <table:table-cell office:value-type="float" office:value="2.11733">
                <text:p>2.11733</text:p>
              </table:table-cell>
              <table:table-cell office:value-type="float" office:value="2.52908">
                <text:p>2.529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37594">
                <text:p>0.737594</text:p>
              </table:table-cell>
              <table:table-cell office:value-type="float" office:value="1.541167">
                <text:p>1.541167</text:p>
              </table:table-cell>
              <table:table-cell office:value-type="float" office:value="1.615063">
                <text:p>1.6150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56252">
                <text:p>0.656252</text:p>
              </table:table-cell>
              <table:table-cell office:value-type="float" office:value="1.543667">
                <text:p>1.543667</text:p>
              </table:table-cell>
              <table:table-cell office:value-type="float" office:value="1.832318">
                <text:p>1.8323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70641">
                <text:p>0.570641</text:p>
              </table:table-cell>
              <table:table-cell office:value-type="float" office:value="1.55929">
                <text:p>1.55929</text:p>
              </table:table-cell>
              <table:table-cell office:value-type="float" office:value="1.146177">
                <text:p>1.1461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8204">
                <text:p>0.498204</text:p>
              </table:table-cell>
              <table:table-cell office:value-type="float" office:value="1.562987">
                <text:p>1.562987</text:p>
              </table:table-cell>
              <table:table-cell office:value-type="float" office:value="1.338959">
                <text:p>1.3389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3cm" svg:height="17.461cm" xlink:href=".." xlink:type="simple" chart:class="chart:line" chart:style-name="ch1">
        <chart:title svg:x="8.3cm" svg:y="0.485cm" chart:style-name="ch2">
          <text:p>Latency distribution (lambda3=0.0021)</text:p>
        </chart:title>
        <chart:legend svg:x="12.884cm" svg:y="2.263cm" style:legend-expansion="custom" chartooo:width="6.998cm" chartooo:height="1.687cm" style:legend-expansion-aspect-ratio="4.14819205690575" chart:style-name="ch3"/>
        <chart:plot-area chart:style-name="ch4" table:cell-range-address="Bodytrack.A2:Bodytrack.D32" chart:data-source-has-labels="both" svg:x="1.598cm" svg:y="1.639cm" svg:width="22.474cm" svg:height="14.396cm">
          <chartooo:coordinate-region svg:x="2.272cm" svg:y="1.834cm" svg:width="21.702cm" svg:height="13.296cm"/>
          <chart:axis chart:dimension="x" chart:name="primary-x" chart:style-name="ch5" chartooo:axis-type="auto">
            <chartooo:date-scale/>
            <chart:title svg:x="10.578cm" svg:y="16.384cm" chart:style-name="ch6">
              <text:p>latency values (in cycles)</text:p>
            </chart:title>
            <chart:categories table:cell-range-address="Bodytrack.A3:Bodytrack.A32"/>
          </chart:axis>
          <chart:axis chart:dimension="y" chart:name="primary-y" chart:style-name="ch7">
            <chart:title svg:x="0.451cm" svg:y="11.059cm" chart:style-name="ch8">
              <text:p>percentage of all packets</text:p>
            </chart:title>
            <chart:grid chart:style-name="ch9" chart:class="major"/>
          </chart:axis>
          <chart:series chart:style-name="ch10" chart:values-cell-range-address="Bodytrack.B3:Bodytrack.B32" chart:label-cell-address="Bodytrack.B2:Bodytrack.B2" chart:class="chart:line">
            <chart:data-point chart:repeated="30"/>
          </chart:series>
          <chart:series chart:style-name="ch11" chart:values-cell-range-address="Bodytrack.C3:Bodytrack.C32" chart:label-cell-address="Bodytrack.C2:Bodytrack.C2" chart:class="chart:line">
            <chart:data-point chart:repeated="30"/>
          </chart:series>
          <chart:series chart:style-name="ch12" chart:values-cell-range-address="Bodytrack.D3:Bodytrack.D32" chart:label-cell-address="Bodytrack.D2:Bodytrack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Bodytrack.B2:Bodytrack.B2</svg:desc>
                </draw:g>
              </table:table-cell>
              <table:table-cell office:value-type="string">
                <text:p>Fuzzy Token</text:p>
                <draw:g>
                  <svg:desc>Bodytrack.C2:Bodytrack.C2</svg:desc>
                </draw:g>
              </table:table-cell>
              <table:table-cell office:value-type="string">
                <text:p>Token</text:p>
                <draw:g>
                  <svg:desc>Bodytrack.D2:Bodytrack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odytrack.A3:Bodytrack.A32</svg:desc>
                </draw:g>
              </table:table-cell>
              <table:table-cell office:value-type="float" office:value="0">
                <text:p>0</text:p>
                <draw:g>
                  <svg:desc>Bodytrack.B3:Bodytrack.B32</svg:desc>
                </draw:g>
              </table:table-cell>
              <table:table-cell office:value-type="float" office:value="0.0718639">
                <text:p>0.0718639</text:p>
                <draw:g>
                  <svg:desc>Bodytrack.C3:Bodytrack.C32</svg:desc>
                </draw:g>
              </table:table-cell>
              <table:table-cell office:value-type="float" office:value="0.170651">
                <text:p>0.170651</text:p>
                <draw:g>
                  <svg:desc>Bodytrack.D3:Bodytrack.D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.1741">
                <text:p>37.1741</text:p>
              </table:table-cell>
              <table:table-cell office:value-type="float" office:value="33.2181">
                <text:p>33.2181</text:p>
              </table:table-cell>
              <table:table-cell office:value-type="float" office:value="1.08332">
                <text:p>1.083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54867">
                <text:p>3.54867</text:p>
              </table:table-cell>
              <table:table-cell office:value-type="float" office:value="2.04901">
                <text:p>2.04901</text:p>
              </table:table-cell>
              <table:table-cell office:value-type="float" office:value="1.40015">
                <text:p>1.400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5077">
                <text:p>2.45077</text:p>
              </table:table-cell>
              <table:table-cell office:value-type="float" office:value="1.67063">
                <text:p>1.67063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97084">
                <text:p>1.97084</text:p>
              </table:table-cell>
              <table:table-cell office:value-type="float" office:value="1.50591">
                <text:p>1.50591</text:p>
              </table:table-cell>
              <table:table-cell office:value-type="float" office:value="1.82232">
                <text:p>1.822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9083">
                <text:p>1.69083</text:p>
              </table:table-cell>
              <table:table-cell office:value-type="float" office:value="1.46805">
                <text:p>1.46805</text:p>
              </table:table-cell>
              <table:table-cell office:value-type="float" office:value="2.01021">
                <text:p>2.0102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51471">
                <text:p>1.51471</text:p>
              </table:table-cell>
              <table:table-cell office:value-type="float" office:value="1.51018">
                <text:p>1.51018</text:p>
              </table:table-cell>
              <table:table-cell office:value-type="float" office:value="1.56273">
                <text:p>1.562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7642">
                <text:p>1.27642</text:p>
              </table:table-cell>
              <table:table-cell office:value-type="float" office:value="1.36401">
                <text:p>1.36401</text:p>
              </table:table-cell>
              <table:table-cell office:value-type="float" office:value="2.07426">
                <text:p>2.0742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26793">
                <text:p>1.26793</text:p>
              </table:table-cell>
              <table:table-cell office:value-type="float" office:value="1.42311">
                <text:p>1.42311</text:p>
              </table:table-cell>
              <table:table-cell office:value-type="float" office:value="1.99063">
                <text:p>1.990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1535">
                <text:p>1.11535</text:p>
              </table:table-cell>
              <table:table-cell office:value-type="float" office:value="1.36015">
                <text:p>1.36015</text:p>
              </table:table-cell>
              <table:table-cell office:value-type="float" office:value="1.3814">
                <text:p>1.38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86701">
                <text:p>0.786701</text:p>
              </table:table-cell>
              <table:table-cell office:value-type="float" office:value="1.0891">
                <text:p>1.0891</text:p>
              </table:table-cell>
              <table:table-cell office:value-type="float" office:value="1.4392">
                <text:p>1.43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71875">
                <text:p>0.671875</text:p>
              </table:table-cell>
              <table:table-cell office:value-type="float" office:value="1.02823">
                <text:p>1.02823</text:p>
              </table:table-cell>
              <table:table-cell office:value-type="float" office:value="1.08988">
                <text:p>1.0898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80358">
                <text:p>0.380358</text:p>
              </table:table-cell>
              <table:table-cell office:value-type="float" office:value="0.778577">
                <text:p>0.778577</text:p>
              </table:table-cell>
              <table:table-cell office:value-type="float" office:value="0.847942">
                <text:p>0.8479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7236">
                <text:p>0.357236</text:p>
              </table:table-cell>
              <table:table-cell office:value-type="float" office:value="0.76259">
                <text:p>0.76259</text:p>
              </table:table-cell>
              <table:table-cell office:value-type="float" office:value="0.767121">
                <text:p>0.7671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40676">
                <text:p>0.340676</text:p>
              </table:table-cell>
              <table:table-cell office:value-type="float" office:value="0.765923">
                <text:p>0.765923</text:p>
              </table:table-cell>
              <table:table-cell office:value-type="float" office:value="0.734418">
                <text:p>0.7344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15576">
                <text:p>0.315576</text:p>
              </table:table-cell>
              <table:table-cell office:value-type="float" office:value="0.777744">
                <text:p>0.777744</text:p>
              </table:table-cell>
              <table:table-cell office:value-type="float" office:value="1.0979">
                <text:p>1.097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94277">
                <text:p>0.294277</text:p>
              </table:table-cell>
              <table:table-cell office:value-type="float" office:value="0.779671">
                <text:p>0.779671</text:p>
              </table:table-cell>
              <table:table-cell office:value-type="float" office:value="0.589076">
                <text:p>0.5890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76364">
                <text:p>0.276364</text:p>
              </table:table-cell>
              <table:table-cell office:value-type="float" office:value="0.779619">
                <text:p>0.779619</text:p>
              </table:table-cell>
              <table:table-cell office:value-type="float" office:value="0.557101">
                <text:p>0.5571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57877">
                <text:p>0.257877</text:p>
              </table:table-cell>
              <table:table-cell office:value-type="float" office:value="0.777484">
                <text:p>0.777484</text:p>
              </table:table-cell>
              <table:table-cell office:value-type="float" office:value="0.64365">
                <text:p>0.64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40327">
                <text:p>0.240327</text:p>
              </table:table-cell>
              <table:table-cell office:value-type="float" office:value="0.785503">
                <text:p>0.785503</text:p>
              </table:table-cell>
              <table:table-cell office:value-type="float" office:value="0.695309">
                <text:p>0.69530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28871">
                <text:p>0.228871</text:p>
              </table:table-cell>
              <table:table-cell office:value-type="float" office:value="0.773734">
                <text:p>0.773734</text:p>
              </table:table-cell>
              <table:table-cell office:value-type="float" office:value="0.694528">
                <text:p>0.6945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16217">
                <text:p>0.216217</text:p>
              </table:table-cell>
              <table:table-cell office:value-type="float" office:value="0.776338">
                <text:p>0.776338</text:p>
              </table:table-cell>
              <table:table-cell office:value-type="float" office:value="0.798262">
                <text:p>0.79826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06374">
                <text:p>0.206374</text:p>
              </table:table-cell>
              <table:table-cell office:value-type="float" office:value="0.77035">
                <text:p>0.77035</text:p>
              </table:table-cell>
              <table:table-cell office:value-type="float" office:value="0.80373">
                <text:p>0.803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97261">
                <text:p>0.197261</text:p>
              </table:table-cell>
              <table:table-cell office:value-type="float" office:value="0.758841">
                <text:p>0.758841</text:p>
              </table:table-cell>
              <table:table-cell office:value-type="float" office:value="0.694528">
                <text:p>0.69452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92574">
                <text:p>0.192574</text:p>
              </table:table-cell>
              <table:table-cell office:value-type="float" office:value="0.761913">
                <text:p>0.761913</text:p>
              </table:table-cell>
              <table:table-cell office:value-type="float" office:value="0.839349">
                <text:p>0.83934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80753">
                <text:p>0.180753</text:p>
              </table:table-cell>
              <table:table-cell office:value-type="float" office:value="0.738063">
                <text:p>0.738063</text:p>
              </table:table-cell>
              <table:table-cell office:value-type="float" office:value="0.842578">
                <text:p>0.8425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76535">
                <text:p>0.176535</text:p>
              </table:table-cell>
              <table:table-cell office:value-type="float" office:value="0.731293">
                <text:p>0.731293</text:p>
              </table:table-cell>
              <table:table-cell office:value-type="float" office:value="0.763892">
                <text:p>0.7638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67266">
                <text:p>0.167266</text:p>
              </table:table-cell>
              <table:table-cell office:value-type="float" office:value="0.723898">
                <text:p>0.723898</text:p>
              </table:table-cell>
              <table:table-cell office:value-type="float" office:value="1.17852">
                <text:p>1.1785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63881">
                <text:p>0.163881</text:p>
              </table:table-cell>
              <table:table-cell office:value-type="float" office:value="0.712442">
                <text:p>0.712442</text:p>
              </table:table-cell>
              <table:table-cell office:value-type="float" office:value="0.740667">
                <text:p>0.7406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56434">
                <text:p>0.156434</text:p>
              </table:table-cell>
              <table:table-cell office:value-type="float" office:value="0.681093">
                <text:p>0.681093</text:p>
              </table:table-cell>
              <table:table-cell office:value-type="float" office:value="0.537209">
                <text:p>0.5372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